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0625in" fo:margin-left="-0.075in" fo:margin-top="0in" fo:margin-bottom="0in" table:align="left" style:writing-mode="lr-tb"/>
    </style:style>
    <style:style style:name="Table1.A" style:family="table-column">
      <style:table-column-properties style:column-width="0.8715in"/>
    </style:style>
    <style:style style:name="Table1.B" style:family="table-column">
      <style:table-column-properties style:column-width="1.041in"/>
    </style:style>
    <style:style style:name="Table1.C" style:family="table-column">
      <style:table-column-properties style:column-width="1.15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1"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1.9243in" fo:margin-left="-0.075in" fo:margin-top="0in" fo:margin-bottom="0in" table:align="left" style:writing-mode="lr-tb"/>
    </style:style>
    <style:style style:name="Table2.A" style:family="table-column">
      <style:table-column-properties style:column-width="0.9903in"/>
    </style:style>
    <style:style style:name="Table2.B" style:family="table-column">
      <style:table-column-properties style:column-width="0.933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4"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15in" fo:margin-left="-0.075in" fo:margin-top="0in" fo:margin-bottom="0in" table:align="left" style:writing-mode="lr-tb"/>
    </style:style>
    <style:style style:name="Table3.A" style:family="table-column">
      <style:table-column-properties style:column-width="0.8667in"/>
    </style:style>
    <style:style style:name="Table3.B" style:family="table-column">
      <style:table-column-properties style:column-width="1.8049in"/>
    </style:style>
    <style:style style:name="Table3.C" style:family="table-column">
      <style:table-column-properties style:column-width="0.5632in"/>
    </style:style>
    <style:style style:name="Table3.D" style:family="table-column">
      <style:table-column-properties style:column-width="0.6868in"/>
    </style:style>
    <style:style style:name="Table3.E" style:family="table-column">
      <style:table-column-properties style:column-width="0.7021in"/>
    </style:style>
    <style:style style:name="Table3.F" style:family="table-column">
      <style:table-column-properties style:column-width="0.8604in"/>
    </style:style>
    <style:style style:name="Table3.G" style:family="table-column">
      <style:table-column-properties style:column-width="0.6597in"/>
    </style:style>
    <style:style style:name="Table3.H" style:family="table-column">
      <style:table-column-properties style:column-width="1.0049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0"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8729in" fo:margin-left="-0.075in" fo:margin-top="0in" fo:margin-bottom="0in" table:align="left" style:writing-mode="lr-tb"/>
    </style:style>
    <style:style style:name="Table4.A" style:family="table-column">
      <style:table-column-properties style:column-width="0.8174in"/>
    </style:style>
    <style:style style:name="Table4.B" style:family="table-column">
      <style:table-column-properties style:column-width="0.7639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3" style:family="table-row">
      <style:table-row-properties fo:keep-together="auto"/>
    </style:style>
    <style:style style:name="Table4.A8"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in" fo:margin-left="-0.075in" fo:margin-top="0in" fo:margin-bottom="0in" table:align="left" style:writing-mode="lr-tb"/>
    </style:style>
    <style:style style:name="Table5.A" style:family="table-column">
      <style:table-column-properties style:column-width="0.6063in"/>
    </style:style>
    <style:style style:name="Table5.B" style:family="table-column">
      <style:table-column-properties style:column-width="0.3417in"/>
    </style:style>
    <style:style style:name="Table5.C" style:family="table-column">
      <style:table-column-properties style:column-width="0.6576in"/>
    </style:style>
    <style:style style:name="Table5.D" style:family="table-column">
      <style:table-column-properties style:column-width="0.2979in"/>
    </style:style>
    <style:style style:name="Table5.E" style:family="table-column">
      <style:table-column-properties style:column-width="0.3354in"/>
    </style:style>
    <style:style style:name="Table5.F" style:family="table-column">
      <style:table-column-properties style:column-width="0.3479in"/>
    </style:style>
    <style:style style:name="Table5.G" style:family="table-column">
      <style:table-column-properties style:column-width="0.2924in"/>
    </style:style>
    <style:style style:name="Table5.J" style:family="table-column">
      <style:table-column-properties style:column-width="0.5451in"/>
    </style:style>
    <style:style style:name="Table5.K" style:family="table-column">
      <style:table-column-properties style:column-width="0.4722in"/>
    </style:style>
    <style:style style:name="Table5.L" style:family="table-column">
      <style:table-column-properties style:column-width="0.3715in"/>
    </style:style>
    <style:style style:name="Table5.N" style:family="table-column">
      <style:table-column-properties style:column-width="0.3722in"/>
    </style:style>
    <style:style style:name="Table5.O" style:family="table-column">
      <style:table-column-properties style:column-width="0.6771in"/>
    </style:style>
    <style:style style:name="Table5.P" style:family="table-column">
      <style:table-column-properties style:column-width="0.6257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3" style:family="table-cell">
      <style:table-cell-properties style:vertical-align="" fo:padding-left="0.075in" fo:padding-right="0.075in" fo:padding-top="0in" fo:padding-bottom="0in" fo:border-left="none" fo:border-right="none" fo:border-top="0.5pt solid #000001" fo:border-bottom="0.5pt solid #000001"/>
    </style:style>
    <style:style style:name="Table5.A14"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1493in" fo:margin-left="-0.075in" fo:margin-top="0in" fo:margin-bottom="0in" table:align="left" style:writing-mode="lr-tb"/>
    </style:style>
    <style:style style:name="Table6.A" style:family="table-column">
      <style:table-column-properties style:column-width="0.7431in"/>
    </style:style>
    <style:style style:name="Table6.B" style:family="table-column">
      <style:table-column-properties style:column-width="1.5597in"/>
    </style:style>
    <style:style style:name="Table6.C" style:family="table-column">
      <style:table-column-properties style:column-width="0.6361in"/>
    </style:style>
    <style:style style:name="Table6.D" style:family="table-column">
      <style:table-column-properties style:column-width="1.7958in"/>
    </style:style>
    <style:style style:name="Table6.E" style:family="table-column">
      <style:table-column-properties style:column-width="1.3993in"/>
    </style:style>
    <style:style style:name="Table6.F" style:family="table-column">
      <style:table-column-properties style:column-width="0.7056in"/>
    </style:style>
    <style:style style:name="Table6.G" style:family="table-column">
      <style:table-column-properties style:column-width="0.309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4"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7.1771in" fo:margin-left="-0.075in" fo:margin-top="0in" fo:margin-bottom="0in" table:align="left" style:writing-mode="lr-tb"/>
    </style:style>
    <style:style style:name="Table7.A" style:family="table-column">
      <style:table-column-properties style:column-width="0.6229in"/>
    </style:style>
    <style:style style:name="Table7.B" style:family="table-column">
      <style:table-column-properties style:column-width="0.3417in"/>
    </style:style>
    <style:style style:name="Table7.C" style:family="table-column">
      <style:table-column-properties style:column-width="0.6951in"/>
    </style:style>
    <style:style style:name="Table7.D" style:family="table-column">
      <style:table-column-properties style:column-width="0.2986in"/>
    </style:style>
    <style:style style:name="Table7.E" style:family="table-column">
      <style:table-column-properties style:column-width="0.3354in"/>
    </style:style>
    <style:style style:name="Table7.F" style:family="table-column">
      <style:table-column-properties style:column-width="0.3479in"/>
    </style:style>
    <style:style style:name="Table7.G" style:family="table-column">
      <style:table-column-properties style:column-width="0.2924in"/>
    </style:style>
    <style:style style:name="Table7.J" style:family="table-column">
      <style:table-column-properties style:column-width="0.5743in"/>
    </style:style>
    <style:style style:name="Table7.K" style:family="table-column">
      <style:table-column-properties style:column-width="0.4715in"/>
    </style:style>
    <style:style style:name="Table7.L" style:family="table-column">
      <style:table-column-properties style:column-width="0.4056in"/>
    </style:style>
    <style:style style:name="Table7.M" style:family="table-column">
      <style:table-column-properties style:column-width="0.3993in"/>
    </style:style>
    <style:style style:name="Table7.N" style:family="table-column">
      <style:table-column-properties style:column-width="0.4049in"/>
    </style:style>
    <style:style style:name="Table7.O" style:family="table-column">
      <style:table-column-properties style:column-width="0.6313in"/>
    </style:style>
    <style:style style:name="Table7.P" style:family="table-column">
      <style:table-column-properties style:column-width="0.6708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3" style:family="table-cell">
      <style:table-cell-properties style:vertical-align="" fo:padding-left="0.075in" fo:padding-right="0.075in" fo:padding-top="0in" fo:padding-bottom="0in" fo:border-left="none" fo:border-right="none" fo:border-top="0.5pt solid #000001" fo:border-bottom="0.5pt solid #000001"/>
    </style:style>
    <style:style style:name="Table7.A14"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7.15in" fo:margin-left="-0.075in" fo:margin-top="0in" fo:margin-bottom="0in" table:align="left" style:writing-mode="lr-tb"/>
    </style:style>
    <style:style style:name="Table8.A" style:family="table-column">
      <style:table-column-properties style:column-width="0.7333in"/>
    </style:style>
    <style:style style:name="Table8.B" style:family="table-column">
      <style:table-column-properties style:column-width="1.4667in"/>
    </style:style>
    <style:style style:name="Table8.C" style:family="table-column">
      <style:table-column-properties style:column-width="0.6361in"/>
    </style:style>
    <style:style style:name="Table8.D" style:family="table-column">
      <style:table-column-properties style:column-width="1.6403in"/>
    </style:style>
    <style:style style:name="Table8.E" style:family="table-column">
      <style:table-column-properties style:column-width="1.6868in"/>
    </style:style>
    <style:style style:name="Table8.F" style:family="table-column">
      <style:table-column-properties style:column-width="0.6771in"/>
    </style:style>
    <style:style style:name="Table8.G" style:family="table-column">
      <style:table-column-properties style:column-width="0.309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15"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1771in" fo:margin-left="-0.075in" fo:margin-top="0in" fo:margin-bottom="0in" table:align="left" style:writing-mode="lr-tb"/>
    </style:style>
    <style:style style:name="Table9.A" style:family="table-column">
      <style:table-column-properties style:column-width="0.6229in"/>
    </style:style>
    <style:style style:name="Table9.B" style:family="table-column">
      <style:table-column-properties style:column-width="0.3417in"/>
    </style:style>
    <style:style style:name="Table9.C" style:family="table-column">
      <style:table-column-properties style:column-width="0.6951in"/>
    </style:style>
    <style:style style:name="Table9.D" style:family="table-column">
      <style:table-column-properties style:column-width="0.2986in"/>
    </style:style>
    <style:style style:name="Table9.E" style:family="table-column">
      <style:table-column-properties style:column-width="0.3354in"/>
    </style:style>
    <style:style style:name="Table9.F" style:family="table-column">
      <style:table-column-properties style:column-width="0.3479in"/>
    </style:style>
    <style:style style:name="Table9.G" style:family="table-column">
      <style:table-column-properties style:column-width="0.2924in"/>
    </style:style>
    <style:style style:name="Table9.J" style:family="table-column">
      <style:table-column-properties style:column-width="0.5743in"/>
    </style:style>
    <style:style style:name="Table9.K" style:family="table-column">
      <style:table-column-properties style:column-width="0.4715in"/>
    </style:style>
    <style:style style:name="Table9.L" style:family="table-column">
      <style:table-column-properties style:column-width="0.4056in"/>
    </style:style>
    <style:style style:name="Table9.M" style:family="table-column">
      <style:table-column-properties style:column-width="0.3993in"/>
    </style:style>
    <style:style style:name="Table9.N" style:family="table-column">
      <style:table-column-properties style:column-width="0.4049in"/>
    </style:style>
    <style:style style:name="Table9.O" style:family="table-column">
      <style:table-column-properties style:column-width="0.6313in"/>
    </style:style>
    <style:style style:name="Table9.P" style:family="table-column">
      <style:table-column-properties style:column-width="0.6708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9.A3" style:family="table-cell">
      <style:table-cell-properties style:vertical-align="" fo:padding-left="0.075in" fo:padding-right="0.075in" fo:padding-top="0in" fo:padding-bottom="0in" fo:border-left="none" fo:border-right="none" fo:border-top="0.5pt solid #000001" fo:border-bottom="0.5pt solid #000001"/>
    </style:style>
    <style:style style:name="Table9.A14"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7.1507in" fo:margin-left="-0.075in" fo:margin-top="0in" fo:margin-bottom="0in" table:align="left" style:writing-mode="lr-tb"/>
    </style:style>
    <style:style style:name="Table10.A" style:family="table-column">
      <style:table-column-properties style:column-width="0.7431in"/>
    </style:style>
    <style:style style:name="Table10.B" style:family="table-column">
      <style:table-column-properties style:column-width="1.534in"/>
    </style:style>
    <style:style style:name="Table10.C" style:family="table-column">
      <style:table-column-properties style:column-width="0.6368in"/>
    </style:style>
    <style:style style:name="Table10.D" style:family="table-column">
      <style:table-column-properties style:column-width="1.8069in"/>
    </style:style>
    <style:style style:name="Table10.E" style:family="table-column">
      <style:table-column-properties style:column-width="1.4146in"/>
    </style:style>
    <style:style style:name="Table10.F" style:family="table-column">
      <style:table-column-properties style:column-width="0.7049in"/>
    </style:style>
    <style:style style:name="Table10.G" style:family="table-column">
      <style:table-column-properties style:column-width="0.3097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14"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7.1771in" fo:margin-left="-0.075in" fo:margin-top="0in" fo:margin-bottom="0in" table:align="left" style:writing-mode="lr-tb"/>
    </style:style>
    <style:style style:name="Table11.A" style:family="table-column">
      <style:table-column-properties style:column-width="0.6229in"/>
    </style:style>
    <style:style style:name="Table11.B" style:family="table-column">
      <style:table-column-properties style:column-width="0.3417in"/>
    </style:style>
    <style:style style:name="Table11.C" style:family="table-column">
      <style:table-column-properties style:column-width="0.6951in"/>
    </style:style>
    <style:style style:name="Table11.D" style:family="table-column">
      <style:table-column-properties style:column-width="0.2986in"/>
    </style:style>
    <style:style style:name="Table11.E" style:family="table-column">
      <style:table-column-properties style:column-width="0.3354in"/>
    </style:style>
    <style:style style:name="Table11.F" style:family="table-column">
      <style:table-column-properties style:column-width="0.3479in"/>
    </style:style>
    <style:style style:name="Table11.G" style:family="table-column">
      <style:table-column-properties style:column-width="0.2924in"/>
    </style:style>
    <style:style style:name="Table11.J" style:family="table-column">
      <style:table-column-properties style:column-width="0.5743in"/>
    </style:style>
    <style:style style:name="Table11.K" style:family="table-column">
      <style:table-column-properties style:column-width="0.4715in"/>
    </style:style>
    <style:style style:name="Table11.L" style:family="table-column">
      <style:table-column-properties style:column-width="0.4056in"/>
    </style:style>
    <style:style style:name="Table11.M" style:family="table-column">
      <style:table-column-properties style:column-width="0.3993in"/>
    </style:style>
    <style:style style:name="Table11.N" style:family="table-column">
      <style:table-column-properties style:column-width="0.4049in"/>
    </style:style>
    <style:style style:name="Table11.O" style:family="table-column">
      <style:table-column-properties style:column-width="0.6313in"/>
    </style:style>
    <style:style style:name="Table11.P" style:family="table-column">
      <style:table-column-properties style:column-width="0.6708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1.A3" style:family="table-cell">
      <style:table-cell-properties style:vertical-align="" fo:padding-left="0.075in" fo:padding-right="0.075in" fo:padding-top="0in" fo:padding-bottom="0in" fo:border-left="none" fo:border-right="none" fo:border-top="0.5pt solid #000001" fo:border-bottom="0.5pt solid #000001"/>
    </style:style>
    <style:style style:name="Table11.A14"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0.7507in"/>
    </style:style>
    <style:style style:name="Table12.B" style:family="table-column">
      <style:table-column-properties style:column-width="1.1715in"/>
    </style:style>
    <style:style style:name="Table12.C" style:family="table-column">
      <style:table-column-properties style:column-width="0.6361in"/>
    </style:style>
    <style:style style:name="Table12.D" style:family="table-column">
      <style:table-column-properties style:column-width="1.9146in"/>
    </style:style>
    <style:style style:name="Table12.E" style:family="table-column">
      <style:table-column-properties style:column-width="1.6438in"/>
    </style:style>
    <style:style style:name="Table12.F" style:family="table-column">
      <style:table-column-properties style:column-width="0.7229in"/>
    </style:style>
    <style:style style:name="Table12.G" style:family="table-column">
      <style:table-column-properties style:column-width="0.3097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15"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7.1507in" fo:margin-left="-0.075in" fo:margin-top="0in" fo:margin-bottom="0in" table:align="left" style:writing-mode="lr-tb"/>
    </style:style>
    <style:style style:name="Table13.A" style:family="table-column">
      <style:table-column-properties style:column-width="0.6215in"/>
    </style:style>
    <style:style style:name="Table13.B" style:family="table-column">
      <style:table-column-properties style:column-width="0.3424in"/>
    </style:style>
    <style:style style:name="Table13.C" style:family="table-column">
      <style:table-column-properties style:column-width="0.6924in"/>
    </style:style>
    <style:style style:name="Table13.D" style:family="table-column">
      <style:table-column-properties style:column-width="0.2986in"/>
    </style:style>
    <style:style style:name="Table13.E" style:family="table-column">
      <style:table-column-properties style:column-width="0.3354in"/>
    </style:style>
    <style:style style:name="Table13.F" style:family="table-column">
      <style:table-column-properties style:column-width="0.3479in"/>
    </style:style>
    <style:style style:name="Table13.G" style:family="table-column">
      <style:table-column-properties style:column-width="0.2924in"/>
    </style:style>
    <style:style style:name="Table13.I" style:family="table-column">
      <style:table-column-properties style:column-width="0.3486in"/>
    </style:style>
    <style:style style:name="Table13.J" style:family="table-column">
      <style:table-column-properties style:column-width="0.5715in"/>
    </style:style>
    <style:style style:name="Table13.K" style:family="table-column">
      <style:table-column-properties style:column-width="0.4722in"/>
    </style:style>
    <style:style style:name="Table13.L" style:family="table-column">
      <style:table-column-properties style:column-width="0.4028in"/>
    </style:style>
    <style:style style:name="Table13.M" style:family="table-column">
      <style:table-column-properties style:column-width="0.3972in"/>
    </style:style>
    <style:style style:name="Table13.N" style:family="table-column">
      <style:table-column-properties style:column-width="0.4021in"/>
    </style:style>
    <style:style style:name="Table13.O" style:family="table-column">
      <style:table-column-properties style:column-width="0.625in"/>
    </style:style>
    <style:style style:name="Table13.P" style:family="table-column">
      <style:table-column-properties style:column-width="0.6632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2" style:family="table-row">
      <style:table-row-properties fo:keep-together="auto"/>
    </style:style>
    <style:style style:name="Table1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3.A3" style:family="table-cell">
      <style:table-cell-properties style:vertical-align="" fo:padding-left="0.075in" fo:padding-right="0.075in" fo:padding-top="0in" fo:padding-bottom="0in" fo:border-left="none" fo:border-right="none" fo:border-top="0.5pt solid #000001" fo:border-bottom="0.5pt solid #000001"/>
    </style:style>
    <style:style style:name="Table13.A14"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1493in" fo:margin-left="-0.075in" fo:margin-top="0in" fo:margin-bottom="0in" table:align="left" style:writing-mode="lr-tb"/>
    </style:style>
    <style:style style:name="Table14.A" style:family="table-column">
      <style:table-column-properties style:column-width="0.7229in"/>
    </style:style>
    <style:style style:name="Table14.B" style:family="table-column">
      <style:table-column-properties style:column-width="1.6639in"/>
    </style:style>
    <style:style style:name="Table14.C" style:family="table-column">
      <style:table-column-properties style:column-width="0.6361in"/>
    </style:style>
    <style:style style:name="Table14.D" style:family="table-column">
      <style:table-column-properties style:column-width="1.4993in"/>
    </style:style>
    <style:style style:name="Table14.E" style:family="table-column">
      <style:table-column-properties style:column-width="1.6618in"/>
    </style:style>
    <style:style style:name="Table14.F" style:family="table-column">
      <style:table-column-properties style:column-width="0.6549in"/>
    </style:style>
    <style:style style:name="Table14.G" style:family="table-column">
      <style:table-column-properties style:column-width="0.3097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14"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6.9771in" fo:margin-left="-0.075in" fo:margin-top="0in" fo:margin-bottom="0in" table:align="left" style:writing-mode="lr-tb"/>
    </style:style>
    <style:style style:name="Table15.A" style:family="table-column">
      <style:table-column-properties style:column-width="0.6069in"/>
    </style:style>
    <style:style style:name="Table15.B" style:family="table-column">
      <style:table-column-properties style:column-width="0.3417in"/>
    </style:style>
    <style:style style:name="Table15.C" style:family="table-column">
      <style:table-column-properties style:column-width="0.6569in"/>
    </style:style>
    <style:style style:name="Table15.D" style:family="table-column">
      <style:table-column-properties style:column-width="0.2986in"/>
    </style:style>
    <style:style style:name="Table15.E" style:family="table-column">
      <style:table-column-properties style:column-width="0.3361in"/>
    </style:style>
    <style:style style:name="Table15.F" style:family="table-column">
      <style:table-column-properties style:column-width="0.3479in"/>
    </style:style>
    <style:style style:name="Table15.G" style:family="table-column">
      <style:table-column-properties style:column-width="0.2924in"/>
    </style:style>
    <style:style style:name="Table15.H" style:family="table-column">
      <style:table-column-properties style:column-width="0.3354in"/>
    </style:style>
    <style:style style:name="Table15.I" style:family="table-column">
      <style:table-column-properties style:column-width="0.3486in"/>
    </style:style>
    <style:style style:name="Table15.J" style:family="table-column">
      <style:table-column-properties style:column-width="0.5451in"/>
    </style:style>
    <style:style style:name="Table15.K" style:family="table-column">
      <style:table-column-properties style:column-width="0.4715in"/>
    </style:style>
    <style:style style:name="Table15.L" style:family="table-column">
      <style:table-column-properties style:column-width="0.3722in"/>
    </style:style>
    <style:style style:name="Table15.M" style:family="table-column">
      <style:table-column-properties style:column-width="0.3715in"/>
    </style:style>
    <style:style style:name="Table15.O" style:family="table-column">
      <style:table-column-properties style:column-width="0.6278in"/>
    </style:style>
    <style:style style:name="Table15.P" style:family="table-column">
      <style:table-column-properties style:column-width="0.65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5.A3" style:family="table-cell">
      <style:table-cell-properties style:vertical-align="" fo:padding-left="0.075in" fo:padding-right="0.075in" fo:padding-top="0in" fo:padding-bottom="0in" fo:border-left="none" fo:border-right="none" fo:border-top="0.5pt solid #000001" fo:border-bottom="0.5pt solid #000001"/>
    </style:style>
    <style:style style:name="Table15.A14"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7.15in" fo:margin-left="-0.075in" fo:margin-top="0in" fo:margin-bottom="0in" table:align="left" style:writing-mode="lr-tb"/>
    </style:style>
    <style:style style:name="Table16.A" style:family="table-column">
      <style:table-column-properties style:column-width="0.7236in"/>
    </style:style>
    <style:style style:name="Table16.B" style:family="table-column">
      <style:table-column-properties style:column-width="1.3618in"/>
    </style:style>
    <style:style style:name="Table16.C" style:family="table-column">
      <style:table-column-properties style:column-width="0.6361in"/>
    </style:style>
    <style:style style:name="Table16.D" style:family="table-column">
      <style:table-column-properties style:column-width="1.6in"/>
    </style:style>
    <style:style style:name="Table16.E" style:family="table-column">
      <style:table-column-properties style:column-width="1.8632in"/>
    </style:style>
    <style:style style:name="Table16.F" style:family="table-column">
      <style:table-column-properties style:column-width="0.6556in"/>
    </style:style>
    <style:style style:name="Table16.G" style:family="table-column">
      <style:table-column-properties style:column-width="0.309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2" style:family="table-row">
      <style:table-row-properties fo:keep-together="auto"/>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15"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7.1771in" fo:margin-left="-0.075in" fo:margin-top="0in" fo:margin-bottom="0in" table:align="left" style:writing-mode="lr-tb"/>
    </style:style>
    <style:style style:name="Table17.A" style:family="table-column">
      <style:table-column-properties style:column-width="0.6229in"/>
    </style:style>
    <style:style style:name="Table17.B" style:family="table-column">
      <style:table-column-properties style:column-width="0.3417in"/>
    </style:style>
    <style:style style:name="Table17.C" style:family="table-column">
      <style:table-column-properties style:column-width="0.6951in"/>
    </style:style>
    <style:style style:name="Table17.D" style:family="table-column">
      <style:table-column-properties style:column-width="0.2986in"/>
    </style:style>
    <style:style style:name="Table17.E" style:family="table-column">
      <style:table-column-properties style:column-width="0.3354in"/>
    </style:style>
    <style:style style:name="Table17.F" style:family="table-column">
      <style:table-column-properties style:column-width="0.3479in"/>
    </style:style>
    <style:style style:name="Table17.G" style:family="table-column">
      <style:table-column-properties style:column-width="0.2924in"/>
    </style:style>
    <style:style style:name="Table17.J" style:family="table-column">
      <style:table-column-properties style:column-width="0.5743in"/>
    </style:style>
    <style:style style:name="Table17.K" style:family="table-column">
      <style:table-column-properties style:column-width="0.4715in"/>
    </style:style>
    <style:style style:name="Table17.L" style:family="table-column">
      <style:table-column-properties style:column-width="0.4056in"/>
    </style:style>
    <style:style style:name="Table17.M" style:family="table-column">
      <style:table-column-properties style:column-width="0.3993in"/>
    </style:style>
    <style:style style:name="Table17.N" style:family="table-column">
      <style:table-column-properties style:column-width="0.4049in"/>
    </style:style>
    <style:style style:name="Table17.O" style:family="table-column">
      <style:table-column-properties style:column-width="0.6313in"/>
    </style:style>
    <style:style style:name="Table17.P" style:family="table-column">
      <style:table-column-properties style:column-width="0.6708in"/>
    </style:style>
    <style:style style:name="Table17.1" style:family="table-row">
      <style:table-row-properties fo:keep-together="always"/>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2" style:family="table-row">
      <style:table-row-properties fo:keep-together="auto"/>
    </style:style>
    <style:style style:name="Table1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7.A3" style:family="table-cell">
      <style:table-cell-properties style:vertical-align="" fo:padding-left="0.075in" fo:padding-right="0.075in" fo:padding-top="0in" fo:padding-bottom="0in" fo:border-left="none" fo:border-right="none" fo:border-top="0.5pt solid #000001" fo:border-bottom="0.5pt solid #000001"/>
    </style:style>
    <style:style style:name="Table17.A14"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7.15in" fo:margin-left="-0.075in" fo:margin-top="0in" fo:margin-bottom="0in" table:align="left" style:writing-mode="lr-tb"/>
    </style:style>
    <style:style style:name="Table18.A" style:family="table-column">
      <style:table-column-properties style:column-width="0.7271in"/>
    </style:style>
    <style:style style:name="Table18.B" style:family="table-column">
      <style:table-column-properties style:column-width="1.3653in"/>
    </style:style>
    <style:style style:name="Table18.C" style:family="table-column">
      <style:table-column-properties style:column-width="0.6361in"/>
    </style:style>
    <style:style style:name="Table18.D" style:family="table-column">
      <style:table-column-properties style:column-width="1.5493in"/>
    </style:style>
    <style:style style:name="Table18.E" style:family="table-column">
      <style:table-column-properties style:column-width="1.8993in"/>
    </style:style>
    <style:style style:name="Table18.F" style:family="table-column">
      <style:table-column-properties style:column-width="0.6632in"/>
    </style:style>
    <style:style style:name="Table18.G" style:family="table-column">
      <style:table-column-properties style:column-width="0.309in"/>
    </style:style>
    <style:style style:name="Table18.1" style:family="table-row">
      <style:table-row-properties fo:keep-together="always"/>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2" style:family="table-row">
      <style:table-row-properties fo:keep-together="auto"/>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15"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7.1771in" fo:margin-left="-0.075in" fo:margin-top="0in" fo:margin-bottom="0in" table:align="left" style:writing-mode="lr-tb"/>
    </style:style>
    <style:style style:name="Table19.A" style:family="table-column">
      <style:table-column-properties style:column-width="0.6229in"/>
    </style:style>
    <style:style style:name="Table19.B" style:family="table-column">
      <style:table-column-properties style:column-width="0.3417in"/>
    </style:style>
    <style:style style:name="Table19.C" style:family="table-column">
      <style:table-column-properties style:column-width="0.6951in"/>
    </style:style>
    <style:style style:name="Table19.D" style:family="table-column">
      <style:table-column-properties style:column-width="0.2986in"/>
    </style:style>
    <style:style style:name="Table19.E" style:family="table-column">
      <style:table-column-properties style:column-width="0.3354in"/>
    </style:style>
    <style:style style:name="Table19.F" style:family="table-column">
      <style:table-column-properties style:column-width="0.3479in"/>
    </style:style>
    <style:style style:name="Table19.G" style:family="table-column">
      <style:table-column-properties style:column-width="0.2924in"/>
    </style:style>
    <style:style style:name="Table19.J" style:family="table-column">
      <style:table-column-properties style:column-width="0.5743in"/>
    </style:style>
    <style:style style:name="Table19.K" style:family="table-column">
      <style:table-column-properties style:column-width="0.4715in"/>
    </style:style>
    <style:style style:name="Table19.L" style:family="table-column">
      <style:table-column-properties style:column-width="0.4056in"/>
    </style:style>
    <style:style style:name="Table19.M" style:family="table-column">
      <style:table-column-properties style:column-width="0.3993in"/>
    </style:style>
    <style:style style:name="Table19.N" style:family="table-column">
      <style:table-column-properties style:column-width="0.4049in"/>
    </style:style>
    <style:style style:name="Table19.O" style:family="table-column">
      <style:table-column-properties style:column-width="0.6313in"/>
    </style:style>
    <style:style style:name="Table19.P" style:family="table-column">
      <style:table-column-properties style:column-width="0.6708in"/>
    </style:style>
    <style:style style:name="Table19.1" style:family="table-row">
      <style:table-row-properties fo:keep-together="always"/>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2" style:family="table-row">
      <style:table-row-properties fo:keep-together="auto"/>
    </style:style>
    <style:style style:name="Table1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9.A3" style:family="table-cell">
      <style:table-cell-properties style:vertical-align="" fo:padding-left="0.075in" fo:padding-right="0.075in" fo:padding-top="0in" fo:padding-bottom="0in" fo:border-left="none" fo:border-right="none" fo:border-top="0.5pt solid #000001" fo:border-bottom="0.5pt solid #000001"/>
    </style:style>
    <style:style style:name="Table19.A14"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7.15in" fo:margin-left="-0.075in" fo:margin-top="0in" fo:margin-bottom="0in" table:align="left" style:writing-mode="lr-tb"/>
    </style:style>
    <style:style style:name="Table20.A" style:family="table-column">
      <style:table-column-properties style:column-width="0.7528in"/>
    </style:style>
    <style:style style:name="Table20.B" style:family="table-column">
      <style:table-column-properties style:column-width="1.2139in"/>
    </style:style>
    <style:style style:name="Table20.C" style:family="table-column">
      <style:table-column-properties style:column-width="0.6361in"/>
    </style:style>
    <style:style style:name="Table20.D" style:family="table-column">
      <style:table-column-properties style:column-width="1.9514in"/>
    </style:style>
    <style:style style:name="Table20.E" style:family="table-column">
      <style:table-column-properties style:column-width="1.5576in"/>
    </style:style>
    <style:style style:name="Table20.F" style:family="table-column">
      <style:table-column-properties style:column-width="0.7278in"/>
    </style:style>
    <style:style style:name="Table20.G" style:family="table-column">
      <style:table-column-properties style:column-width="0.3097in"/>
    </style:style>
    <style:style style:name="Table20.1" style:family="table-row">
      <style:table-row-properties fo:keep-together="always"/>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2" style:family="table-row">
      <style:table-row-properties fo:keep-together="auto"/>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15"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7.1771in" fo:margin-left="-0.075in" fo:margin-top="0in" fo:margin-bottom="0in" table:align="left" style:writing-mode="lr-tb"/>
    </style:style>
    <style:style style:name="Table21.A" style:family="table-column">
      <style:table-column-properties style:column-width="0.6229in"/>
    </style:style>
    <style:style style:name="Table21.B" style:family="table-column">
      <style:table-column-properties style:column-width="0.3417in"/>
    </style:style>
    <style:style style:name="Table21.C" style:family="table-column">
      <style:table-column-properties style:column-width="0.6951in"/>
    </style:style>
    <style:style style:name="Table21.D" style:family="table-column">
      <style:table-column-properties style:column-width="0.2986in"/>
    </style:style>
    <style:style style:name="Table21.E" style:family="table-column">
      <style:table-column-properties style:column-width="0.3354in"/>
    </style:style>
    <style:style style:name="Table21.F" style:family="table-column">
      <style:table-column-properties style:column-width="0.3479in"/>
    </style:style>
    <style:style style:name="Table21.G" style:family="table-column">
      <style:table-column-properties style:column-width="0.2924in"/>
    </style:style>
    <style:style style:name="Table21.J" style:family="table-column">
      <style:table-column-properties style:column-width="0.5743in"/>
    </style:style>
    <style:style style:name="Table21.K" style:family="table-column">
      <style:table-column-properties style:column-width="0.4715in"/>
    </style:style>
    <style:style style:name="Table21.L" style:family="table-column">
      <style:table-column-properties style:column-width="0.4056in"/>
    </style:style>
    <style:style style:name="Table21.M" style:family="table-column">
      <style:table-column-properties style:column-width="0.3993in"/>
    </style:style>
    <style:style style:name="Table21.N" style:family="table-column">
      <style:table-column-properties style:column-width="0.4049in"/>
    </style:style>
    <style:style style:name="Table21.O" style:family="table-column">
      <style:table-column-properties style:column-width="0.6313in"/>
    </style:style>
    <style:style style:name="Table21.P" style:family="table-column">
      <style:table-column-properties style:column-width="0.6708in"/>
    </style:style>
    <style:style style:name="Table21.1" style:family="table-row">
      <style:table-row-properties fo:keep-together="always"/>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2" style:family="table-row">
      <style:table-row-properties fo:keep-together="auto"/>
    </style:style>
    <style:style style:name="Table2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1.A3" style:family="table-cell">
      <style:table-cell-properties style:vertical-align="" fo:padding-left="0.075in" fo:padding-right="0.075in" fo:padding-top="0in" fo:padding-bottom="0in" fo:border-left="none" fo:border-right="none" fo:border-top="0.5pt solid #000001" fo:border-bottom="0.5pt solid #000001"/>
    </style:style>
    <style:style style:name="Table21.A14"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7.15in" fo:margin-left="-0.075in" fo:margin-top="0in" fo:margin-bottom="0in" table:align="left" style:writing-mode="lr-tb"/>
    </style:style>
    <style:style style:name="Table22.A" style:family="table-column">
      <style:table-column-properties style:column-width="0.7208in"/>
    </style:style>
    <style:style style:name="Table22.B" style:family="table-column">
      <style:table-column-properties style:column-width="1.2778in"/>
    </style:style>
    <style:style style:name="Table22.C" style:family="table-column">
      <style:table-column-properties style:column-width="0.6368in"/>
    </style:style>
    <style:style style:name="Table22.D" style:family="table-column">
      <style:table-column-properties style:column-width="1.4618in"/>
    </style:style>
    <style:style style:name="Table22.E" style:family="table-column">
      <style:table-column-properties style:column-width="2.0924in"/>
    </style:style>
    <style:style style:name="Table22.F" style:family="table-column">
      <style:table-column-properties style:column-width="0.6493in"/>
    </style:style>
    <style:style style:name="Table22.G" style:family="table-column">
      <style:table-column-properties style:column-width="0.3104in"/>
    </style:style>
    <style:style style:name="Table22.1" style:family="table-row">
      <style:table-row-properties fo:keep-together="always"/>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2" style:family="table-row">
      <style:table-row-properties fo:keep-together="auto"/>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15"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7.1771in" fo:margin-left="-0.075in" fo:margin-top="0in" fo:margin-bottom="0in" table:align="left" style:writing-mode="lr-tb"/>
    </style:style>
    <style:style style:name="Table23.A" style:family="table-column">
      <style:table-column-properties style:column-width="0.6229in"/>
    </style:style>
    <style:style style:name="Table23.B" style:family="table-column">
      <style:table-column-properties style:column-width="0.3417in"/>
    </style:style>
    <style:style style:name="Table23.C" style:family="table-column">
      <style:table-column-properties style:column-width="0.6951in"/>
    </style:style>
    <style:style style:name="Table23.D" style:family="table-column">
      <style:table-column-properties style:column-width="0.2986in"/>
    </style:style>
    <style:style style:name="Table23.E" style:family="table-column">
      <style:table-column-properties style:column-width="0.3354in"/>
    </style:style>
    <style:style style:name="Table23.F" style:family="table-column">
      <style:table-column-properties style:column-width="0.3479in"/>
    </style:style>
    <style:style style:name="Table23.G" style:family="table-column">
      <style:table-column-properties style:column-width="0.2924in"/>
    </style:style>
    <style:style style:name="Table23.J" style:family="table-column">
      <style:table-column-properties style:column-width="0.5743in"/>
    </style:style>
    <style:style style:name="Table23.K" style:family="table-column">
      <style:table-column-properties style:column-width="0.4715in"/>
    </style:style>
    <style:style style:name="Table23.L" style:family="table-column">
      <style:table-column-properties style:column-width="0.4056in"/>
    </style:style>
    <style:style style:name="Table23.M" style:family="table-column">
      <style:table-column-properties style:column-width="0.3993in"/>
    </style:style>
    <style:style style:name="Table23.N" style:family="table-column">
      <style:table-column-properties style:column-width="0.4049in"/>
    </style:style>
    <style:style style:name="Table23.O" style:family="table-column">
      <style:table-column-properties style:column-width="0.6313in"/>
    </style:style>
    <style:style style:name="Table23.P" style:family="table-column">
      <style:table-column-properties style:column-width="0.6708in"/>
    </style:style>
    <style:style style:name="Table23.1" style:family="table-row">
      <style:table-row-properties fo:keep-together="always"/>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2" style:family="table-row">
      <style:table-row-properties fo:keep-together="auto"/>
    </style:style>
    <style:style style:name="Table2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3.A3" style:family="table-cell">
      <style:table-cell-properties style:vertical-align="" fo:padding-left="0.075in" fo:padding-right="0.075in" fo:padding-top="0in" fo:padding-bottom="0in" fo:border-left="none" fo:border-right="none" fo:border-top="0.5pt solid #000001" fo:border-bottom="0.5pt solid #000001"/>
    </style:style>
    <style:style style:name="Table23.A14"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7.15in" fo:margin-left="-0.075in" fo:margin-top="0in" fo:margin-bottom="0in" table:align="left" style:writing-mode="lr-tb"/>
    </style:style>
    <style:style style:name="Table24.A" style:family="table-column">
      <style:table-column-properties style:column-width="0.7222in"/>
    </style:style>
    <style:style style:name="Table24.B" style:family="table-column">
      <style:table-column-properties style:column-width="1.0153in"/>
    </style:style>
    <style:style style:name="Table24.C" style:family="table-column">
      <style:table-column-properties style:column-width="0.6368in"/>
    </style:style>
    <style:style style:name="Table24.D" style:family="table-column">
      <style:table-column-properties style:column-width="1.4875in"/>
    </style:style>
    <style:style style:name="Table24.E" style:family="table-column">
      <style:table-column-properties style:column-width="2.325in"/>
    </style:style>
    <style:style style:name="Table24.F" style:family="table-column">
      <style:table-column-properties style:column-width="0.6528in"/>
    </style:style>
    <style:style style:name="Table24.G" style:family="table-column">
      <style:table-column-properties style:column-width="0.3097in"/>
    </style:style>
    <style:style style:name="Table24.1" style:family="table-row">
      <style:table-row-properties fo:keep-together="always"/>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2" style:family="table-row">
      <style:table-row-properties fo:keep-together="auto"/>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15"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4.4264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2.9833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22"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4.8097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3.3667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22"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4.7611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3181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22"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4.3347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2.8917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22" style:family="table-cell">
      <style:table-cell-properties style:vertical-align="" fo:padding-left="0.075in" fo:padding-right="0.075in" fo:padding-top="0in" fo:padding-bottom="0in" fo:border-left="none" fo:border-right="none" fo:border-top="0.5pt solid #000001" fo:border-bottom="none"/>
    </style:style>
    <style:style style:name="Table29" style:family="table">
      <style:table-properties style:width="7.15in" fo:margin-left="-0.075in" fo:margin-top="0in" fo:margin-bottom="0in" table:align="left" style:writing-mode="lr-tb"/>
    </style:style>
    <style:style style:name="Table29.A" style:family="table-column">
      <style:table-column-properties style:column-width="1.1854in"/>
    </style:style>
    <style:style style:name="Table29.B" style:family="table-column">
      <style:table-column-properties style:column-width="2.9792in"/>
    </style:style>
    <style:style style:name="Table29.C" style:family="table-column">
      <style:table-column-properties style:column-width="2.9854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1"/>
    </style:style>
    <style:style style:name="Table29.A2" style:family="table-cell">
      <style:table-cell-properties style:vertical-align="" fo:padding-left="0.075in" fo:padding-right="0.075in" fo:padding-top="0in" fo:padding-bottom="0in" fo:border-left="none" fo:border-right="none" fo:border-top="0.5pt solid #000001" fo:border-bottom="0.5pt solid #000001"/>
    </style:style>
    <style:style style:name="Table29.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indent="0in" style:auto-text-indent="false"/>
    </style:style>
    <style:style style:name="P2" style:family="paragraph" style:parent-style-name="Heading_20_1">
      <style:paragraph-properties fo:margin-left="0in" fo:margin-right="0in" fo:text-indent="0in" style:auto-text-indent="false"/>
      <style:text-properties style:font-name="Times New Roman" fo:font-size="8pt" fo:language="en" fo:country="US" fo:font-weight="bold" style:font-size-asian="8pt" style:language-asian="en" style:country-asian="US" style:font-weight-asian="bold"/>
    </style:style>
    <style:style style:name="P3" style:family="paragraph" style:parent-style-name="Heading_20_1">
      <style:paragraph-properties fo:margin-left="0in" fo:margin-right="0in" fo:text-indent="0in" style:auto-text-indent="false">
        <style:tab-stops/>
      </style:paragraph-properties>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9pt" fo:language="en" fo:country="US" fo:font-weight="bold" style:font-size-asian="9pt" style:language-asian="en" style:country-asian="US" style:font-weight-asian="bold"/>
    </style:style>
    <style:style style:name="P8" style:family="paragraph" style:parent-style-name="Standard">
      <style:paragraph-properties fo:margin-left="0in" fo:margin-right="0in" fo:text-indent="0in" style:auto-text-indent="false"/>
      <style:text-properties fo:color="#000000" style:font-name="Times New Roman" fo:font-size="9pt" fo:language="en" fo:country="US" style:font-size-asian="9pt" style:language-asian="en" style:country-asian="US"/>
    </style:style>
    <style:style style:name="P9" style:family="paragraph" style:parent-style-name="Standard">
      <style:paragraph-properties fo:margin-left="0in" fo:margin-right="0in" fo:text-indent="0in" style:auto-text-indent="false"/>
      <style:text-properties fo:color="#000000" style:font-name="Times New Roman" fo:font-size="11pt" fo:language="en" fo:country="US" style:font-size-asian="11pt" style:language-asian="en" style:country-asian="US"/>
    </style:style>
    <style:style style:name="P10" style:family="paragraph" style:parent-style-name="Standard">
      <style:paragraph-properties fo:margin-left="0in" fo:margin-right="0in"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11"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2"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3" style:family="paragraph" style:parent-style-name="Standard">
      <style:paragraph-properties fo:margin-left="0in" fo:margin-right="0in" fo:text-indent="0in" style:auto-text-indent="false"/>
      <style:text-properties fo:color="#000000" style:font-name="Times New Roman" fo:font-size="8.5pt" fo:language="en" fo:country="US" fo:font-style="italic" style:font-size-asian="8.5pt" style:language-asian="en" style:country-asian="US" style:font-style-asian="italic"/>
    </style:style>
    <style:style style:name="P14" style:family="paragraph" style:parent-style-name="Standard">
      <style:paragraph-properties fo:margin-left="0in" fo:margin-right="0in" fo:text-indent="0in" style:auto-text-indent="false"/>
      <style:text-properties fo:color="#000000" style:font-name="Times New Roman" fo:font-size="8pt" fo:language="en" fo:country="US" fo:font-weight="bold" style:font-size-asian="8pt" style:language-asian="en" style:country-asian="US" style:font-weight-asian="bold"/>
    </style:style>
    <style:style style:name="P15" style:family="paragraph" style:parent-style-name="Standard">
      <style:paragraph-properties fo:margin-left="0in" fo:margin-right="0in" fo:text-indent="0in" style:auto-text-indent="false"/>
      <style:text-properties fo:color="#000000" style:font-name="Times New Roman" fo:font-size="8pt" fo:language="en" fo:country="US" style:font-size-asian="8pt" style:language-asian="en" style:country-asian="US"/>
    </style:style>
    <style:style style:name="P16" style:family="paragraph" style:parent-style-name="Standard">
      <style:paragraph-properties fo:margin-left="0in" fo:margin-right="0in" fo:text-indent="0in" style:auto-text-indent="false">
        <style:tab-stops/>
      </style:paragraph-properties>
    </style:style>
    <style:style style:name="P17" style:family="paragraph" style:parent-style-name="Standard">
      <style:paragraph-properties fo:margin-left="0in" fo:margin-right="0in" fo:text-align="start" style:justify-single-word="false" fo:text-indent="0in" style:auto-text-indent="false">
        <style:tab-stops/>
      </style:paragraph-properties>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ab-stops/>
      </style:paragraph-properties>
    </style:style>
    <style:style style:name="P20"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21" style:family="paragraph" style:parent-style-name="Standard">
      <style:paragraph-properties fo:margin-left="0in" fo:margin-right="0in" fo:text-align="center" style:justify-single-word="false" fo:text-indent="0in" style:auto-text-indent="false"/>
      <style:text-properties style:font-name="Times New Roman" fo:font-size="10pt" fo:font-weight="bold" style:font-size-asian="10pt" style:font-weight-asian="bold"/>
    </style:style>
    <style:style style:name="P22" style:family="paragraph" style:parent-style-name="Standard">
      <style:paragraph-properties fo:margin-left="0in" fo:margin-right="0in" fo:text-indent="0in" style:auto-text-indent="false"/>
      <style:text-properties style:font-name="Times New Roman" fo:font-size="9pt" style:font-size-asian="9pt"/>
    </style:style>
    <style:style style:name="P23" style:family="paragraph" style:parent-style-name="Heading_20_7">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26" style:family="paragraph" style:parent-style-name="Heading_20_8">
      <style:paragraph-properties fo:margin-left="0in" fo:margin-right="0in" fo:text-indent="0in" style:auto-text-indent="false">
        <style:tab-stops/>
      </style:paragraph-properties>
    </style:style>
    <style:style style:name="P27" style:family="paragraph" style:parent-style-name="Heading_20_9">
      <style:paragraph-properties fo:margin-left="0in" fo:margin-right="0in" fo:text-indent="0in" style:auto-text-indent="false">
        <style:tab-stops/>
      </style:paragraph-properties>
    </style:style>
    <style:style style:name="P28" style:family="paragraph" style:parent-style-name="Heading_20_6">
      <style:paragraph-properties fo:margin-left="0in" fo:margin-right="0in" fo:text-indent="0in" style:auto-text-indent="false">
        <style:tab-stops/>
      </style:paragraph-properties>
    </style:style>
    <style:style style:name="P29" style:family="paragraph" style:parent-style-name="Preformatted" style:master-page-name="Standard">
      <style:paragraph-properties fo:margin-left="0in" fo:margin-right="0in" fo:orphans="2" fo:widows="2" fo:text-indent="0in" style:auto-text-indent="false" style:page-number="auto"/>
    </style:style>
    <style:style style:name="P30" style:family="paragraph" style:parent-style-name="Heading_20_5">
      <style:paragraph-properties fo:margin-left="0in" fo:margin-right="0in" fo:text-indent="0in" style:auto-text-indent="false">
        <style:tab-stops/>
      </style:paragraph-properties>
    </style:style>
    <style:style style:name="P31" style:family="paragraph" style:parent-style-name="Heading_20_5">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8pt" style:font-size-asian="8pt"/>
    </style:style>
    <style:style style:name="T8" style:family="text">
      <style:text-properties style:font-name="Times New Roman" fo:font-size="8pt" fo:font-weight="bold" style:font-size-asian="8pt" style:font-weight-asian="bold"/>
    </style:style>
    <style:style style:name="T9" style:family="text">
      <style:text-properties style:font-name="Times New Roman" fo:font-size="9pt" style:font-size-asian="9pt"/>
    </style:style>
    <style:style style:name="T10" style:family="text">
      <style:text-properties style:font-name="Times New Roman" fo:font-size="9pt" fo:font-style="italic" style:font-size-asian="9pt" style:font-style-asian="italic"/>
    </style:style>
    <style:style style:name="T11" style:family="text">
      <style:text-properties style:font-name="Times New Roman" fo:font-size="9pt" fo:font-weight="bold" style:font-size-asian="9pt" style:font-weight-asian="bold"/>
    </style:style>
    <style:style style:name="T12" style:family="text">
      <style:text-properties style:font-name="Times New Roman" fo:font-size="18pt" fo:language="en" fo:country="US" style:font-size-asian="18pt" style:language-asian="en" style:country-asian="US"/>
    </style:style>
    <style:style style:name="T13" style:family="text">
      <style:text-properties style:font-name="Times New Roman" fo:font-size="8.5pt" fo:font-weight="bold" style:font-size-asian="8.5pt" style:font-weight-asian="bold"/>
    </style:style>
    <style:style style:name="T14" style:family="text">
      <style:text-properties style:font-name="Times New Roman" fo:font-size="8.5pt" style:font-size-asian="8.5pt"/>
    </style:style>
    <style:style style:name="T15" style:family="text">
      <style:text-properties fo:color="#000000" style:font-name="Times New Roman" fo:font-size="18pt" fo:language="en" fo:country="US" style:font-size-asian="18pt" style:language-asian="en" style:country-asian="US"/>
    </style:style>
    <style:style style:name="T16" style:family="text">
      <style:text-properties fo:color="#000000" style:font-name="Times New Roman" fo:font-size="10pt" fo:language="en" fo:country="US" style:font-size-asian="10pt" style:language-asian="en" style:country-asian="US"/>
    </style:style>
    <style:style style:name="T17" style:family="text">
      <style:text-properties fo:color="#000000" style:font-name="Times New Roman" fo:font-size="10pt" fo:language="en" fo:country="US" fo:font-weight="bold" style:font-size-asian="10pt" style:language-asian="en" style:country-asian="US" style:font-weight-asian="bold"/>
    </style:style>
    <style:style style:name="T18" style:family="text">
      <style:text-properties fo:color="#000000" style:font-name="Times New Roman" fo:font-size="10pt" fo:language="en" fo:country="US" fo:font-style="italic" style:font-size-asian="10pt" style:language-asian="en" style:country-asian="US" style:font-style-asian="italic"/>
    </style:style>
    <style:style style:name="T19"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20" style:family="text">
      <style:text-properties fo:color="#000000" style:font-name="Times New Roman" fo:font-size="12pt" fo:language="en" fo:country="US" style:font-size-asian="12pt" style:language-asian="en" style:country-asian="US"/>
    </style:style>
    <style:style style:name="T21" style:family="text">
      <style:text-properties fo:color="#000000" style:font-name="Times New Roman" fo:font-size="9pt" fo:language="en" fo:country="US" style:font-size-asian="9pt" style:language-asian="en" style:country-asian="US"/>
    </style:style>
    <style:style style:name="T22" style:family="text">
      <style:text-properties fo:color="#000000" style:font-name="Times New Roman" fo:font-size="11pt" fo:language="en" fo:country="US" style:font-size-asian="11pt" style:language-asian="en" style:country-asian="US"/>
    </style:style>
    <style:style style:name="T23" style:family="text">
      <style:text-properties fo:color="#000000" style:font-name="Times New Roman" fo:font-size="11pt" fo:language="en" fo:country="US" fo:font-weight="bold" style:font-size-asian="11pt" style:language-asian="en" style:country-asian="US" style:font-weight-asian="bold"/>
    </style:style>
    <style:style style:name="T2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This material is Open Game Content, and is licensed for public use under the terms of the Open Game License v1.0a.</text:span></text:p>
      <text:p text:style-name="P4"><text:span text:style-name="T15">MONSTERS (Dr-Dw)</text:span></text:p>
      <text:p text:style-name="P6"/>
      <text:p text:style-name="P4"><text:span text:style-name="T15">DRAGON, TRUE</text:span></text:p>
      <text:p text:style-name="P4"><text:span text:style-name="T16">The known varieties of true dragons (as opposed to other creatures that have the dragon type) fall into two broad categories: chromatic and metallic. The chromatic dragons are black, blue, green, red, and white; they are all evil and extremely fierce. The metallic dragons are brass, bronze, copper, gold, and silver; they are all good, usually noble, and highly respected by the wise.</text:span></text:p>
      <text:p text:style-name="P4"><text:span text:style-name="T16">All true dragons gain more abilities and greater power as they age. (Other creatures that have the dragon type do not.) They range in length from several feet upon hatching to more than 100 feet after attaining the status of great wyrm. The size of a particular dragon varies according to age and variety.</text:span></text:p>
      <text:p text:style-name="P4"><text:span text:style-name="T16">A dragon’s metabolism operates like a highly efficient furnace and can metabolize even inorganic material. Some dragons have developed a taste for such fare.</text:span></text:p>
      <text:p text:style-name="P4"><text:span text:style-name="T16">Although goals and ideals vary among varieties, all dragons are covetous. They like to hoard wealth, collecting mounds of coins and gathering as many gems, jewels, and magic items as possible. Those with large hoards are loath to leave them for long, venturing out of their lairs only to patrol the immediate area or to get food. For dragons, there is no such thing as enough treasure. It’s pleasing to look at, and they bask in its radiance. Dragons like to make beds of their hoards, shaping nooks and mounds to fit their bodies. By the time a dragon matures to the age of great wyrm, hundreds of gems and coins may be imbedded in its hide.</text:span></text:p>
      <text:p text:style-name="P4"><text:span text:style-name="T16">All dragons speak Draconic.</text:span></text:p>
      <text:p text:style-name="P4"><text:span text:style-name="T20">COMBAT</text:span></text:p>
      <text:p text:style-name="P4"><text:span text:style-name="T16">A dragon attacks with its powerful claws and bite, and can also use a breath weapon and special physical attacks, depending on its size. It prefers to fight on the wing, staying out of reach until it has worn down the enemy with ranged attacks. Older, more intelligent dragons are adept at sizing up the opposition and eliminating the most dangerous foes first (or avoiding them while picking off weaker enemies).</text:span></text:p>
      <text:p text:style-name="P4"><text:span text:style-name="T16">The table below provides space and reach statistics for dragons of various sizes, plus the natural weapons a dragon of a certain size can employ and the damage those attacks deal.</text:span></text:p>
      <text:p text:style-name="P4"><text:span text:style-name="T17">Bite:</text:span><text:span text:style-name="T16"> Bite attacks deal the indicated damage plus the dragon’s Strength bonus. A dragon also can use its bite to snatch opponents if it has the Snatch feat.</text:span></text:p>
      <text:p text:style-name="P4"><text:span text:style-name="T17">Claw:</text:span><text:span text:style-name="T16"> Claw attacks deal the indicated damage plus 1/2 the dragon’s Strength bonus (round down). The dragon also can use its claws to snatch opponents if it has the Snatch feat. Claw attacks are secondary attacks, requiring a –5 penalty on the attack roll. (Many dragons choose the Multiattack feat to lessen this penalty to –2).</text:span></text:p>
      <text:p text:style-name="P4"><text:span text:style-name="T17">Wing:</text:span><text:span text:style-name="T16"> The dragon can slam opponents with its wings, even when flying. Wing attacks deal the indicated damage plus 1/2 the dragon’s Strength bonus (round down) and are treated as secondary attacks.</text:span></text:p>
      <text:p text:style-name="P4"><text:span text:style-name="T17">Tail Slap:</text:span><text:span text:style-name="T16"> The dragon can slap one opponent each round with its tail. A tail slap deals the indicated damage plus 1-1/2 times the dragon’s Strength bonus (round down) and is treated as a secondary attack.</text:span></text:p>
      <text:p text:style-name="P4"><text:span text:style-name="T17">Crush (Ex):</text:span><text:span text:style-name="T16"> This special attack allows a flying or jumping dragon of at least Huge size to land on opponents as a standard action, using its whole body to crush them. Crush attacks are effective only against opponents three or more size categories smaller than the dragon (though it can attempt normal overrun or grapple attacks against larger opponents).</text:span></text:p>
      <text:p text:style-name="P4"><text:span text:style-name="T16">A crush attack affects as many creatures as can fit under the dragon’s body. Creatures in the affected area must succeed on a Reflex save (DC equal to that of the dragon’s breath weapon) or be pinned, automatically taking bludgeoning damage during the next round unless the dragon moves off them. If the dragon chooses to maintain the pin, treat it as a normal grapple attack. Pinned opponents take damage from the crush each round if they don’t escape.</text:span></text:p>
      <text:p text:style-name="P4"><text:span text:style-name="T16">A crush attack deals the indicated damage plus 1-1/2 times the dragon’s Strength bonus (round down).</text:span></text:p>
      <text:p text:style-name="P4"><text:span text:style-name="T17">Tail Sweep (Ex):</text:span><text:span text:style-name="T16"> This special attack allows a dragon of at least Gargantuan size to sweep with its tail as a standard action. The </text:span><text:span text:style-name="T21">sweep affects a half-circle with a radius of 30 feet (or 40 feet for a Colossal dragon), extending from an </text:span><text:span text:style-name="T16">intersection on the edge of the dragon’s space in any direction. Creatures within the swept area are affected if they are four or more size categories smaller than the dragon. A tail sweep automatically deals the indicated damage plus 1-1/2 times the dragon’s Strength bonus (round down). Affected creatures can attempt Reflex saves to take half damage (DC equal to that of the dragon’s breath weapon).</text:span></text:p>
      <text:p text:style-name="P4"><text:span text:style-name="T17">Grappling: </text:span><text:span text:style-name="T16">Dragons do not favor grapple attacks, though their crush attack (and Snatch feat, if they know it) use normal grapple rules. A dragon can always use its breath weapon while grappling, as well as its spells and spell-like or supernatural abilities, provided it succeeds on Concentration checks.</text:span></text:p>
      <text:p text:style-name="P4"><text:span text:style-name="T17">Breath Weapon (Su):</text:span><text:span text:style-name="T16"> Using a breath weapon is a standard action. Once a dragon breathes, it can’t breathe again until 1d4 rounds later. If a dragon has more than one type of breath weapon, it still can breathe only once every 1d4 rounds. A blast from a breath weapon always starts at any intersection adjacent to the dragon and extends in a direction of the dragon’s choice, with an area as noted on the table below. If the breath weapon deals damage, creatures caught in the area can attempt Reflex saves to take half damage; the DC depends on the dragon’s age and variety, and is given in each individual entry. Saves against nondamaging breath weapons use the same DC; the kind of saving throw is noted in the variety descriptions. The save DC against a breath weapon is 10 + 1/2 dragon’s HD + dragon’s Con modifier.</text:span></text:p>
      <text:p text:style-name="P4"><text:span text:style-name="T16">Breath weapons come in two basic shapes, line and cone, whose areas vary with the dragon’s size.</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6"><text:span text:style-name="T4">Dragon Breath Weapons</text:span></text:p>
          </table:table-cell>
          <table:covered-table-cell/>
          <table:covered-table-cell/>
        </table:table-row>
        <table:table-row table:style-name="Table1.2">
          <table:table-cell table:style-name="Table1.A2" office:value-type="string">
            <text:p text:style-name="P16"><text:span text:style-name="T4">Dragon Size</text:span></text:p>
          </table:table-cell>
          <table:table-cell table:style-name="Table1.A2" office:value-type="string">
            <text:p text:style-name="P19"><text:span text:style-name="T4">Line* (Length)</text:span></text:p>
          </table:table-cell>
          <table:table-cell table:style-name="Table1.A2" office:value-type="string">
            <text:p text:style-name="P19"><text:span text:style-name="T4">Cone** (Length)</text:span></text:p>
          </table:table-cell>
        </table:table-row>
        <table:table-row table:style-name="Table1.2">
          <table:table-cell table:style-name="Table1.A2" office:value-type="string">
            <text:p text:style-name="P4"><text:span text:style-name="T5">Tiny</text:span></text:p>
          </table:table-cell>
          <table:table-cell table:style-name="Table1.A2" office:value-type="string">
            <text:p text:style-name="P18"><text:span text:style-name="T5">30 ft.</text:span></text:p>
          </table:table-cell>
          <table:table-cell table:style-name="Table1.A2" office:value-type="string">
            <text:p text:style-name="P18"><text:span text:style-name="T5">15 ft.</text:span></text:p>
          </table:table-cell>
        </table:table-row>
        <table:table-row table:style-name="Table1.2">
          <table:table-cell table:style-name="Table1.A2" office:value-type="string">
            <text:p text:style-name="P4"><text:span text:style-name="T5">Small</text:span></text:p>
          </table:table-cell>
          <table:table-cell table:style-name="Table1.A2" office:value-type="string">
            <text:p text:style-name="P18"><text:span text:style-name="T5">40 ft.</text:span></text:p>
          </table:table-cell>
          <table:table-cell table:style-name="Table1.A2" office:value-type="string">
            <text:p text:style-name="P18"><text:span text:style-name="T5">20 ft.</text:span></text:p>
          </table:table-cell>
        </table:table-row>
        <table:table-row table:style-name="Table1.2">
          <table:table-cell table:style-name="Table1.A2" office:value-type="string">
            <text:p text:style-name="P4"><text:span text:style-name="T5">Medium</text:span></text:p>
          </table:table-cell>
          <table:table-cell table:style-name="Table1.A2" office:value-type="string">
            <text:p text:style-name="P18"><text:span text:style-name="T5">60 ft.</text:span></text:p>
          </table:table-cell>
          <table:table-cell table:style-name="Table1.A2" office:value-type="string">
            <text:p text:style-name="P18"><text:span text:style-name="T5">30 ft.</text:span></text:p>
          </table:table-cell>
        </table:table-row>
        <table:table-row table:style-name="Table1.2">
          <table:table-cell table:style-name="Table1.A2" office:value-type="string">
            <text:p text:style-name="P4"><text:span text:style-name="T5">Large</text:span></text:p>
          </table:table-cell>
          <table:table-cell table:style-name="Table1.A2" office:value-type="string">
            <text:p text:style-name="P18"><text:span text:style-name="T5">80 ft.</text:span></text:p>
          </table:table-cell>
          <table:table-cell table:style-name="Table1.A2" office:value-type="string">
            <text:p text:style-name="P18"><text:span text:style-name="T5">40 ft.</text:span></text:p>
          </table:table-cell>
        </table:table-row>
        <table:table-row table:style-name="Table1.2">
          <table:table-cell table:style-name="Table1.A2" office:value-type="string">
            <text:p text:style-name="P4"><text:span text:style-name="T5">Huge</text:span></text:p>
          </table:table-cell>
          <table:table-cell table:style-name="Table1.A2" office:value-type="string">
            <text:p text:style-name="P18"><text:span text:style-name="T5">100 ft.</text:span></text:p>
          </table:table-cell>
          <table:table-cell table:style-name="Table1.A2" office:value-type="string">
            <text:p text:style-name="P18"><text:span text:style-name="T5">50 ft.</text:span></text:p>
          </table:table-cell>
        </table:table-row>
        <table:table-row table:style-name="Table1.2">
          <table:table-cell table:style-name="Table1.A2" office:value-type="string">
            <text:p text:style-name="P4"><text:span text:style-name="T5">Gargantuan</text:span></text:p>
          </table:table-cell>
          <table:table-cell table:style-name="Table1.A2" office:value-type="string">
            <text:p text:style-name="P18"><text:span text:style-name="T5">120 ft.</text:span></text:p>
          </table:table-cell>
          <table:table-cell table:style-name="Table1.A2" office:value-type="string">
            <text:p text:style-name="P18"><text:span text:style-name="T5">60 ft.</text:span></text:p>
          </table:table-cell>
        </table:table-row>
        <table:table-row table:style-name="Table1.2">
          <table:table-cell table:style-name="Table1.A2" office:value-type="string">
            <text:p text:style-name="P4"><text:span text:style-name="T5">Colossal</text:span></text:p>
          </table:table-cell>
          <table:table-cell table:style-name="Table1.A2" office:value-type="string">
            <text:p text:style-name="P18"><text:span text:style-name="T5">140 ft.</text:span></text:p>
          </table:table-cell>
          <table:table-cell table:style-name="Table1.A2" office:value-type="string">
            <text:p text:style-name="P18"><text:span text:style-name="T5">70 ft.</text:span></text:p>
          </table:table-cell>
        </table:table-row>
        <table:table-row table:style-name="Table1.1">
          <table:table-cell table:style-name="Table1.A2" table:number-columns-spanned="3" office:value-type="string">
            <text:p text:style-name="P16"><text:span text:style-name="T5">*A line is always 5 feet high and 5 feet wide.</text:span></text:p>
          </table:table-cell>
          <table:covered-table-cell/>
          <table:covered-table-cell/>
        </table:table-row>
        <table:table-row table:style-name="Table1.1">
          <table:table-cell table:style-name="Table1.A11" table:number-columns-spanned="3" office:value-type="string">
            <text:p text:style-name="P16"><text:span text:style-name="T5">**A cone is as high and wide as its length.</text:span></text:p>
          </table:table-cell>
          <table:covered-table-cell/>
          <table:covered-table-cell/>
        </table:table-row>
      </table:table>
      <text:p text:style-name="P4"><text:span text:style-name="T17">Frightful Presence (Ex):</text:span><text:span text:style-name="T16"> A young adult or older dragon can unsettle foes with its mere presence. The ability takes effect automatically whenever the dragon attacks, charges, or flies overhead. Creatures within a radius of 30 feet x the dragon’s age category are subject to the effect if they have fewer HD than the dragon. A potentially affected creature that succeeds on a Will save (DC 10 + 1/2 dragon’s HD + dragon’s Cha modifier) remains immune to that dragon’s frightful presence for 24 hours. On a failure, creatures with 4 or less HD become panicked for 4d6 rounds and those with 5 or more HD become shaken for 4d6 rounds. Dragons ignore the frightful presence of other dragons.</text:span></text:p>
      <text:p text:style-name="P4"><text:span text:style-name="T17">Spells:</text:span><text:span text:style-name="T16"> A dragon knows and casts arcane spells as a sorcerer of the level indicated in its variety description, gaining bonus spells for a high Charisma score. Some dragons can also cast spells from the cleric list or cleric domain lists as arcane spells.</text:span></text:p>
      <text:p text:style-name="P4"><text:span text:style-name="T17">Spell-Like Abilities:</text:span><text:span text:style-name="T16"> A dragon’s spell-like abilities depend on its age and variety. It gains the abilities indicated for its age plus all previous ones. Its age category or its sorcerer caster level, whichever is higher, is the caster level for these abilities. The save DC is 10 + dragon’s Cha modifier + spell level. All spell-like abilities are usable once per day unless otherwise noted.</text:span></text:p>
      <text:p text:style-name="P4"><text:span text:style-name="T17">Damage Reduction:</text:span><text:span text:style-name="T16"> Young adult and older dragons have damage reduction. Their natural weapons are treated as magic weapons for the purpose of overcoming damage reduction.</text:span></text:p>
      <text:p text:style-name="P4"><text:span text:style-name="T17">Immunities (Ex):</text:span><text:span text:style-name="T16"> All dragons have immunity to </text:span><text:span text:style-name="T18">sleep </text:span><text:span text:style-name="T16">and paralysis effects. Each variety of dragon has immunity to one or two additional forms of attack no matter what its age, as given in its description.</text:span></text:p>
      <text:p text:style-name="P4"><text:span text:style-name="T17">Spell Resistance (Ex):</text:span><text:span text:style-name="T16"> As dragons age, they become more resistant to spells and spell-like abilities, as indicated in the variety descriptions.</text:span></text:p>
      <text:p text:style-name="P4"><text:span text:style-name="T17">Blindsense (Ex):</text:span><text:span text:style-name="T16"> Dragons can pinpoint creatures within a distance of 60 feet. Opponents the dragon can’t actually see still have total concealment against the dragon.</text:span></text:p>
      <text:p text:style-name="P4"><text:span text:style-name="T17">Keen Senses (Ex):</text:span><text:span text:style-name="T16"> A dragon sees four times as well a human in shadowy illumination and twice as well in normal light. It also has darkvision out to 120 feet.</text:span></text:p>
      <text:p text:style-name="P4"><text:span text:style-name="T17">Skills:</text:span><text:span text:style-name="T16"> All dragons have skill points equal to (6 + Int modifier, minimum 1) x (Hit Dice + 3). Most dragons purchase the following skills at the maximum ranks possible: Listen, Search, and Spot. The remaining skill points are generally spent on Concentration, Diplomacy, Escape Artist, Intimidate, Knowledge (any), Sense Motive, and Use Magic Device at a cost of 1 skill point per rank. All these skills are considered class skills for dragons. (Each dragon has other class skills as well, as noted in the variety descriptions.)</text:span></text:p>
      <text:p text:style-name="P4"><text:span text:style-name="T17">Feats:</text:span><text:span text:style-name="T16"> All dragons have one feat, plus additional feats based on Hit Dice just like any other creature. Dragons favor Alertness, Blind-Fight, Cleave, Flyby Attack, Hover, Improved Initiative, Improved Sunder, Power Attack, Snatch, Weapon Focus (claw or bite), Wingover, and any metamagic feat that is available and useful to sorcerers.</text:span></text:p>
      <text:p text:style-name="P7"/>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16"><text:span text:style-name="T4">Dragon Age Categories</text:span></text:p>
          </table:table-cell>
          <table:covered-table-cell/>
        </table:table-row>
        <table:table-row table:style-name="Table2.2">
          <table:table-cell table:style-name="Table2.A2" office:value-type="string">
            <text:p text:style-name="P16"><text:span text:style-name="T4">Category</text:span></text:p>
          </table:table-cell>
          <table:table-cell table:style-name="Table2.A2" office:value-type="string">
            <text:p text:style-name="P16"><text:span text:style-name="T4">Age (Years)</text:span></text:p>
          </table:table-cell>
        </table:table-row>
        <table:table-row table:style-name="Table2.2">
          <table:table-cell table:style-name="Table2.A2" office:value-type="string">
            <text:p text:style-name="P4"><text:span text:style-name="T5">1 Wyrmling</text:span></text:p>
          </table:table-cell>
          <table:table-cell table:style-name="Table2.A2" office:value-type="string">
            <text:p text:style-name="P4"><text:span text:style-name="T5">0–5</text:span></text:p>
          </table:table-cell>
        </table:table-row>
        <table:table-row table:style-name="Table2.2">
          <table:table-cell table:style-name="Table2.A2" office:value-type="string">
            <text:p text:style-name="P4"><text:span text:style-name="T5">2 Very young</text:span></text:p>
          </table:table-cell>
          <table:table-cell table:style-name="Table2.A2" office:value-type="string">
            <text:p text:style-name="P4"><text:span text:style-name="T5">6–15</text:span></text:p>
          </table:table-cell>
        </table:table-row>
        <table:table-row table:style-name="Table2.2">
          <table:table-cell table:style-name="Table2.A2" office:value-type="string">
            <text:p text:style-name="P4"><text:span text:style-name="T5">3 Young</text:span></text:p>
          </table:table-cell>
          <table:table-cell table:style-name="Table2.A2" office:value-type="string">
            <text:p text:style-name="P4"><text:span text:style-name="T5">16–25</text:span></text:p>
          </table:table-cell>
        </table:table-row>
        <table:table-row table:style-name="Table2.2">
          <table:table-cell table:style-name="Table2.A2" office:value-type="string">
            <text:p text:style-name="P4"><text:span text:style-name="T5">4 Juvenile</text:span></text:p>
          </table:table-cell>
          <table:table-cell table:style-name="Table2.A2" office:value-type="string">
            <text:p text:style-name="P4"><text:span text:style-name="T5">26–50</text:span></text:p>
          </table:table-cell>
        </table:table-row>
        <table:table-row table:style-name="Table2.2">
          <table:table-cell table:style-name="Table2.A2" office:value-type="string">
            <text:p text:style-name="P4"><text:span text:style-name="T5">5 Young adult</text:span></text:p>
          </table:table-cell>
          <table:table-cell table:style-name="Table2.A2" office:value-type="string">
            <text:p text:style-name="P4"><text:span text:style-name="T5">51–100</text:span></text:p>
          </table:table-cell>
        </table:table-row>
        <table:table-row table:style-name="Table2.2">
          <table:table-cell table:style-name="Table2.A2" office:value-type="string">
            <text:p text:style-name="P4"><text:span text:style-name="T5">6 Adult</text:span></text:p>
          </table:table-cell>
          <table:table-cell table:style-name="Table2.A2" office:value-type="string">
            <text:p text:style-name="P4"><text:span text:style-name="T5">101–200</text:span></text:p>
          </table:table-cell>
        </table:table-row>
        <table:table-row table:style-name="Table2.2">
          <table:table-cell table:style-name="Table2.A2" office:value-type="string">
            <text:p text:style-name="P4"><text:span text:style-name="T5">7 Mature adult</text:span></text:p>
          </table:table-cell>
          <table:table-cell table:style-name="Table2.A2" office:value-type="string">
            <text:p text:style-name="P4"><text:span text:style-name="T5">201–400</text:span></text:p>
          </table:table-cell>
        </table:table-row>
        <table:table-row table:style-name="Table2.2">
          <table:table-cell table:style-name="Table2.A2" office:value-type="string">
            <text:p text:style-name="P4"><text:span text:style-name="T5">8 Old</text:span></text:p>
          </table:table-cell>
          <table:table-cell table:style-name="Table2.A2" office:value-type="string">
            <text:p text:style-name="P4"><text:span text:style-name="T5">401–600</text:span></text:p>
          </table:table-cell>
        </table:table-row>
        <table:table-row table:style-name="Table2.2">
          <table:table-cell table:style-name="Table2.A2" office:value-type="string">
            <text:p text:style-name="P4"><text:span text:style-name="T5">9 Very old</text:span></text:p>
          </table:table-cell>
          <table:table-cell table:style-name="Table2.A2" office:value-type="string">
            <text:p text:style-name="P4"><text:span text:style-name="T5">601–800</text:span></text:p>
          </table:table-cell>
        </table:table-row>
        <table:table-row table:style-name="Table2.2">
          <table:table-cell table:style-name="Table2.A2" office:value-type="string">
            <text:p text:style-name="P4"><text:span text:style-name="T5">10 Ancient</text:span></text:p>
          </table:table-cell>
          <table:table-cell table:style-name="Table2.A2" office:value-type="string">
            <text:p text:style-name="P4"><text:span text:style-name="T5">801–1,000</text:span></text:p>
          </table:table-cell>
        </table:table-row>
        <table:table-row table:style-name="Table2.2">
          <table:table-cell table:style-name="Table2.A2" office:value-type="string">
            <text:p text:style-name="P4"><text:span text:style-name="T5">11 Wyrm</text:span></text:p>
          </table:table-cell>
          <table:table-cell table:style-name="Table2.A2" office:value-type="string">
            <text:p text:style-name="P4"><text:span text:style-name="T5">1,001–1,200</text:span></text:p>
          </table:table-cell>
        </table:table-row>
        <table:table-row table:style-name="Table2.2">
          <table:table-cell table:style-name="Table2.A14" office:value-type="string">
            <text:p text:style-name="P16"><text:span text:style-name="T5">12 Great wyrm</text:span></text:p>
          </table:table-cell>
          <table:table-cell table:style-name="Table2.A14" office:value-type="string">
            <text:p text:style-name="P16"><text:span text:style-name="T5">1,201 or more</text:span></text:p>
          </table:table-cell>
        </table:table-row>
      </table:table>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6"><text:span text:style-name="T4">Dragon Space/Reach, Attacks, and Damage</text:span></text:p>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16"><text:span text:style-name="T4">Size</text:span></text:p>
          </table:table-cell>
          <table:table-cell table:style-name="Table3.A2" office:value-type="string">
            <text:p text:style-name="P16"><text:span text:style-name="T4">Space/Reach*</text:span></text:p>
          </table:table-cell>
          <table:table-cell table:style-name="Table3.A2" office:value-type="string">
            <text:p text:style-name="P19"><text:span text:style-name="T4">1 Bite</text:span></text:p>
          </table:table-cell>
          <table:table-cell table:style-name="Table3.A2" office:value-type="string">
            <text:p text:style-name="P19"><text:span text:style-name="T4">2 Claws</text:span></text:p>
          </table:table-cell>
          <table:table-cell table:style-name="Table3.A2" office:value-type="string">
            <text:p text:style-name="P19"><text:span text:style-name="T4">2 Wings</text:span></text:p>
          </table:table-cell>
          <table:table-cell table:style-name="Table3.A2" office:value-type="string">
            <text:p text:style-name="P19"><text:span text:style-name="T4">1 Tail Slap</text:span></text:p>
          </table:table-cell>
          <table:table-cell table:style-name="Table3.A2" office:value-type="string">
            <text:p text:style-name="P19"><text:span text:style-name="T4">1Crush</text:span></text:p>
          </table:table-cell>
          <table:table-cell table:style-name="Table3.A2" office:value-type="string">
            <text:p text:style-name="P19"><text:span text:style-name="T4">1 Tail Sweep</text:span></text:p>
          </table:table-cell>
        </table:table-row>
        <table:table-row table:style-name="Table3.2">
          <table:table-cell table:style-name="Table3.A2" office:value-type="string">
            <text:p text:style-name="P4"><text:span text:style-name="T5">Tiny</text:span></text:p>
          </table:table-cell>
          <table:table-cell table:style-name="Table3.A2" office:value-type="string">
            <text:p text:style-name="P4"><text:span text:style-name="T5">2-1/2 ft./0 ft. (5 ft. with bite)</text:span></text:p>
          </table:table-cell>
          <table:table-cell table:style-name="Table3.A2" office:value-type="string">
            <text:p text:style-name="P18"><text:span text:style-name="T5">1d4</text:span></text:p>
          </table:table-cell>
          <table:table-cell table:style-name="Table3.A2" office:value-type="string">
            <text:p text:style-name="P18"><text:span text:style-name="T5">1d3</text:span></text:p>
          </table:table-cell>
          <table:table-cell table:style-name="Table3.A2" office:value-type="string">
            <text:p text:style-name="P18"><text:span text:style-name="T5">—</text:span></text:p>
          </table:table-cell>
          <table:table-cell table:style-name="Table3.A2" office:value-type="string">
            <text:p text:style-name="P18"><text:span text:style-name="T5">—</text:span></text:p>
          </table:table-cell>
          <table:table-cell table:style-name="Table3.A2" office:value-type="string">
            <text:p text:style-name="P18"><text:span text:style-name="T5">—</text:span></text:p>
          </table:table-cell>
          <table:table-cell table:style-name="Table3.A2" office:value-type="string">
            <text:p text:style-name="P18"><text:span text:style-name="T5">—</text:span></text:p>
          </table:table-cell>
        </table:table-row>
        <table:table-row table:style-name="Table3.2">
          <table:table-cell table:style-name="Table3.A2" office:value-type="string">
            <text:p text:style-name="P4"><text:span text:style-name="T5">Small</text:span></text:p>
          </table:table-cell>
          <table:table-cell table:style-name="Table3.A2" office:value-type="string">
            <text:p text:style-name="P4"><text:span text:style-name="T5">5 ft./5 ft.</text:span></text:p>
          </table:table-cell>
          <table:table-cell table:style-name="Table3.A2" office:value-type="string">
            <text:p text:style-name="P18"><text:span text:style-name="T5">1d6</text:span></text:p>
          </table:table-cell>
          <table:table-cell table:style-name="Table3.A2" office:value-type="string">
            <text:p text:style-name="P18"><text:span text:style-name="T5">1d4</text:span></text:p>
          </table:table-cell>
          <table:table-cell table:style-name="Table3.A2" office:value-type="string">
            <text:p text:style-name="P18"><text:span text:style-name="T5">—</text:span></text:p>
          </table:table-cell>
          <table:table-cell table:style-name="Table3.A2" office:value-type="string">
            <text:p text:style-name="P18"><text:span text:style-name="T5">—</text:span></text:p>
          </table:table-cell>
          <table:table-cell table:style-name="Table3.A2" office:value-type="string">
            <text:p text:style-name="P18"><text:span text:style-name="T5">—</text:span></text:p>
          </table:table-cell>
          <table:table-cell table:style-name="Table3.A2" office:value-type="string">
            <text:p text:style-name="P18"><text:span text:style-name="T5">—</text:span></text:p>
          </table:table-cell>
        </table:table-row>
        <table:table-row table:style-name="Table3.2">
          <table:table-cell table:style-name="Table3.A2" office:value-type="string">
            <text:p text:style-name="P4"><text:span text:style-name="T5">Medium</text:span></text:p>
          </table:table-cell>
          <table:table-cell table:style-name="Table3.A2" office:value-type="string">
            <text:p text:style-name="P4"><text:span text:style-name="T5">5 ft./5 ft.</text:span></text:p>
          </table:table-cell>
          <table:table-cell table:style-name="Table3.A2" office:value-type="string">
            <text:p text:style-name="P18"><text:span text:style-name="T5">1d8</text:span></text:p>
          </table:table-cell>
          <table:table-cell table:style-name="Table3.A2" office:value-type="string">
            <text:p text:style-name="P18"><text:span text:style-name="T5">1d6</text:span></text:p>
          </table:table-cell>
          <table:table-cell table:style-name="Table3.A2" office:value-type="string">
            <text:p text:style-name="P18"><text:span text:style-name="T5">1d4</text:span></text:p>
          </table:table-cell>
          <table:table-cell table:style-name="Table3.A2" office:value-type="string">
            <text:p text:style-name="P18"><text:span text:style-name="T5">—</text:span></text:p>
          </table:table-cell>
          <table:table-cell table:style-name="Table3.A2" office:value-type="string">
            <text:p text:style-name="P18"><text:span text:style-name="T5">—</text:span></text:p>
          </table:table-cell>
          <table:table-cell table:style-name="Table3.A2" office:value-type="string">
            <text:p text:style-name="P18"><text:span text:style-name="T5">—</text:span></text:p>
          </table:table-cell>
        </table:table-row>
        <table:table-row table:style-name="Table3.2">
          <table:table-cell table:style-name="Table3.A2" office:value-type="string">
            <text:p text:style-name="P4"><text:span text:style-name="T5">Large</text:span></text:p>
          </table:table-cell>
          <table:table-cell table:style-name="Table3.A2" office:value-type="string">
            <text:p text:style-name="P4"><text:span text:style-name="T5">10 ft./5 ft. (10 ft. with bite)</text:span></text:p>
          </table:table-cell>
          <table:table-cell table:style-name="Table3.A2" office:value-type="string">
            <text:p text:style-name="P18"><text:span text:style-name="T5">2d6</text:span></text:p>
          </table:table-cell>
          <table:table-cell table:style-name="Table3.A2" office:value-type="string">
            <text:p text:style-name="P18"><text:span text:style-name="T5">1d8</text:span></text:p>
          </table:table-cell>
          <table:table-cell table:style-name="Table3.A2" office:value-type="string">
            <text:p text:style-name="P18"><text:span text:style-name="T5">1d6</text:span></text:p>
          </table:table-cell>
          <table:table-cell table:style-name="Table3.A2" office:value-type="string">
            <text:p text:style-name="P18"><text:span text:style-name="T5">1d8</text:span></text:p>
          </table:table-cell>
          <table:table-cell table:style-name="Table3.A2" office:value-type="string">
            <text:p text:style-name="P18"><text:span text:style-name="T5">—</text:span></text:p>
          </table:table-cell>
          <table:table-cell table:style-name="Table3.A2" office:value-type="string">
            <text:p text:style-name="P18"><text:span text:style-name="T5">—</text:span></text:p>
          </table:table-cell>
        </table:table-row>
        <table:table-row table:style-name="Table3.2">
          <table:table-cell table:style-name="Table3.A2" office:value-type="string">
            <text:p text:style-name="P4"><text:span text:style-name="T5">Huge</text:span></text:p>
          </table:table-cell>
          <table:table-cell table:style-name="Table3.A2" office:value-type="string">
            <text:p text:style-name="P4"><text:span text:style-name="T5">15 ft./10 ft. (15 ft. with bite)</text:span></text:p>
          </table:table-cell>
          <table:table-cell table:style-name="Table3.A2" office:value-type="string">
            <text:p text:style-name="P18"><text:span text:style-name="T5">2d8</text:span></text:p>
          </table:table-cell>
          <table:table-cell table:style-name="Table3.A2" office:value-type="string">
            <text:p text:style-name="P18"><text:span text:style-name="T5">2d6</text:span></text:p>
          </table:table-cell>
          <table:table-cell table:style-name="Table3.A2" office:value-type="string">
            <text:p text:style-name="P18"><text:span text:style-name="T5">1d8</text:span></text:p>
          </table:table-cell>
          <table:table-cell table:style-name="Table3.A2" office:value-type="string">
            <text:p text:style-name="P18"><text:span text:style-name="T5">2d6</text:span></text:p>
          </table:table-cell>
          <table:table-cell table:style-name="Table3.A2" office:value-type="string">
            <text:p text:style-name="P18"><text:span text:style-name="T5">2d8</text:span></text:p>
          </table:table-cell>
          <table:table-cell table:style-name="Table3.A2" office:value-type="string">
            <text:p text:style-name="P18"><text:span text:style-name="T5">—</text:span></text:p>
          </table:table-cell>
        </table:table-row>
        <table:table-row table:style-name="Table3.2">
          <table:table-cell table:style-name="Table3.A2" office:value-type="string">
            <text:p text:style-name="P4"><text:span text:style-name="T5">Gargantuan</text:span></text:p>
          </table:table-cell>
          <table:table-cell table:style-name="Table3.A2" office:value-type="string">
            <text:p text:style-name="P4"><text:span text:style-name="T5">20 ft./15 ft. (20 ft. with bite)</text:span></text:p>
          </table:table-cell>
          <table:table-cell table:style-name="Table3.A2" office:value-type="string">
            <text:p text:style-name="P18"><text:span text:style-name="T5">4d6</text:span></text:p>
          </table:table-cell>
          <table:table-cell table:style-name="Table3.A2" office:value-type="string">
            <text:p text:style-name="P18"><text:span text:style-name="T5">2d8</text:span></text:p>
          </table:table-cell>
          <table:table-cell table:style-name="Table3.A2" office:value-type="string">
            <text:p text:style-name="P18"><text:span text:style-name="T5">2d6</text:span></text:p>
          </table:table-cell>
          <table:table-cell table:style-name="Table3.A2" office:value-type="string">
            <text:p text:style-name="P18"><text:span text:style-name="T5">2d8</text:span></text:p>
          </table:table-cell>
          <table:table-cell table:style-name="Table3.A2" office:value-type="string">
            <text:p text:style-name="P18"><text:span text:style-name="T5">4d6</text:span></text:p>
          </table:table-cell>
          <table:table-cell table:style-name="Table3.A2" office:value-type="string">
            <text:p text:style-name="P18"><text:span text:style-name="T5">2d6</text:span></text:p>
          </table:table-cell>
        </table:table-row>
        <table:table-row table:style-name="Table3.2">
          <table:table-cell table:style-name="Table3.A2" office:value-type="string">
            <text:p text:style-name="P4"><text:span text:style-name="T5">Colossal</text:span></text:p>
          </table:table-cell>
          <table:table-cell table:style-name="Table3.A2" office:value-type="string">
            <text:p text:style-name="P4"><text:span text:style-name="T5">30 ft./20 ft. (30 ft. with bite)</text:span></text:p>
          </table:table-cell>
          <table:table-cell table:style-name="Table3.A2" office:value-type="string">
            <text:p text:style-name="P18"><text:span text:style-name="T5">4d8</text:span></text:p>
          </table:table-cell>
          <table:table-cell table:style-name="Table3.A2" office:value-type="string">
            <text:p text:style-name="P18"><text:span text:style-name="T5">4d6</text:span></text:p>
          </table:table-cell>
          <table:table-cell table:style-name="Table3.A2" office:value-type="string">
            <text:p text:style-name="P18"><text:span text:style-name="T5">2d8</text:span></text:p>
          </table:table-cell>
          <table:table-cell table:style-name="Table3.A2" office:value-type="string">
            <text:p text:style-name="P18"><text:span text:style-name="T5">4d6</text:span></text:p>
          </table:table-cell>
          <table:table-cell table:style-name="Table3.A2" office:value-type="string">
            <text:p text:style-name="P18"><text:span text:style-name="T5">4d8</text:span></text:p>
          </table:table-cell>
          <table:table-cell table:style-name="Table3.A2" office:value-type="string">
            <text:p text:style-name="P18"><text:span text:style-name="T5">2d8</text:span></text:p>
          </table:table-cell>
        </table:table-row>
        <table:table-row table:style-name="Table3.1">
          <table:table-cell table:style-name="Table3.A10" table:number-columns-spanned="8" office:value-type="string">
            <text:p text:style-name="P16"><text:span text:style-name="T5">*A dragon’s bite attack has reach as if the creature were one size category larger. All other attacks are made with the standard reach for the dragon’s size.</text:span></text:p>
          </table:table-cell>
          <table:covered-table-cell/>
          <table:covered-table-cell/>
          <table:covered-table-cell/>
          <table:covered-table-cell/>
          <table:covered-table-cell/>
          <table:covered-table-cell/>
          <table:covered-table-cell/>
        </table:table-row>
      </table:table>
      <text:p text:style-name="P9"/>
      <text:p text:style-name="P4"><text:span text:style-name="T22">Dragon Overland Movement</text:span></text:p>
      <text:p text:style-name="P4"><text:span text:style-name="T16">Chromatic and metallic dragons are exceedingly strong flyers and can cover vast distances quickly. A dragon’s overland flying speed is a function of its tactical fly speed, as shown on the table below.</text:span></text:p>
      <table:table table:name="Table4" table:style-name="Table4">
        <table:table-column table:style-name="Table4.A"/>
        <table:table-column table:style-name="Table4.B" table:number-columns-repeated="4"/>
        <table:table-row table:style-name="Table4.1">
          <table:table-cell table:style-name="Table4.A1" table:number-columns-spanned="5" office:value-type="string">
            <text:p text:style-name="P16"><text:span text:style-name="T4">Dragon Overland Flying Speeds</text:span></text:p>
          </table:table-cell>
          <table:covered-table-cell/>
          <table:covered-table-cell/>
          <table:covered-table-cell/>
          <table:covered-table-cell/>
        </table:table-row>
        <table:table-row table:style-name="Table4.1">
          <table:table-cell table:style-name="Table4.A2" office:value-type="string">
            <text:p text:style-name="P20"/>
          </table:table-cell>
          <table:table-cell table:style-name="Table4.A2" table:number-columns-spanned="4" office:value-type="string">
            <text:p text:style-name="P19"><text:span text:style-name="T4">————— Dragon’s Fly Speed —————</text:span></text:p>
          </table:table-cell>
          <table:covered-table-cell/>
          <table:covered-table-cell/>
          <table:covered-table-cell/>
        </table:table-row>
        <table:table-row table:style-name="Table4.3">
          <table:table-cell table:style-name="Table4.A2" office:value-type="string">
            <text:p text:style-name="P20"/>
          </table:table-cell>
          <table:table-cell table:style-name="Table4.A2" office:value-type="string">
            <text:p text:style-name="P19"><text:span text:style-name="T4">100 feet</text:span></text:p>
          </table:table-cell>
          <table:table-cell table:style-name="Table4.A2" office:value-type="string">
            <text:p text:style-name="P19"><text:span text:style-name="T4">150 feet</text:span></text:p>
          </table:table-cell>
          <table:table-cell table:style-name="Table4.A2" office:value-type="string">
            <text:p text:style-name="P19"><text:span text:style-name="T4">200 feet</text:span></text:p>
          </table:table-cell>
          <table:table-cell table:style-name="Table4.A2" office:value-type="string">
            <text:p text:style-name="P19"><text:span text:style-name="T4">250 feet</text:span></text:p>
          </table:table-cell>
        </table:table-row>
        <table:table-row table:style-name="Table4.3">
          <table:table-cell table:style-name="Table4.A2" office:value-type="string">
            <text:p text:style-name="P4"><text:span text:style-name="T4">One Hour</text:span></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row>
        <table:table-row table:style-name="Table4.3">
          <table:table-cell table:style-name="Table4.A2" office:value-type="string">
            <text:p text:style-name="P4"><text:span text:style-name="T5">Normal</text:span></text:p>
          </table:table-cell>
          <table:table-cell table:style-name="Table4.A2" office:value-type="string">
            <text:p text:style-name="P18"><text:span text:style-name="T5">15 miles</text:span></text:p>
          </table:table-cell>
          <table:table-cell table:style-name="Table4.A2" office:value-type="string">
            <text:p text:style-name="P18"><text:span text:style-name="T5">20 miles</text:span></text:p>
          </table:table-cell>
          <table:table-cell table:style-name="Table4.A2" office:value-type="string">
            <text:p text:style-name="P18"><text:span text:style-name="T5">30 miles</text:span></text:p>
          </table:table-cell>
          <table:table-cell table:style-name="Table4.A2" office:value-type="string">
            <text:p text:style-name="P18"><text:span text:style-name="T5">40 miles</text:span></text:p>
          </table:table-cell>
        </table:table-row>
        <table:table-row table:style-name="Table4.3">
          <table:table-cell table:style-name="Table4.A2" office:value-type="string">
            <text:p text:style-name="P4"><text:span text:style-name="T5">Hustle</text:span></text:p>
          </table:table-cell>
          <table:table-cell table:style-name="Table4.A2" office:value-type="string">
            <text:p text:style-name="P18"><text:span text:style-name="T5">24 miles</text:span></text:p>
          </table:table-cell>
          <table:table-cell table:style-name="Table4.A2" office:value-type="string">
            <text:p text:style-name="P18"><text:span text:style-name="T5">40 miles</text:span></text:p>
          </table:table-cell>
          <table:table-cell table:style-name="Table4.A2" office:value-type="string">
            <text:p text:style-name="P18"><text:span text:style-name="T5">60 miles</text:span></text:p>
          </table:table-cell>
          <table:table-cell table:style-name="Table4.A2" office:value-type="string">
            <text:p text:style-name="P18"><text:span text:style-name="T5">80 miles</text:span></text:p>
          </table:table-cell>
        </table:table-row>
        <table:table-row table:style-name="Table4.3">
          <table:table-cell table:style-name="Table4.A2" office:value-type="string">
            <text:p text:style-name="P4"><text:span text:style-name="T4">One Day</text:span></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row>
        <table:table-row table:style-name="Table4.3">
          <table:table-cell table:style-name="Table4.A8" office:value-type="string">
            <text:p text:style-name="P16"><text:span text:style-name="T5">Normal</text:span></text:p>
          </table:table-cell>
          <table:table-cell table:style-name="Table4.A8" office:value-type="string">
            <text:p text:style-name="P19"><text:span text:style-name="T5">120 miles</text:span></text:p>
          </table:table-cell>
          <table:table-cell table:style-name="Table4.A8" office:value-type="string">
            <text:p text:style-name="P19"><text:span text:style-name="T5">160 miles</text:span></text:p>
          </table:table-cell>
          <table:table-cell table:style-name="Table4.A8" office:value-type="string">
            <text:p text:style-name="P19"><text:span text:style-name="T5">240 miles</text:span></text:p>
          </table:table-cell>
          <table:table-cell table:style-name="Table4.A8" office:value-type="string">
            <text:p text:style-name="P19"><text:span text:style-name="T5">320 miles</text:span></text:p>
          </table:table-cell>
        </table:table-row>
      </table:table>
      <text:p text:style-name="P4"><text:span text:style-name="T16">Dragons do not tire as quickly as other creatures when moving overland on the ground. If a dragon attempts a hustle or a forced march, check for nonlethal damage once every 2 hours instead of every hour.</text:span></text:p>
      <text:p text:style-name="P4"><text:span text:style-name="T20">DRAGONHIDE</text:span></text:p>
      <text:p text:style-name="P4"><text:span text:style-name="T16">Armorsmiths can work with the hides of dragons to produce armor or shields of masterwork quality.</text:span></text:p>
      <text:p text:style-name="P6"/>
      <text:p text:style-name="P4"><text:span text:style-name="T15">CHROMATIC DRAGONS</text:span></text:p>
      <text:p text:style-name="P4"><text:span text:style-name="T16">Chromatic dragons form the evil branch of dragonkind. They are aggressive, greedy, vain, and nasty.</text:span></text:p>
      <text:p text:style-name="P5"/>
      <text:p text:style-name="P4"><text:span text:style-name="T20">BLACK DRAGON</text:span></text:p>
      <text:p text:style-name="P4"><text:span text:style-name="T17">Dragon (Water)</text:span></text:p>
      <text:p text:style-name="P4"><text:span text:style-name="T17">Environment:</text:span><text:span text:style-name="T16"> Warm marshes</text:span></text:p>
      <text:p text:style-name="P4"><text:span text:style-name="T17">Organization:</text:span><text:span text:style-name="T16"> Wyrmling, very young, young, juvenile, and young adult: solitary or clutch (2–5); adult, mature adult, old, very old, ancient, wyrm, or great wyrm: solitary, pair, or family (1–2 and 2–5 offspring)</text:span></text:p>
      <text:p text:style-name="P4"><text:span text:style-name="T17">Challenge Rating:</text:span><text:span text:style-name="T16"> Wyrmling 3; very young 4; young 5; juvenile 7; young adult 9; adult 11; mature adult 14; old 16; very old 18; ancient 19; wyrm 20; great wyrm 22</text:span></text:p>
      <text:p text:style-name="P4"><text:span text:style-name="T17">Treasure:</text:span><text:span text:style-name="T16"> Triple standard</text:span></text:p>
      <text:p text:style-name="P4"><text:span text:style-name="T17">Alignment:</text:span><text:span text:style-name="T16"> Always chaotic evil</text:span></text:p>
      <text:p text:style-name="P4"><text:span text:style-name="T17">Advancement:</text:span><text:span text:style-name="T16"> Wyrmling 5–6 HD; very young 8–9 HD; young 11–12 HD; juvenile 14–15 HD; young adult 17–18 HD; adult 20–21 HD; mature adult 23–24 HD; old 26–27 HD; very old 29–30 HD; ancient 32–33 HD; wyrm 35–36 HD; great wyrm 38+ HD</text:span></text:p>
      <text:p text:style-name="P4"><text:span text:style-name="T17">Level Adjustment:</text:span><text:span text:style-name="T16"> Wyrmling +3; very young +3; young +3; juvenile +4; others —</text:span></text:p>
      <text:p text:style-name="P2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E"/>
        <table:table-column table:style-name="Table5.F"/>
        <table:table-column table:style-name="Table5.J"/>
        <table:table-column table:style-name="Table5.K"/>
        <table:table-column table:style-name="Table5.L" table:number-columns-repeated="2"/>
        <table:table-column table:style-name="Table5.N"/>
        <table:table-column table:style-name="Table5.O"/>
        <table:table-column table:style-name="Table5.P"/>
        <text:soft-page-break/>
        <table:table-row table:style-name="Table5.1">
          <table:table-cell table:style-name="Table5.A1" table:number-columns-spanned="16" office:value-type="string">
            <text:h text:style-name="P26" text:outline-level="8"><text:span text:style-name="T1">Black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17"><text:span text:style-name="T1">Age</text:span></text:p>
          </table:table-cell>
          <table:table-cell table:style-name="Table5.A2" office:value-type="string">
            <text:h text:style-name="P27" text:outline-level="9"><text:span text:style-name="T1">Size</text:span></text:h>
          </table:table-cell>
          <table:table-cell table:style-name="Table5.A2" office:value-type="string">
            <text:h text:style-name="P27" text:outline-level="9"><text:span text:style-name="T1">Hit Dice (hp)</text:span></text:h>
          </table:table-cell>
          <table:table-cell table:style-name="Table5.A2" office:value-type="string">
            <text:h text:style-name="P27" text:outline-level="9"><text:span text:style-name="T1">Str</text:span></text:h>
          </table:table-cell>
          <table:table-cell table:style-name="Table5.A2" office:value-type="string">
            <text:h text:style-name="P27" text:outline-level="9"><text:span text:style-name="T1">Dex</text:span></text:h>
          </table:table-cell>
          <table:table-cell table:style-name="Table5.A2" office:value-type="string">
            <text:h text:style-name="P27" text:outline-level="9"><text:span text:style-name="T1">Con</text:span></text:h>
          </table:table-cell>
          <table:table-cell table:style-name="Table5.A2" office:value-type="string">
            <text:h text:style-name="P27" text:outline-level="9"><text:span text:style-name="T1">Int</text:span></text:h>
          </table:table-cell>
          <table:table-cell table:style-name="Table5.A2" office:value-type="string">
            <text:h text:style-name="P27" text:outline-level="9"><text:span text:style-name="T1">Wis</text:span></text:h>
          </table:table-cell>
          <table:table-cell table:style-name="Table5.A2" office:value-type="string">
            <text:h text:style-name="P27" text:outline-level="9"><text:span text:style-name="T1">Cha</text:span></text:h>
          </table:table-cell>
          <table:table-cell table:style-name="Table5.A2" office:value-type="string">
            <text:h text:style-name="P27" text:outline-level="9"><text:span text:style-name="T1">Base Attack/</text:span></text:h>
            <text:h text:style-name="P27" text:outline-level="9"><text:span text:style-name="T1">Grapple</text:span></text:h>
          </table:table-cell>
          <table:table-cell table:style-name="Table5.A2" office:value-type="string">
            <text:h text:style-name="P27" text:outline-level="9"><text:span text:style-name="T1">Attack</text:span></text:h>
          </table:table-cell>
          <table:table-cell table:style-name="Table5.A2" office:value-type="string">
            <text:h text:style-name="P27" text:outline-level="9"><text:span text:style-name="T1">Fort Save</text:span></text:h>
          </table:table-cell>
          <table:table-cell table:style-name="Table5.A2" office:value-type="string">
            <text:h text:style-name="P27" text:outline-level="9"><text:span text:style-name="T1">Ref Save</text:span></text:h>
          </table:table-cell>
          <table:table-cell table:style-name="Table5.A2" office:value-type="string">
            <text:h text:style-name="P27" text:outline-level="9"><text:span text:style-name="T1">Will Save</text:span></text:h>
          </table:table-cell>
          <table:table-cell table:style-name="Table5.A2" office:value-type="string">
            <text:h text:style-name="P27" text:outline-level="9"><text:span text:style-name="T1">Breath Weapon (DC)</text:span></text:h>
          </table:table-cell>
          <table:table-cell table:style-name="Table5.A2" office:value-type="string">
            <text:h text:style-name="P27" text:outline-level="9"><text:span text:style-name="T1">Frightful Presence DC</text:span></text:h>
          </table:table-cell>
        </table:table-row>
        <table:table-row table:style-name="Table5.2">
          <table:table-cell table:style-name="Table5.A3" office:value-type="string">
            <text:p text:style-name="P16"><text:span text:style-name="T7">Wyrmling</text:span></text:p>
          </table:table-cell>
          <table:table-cell table:style-name="Table5.A3" office:value-type="string">
            <text:p text:style-name="P19"><text:span text:style-name="T7">T</text:span></text:p>
          </table:table-cell>
          <table:table-cell table:style-name="Table5.A3" office:value-type="string">
            <text:p text:style-name="P19"><text:span text:style-name="T7">4d12+4 (30)</text:span></text:p>
          </table:table-cell>
          <table:table-cell table:style-name="Table5.A3" office:value-type="string">
            <text:p text:style-name="P19"><text:span text:style-name="T7">11</text:span></text:p>
          </table:table-cell>
          <table:table-cell table:style-name="Table5.A3" office:value-type="string">
            <text:p text:style-name="P19"><text:span text:style-name="T7">10</text:span></text:p>
          </table:table-cell>
          <table:table-cell table:style-name="Table5.A3" office:value-type="string">
            <text:p text:style-name="P19"><text:span text:style-name="T7">13</text:span></text:p>
          </table:table-cell>
          <table:table-cell table:style-name="Table5.A3" office:value-type="string">
            <text:p text:style-name="P19"><text:span text:style-name="T7">8</text:span></text:p>
          </table:table-cell>
          <table:table-cell table:style-name="Table5.A3" office:value-type="string">
            <text:p text:style-name="P19"><text:span text:style-name="T7">11</text:span></text:p>
          </table:table-cell>
          <table:table-cell table:style-name="Table5.A3" office:value-type="string">
            <text:p text:style-name="P19"><text:span text:style-name="T7">8</text:span></text:p>
          </table:table-cell>
          <table:table-cell table:style-name="Table5.A3" office:value-type="string">
            <text:p text:style-name="P19"><text:span text:style-name="T7">+4/–4</text:span></text:p>
          </table:table-cell>
          <table:table-cell table:style-name="Table5.A3" office:value-type="string">
            <text:p text:style-name="P19"><text:span text:style-name="T7">+6</text:span></text:p>
          </table:table-cell>
          <table:table-cell table:style-name="Table5.A3" office:value-type="string">
            <text:p text:style-name="P19"><text:span text:style-name="T7">+5</text:span></text:p>
          </table:table-cell>
          <table:table-cell table:style-name="Table5.A3" office:value-type="string">
            <text:p text:style-name="P19"><text:span text:style-name="T7">+4</text:span></text:p>
          </table:table-cell>
          <table:table-cell table:style-name="Table5.A3" office:value-type="string">
            <text:p text:style-name="P19"><text:span text:style-name="T7">+4</text:span></text:p>
          </table:table-cell>
          <table:table-cell table:style-name="Table5.A3" office:value-type="string">
            <text:p text:style-name="P19"><text:span text:style-name="T7">2d4 (13)</text:span></text:p>
          </table:table-cell>
          <table:table-cell table:style-name="Table5.A3" office:value-type="string">
            <text:p text:style-name="P19"><text:span text:style-name="T7">—</text:span></text:p>
          </table:table-cell>
        </table:table-row>
        <table:table-row table:style-name="Table5.2">
          <table:table-cell table:style-name="Table5.A3" office:value-type="string">
            <text:p text:style-name="P4"><text:span text:style-name="T7">Very young</text:span></text:p>
          </table:table-cell>
          <table:table-cell table:style-name="Table5.A3" office:value-type="string">
            <text:p text:style-name="P18"><text:span text:style-name="T7">S</text:span></text:p>
          </table:table-cell>
          <table:table-cell table:style-name="Table5.A3" office:value-type="string">
            <text:p text:style-name="P18"><text:span text:style-name="T7">7d12+7 (52)</text:span></text:p>
          </table:table-cell>
          <table:table-cell table:style-name="Table5.A3" office:value-type="string">
            <text:p text:style-name="P18"><text:span text:style-name="T7">13</text:span></text:p>
          </table:table-cell>
          <table:table-cell table:style-name="Table5.A3" office:value-type="string">
            <text:p text:style-name="P18"><text:span text:style-name="T7">10</text:span></text:p>
          </table:table-cell>
          <table:table-cell table:style-name="Table5.A3" office:value-type="string">
            <text:p text:style-name="P18"><text:span text:style-name="T7">13</text:span></text:p>
          </table:table-cell>
          <table:table-cell table:style-name="Table5.A3" office:value-type="string">
            <text:p text:style-name="P18"><text:span text:style-name="T7">8</text:span></text:p>
          </table:table-cell>
          <table:table-cell table:style-name="Table5.A3" office:value-type="string">
            <text:p text:style-name="P18"><text:span text:style-name="T7">11</text:span></text:p>
          </table:table-cell>
          <table:table-cell table:style-name="Table5.A3" office:value-type="string">
            <text:p text:style-name="P18"><text:span text:style-name="T7">8</text:span></text:p>
          </table:table-cell>
          <table:table-cell table:style-name="Table5.A3" office:value-type="string">
            <text:p text:style-name="P18"><text:span text:style-name="T7">+7/+4</text:span></text:p>
          </table:table-cell>
          <table:table-cell table:style-name="Table5.A3" office:value-type="string">
            <text:p text:style-name="P18"><text:span text:style-name="T7">+9</text:span></text:p>
          </table:table-cell>
          <table:table-cell table:style-name="Table5.A3" office:value-type="string">
            <text:p text:style-name="P18"><text:span text:style-name="T7">+6</text:span></text:p>
          </table:table-cell>
          <table:table-cell table:style-name="Table5.A3" office:value-type="string">
            <text:p text:style-name="P18"><text:span text:style-name="T7">+5</text:span></text:p>
          </table:table-cell>
          <table:table-cell table:style-name="Table5.A3" office:value-type="string">
            <text:p text:style-name="P18"><text:span text:style-name="T7">+5</text:span></text:p>
          </table:table-cell>
          <table:table-cell table:style-name="Table5.A3" office:value-type="string">
            <text:p text:style-name="P18"><text:span text:style-name="T7">4d4 (14)</text:span></text:p>
          </table:table-cell>
          <table:table-cell table:style-name="Table5.A3" office:value-type="string">
            <text:p text:style-name="P18"><text:span text:style-name="T7">—</text:span></text:p>
          </table:table-cell>
        </table:table-row>
        <table:table-row table:style-name="Table5.2">
          <table:table-cell table:style-name="Table5.A3" office:value-type="string">
            <text:p text:style-name="P4"><text:span text:style-name="T7">Young</text:span></text:p>
          </table:table-cell>
          <table:table-cell table:style-name="Table5.A3" office:value-type="string">
            <text:p text:style-name="P18"><text:span text:style-name="T7">M</text:span></text:p>
          </table:table-cell>
          <table:table-cell table:style-name="Table5.A3" office:value-type="string">
            <text:p text:style-name="P18"><text:span text:style-name="T7">10d12+20 (85)</text:span></text:p>
          </table:table-cell>
          <table:table-cell table:style-name="Table5.A3" office:value-type="string">
            <text:p text:style-name="P18"><text:span text:style-name="T7">15</text:span></text:p>
          </table:table-cell>
          <table:table-cell table:style-name="Table5.A3" office:value-type="string">
            <text:p text:style-name="P18"><text:span text:style-name="T7">10</text:span></text:p>
          </table:table-cell>
          <table:table-cell table:style-name="Table5.A3" office:value-type="string">
            <text:p text:style-name="P18"><text:span text:style-name="T7">15</text:span></text:p>
          </table:table-cell>
          <table:table-cell table:style-name="Table5.A3" office:value-type="string">
            <text:p text:style-name="P18"><text:span text:style-name="T7">10</text:span></text:p>
          </table:table-cell>
          <table:table-cell table:style-name="Table5.A3" office:value-type="string">
            <text:p text:style-name="P18"><text:span text:style-name="T7">11</text:span></text:p>
          </table:table-cell>
          <table:table-cell table:style-name="Table5.A3" office:value-type="string">
            <text:p text:style-name="P18"><text:span text:style-name="T7">10</text:span></text:p>
          </table:table-cell>
          <table:table-cell table:style-name="Table5.A3" office:value-type="string">
            <text:p text:style-name="P18"><text:span text:style-name="T7">+10/+12</text:span></text:p>
          </table:table-cell>
          <table:table-cell table:style-name="Table5.A3" office:value-type="string">
            <text:p text:style-name="P18"><text:span text:style-name="T7">+12</text:span></text:p>
          </table:table-cell>
          <table:table-cell table:style-name="Table5.A3" office:value-type="string">
            <text:p text:style-name="P18"><text:span text:style-name="T7">+9</text:span></text:p>
          </table:table-cell>
          <table:table-cell table:style-name="Table5.A3" office:value-type="string">
            <text:p text:style-name="P18"><text:span text:style-name="T7">+7</text:span></text:p>
          </table:table-cell>
          <table:table-cell table:style-name="Table5.A3" office:value-type="string">
            <text:p text:style-name="P18"><text:span text:style-name="T7">+7</text:span></text:p>
          </table:table-cell>
          <table:table-cell table:style-name="Table5.A3" office:value-type="string">
            <text:p text:style-name="P18"><text:span text:style-name="T7">6d4 (17)</text:span></text:p>
          </table:table-cell>
          <table:table-cell table:style-name="Table5.A3" office:value-type="string">
            <text:p text:style-name="P18"><text:span text:style-name="T7">—</text:span></text:p>
          </table:table-cell>
        </table:table-row>
        <table:table-row table:style-name="Table5.2">
          <table:table-cell table:style-name="Table5.A3" office:value-type="string">
            <text:p text:style-name="P4"><text:span text:style-name="T7">Juvenile</text:span></text:p>
          </table:table-cell>
          <table:table-cell table:style-name="Table5.A3" office:value-type="string">
            <text:p text:style-name="P18"><text:span text:style-name="T7">M</text:span></text:p>
          </table:table-cell>
          <table:table-cell table:style-name="Table5.A3" office:value-type="string">
            <text:p text:style-name="P18"><text:span text:style-name="T7">13d12+26 (110)</text:span></text:p>
          </table:table-cell>
          <table:table-cell table:style-name="Table5.A3" office:value-type="string">
            <text:p text:style-name="P18"><text:span text:style-name="T7">17</text:span></text:p>
          </table:table-cell>
          <table:table-cell table:style-name="Table5.A3" office:value-type="string">
            <text:p text:style-name="P18"><text:span text:style-name="T7">10</text:span></text:p>
          </table:table-cell>
          <table:table-cell table:style-name="Table5.A3" office:value-type="string">
            <text:p text:style-name="P18"><text:span text:style-name="T7">15</text:span></text:p>
          </table:table-cell>
          <table:table-cell table:style-name="Table5.A3" office:value-type="string">
            <text:p text:style-name="P18"><text:span text:style-name="T7">10</text:span></text:p>
          </table:table-cell>
          <table:table-cell table:style-name="Table5.A3" office:value-type="string">
            <text:p text:style-name="P18"><text:span text:style-name="T7">11</text:span></text:p>
          </table:table-cell>
          <table:table-cell table:style-name="Table5.A3" office:value-type="string">
            <text:p text:style-name="P18"><text:span text:style-name="T7">10</text:span></text:p>
          </table:table-cell>
          <table:table-cell table:style-name="Table5.A3" office:value-type="string">
            <text:p text:style-name="P18"><text:span text:style-name="T7">+13/+16</text:span></text:p>
          </table:table-cell>
          <table:table-cell table:style-name="Table5.A3" office:value-type="string">
            <text:p text:style-name="P18"><text:span text:style-name="T7">+16</text:span></text:p>
          </table:table-cell>
          <table:table-cell table:style-name="Table5.A3" office:value-type="string">
            <text:p text:style-name="P18"><text:span text:style-name="T7">+10</text:span></text:p>
          </table:table-cell>
          <table:table-cell table:style-name="Table5.A3" office:value-type="string">
            <text:p text:style-name="P18"><text:span text:style-name="T7">+8</text:span></text:p>
          </table:table-cell>
          <table:table-cell table:style-name="Table5.A3" office:value-type="string">
            <text:p text:style-name="P18"><text:span text:style-name="T7">+8</text:span></text:p>
          </table:table-cell>
          <table:table-cell table:style-name="Table5.A3" office:value-type="string">
            <text:p text:style-name="P18"><text:span text:style-name="T7">8d4 (18)</text:span></text:p>
          </table:table-cell>
          <table:table-cell table:style-name="Table5.A3" office:value-type="string">
            <text:p text:style-name="P18"><text:span text:style-name="T7">—</text:span></text:p>
          </table:table-cell>
        </table:table-row>
        <table:table-row table:style-name="Table5.2">
          <table:table-cell table:style-name="Table5.A3" office:value-type="string">
            <text:p text:style-name="P4"><text:span text:style-name="T7">Young adult</text:span></text:p>
          </table:table-cell>
          <table:table-cell table:style-name="Table5.A3" office:value-type="string">
            <text:p text:style-name="P18"><text:span text:style-name="T7">L</text:span></text:p>
          </table:table-cell>
          <table:table-cell table:style-name="Table5.A3" office:value-type="string">
            <text:p text:style-name="P18"><text:span text:style-name="T7">16d12+48 (152)</text:span></text:p>
          </table:table-cell>
          <table:table-cell table:style-name="Table5.A3" office:value-type="string">
            <text:p text:style-name="P18"><text:span text:style-name="T7">19</text:span></text:p>
          </table:table-cell>
          <table:table-cell table:style-name="Table5.A3" office:value-type="string">
            <text:p text:style-name="P18"><text:span text:style-name="T7">10</text:span></text:p>
          </table:table-cell>
          <table:table-cell table:style-name="Table5.A3" office:value-type="string">
            <text:p text:style-name="P18"><text:span text:style-name="T7">17</text:span></text:p>
          </table:table-cell>
          <table:table-cell table:style-name="Table5.A3" office:value-type="string">
            <text:p text:style-name="P18"><text:span text:style-name="T7">12</text:span></text:p>
          </table:table-cell>
          <table:table-cell table:style-name="Table5.A3" office:value-type="string">
            <text:p text:style-name="P18"><text:span text:style-name="T7">13</text:span></text:p>
          </table:table-cell>
          <table:table-cell table:style-name="Table5.A3" office:value-type="string">
            <text:p text:style-name="P18"><text:span text:style-name="T7">12</text:span></text:p>
          </table:table-cell>
          <table:table-cell table:style-name="Table5.A3" office:value-type="string">
            <text:p text:style-name="P18"><text:span text:style-name="T7">+16/+24</text:span></text:p>
          </table:table-cell>
          <table:table-cell table:style-name="Table5.A3" office:value-type="string">
            <text:p text:style-name="P18"><text:span text:style-name="T7">+19</text:span></text:p>
          </table:table-cell>
          <table:table-cell table:style-name="Table5.A3" office:value-type="string">
            <text:p text:style-name="P18"><text:span text:style-name="T7">+13</text:span></text:p>
          </table:table-cell>
          <table:table-cell table:style-name="Table5.A3" office:value-type="string">
            <text:p text:style-name="P18"><text:span text:style-name="T7">+10</text:span></text:p>
          </table:table-cell>
          <table:table-cell table:style-name="Table5.A3" office:value-type="string">
            <text:p text:style-name="P18"><text:span text:style-name="T7">+11</text:span></text:p>
          </table:table-cell>
          <table:table-cell table:style-name="Table5.A3" office:value-type="string">
            <text:p text:style-name="P18"><text:span text:style-name="T7">10d4 (21)</text:span></text:p>
          </table:table-cell>
          <table:table-cell table:style-name="Table5.A3" office:value-type="string">
            <text:p text:style-name="P18"><text:span text:style-name="T7">19</text:span></text:p>
          </table:table-cell>
        </table:table-row>
        <table:table-row table:style-name="Table5.2">
          <table:table-cell table:style-name="Table5.A3" office:value-type="string">
            <text:p text:style-name="P4"><text:span text:style-name="T7">Adult</text:span></text:p>
          </table:table-cell>
          <table:table-cell table:style-name="Table5.A3" office:value-type="string">
            <text:p text:style-name="P18"><text:span text:style-name="T7">L</text:span></text:p>
          </table:table-cell>
          <table:table-cell table:style-name="Table5.A3" office:value-type="string">
            <text:p text:style-name="P18"><text:span text:style-name="T7">19d12+76 (199)</text:span></text:p>
          </table:table-cell>
          <table:table-cell table:style-name="Table5.A3" office:value-type="string">
            <text:p text:style-name="P18"><text:span text:style-name="T7">23</text:span></text:p>
          </table:table-cell>
          <table:table-cell table:style-name="Table5.A3" office:value-type="string">
            <text:p text:style-name="P18"><text:span text:style-name="T7">10</text:span></text:p>
          </table:table-cell>
          <table:table-cell table:style-name="Table5.A3" office:value-type="string">
            <text:p text:style-name="P18"><text:span text:style-name="T7">19</text:span></text:p>
          </table:table-cell>
          <table:table-cell table:style-name="Table5.A3" office:value-type="string">
            <text:p text:style-name="P18"><text:span text:style-name="T7">12</text:span></text:p>
          </table:table-cell>
          <table:table-cell table:style-name="Table5.A3" office:value-type="string">
            <text:p text:style-name="P18"><text:span text:style-name="T7">13</text:span></text:p>
          </table:table-cell>
          <table:table-cell table:style-name="Table5.A3" office:value-type="string">
            <text:p text:style-name="P18"><text:span text:style-name="T7">12</text:span></text:p>
          </table:table-cell>
          <table:table-cell table:style-name="Table5.A3" office:value-type="string">
            <text:p text:style-name="P18"><text:span text:style-name="T7">+19/+29</text:span></text:p>
          </table:table-cell>
          <table:table-cell table:style-name="Table5.A3" office:value-type="string">
            <text:p text:style-name="P18"><text:span text:style-name="T7">+24</text:span></text:p>
          </table:table-cell>
          <table:table-cell table:style-name="Table5.A3" office:value-type="string">
            <text:p text:style-name="P18"><text:span text:style-name="T7">+15</text:span></text:p>
          </table:table-cell>
          <table:table-cell table:style-name="Table5.A3" office:value-type="string">
            <text:p text:style-name="P18"><text:span text:style-name="T7">+11</text:span></text:p>
          </table:table-cell>
          <table:table-cell table:style-name="Table5.A3" office:value-type="string">
            <text:p text:style-name="P18"><text:span text:style-name="T7">+12</text:span></text:p>
          </table:table-cell>
          <table:table-cell table:style-name="Table5.A3" office:value-type="string">
            <text:p text:style-name="P18"><text:span text:style-name="T7">12d4 (23)</text:span></text:p>
          </table:table-cell>
          <table:table-cell table:style-name="Table5.A3" office:value-type="string">
            <text:p text:style-name="P18"><text:span text:style-name="T7">20</text:span></text:p>
          </table:table-cell>
        </table:table-row>
        <table:table-row table:style-name="Table5.2">
          <table:table-cell table:style-name="Table5.A3" office:value-type="string">
            <text:p text:style-name="P4"><text:span text:style-name="T7">Mature adult</text:span></text:p>
          </table:table-cell>
          <table:table-cell table:style-name="Table5.A3" office:value-type="string">
            <text:p text:style-name="P18"><text:span text:style-name="T7">H</text:span></text:p>
          </table:table-cell>
          <table:table-cell table:style-name="Table5.A3" office:value-type="string">
            <text:p text:style-name="P18"><text:span text:style-name="T7">22d12+110 (253)</text:span></text:p>
          </table:table-cell>
          <table:table-cell table:style-name="Table5.A3" office:value-type="string">
            <text:p text:style-name="P18"><text:span text:style-name="T7">27</text:span></text:p>
          </table:table-cell>
          <table:table-cell table:style-name="Table5.A3" office:value-type="string">
            <text:p text:style-name="P18"><text:span text:style-name="T7">10</text:span></text:p>
          </table:table-cell>
          <table:table-cell table:style-name="Table5.A3" office:value-type="string">
            <text:p text:style-name="P18"><text:span text:style-name="T7">21</text:span></text:p>
          </table:table-cell>
          <table:table-cell table:style-name="Table5.A3" office:value-type="string">
            <text:p text:style-name="P18"><text:span text:style-name="T7">14</text:span></text:p>
          </table:table-cell>
          <table:table-cell table:style-name="Table5.A3" office:value-type="string">
            <text:p text:style-name="P18"><text:span text:style-name="T7">15</text:span></text:p>
          </table:table-cell>
          <table:table-cell table:style-name="Table5.A3" office:value-type="string">
            <text:p text:style-name="P18"><text:span text:style-name="T7">14</text:span></text:p>
          </table:table-cell>
          <table:table-cell table:style-name="Table5.A3" office:value-type="string">
            <text:p text:style-name="P18"><text:span text:style-name="T7">+22/+38</text:span></text:p>
          </table:table-cell>
          <table:table-cell table:style-name="Table5.A3" office:value-type="string">
            <text:p text:style-name="P18"><text:span text:style-name="T7">+28</text:span></text:p>
          </table:table-cell>
          <table:table-cell table:style-name="Table5.A3" office:value-type="string">
            <text:p text:style-name="P18"><text:span text:style-name="T7">+18</text:span></text:p>
          </table:table-cell>
          <table:table-cell table:style-name="Table5.A3" office:value-type="string">
            <text:p text:style-name="P18"><text:span text:style-name="T7">+13</text:span></text:p>
          </table:table-cell>
          <table:table-cell table:style-name="Table5.A3" office:value-type="string">
            <text:p text:style-name="P18"><text:span text:style-name="T7">+15</text:span></text:p>
          </table:table-cell>
          <table:table-cell table:style-name="Table5.A3" office:value-type="string">
            <text:p text:style-name="P18"><text:span text:style-name="T7">14d4 (26)</text:span></text:p>
          </table:table-cell>
          <table:table-cell table:style-name="Table5.A3" office:value-type="string">
            <text:p text:style-name="P18"><text:span text:style-name="T7">23</text:span></text:p>
          </table:table-cell>
        </table:table-row>
        <table:table-row table:style-name="Table5.2">
          <table:table-cell table:style-name="Table5.A3" office:value-type="string">
            <text:p text:style-name="P4"><text:span text:style-name="T7">Old</text:span></text:p>
          </table:table-cell>
          <table:table-cell table:style-name="Table5.A3" office:value-type="string">
            <text:p text:style-name="P18"><text:span text:style-name="T7">H</text:span></text:p>
          </table:table-cell>
          <table:table-cell table:style-name="Table5.A3" office:value-type="string">
            <text:p text:style-name="P18"><text:span text:style-name="T7">25d12+125 (287)</text:span></text:p>
          </table:table-cell>
          <table:table-cell table:style-name="Table5.A3" office:value-type="string">
            <text:p text:style-name="P18"><text:span text:style-name="T7">29</text:span></text:p>
          </table:table-cell>
          <table:table-cell table:style-name="Table5.A3" office:value-type="string">
            <text:p text:style-name="P18"><text:span text:style-name="T7">10</text:span></text:p>
          </table:table-cell>
          <table:table-cell table:style-name="Table5.A3" office:value-type="string">
            <text:p text:style-name="P18"><text:span text:style-name="T7">21</text:span></text:p>
          </table:table-cell>
          <table:table-cell table:style-name="Table5.A3" office:value-type="string">
            <text:p text:style-name="P18"><text:span text:style-name="T7">14</text:span></text:p>
          </table:table-cell>
          <table:table-cell table:style-name="Table5.A3" office:value-type="string">
            <text:p text:style-name="P18"><text:span text:style-name="T7">15</text:span></text:p>
          </table:table-cell>
          <table:table-cell table:style-name="Table5.A3" office:value-type="string">
            <text:p text:style-name="P18"><text:span text:style-name="T7">14</text:span></text:p>
          </table:table-cell>
          <table:table-cell table:style-name="Table5.A3" office:value-type="string">
            <text:p text:style-name="P18"><text:span text:style-name="T7">+25/+42</text:span></text:p>
          </table:table-cell>
          <table:table-cell table:style-name="Table5.A3" office:value-type="string">
            <text:p text:style-name="P18"><text:span text:style-name="T7">+32</text:span></text:p>
          </table:table-cell>
          <table:table-cell table:style-name="Table5.A3" office:value-type="string">
            <text:p text:style-name="P18"><text:span text:style-name="T7">+19</text:span></text:p>
          </table:table-cell>
          <table:table-cell table:style-name="Table5.A3" office:value-type="string">
            <text:p text:style-name="P18"><text:span text:style-name="T7">+14</text:span></text:p>
          </table:table-cell>
          <table:table-cell table:style-name="Table5.A3" office:value-type="string">
            <text:p text:style-name="P18"><text:span text:style-name="T7">+16</text:span></text:p>
          </table:table-cell>
          <table:table-cell table:style-name="Table5.A3" office:value-type="string">
            <text:p text:style-name="P18"><text:span text:style-name="T7">16d4 (27)</text:span></text:p>
          </table:table-cell>
          <table:table-cell table:style-name="Table5.A3" office:value-type="string">
            <text:p text:style-name="P18"><text:span text:style-name="T7">24</text:span></text:p>
          </table:table-cell>
        </table:table-row>
        <table:table-row table:style-name="Table5.2">
          <table:table-cell table:style-name="Table5.A3" office:value-type="string">
            <text:p text:style-name="P4"><text:span text:style-name="T7">Very old</text:span></text:p>
          </table:table-cell>
          <table:table-cell table:style-name="Table5.A3" office:value-type="string">
            <text:p text:style-name="P18"><text:span text:style-name="T7">H</text:span></text:p>
          </table:table-cell>
          <table:table-cell table:style-name="Table5.A3" office:value-type="string">
            <text:p text:style-name="P18"><text:span text:style-name="T7">28d12+168 (350)</text:span></text:p>
          </table:table-cell>
          <table:table-cell table:style-name="Table5.A3" office:value-type="string">
            <text:p text:style-name="P18"><text:span text:style-name="T7">31</text:span></text:p>
          </table:table-cell>
          <table:table-cell table:style-name="Table5.A3" office:value-type="string">
            <text:p text:style-name="P18"><text:span text:style-name="T7">10</text:span></text:p>
          </table:table-cell>
          <table:table-cell table:style-name="Table5.A3" office:value-type="string">
            <text:p text:style-name="P18"><text:span text:style-name="T7">23</text:span></text:p>
          </table:table-cell>
          <table:table-cell table:style-name="Table5.A3" office:value-type="string">
            <text:p text:style-name="P18"><text:span text:style-name="T7">16</text:span></text:p>
          </table:table-cell>
          <table:table-cell table:style-name="Table5.A3" office:value-type="string">
            <text:p text:style-name="P18"><text:span text:style-name="T7">17</text:span></text:p>
          </table:table-cell>
          <table:table-cell table:style-name="Table5.A3" office:value-type="string">
            <text:p text:style-name="P18"><text:span text:style-name="T7">16</text:span></text:p>
          </table:table-cell>
          <table:table-cell table:style-name="Table5.A3" office:value-type="string">
            <text:p text:style-name="P18"><text:span text:style-name="T7">+28/+46</text:span></text:p>
          </table:table-cell>
          <table:table-cell table:style-name="Table5.A3" office:value-type="string">
            <text:p text:style-name="P18"><text:span text:style-name="T7">+36</text:span></text:p>
          </table:table-cell>
          <table:table-cell table:style-name="Table5.A3" office:value-type="string">
            <text:p text:style-name="P18"><text:span text:style-name="T7">+22</text:span></text:p>
          </table:table-cell>
          <table:table-cell table:style-name="Table5.A3" office:value-type="string">
            <text:p text:style-name="P18"><text:span text:style-name="T7">+16</text:span></text:p>
          </table:table-cell>
          <table:table-cell table:style-name="Table5.A3" office:value-type="string">
            <text:p text:style-name="P18"><text:span text:style-name="T7">+19</text:span></text:p>
          </table:table-cell>
          <table:table-cell table:style-name="Table5.A3" office:value-type="string">
            <text:p text:style-name="P18"><text:span text:style-name="T7">18d4 (30)</text:span></text:p>
          </table:table-cell>
          <table:table-cell table:style-name="Table5.A3" office:value-type="string">
            <text:p text:style-name="P18"><text:span text:style-name="T7">27</text:span></text:p>
          </table:table-cell>
        </table:table-row>
        <table:table-row table:style-name="Table5.2">
          <table:table-cell table:style-name="Table5.A3" office:value-type="string">
            <text:p text:style-name="P4"><text:span text:style-name="T7">Ancient</text:span></text:p>
          </table:table-cell>
          <table:table-cell table:style-name="Table5.A3" office:value-type="string">
            <text:p text:style-name="P18"><text:span text:style-name="T7">H</text:span></text:p>
          </table:table-cell>
          <table:table-cell table:style-name="Table5.A3" office:value-type="string">
            <text:p text:style-name="P18"><text:span text:style-name="T7">31d12+186 (387)</text:span></text:p>
          </table:table-cell>
          <table:table-cell table:style-name="Table5.A3" office:value-type="string">
            <text:p text:style-name="P18"><text:span text:style-name="T7">33</text:span></text:p>
          </table:table-cell>
          <table:table-cell table:style-name="Table5.A3" office:value-type="string">
            <text:p text:style-name="P18"><text:span text:style-name="T7">10</text:span></text:p>
          </table:table-cell>
          <table:table-cell table:style-name="Table5.A3" office:value-type="string">
            <text:p text:style-name="P18"><text:span text:style-name="T7">23</text:span></text:p>
          </table:table-cell>
          <table:table-cell table:style-name="Table5.A3" office:value-type="string">
            <text:p text:style-name="P18"><text:span text:style-name="T7">16</text:span></text:p>
          </table:table-cell>
          <table:table-cell table:style-name="Table5.A3" office:value-type="string">
            <text:p text:style-name="P18"><text:span text:style-name="T7">17</text:span></text:p>
          </table:table-cell>
          <table:table-cell table:style-name="Table5.A3" office:value-type="string">
            <text:p text:style-name="P18"><text:span text:style-name="T7">16</text:span></text:p>
          </table:table-cell>
          <table:table-cell table:style-name="Table5.A3" office:value-type="string">
            <text:p text:style-name="P18"><text:span text:style-name="T7">+31/+50</text:span></text:p>
          </table:table-cell>
          <table:table-cell table:style-name="Table5.A3" office:value-type="string">
            <text:p text:style-name="P18"><text:span text:style-name="T7">+40</text:span></text:p>
          </table:table-cell>
          <table:table-cell table:style-name="Table5.A3" office:value-type="string">
            <text:p text:style-name="P18"><text:span text:style-name="T7">+23</text:span></text:p>
          </table:table-cell>
          <table:table-cell table:style-name="Table5.A3" office:value-type="string">
            <text:p text:style-name="P18"><text:span text:style-name="T7">+17</text:span></text:p>
          </table:table-cell>
          <table:table-cell table:style-name="Table5.A3" office:value-type="string">
            <text:p text:style-name="P18"><text:span text:style-name="T7">+20</text:span></text:p>
          </table:table-cell>
          <table:table-cell table:style-name="Table5.A3" office:value-type="string">
            <text:p text:style-name="P18"><text:span text:style-name="T7">20d4 (31)</text:span></text:p>
          </table:table-cell>
          <table:table-cell table:style-name="Table5.A3" office:value-type="string">
            <text:p text:style-name="P18"><text:span text:style-name="T7">28</text:span></text:p>
          </table:table-cell>
        </table:table-row>
        <table:table-row table:style-name="Table5.2">
          <table:table-cell table:style-name="Table5.A3" office:value-type="string">
            <text:p text:style-name="P4"><text:span text:style-name="T7">Wyrm</text:span></text:p>
          </table:table-cell>
          <table:table-cell table:style-name="Table5.A3" office:value-type="string">
            <text:p text:style-name="P18"><text:span text:style-name="T7">G</text:span></text:p>
          </table:table-cell>
          <table:table-cell table:style-name="Table5.A3" office:value-type="string">
            <text:p text:style-name="P18"><text:span text:style-name="T7">34d12+238 (459)</text:span></text:p>
          </table:table-cell>
          <table:table-cell table:style-name="Table5.A3" office:value-type="string">
            <text:p text:style-name="P18"><text:span text:style-name="T7">35</text:span></text:p>
          </table:table-cell>
          <table:table-cell table:style-name="Table5.A3" office:value-type="string">
            <text:p text:style-name="P18"><text:span text:style-name="T7">10</text:span></text:p>
          </table:table-cell>
          <table:table-cell table:style-name="Table5.A3" office:value-type="string">
            <text:p text:style-name="P18"><text:span text:style-name="T7">25</text:span></text:p>
          </table:table-cell>
          <table:table-cell table:style-name="Table5.A3" office:value-type="string">
            <text:p text:style-name="P18"><text:span text:style-name="T7">18</text:span></text:p>
          </table:table-cell>
          <table:table-cell table:style-name="Table5.A3" office:value-type="string">
            <text:p text:style-name="P18"><text:span text:style-name="T7">19</text:span></text:p>
          </table:table-cell>
          <table:table-cell table:style-name="Table5.A3" office:value-type="string">
            <text:p text:style-name="P18"><text:span text:style-name="T7">18</text:span></text:p>
          </table:table-cell>
          <table:table-cell table:style-name="Table5.A3" office:value-type="string">
            <text:p text:style-name="P18"><text:span text:style-name="T7">+34/+58</text:span></text:p>
          </table:table-cell>
          <table:table-cell table:style-name="Table5.A3" office:value-type="string">
            <text:p text:style-name="P18"><text:span text:style-name="T7">+42</text:span></text:p>
          </table:table-cell>
          <table:table-cell table:style-name="Table5.A3" office:value-type="string">
            <text:p text:style-name="P18"><text:span text:style-name="T7">+26</text:span></text:p>
          </table:table-cell>
          <table:table-cell table:style-name="Table5.A3" office:value-type="string">
            <text:p text:style-name="P18"><text:span text:style-name="T7">+19</text:span></text:p>
          </table:table-cell>
          <table:table-cell table:style-name="Table5.A3" office:value-type="string">
            <text:p text:style-name="P18"><text:span text:style-name="T7">+23</text:span></text:p>
          </table:table-cell>
          <table:table-cell table:style-name="Table5.A3" office:value-type="string">
            <text:p text:style-name="P18"><text:span text:style-name="T7">22d4 (34)</text:span></text:p>
          </table:table-cell>
          <table:table-cell table:style-name="Table5.A3" office:value-type="string">
            <text:p text:style-name="P18"><text:span text:style-name="T7">31</text:span></text:p>
          </table:table-cell>
        </table:table-row>
        <table:table-row table:style-name="Table5.2">
          <table:table-cell table:style-name="Table5.A14" office:value-type="string">
            <text:p text:style-name="P16"><text:span text:style-name="T7">Great wyrm</text:span></text:p>
          </table:table-cell>
          <table:table-cell table:style-name="Table5.A14" office:value-type="string">
            <text:p text:style-name="P19"><text:span text:style-name="T7">G</text:span></text:p>
          </table:table-cell>
          <table:table-cell table:style-name="Table5.A14" office:value-type="string">
            <text:p text:style-name="P19"><text:span text:style-name="T7">37d12+296 (536)</text:span></text:p>
          </table:table-cell>
          <table:table-cell table:style-name="Table5.A14" office:value-type="string">
            <text:p text:style-name="P19"><text:span text:style-name="T7">37</text:span></text:p>
          </table:table-cell>
          <table:table-cell table:style-name="Table5.A14" office:value-type="string">
            <text:p text:style-name="P19"><text:span text:style-name="T7">10</text:span></text:p>
          </table:table-cell>
          <table:table-cell table:style-name="Table5.A14" office:value-type="string">
            <text:p text:style-name="P19"><text:span text:style-name="T7">27</text:span></text:p>
          </table:table-cell>
          <table:table-cell table:style-name="Table5.A14" office:value-type="string">
            <text:p text:style-name="P19"><text:span text:style-name="T7">20</text:span></text:p>
          </table:table-cell>
          <table:table-cell table:style-name="Table5.A14" office:value-type="string">
            <text:p text:style-name="P19"><text:span text:style-name="T7">21</text:span></text:p>
          </table:table-cell>
          <table:table-cell table:style-name="Table5.A14" office:value-type="string">
            <text:p text:style-name="P19"><text:span text:style-name="T7">20</text:span></text:p>
          </table:table-cell>
          <table:table-cell table:style-name="Table5.A14" office:value-type="string">
            <text:p text:style-name="P19"><text:span text:style-name="T7">+37/+62</text:span></text:p>
          </table:table-cell>
          <table:table-cell table:style-name="Table5.A14" office:value-type="string">
            <text:p text:style-name="P19"><text:span text:style-name="T7">+46</text:span></text:p>
          </table:table-cell>
          <table:table-cell table:style-name="Table5.A14" office:value-type="string">
            <text:p text:style-name="P19"><text:span text:style-name="T7">+28</text:span></text:p>
          </table:table-cell>
          <table:table-cell table:style-name="Table5.A14" office:value-type="string">
            <text:p text:style-name="P19"><text:span text:style-name="T7">+20</text:span></text:p>
          </table:table-cell>
          <table:table-cell table:style-name="Table5.A14" office:value-type="string">
            <text:p text:style-name="P19"><text:span text:style-name="T7">+25</text:span></text:p>
          </table:table-cell>
          <table:table-cell table:style-name="Table5.A14" office:value-type="string">
            <text:p text:style-name="P19"><text:span text:style-name="T7">24d4 (36)</text:span></text:p>
          </table:table-cell>
          <table:table-cell table:style-name="Table5.A14" office:value-type="string">
            <text:p text:style-name="P19"><text:span text:style-name="T7">33</text:span></text:p>
          </table:table-cell>
        </table:table-row>
      </table:table>
      <text:p text:style-name="P1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columns-spanned="7" office:value-type="string">
            <text:h text:style-name="P26" text:outline-level="8"><text:span text:style-name="T1">Black Dragon Abilities by Age</text:span></text:h>
          </table:table-cell>
          <table:covered-table-cell/>
          <table:covered-table-cell/>
          <table:covered-table-cell/>
          <table:covered-table-cell/>
          <table:covered-table-cell/>
          <table:covered-table-cell/>
        </table:table-row>
        <table:table-row table:style-name="Table6.2">
          <table:table-cell table:style-name="Table6.A2" office:value-type="string">
            <text:h text:style-name="P30" text:outline-level="5"><text:span text:style-name="T1">Age</text:span></text:h>
          </table:table-cell>
          <table:table-cell table:style-name="Table6.A2" office:value-type="string">
            <text:h text:style-name="P30" text:outline-level="5"><text:span text:style-name="T1">Speed</text:span></text:h>
          </table:table-cell>
          <table:table-cell table:style-name="Table6.A2" office:value-type="string">
            <text:h text:style-name="P31" text:outline-level="5"><text:span text:style-name="T1">Initiative</text:span></text:h>
          </table:table-cell>
          <table:table-cell table:style-name="Table6.A2" office:value-type="string">
            <text:h text:style-name="P30" text:outline-level="5"><text:span text:style-name="T1">AC</text:span></text:h>
          </table:table-cell>
          <table:table-cell table:style-name="Table6.A2" office:value-type="string">
            <text:h text:style-name="P30" text:outline-level="5"><text:span text:style-name="T1">Special Abilities</text:span></text:h>
          </table:table-cell>
          <table:table-cell table:style-name="Table6.A2" office:value-type="string">
            <text:h text:style-name="P30" text:outline-level="5"><text:span text:style-name="T1">Caster Level</text:span></text:h>
          </table:table-cell>
          <table:table-cell table:style-name="Table6.A2" office:value-type="string">
            <text:h text:style-name="P30" text:outline-level="5"><text:span text:style-name="T1">SR</text:span></text:h>
          </table:table-cell>
        </table:table-row>
        <table:table-row table:style-name="Table6.2">
          <table:table-cell table:style-name="Table6.A2" office:value-type="string">
            <text:p text:style-name="P4"><text:span text:style-name="T9">Wyrmling</text:span></text:p>
          </table:table-cell>
          <table:table-cell table:style-name="Table6.A2" office:value-type="string">
            <text:p text:style-name="P4"><text:span text:style-name="T9">60 ft., fly 100 ft. (average),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15 (+2 size,+3 natural), touch 12, flat-footed 15</text:span></text:p>
          </table:table-cell>
          <table:table-cell table:style-name="Table6.A2" office:value-type="string">
            <text:p text:style-name="P4"><text:span text:style-name="T9">Immunity to acid, water breathing</text:span></text:p>
          </table:table-cell>
          <table:table-cell table:style-name="Table6.A2" office:value-type="string">
            <text:p text:style-name="P4"><text:span text:style-name="T9">—</text:span></text:p>
          </table:table-cell>
          <table:table-cell table:style-name="Table6.A2" office:value-type="string">
            <text:p text:style-name="P4"><text:span text:style-name="T9">—</text:span></text:p>
          </table:table-cell>
        </table:table-row>
        <table:table-row table:style-name="Table6.2">
          <table:table-cell table:style-name="Table6.A2" office:value-type="string">
            <text:p text:style-name="P4"><text:span text:style-name="T9">Very young</text:span></text:p>
          </table:table-cell>
          <table:table-cell table:style-name="Table6.A2" office:value-type="string">
            <text:p text:style-name="P4"><text:span text:style-name="T9">60 ft., fly 100 ft. (average),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17 (+1 size,+6 natural), touch 11, flat-footed 17</text:span></text:p>
          </table:table-cell>
          <table:table-cell table:style-name="Table6.A2" office:value-type="string">
            <text:p text:style-name="P22"/>
          </table:table-cell>
          <table:table-cell table:style-name="Table6.A2" office:value-type="string">
            <text:p text:style-name="P4"><text:span text:style-name="T9">—</text:span></text:p>
          </table:table-cell>
          <table:table-cell table:style-name="Table6.A2" office:value-type="string">
            <text:p text:style-name="P4"><text:span text:style-name="T9">—</text:span></text:p>
          </table:table-cell>
        </table:table-row>
        <table:table-row table:style-name="Table6.2">
          <table:table-cell table:style-name="Table6.A2" office:value-type="string">
            <text:p text:style-name="P4"><text:span text:style-name="T9">Young</text:span></text:p>
          </table:table-cell>
          <table:table-cell table:style-name="Table6.A2" office:value-type="string">
            <text:p text:style-name="P4"><text:span text:style-name="T9">60 ft., fly 150 ft. (poor),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19 (+9 natural), touch 10, flat-footed 19 </text:span></text:p>
          </table:table-cell>
          <table:table-cell table:style-name="Table6.A2" office:value-type="string">
            <text:p text:style-name="P22"/>
          </table:table-cell>
          <table:table-cell table:style-name="Table6.A2" office:value-type="string">
            <text:p text:style-name="P4"><text:span text:style-name="T9">—</text:span></text:p>
          </table:table-cell>
          <table:table-cell table:style-name="Table6.A2" office:value-type="string">
            <text:p text:style-name="P4"><text:span text:style-name="T9">—</text:span></text:p>
          </table:table-cell>
        </table:table-row>
        <table:table-row table:style-name="Table6.2">
          <table:table-cell table:style-name="Table6.A2" office:value-type="string">
            <text:p text:style-name="P4"><text:span text:style-name="T9">Juvenile</text:span></text:p>
          </table:table-cell>
          <table:table-cell table:style-name="Table6.A2" office:value-type="string">
            <text:p text:style-name="P4"><text:span text:style-name="T9">60 ft., fly 150 ft. (poor),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22 (+12 natural), touch 10, flat-footed 22</text:span></text:p>
          </table:table-cell>
          <table:table-cell table:style-name="Table6.A2" office:value-type="string">
            <text:p text:style-name="P4"><text:span text:style-name="T10">Darkness</text:span></text:p>
          </table:table-cell>
          <table:table-cell table:style-name="Table6.A2" office:value-type="string">
            <text:p text:style-name="P4"><text:span text:style-name="T9">—</text:span></text:p>
          </table:table-cell>
          <table:table-cell table:style-name="Table6.A2" office:value-type="string">
            <text:p text:style-name="P4"><text:span text:style-name="T9">—</text:span></text:p>
          </table:table-cell>
        </table:table-row>
        <table:table-row table:style-name="Table6.2">
          <table:table-cell table:style-name="Table6.A2" office:value-type="string">
            <text:p text:style-name="P4"><text:span text:style-name="T9">Young adult</text:span></text:p>
          </table:table-cell>
          <table:table-cell table:style-name="Table6.A2" office:value-type="string">
            <text:p text:style-name="P4"><text:span text:style-name="T9">60 ft., fly 150 ft. (poor),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24 (–1 size,+15 natural), touch 9, flat-footed 24</text:span></text:p>
          </table:table-cell>
          <table:table-cell table:style-name="Table6.A2" office:value-type="string">
            <text:p text:style-name="P4"><text:span text:style-name="T9">DR 5/magic</text:span></text:p>
          </table:table-cell>
          <table:table-cell table:style-name="Table6.A2" office:value-type="string">
            <text:p text:style-name="P4"><text:span text:style-name="T9">1st</text:span></text:p>
          </table:table-cell>
          <table:table-cell table:style-name="Table6.A2" office:value-type="string">
            <text:p text:style-name="P4"><text:span text:style-name="T9">17</text:span></text:p>
          </table:table-cell>
        </table:table-row>
        <table:table-row table:style-name="Table6.2">
          <table:table-cell table:style-name="Table6.A2" office:value-type="string">
            <text:p text:style-name="P4"><text:span text:style-name="T9">Adult</text:span></text:p>
          </table:table-cell>
          <table:table-cell table:style-name="Table6.A2" office:value-type="string">
            <text:p text:style-name="P4"><text:span text:style-name="T9">60 ft., fly 150 ft. (poor),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27 (–1 size,+18 natural), touch 9, flat-footed 27</text:span></text:p>
          </table:table-cell>
          <table:table-cell table:style-name="Table6.A2" office:value-type="string">
            <text:p text:style-name="P4"><text:span text:style-name="T10">Corrupt water</text:span></text:p>
          </table:table-cell>
          <table:table-cell table:style-name="Table6.A2" office:value-type="string">
            <text:p text:style-name="P4"><text:span text:style-name="T9">3rd</text:span></text:p>
          </table:table-cell>
          <table:table-cell table:style-name="Table6.A2" office:value-type="string">
            <text:p text:style-name="P4"><text:span text:style-name="T9">18</text:span></text:p>
          </table:table-cell>
        </table:table-row>
        <table:table-row table:style-name="Table6.2">
          <table:table-cell table:style-name="Table6.A2" office:value-type="string">
            <text:p text:style-name="P4"><text:span text:style-name="T9">Mature adult</text:span></text:p>
          </table:table-cell>
          <table:table-cell table:style-name="Table6.A2" office:value-type="string">
            <text:p text:style-name="P4"><text:span text:style-name="T9">60 ft., fly 150 ft. (poor),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29 (–2 size,+21 natural), touch 8, flat-footed 29</text:span></text:p>
          </table:table-cell>
          <table:table-cell table:style-name="Table6.A2" office:value-type="string">
            <text:p text:style-name="P4"><text:span text:style-name="T9">DR 10/magic</text:span></text:p>
          </table:table-cell>
          <table:table-cell table:style-name="Table6.A2" office:value-type="string">
            <text:p text:style-name="P4"><text:span text:style-name="T9">5th</text:span></text:p>
          </table:table-cell>
          <table:table-cell table:style-name="Table6.A2" office:value-type="string">
            <text:p text:style-name="P4"><text:span text:style-name="T9">21</text:span></text:p>
          </table:table-cell>
        </table:table-row>
        <table:table-row table:style-name="Table6.2">
          <table:table-cell table:style-name="Table6.A2" office:value-type="string">
            <text:p text:style-name="P4"><text:span text:style-name="T9">Old</text:span></text:p>
          </table:table-cell>
          <table:table-cell table:style-name="Table6.A2" office:value-type="string">
            <text:p text:style-name="P4"><text:span text:style-name="T9">60 ft., fly 150 ft. (poor),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32 (–2 size,+24 natural), touch 8, flat-footed 32</text:span></text:p>
          </table:table-cell>
          <table:table-cell table:style-name="Table6.A2" office:value-type="string">
            <text:p text:style-name="P4"><text:span text:style-name="T10">Plant growth</text:span></text:p>
          </table:table-cell>
          <table:table-cell table:style-name="Table6.A2" office:value-type="string">
            <text:p text:style-name="P4"><text:span text:style-name="T9">7th</text:span></text:p>
          </table:table-cell>
          <table:table-cell table:style-name="Table6.A2" office:value-type="string">
            <text:p text:style-name="P4"><text:span text:style-name="T9">22</text:span></text:p>
          </table:table-cell>
        </table:table-row>
        <table:table-row table:style-name="Table6.2">
          <table:table-cell table:style-name="Table6.A2" office:value-type="string">
            <text:p text:style-name="P4"><text:span text:style-name="T9">Very old</text:span></text:p>
          </table:table-cell>
          <table:table-cell table:style-name="Table6.A2" office:value-type="string">
            <text:p text:style-name="P4"><text:span text:style-name="T9">60 ft., fly 150 ft. (poor),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35 (–2 size,+27 natural), touch 8, flat-footed 35</text:span></text:p>
          </table:table-cell>
          <table:table-cell table:style-name="Table6.A2" office:value-type="string">
            <text:p text:style-name="P4"><text:span text:style-name="T9">DR 15/magic</text:span></text:p>
          </table:table-cell>
          <table:table-cell table:style-name="Table6.A2" office:value-type="string">
            <text:p text:style-name="P4"><text:span text:style-name="T9">9th</text:span></text:p>
          </table:table-cell>
          <table:table-cell table:style-name="Table6.A2" office:value-type="string">
            <text:p text:style-name="P4"><text:span text:style-name="T9">23</text:span></text:p>
          </table:table-cell>
        </table:table-row>
        <table:table-row table:style-name="Table6.2">
          <table:table-cell table:style-name="Table6.A2" office:value-type="string">
            <text:p text:style-name="P4"><text:span text:style-name="T9">Ancient</text:span></text:p>
          </table:table-cell>
          <table:table-cell table:style-name="Table6.A2" office:value-type="string">
            <text:p text:style-name="P4"><text:span text:style-name="T9">60 ft., fly 150 ft. (poor),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38 (–2 size,+30 natural), touch 8, flat-footed 38</text:span></text:p>
          </table:table-cell>
          <table:table-cell table:style-name="Table6.A2" office:value-type="string">
            <text:p text:style-name="P4"><text:span text:style-name="T10">Insect plague</text:span></text:p>
          </table:table-cell>
          <table:table-cell table:style-name="Table6.A2" office:value-type="string">
            <text:p text:style-name="P4"><text:span text:style-name="T9">11th</text:span></text:p>
          </table:table-cell>
          <table:table-cell table:style-name="Table6.A2" office:value-type="string">
            <text:p text:style-name="P4"><text:span text:style-name="T9">25</text:span></text:p>
          </table:table-cell>
        </table:table-row>
        <table:table-row table:style-name="Table6.2">
          <table:table-cell table:style-name="Table6.A2" office:value-type="string">
            <text:p text:style-name="P4"><text:span text:style-name="T9">Wyrm</text:span></text:p>
          </table:table-cell>
          <table:table-cell table:style-name="Table6.A2" office:value-type="string">
            <text:p text:style-name="P4"><text:span text:style-name="T9">60 ft., fly 200 ft. (clumsy), swim 60 ft.</text:span></text:p>
          </table:table-cell>
          <table:table-cell table:style-name="Table6.A2" office:value-type="string">
            <text:p text:style-name="P18"><text:span text:style-name="T9">+0</text:span></text:p>
          </table:table-cell>
          <table:table-cell table:style-name="Table6.A2" office:value-type="string">
            <text:p text:style-name="P4"><text:span text:style-name="T9">39 (–4 size,+33 natural), touch 6, flat-footed 39</text:span></text:p>
          </table:table-cell>
          <table:table-cell table:style-name="Table6.A2" office:value-type="string">
            <text:p text:style-name="P4"><text:span text:style-name="T9">DR 20/magic</text:span></text:p>
          </table:table-cell>
          <table:table-cell table:style-name="Table6.A2" office:value-type="string">
            <text:p text:style-name="P4"><text:span text:style-name="T9">13th</text:span></text:p>
          </table:table-cell>
          <table:table-cell table:style-name="Table6.A2" office:value-type="string">
            <text:p text:style-name="P4"><text:span text:style-name="T9">26</text:span></text:p>
          </table:table-cell>
        </table:table-row>
        <table:table-row table:style-name="Table6.2">
          <table:table-cell table:style-name="Table6.A14" office:value-type="string">
            <text:p text:style-name="P16"><text:span text:style-name="T9">Great wyrm</text:span></text:p>
          </table:table-cell>
          <table:table-cell table:style-name="Table6.A14" office:value-type="string">
            <text:p text:style-name="P16"><text:span text:style-name="T9">60 ft., fly 200 ft. (clumsy), swim 60 ft.</text:span></text:p>
          </table:table-cell>
          <table:table-cell table:style-name="Table6.A14" office:value-type="string">
            <text:p text:style-name="P19"><text:span text:style-name="T9">+0</text:span></text:p>
          </table:table-cell>
          <table:table-cell table:style-name="Table6.A14" office:value-type="string">
            <text:p text:style-name="P16"><text:span text:style-name="T9">42 (–4 size,+36 natural), touch 6, flat-footed 42</text:span></text:p>
          </table:table-cell>
          <table:table-cell table:style-name="Table6.A14" office:value-type="string">
            <text:p text:style-name="P16"><text:span text:style-name="T10">Charm reptiles</text:span></text:p>
          </table:table-cell>
          <table:table-cell table:style-name="Table6.A14" office:value-type="string">
            <text:p text:style-name="P16"><text:span text:style-name="T9">15th</text:span></text:p>
          </table:table-cell>
          <table:table-cell table:style-name="Table6.A14" office:value-type="string">
            <text:p text:style-name="P16"><text:span text:style-name="T9">28</text:span></text:p>
          </table:table-cell>
        </table:table-row>
      </table:table>
      <text:p text:style-name="P4"><text:span text:style-name="T16">Black dragon are sometimes known as skull dragons because of their skeletal faces. Adding to the skeletal impression is the gradual deterioration of the hide around the base of the horn and the cheekbones. This deterioration increases with age and does not harm the dragon. On hatching, a black dragon’s scales are thin, small, and glossy. As the dragon ages, they become larger, thicker, and duller, helping it camouflage itself in swamps and marshes.</text:span></text:p>
      <text:p text:style-name="P4"><text:span text:style-name="T16">Black dragons are especially fond of coins. Older dragons sometimes capture and question humanoids about stockpiles of gold, silver, and platinum coins before killing them.</text:span></text:p>
      <text:p text:style-name="P4"><text:span text:style-name="T22">Combat</text:span></text:p>
      <text:p text:style-name="P4"><text:span text:style-name="T16">Black dragons prefer to ambush their targets, using their surroundings as cover. When fighting in heavily forested swamps and marshes, they try to stay in the water or on the ground; trees and leafy canopies limit their aerial maneuverability. When outmatched, a black dragon attempts to fly out of sight, so as not to leave tracks, and hide in a deep pond or bog.</text:span></text:p>
      <text:p text:style-name="P4"><text:span text:style-name="T17">Breath Weapon (Su):</text:span><text:span text:style-name="T16"> A black dragon has one type of breath weapon, a line of acid.</text:span></text:p>
      <text:p text:style-name="P4"><text:span text:style-name="T17">Water Breathing (Ex):</text:span><text:span text:style-name="T16"> A black dragon can breathe underwater indefinitely and can freely use its breath weapon, spells, and other abilities while submerged.</text:span></text:p>
      <text:p text:style-name="P4"><text:span text:style-name="T19">Corrupt Water </text:span><text:span text:style-name="T17">(Sp):</text:span><text:span text:style-name="T16"> Once per day an adult or older black dragon can stagnate 10 cubic feet of water, making it become still, foul, and unable to support animal life. The ability spoils liquids containing water. Magic items (such as potions) and items in a creature’s possession must succeed on a Will save (DC equal to that of the dragon’s frightful presence) or become fouled. This ability is the equivalent of a 1st-level spell. Its range is equal to that of the dragon’s frightful presence.</text:span></text:p>
      <text:p text:style-name="P4"><text:span text:style-name="T19">Charm Reptiles </text:span><text:span text:style-name="T17">(Sp):</text:span><text:span text:style-name="T16"> A great wyrm black dragon can use this ability three times per day. It works as a </text:span><text:span text:style-name="T18">mass charm </text:span><text:span text:style-name="T16">spell that affects only reptilian animals. The dragon can communicate with any charmed reptiles as though casting a </text:span><text:span text:style-name="T18">speak with animals </text:span><text:span text:style-name="T16">spell. This ability is the equivalent of a 1st-level spell.</text:span></text:p>
      <text:p text:style-name="P4"><text:span text:style-name="T17">Other Spell-Like Abilities:</text:span><text:span text:style-name="T16"> 3/day—</text:span><text:span text:style-name="T18">darkness </text:span><text:span text:style-name="T16">(juvenile or older; radius 10 feet per age category), </text:span><text:span text:style-name="T18">insect plague </text:span><text:span text:style-name="T16">(ancient or older); 1/day—</text:span><text:span text:style-name="T18">plant growth </text:span><text:span text:style-name="T16">(old or older).</text:span></text:p>
      <text:p text:style-name="P4"><text:span text:style-name="T17">Skills:</text:span><text:span text:style-name="T16"> Hide, Move Silently, and Swim are considered class skills for black dragons.</text:span></text:p>
      <text:p text:style-name="P5"/>
      <text:p text:style-name="P4"><text:span text:style-name="T20">BLUE DRAGON</text:span></text:p>
      <text:p text:style-name="P4"><text:span text:style-name="T17">Dragon (Earth)</text:span></text:p>
      <text:p text:style-name="P4"><text:span text:style-name="T17">Environment:</text:span><text:span text:style-name="T16"> Temperate deserts</text:span></text:p>
      <text:p text:style-name="P4"><text:span text:style-name="T17">Organization:</text:span><text:span text:style-name="T16"> Wyrmling, very young, young, juvenile, and young adult: solitary or clutch (2–5); adult, mature adult, old, very old, ancient, wyrm, or great wyrm: solitary, pair, or family (1–2 and 2–5 offspring)</text:span></text:p>
      <text:p text:style-name="P4"><text:span text:style-name="T17">Challenge Ratings:</text:span><text:span text:style-name="T16"> Wyrmling 3; very young 4; young 6; juvenile 8; young adult 11; adult 14; mature adult 16; old 18; very old 19; ancient 21; wyrm 23; great wyrm 25</text:span></text:p>
      <text:p text:style-name="P4"><text:span text:style-name="T17">Treasure:</text:span><text:span text:style-name="T16"> Triple standard</text:span></text:p>
      <text:p text:style-name="P4"><text:span text:style-name="T17">Alignment:</text:span><text:span text:style-name="T16"> Always lawful evil</text:span></text:p>
      <text:p text:style-name="P4"><text:span text:style-name="T17">Advancement:</text:span><text:span text:style-name="T16"> Wyrmling 7–8 HD; very young 10–11 HD; young 13–14 HD; juvenile 16–17 HD; young adult 19–20 HD; adult 22–23 HD; mature adult 25–26 HD; old 28–29 HD; very old 31–32 HD; ancient 34–35 HD; wyrm 37–38 HD; great wyrm 40+ HD</text:span></text:p>
      <text:p text:style-name="P4"><text:span text:style-name="T17">Level Adjustment:</text:span><text:span text:style-name="T16"> Wyrmling +4; very young +4; young +5; others —</text:span></text:p>
      <text:p text:style-name="P1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table-column table:style-name="Table7.F"/>
        <table:table-column table:style-name="Table7.J"/>
        <table:table-column table:style-name="Table7.K"/>
        <table:table-column table:style-name="Table7.L"/>
        <table:table-column table:style-name="Table7.M"/>
        <table:table-column table:style-name="Table7.N"/>
        <table:table-column table:style-name="Table7.O"/>
        <table:table-column table:style-name="Table7.P"/>
        <text:soft-page-break/>
        <table:table-row table:style-name="Table7.1">
          <table:table-cell table:style-name="Table7.A1" table:number-columns-spanned="16" office:value-type="string">
            <text:h text:style-name="P28" text:outline-level="6"><text:span text:style-name="T5">Blue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16"><text:span text:style-name="T8">Age</text:span></text:p>
          </table:table-cell>
          <table:table-cell table:style-name="Table7.A2" office:value-type="string">
            <text:p text:style-name="P19"><text:span text:style-name="T8">Size</text:span></text:p>
          </table:table-cell>
          <table:table-cell table:style-name="Table7.A2" office:value-type="string">
            <text:p text:style-name="P19"><text:span text:style-name="T8">Hit Dice (hp)</text:span></text:p>
          </table:table-cell>
          <table:table-cell table:style-name="Table7.A2" office:value-type="string">
            <text:p text:style-name="P19"><text:span text:style-name="T8">Str</text:span></text:p>
          </table:table-cell>
          <table:table-cell table:style-name="Table7.A2" office:value-type="string">
            <text:p text:style-name="P19"><text:span text:style-name="T8">Dex</text:span></text:p>
          </table:table-cell>
          <table:table-cell table:style-name="Table7.A2" office:value-type="string">
            <text:p text:style-name="P19"><text:span text:style-name="T8">Con</text:span></text:p>
          </table:table-cell>
          <table:table-cell table:style-name="Table7.A2" office:value-type="string">
            <text:p text:style-name="P19"><text:span text:style-name="T8">Int</text:span></text:p>
          </table:table-cell>
          <table:table-cell table:style-name="Table7.A2" office:value-type="string">
            <text:p text:style-name="P19"><text:span text:style-name="T8">Wis</text:span></text:p>
          </table:table-cell>
          <table:table-cell table:style-name="Table7.A2" office:value-type="string">
            <text:p text:style-name="P19"><text:span text:style-name="T8">Cha</text:span></text:p>
          </table:table-cell>
          <table:table-cell table:style-name="Table7.A2" office:value-type="string">
            <text:p text:style-name="P19"><text:span text:style-name="T8">Base Attack/</text:span></text:p>
            <text:p text:style-name="P19"><text:span text:style-name="T8">Grapple</text:span></text:p>
          </table:table-cell>
          <table:table-cell table:style-name="Table7.A2" office:value-type="string">
            <text:p text:style-name="P19"><text:span text:style-name="T8">Attack</text:span></text:p>
          </table:table-cell>
          <table:table-cell table:style-name="Table7.A2" office:value-type="string">
            <text:p text:style-name="P19"><text:span text:style-name="T8">Fort Save</text:span></text:p>
          </table:table-cell>
          <table:table-cell table:style-name="Table7.A2" office:value-type="string">
            <text:p text:style-name="P19"><text:span text:style-name="T8">Ref Save</text:span></text:p>
          </table:table-cell>
          <table:table-cell table:style-name="Table7.A2" office:value-type="string">
            <text:p text:style-name="P19"><text:span text:style-name="T8">Will Save</text:span></text:p>
          </table:table-cell>
          <table:table-cell table:style-name="Table7.A2" office:value-type="string">
            <text:p text:style-name="P19"><text:span text:style-name="T8">Breath Weapon (DC)</text:span></text:p>
          </table:table-cell>
          <table:table-cell table:style-name="Table7.A2" office:value-type="string">
            <text:p text:style-name="P19"><text:span text:style-name="T8">Frightful Presence DC</text:span></text:p>
          </table:table-cell>
        </table:table-row>
        <table:table-row table:style-name="Table7.2">
          <table:table-cell table:style-name="Table7.A3" office:value-type="string">
            <text:p text:style-name="P16"><text:span text:style-name="T7">Wyrmling</text:span></text:p>
          </table:table-cell>
          <table:table-cell table:style-name="Table7.A3" office:value-type="string">
            <text:p text:style-name="P19"><text:span text:style-name="T7">S</text:span></text:p>
          </table:table-cell>
          <table:table-cell table:style-name="Table7.A3" office:value-type="string">
            <text:p text:style-name="P19"><text:span text:style-name="T7">6d12+6 (45)</text:span></text:p>
          </table:table-cell>
          <table:table-cell table:style-name="Table7.A3" office:value-type="string">
            <text:p text:style-name="P19"><text:span text:style-name="T7">13</text:span></text:p>
          </table:table-cell>
          <table:table-cell table:style-name="Table7.A3" office:value-type="string">
            <text:p text:style-name="P19"><text:span text:style-name="T7">10</text:span></text:p>
          </table:table-cell>
          <table:table-cell table:style-name="Table7.A3" office:value-type="string">
            <text:p text:style-name="P19"><text:span text:style-name="T7">13</text:span></text:p>
          </table:table-cell>
          <table:table-cell table:style-name="Table7.A3" office:value-type="string">
            <text:p text:style-name="P19"><text:span text:style-name="T7">10</text:span></text:p>
          </table:table-cell>
          <table:table-cell table:style-name="Table7.A3" office:value-type="string">
            <text:p text:style-name="P19"><text:span text:style-name="T7">11</text:span></text:p>
          </table:table-cell>
          <table:table-cell table:style-name="Table7.A3" office:value-type="string">
            <text:p text:style-name="P19"><text:span text:style-name="T7">10</text:span></text:p>
          </table:table-cell>
          <table:table-cell table:style-name="Table7.A3" office:value-type="string">
            <text:p text:style-name="P19"><text:span text:style-name="T7">+6/+3</text:span></text:p>
          </table:table-cell>
          <table:table-cell table:style-name="Table7.A3" office:value-type="string">
            <text:p text:style-name="P19"><text:span text:style-name="T7">+8</text:span></text:p>
          </table:table-cell>
          <table:table-cell table:style-name="Table7.A3" office:value-type="string">
            <text:p text:style-name="P19"><text:span text:style-name="T7">+6</text:span></text:p>
          </table:table-cell>
          <table:table-cell table:style-name="Table7.A3" office:value-type="string">
            <text:p text:style-name="P19"><text:span text:style-name="T7">+5</text:span></text:p>
          </table:table-cell>
          <table:table-cell table:style-name="Table7.A3" office:value-type="string">
            <text:p text:style-name="P19"><text:span text:style-name="T7">+5</text:span></text:p>
          </table:table-cell>
          <table:table-cell table:style-name="Table7.A3" office:value-type="string">
            <text:p text:style-name="P19"><text:span text:style-name="T7">2d8 (14)</text:span></text:p>
          </table:table-cell>
          <table:table-cell table:style-name="Table7.A3" office:value-type="string">
            <text:p text:style-name="P19"><text:span text:style-name="T7">—</text:span></text:p>
          </table:table-cell>
        </table:table-row>
        <table:table-row table:style-name="Table7.2">
          <table:table-cell table:style-name="Table7.A3" office:value-type="string">
            <text:p text:style-name="P4"><text:span text:style-name="T7">Very young</text:span></text:p>
          </table:table-cell>
          <table:table-cell table:style-name="Table7.A3" office:value-type="string">
            <text:p text:style-name="P18"><text:span text:style-name="T7">M</text:span></text:p>
          </table:table-cell>
          <table:table-cell table:style-name="Table7.A3" office:value-type="string">
            <text:p text:style-name="P18"><text:span text:style-name="T7">9d12+18 (76)</text:span></text:p>
          </table:table-cell>
          <table:table-cell table:style-name="Table7.A3" office:value-type="string">
            <text:p text:style-name="P18"><text:span text:style-name="T7">15</text:span></text:p>
          </table:table-cell>
          <table:table-cell table:style-name="Table7.A3" office:value-type="string">
            <text:p text:style-name="P18"><text:span text:style-name="T7">10</text:span></text:p>
          </table:table-cell>
          <table:table-cell table:style-name="Table7.A3" office:value-type="string">
            <text:p text:style-name="P18"><text:span text:style-name="T7">15</text:span></text:p>
          </table:table-cell>
          <table:table-cell table:style-name="Table7.A3" office:value-type="string">
            <text:p text:style-name="P18"><text:span text:style-name="T7">10</text:span></text:p>
          </table:table-cell>
          <table:table-cell table:style-name="Table7.A3" office:value-type="string">
            <text:p text:style-name="P18"><text:span text:style-name="T7">11</text:span></text:p>
          </table:table-cell>
          <table:table-cell table:style-name="Table7.A3" office:value-type="string">
            <text:p text:style-name="P18"><text:span text:style-name="T7">10</text:span></text:p>
          </table:table-cell>
          <table:table-cell table:style-name="Table7.A3" office:value-type="string">
            <text:p text:style-name="P18"><text:span text:style-name="T7">+9/+11</text:span></text:p>
          </table:table-cell>
          <table:table-cell table:style-name="Table7.A3" office:value-type="string">
            <text:p text:style-name="P18"><text:span text:style-name="T7">+11</text:span></text:p>
          </table:table-cell>
          <table:table-cell table:style-name="Table7.A3" office:value-type="string">
            <text:p text:style-name="P18"><text:span text:style-name="T7">+8</text:span></text:p>
          </table:table-cell>
          <table:table-cell table:style-name="Table7.A3" office:value-type="string">
            <text:p text:style-name="P18"><text:span text:style-name="T7">+6</text:span></text:p>
          </table:table-cell>
          <table:table-cell table:style-name="Table7.A3" office:value-type="string">
            <text:p text:style-name="P18"><text:span text:style-name="T7">+6</text:span></text:p>
          </table:table-cell>
          <table:table-cell table:style-name="Table7.A3" office:value-type="string">
            <text:p text:style-name="P18"><text:span text:style-name="T7">4d8 (16)</text:span></text:p>
          </table:table-cell>
          <table:table-cell table:style-name="Table7.A3" office:value-type="string">
            <text:p text:style-name="P18"><text:span text:style-name="T7">—</text:span></text:p>
          </table:table-cell>
        </table:table-row>
        <table:table-row table:style-name="Table7.2">
          <table:table-cell table:style-name="Table7.A3" office:value-type="string">
            <text:p text:style-name="P4"><text:span text:style-name="T7">Young</text:span></text:p>
          </table:table-cell>
          <table:table-cell table:style-name="Table7.A3" office:value-type="string">
            <text:p text:style-name="P18"><text:span text:style-name="T7">M</text:span></text:p>
          </table:table-cell>
          <table:table-cell table:style-name="Table7.A3" office:value-type="string">
            <text:p text:style-name="P18"><text:span text:style-name="T7">12d12+24 (102)</text:span></text:p>
          </table:table-cell>
          <table:table-cell table:style-name="Table7.A3" office:value-type="string">
            <text:p text:style-name="P18"><text:span text:style-name="T7">17</text:span></text:p>
          </table:table-cell>
          <table:table-cell table:style-name="Table7.A3" office:value-type="string">
            <text:p text:style-name="P18"><text:span text:style-name="T7">10</text:span></text:p>
          </table:table-cell>
          <table:table-cell table:style-name="Table7.A3" office:value-type="string">
            <text:p text:style-name="P18"><text:span text:style-name="T7">15</text:span></text:p>
          </table:table-cell>
          <table:table-cell table:style-name="Table7.A3" office:value-type="string">
            <text:p text:style-name="P18"><text:span text:style-name="T7">12</text:span></text:p>
          </table:table-cell>
          <table:table-cell table:style-name="Table7.A3" office:value-type="string">
            <text:p text:style-name="P18"><text:span text:style-name="T7">13</text:span></text:p>
          </table:table-cell>
          <table:table-cell table:style-name="Table7.A3" office:value-type="string">
            <text:p text:style-name="P18"><text:span text:style-name="T7">12</text:span></text:p>
          </table:table-cell>
          <table:table-cell table:style-name="Table7.A3" office:value-type="string">
            <text:p text:style-name="P18"><text:span text:style-name="T7">+12/+15</text:span></text:p>
          </table:table-cell>
          <table:table-cell table:style-name="Table7.A3" office:value-type="string">
            <text:p text:style-name="P18"><text:span text:style-name="T7">+15</text:span></text:p>
          </table:table-cell>
          <table:table-cell table:style-name="Table7.A3" office:value-type="string">
            <text:p text:style-name="P18"><text:span text:style-name="T7">+10</text:span></text:p>
          </table:table-cell>
          <table:table-cell table:style-name="Table7.A3" office:value-type="string">
            <text:p text:style-name="P18"><text:span text:style-name="T7">+8</text:span></text:p>
          </table:table-cell>
          <table:table-cell table:style-name="Table7.A3" office:value-type="string">
            <text:p text:style-name="P18"><text:span text:style-name="T7">+9</text:span></text:p>
          </table:table-cell>
          <table:table-cell table:style-name="Table7.A3" office:value-type="string">
            <text:p text:style-name="P18"><text:span text:style-name="T7">6d8 (18)</text:span></text:p>
          </table:table-cell>
          <table:table-cell table:style-name="Table7.A3" office:value-type="string">
            <text:p text:style-name="P18"><text:span text:style-name="T7">—</text:span></text:p>
          </table:table-cell>
        </table:table-row>
        <table:table-row table:style-name="Table7.2">
          <table:table-cell table:style-name="Table7.A3" office:value-type="string">
            <text:p text:style-name="P4"><text:span text:style-name="T7">Juvenile</text:span></text:p>
          </table:table-cell>
          <table:table-cell table:style-name="Table7.A3" office:value-type="string">
            <text:p text:style-name="P18"><text:span text:style-name="T7">L</text:span></text:p>
          </table:table-cell>
          <table:table-cell table:style-name="Table7.A3" office:value-type="string">
            <text:p text:style-name="P18"><text:span text:style-name="T7">15d12+45 (142)</text:span></text:p>
          </table:table-cell>
          <table:table-cell table:style-name="Table7.A3" office:value-type="string">
            <text:p text:style-name="P18"><text:span text:style-name="T7">19</text:span></text:p>
          </table:table-cell>
          <table:table-cell table:style-name="Table7.A3" office:value-type="string">
            <text:p text:style-name="P18"><text:span text:style-name="T7">10</text:span></text:p>
          </table:table-cell>
          <table:table-cell table:style-name="Table7.A3" office:value-type="string">
            <text:p text:style-name="P18"><text:span text:style-name="T7">17</text:span></text:p>
          </table:table-cell>
          <table:table-cell table:style-name="Table7.A3" office:value-type="string">
            <text:p text:style-name="P18"><text:span text:style-name="T7">14</text:span></text:p>
          </table:table-cell>
          <table:table-cell table:style-name="Table7.A3" office:value-type="string">
            <text:p text:style-name="P18"><text:span text:style-name="T7">15</text:span></text:p>
          </table:table-cell>
          <table:table-cell table:style-name="Table7.A3" office:value-type="string">
            <text:p text:style-name="P18"><text:span text:style-name="T7">14</text:span></text:p>
          </table:table-cell>
          <table:table-cell table:style-name="Table7.A3" office:value-type="string">
            <text:p text:style-name="P18"><text:span text:style-name="T7">+15/+23</text:span></text:p>
          </table:table-cell>
          <table:table-cell table:style-name="Table7.A3" office:value-type="string">
            <text:p text:style-name="P18"><text:span text:style-name="T7">+18</text:span></text:p>
          </table:table-cell>
          <table:table-cell table:style-name="Table7.A3" office:value-type="string">
            <text:p text:style-name="P18"><text:span text:style-name="T7">+12</text:span></text:p>
          </table:table-cell>
          <table:table-cell table:style-name="Table7.A3" office:value-type="string">
            <text:p text:style-name="P18"><text:span text:style-name="T7">+9</text:span></text:p>
          </table:table-cell>
          <table:table-cell table:style-name="Table7.A3" office:value-type="string">
            <text:p text:style-name="P18"><text:span text:style-name="T7">+11</text:span></text:p>
          </table:table-cell>
          <table:table-cell table:style-name="Table7.A3" office:value-type="string">
            <text:p text:style-name="P18"><text:span text:style-name="T7">8d8 (20)</text:span></text:p>
          </table:table-cell>
          <table:table-cell table:style-name="Table7.A3" office:value-type="string">
            <text:p text:style-name="P18"><text:span text:style-name="T7">—</text:span></text:p>
          </table:table-cell>
        </table:table-row>
        <table:table-row table:style-name="Table7.2">
          <table:table-cell table:style-name="Table7.A3" office:value-type="string">
            <text:p text:style-name="P4"><text:span text:style-name="T7">Young adult</text:span></text:p>
          </table:table-cell>
          <table:table-cell table:style-name="Table7.A3" office:value-type="string">
            <text:p text:style-name="P18"><text:span text:style-name="T7">L</text:span></text:p>
          </table:table-cell>
          <table:table-cell table:style-name="Table7.A3" office:value-type="string">
            <text:p text:style-name="P18"><text:span text:style-name="T7">18d12+72 (189)</text:span></text:p>
          </table:table-cell>
          <table:table-cell table:style-name="Table7.A3" office:value-type="string">
            <text:p text:style-name="P18"><text:span text:style-name="T7">23</text:span></text:p>
          </table:table-cell>
          <table:table-cell table:style-name="Table7.A3" office:value-type="string">
            <text:p text:style-name="P18"><text:span text:style-name="T7">10</text:span></text:p>
          </table:table-cell>
          <table:table-cell table:style-name="Table7.A3" office:value-type="string">
            <text:p text:style-name="P18"><text:span text:style-name="T7">19</text:span></text:p>
          </table:table-cell>
          <table:table-cell table:style-name="Table7.A3" office:value-type="string">
            <text:p text:style-name="P18"><text:span text:style-name="T7">14</text:span></text:p>
          </table:table-cell>
          <table:table-cell table:style-name="Table7.A3" office:value-type="string">
            <text:p text:style-name="P18"><text:span text:style-name="T7">15</text:span></text:p>
          </table:table-cell>
          <table:table-cell table:style-name="Table7.A3" office:value-type="string">
            <text:p text:style-name="P18"><text:span text:style-name="T7">14</text:span></text:p>
          </table:table-cell>
          <table:table-cell table:style-name="Table7.A3" office:value-type="string">
            <text:p text:style-name="P18"><text:span text:style-name="T7">+18/+28</text:span></text:p>
          </table:table-cell>
          <table:table-cell table:style-name="Table7.A3" office:value-type="string">
            <text:p text:style-name="P18"><text:span text:style-name="T7">+23</text:span></text:p>
          </table:table-cell>
          <table:table-cell table:style-name="Table7.A3" office:value-type="string">
            <text:p text:style-name="P18"><text:span text:style-name="T7">+15</text:span></text:p>
          </table:table-cell>
          <table:table-cell table:style-name="Table7.A3" office:value-type="string">
            <text:p text:style-name="P18"><text:span text:style-name="T7">+11</text:span></text:p>
          </table:table-cell>
          <table:table-cell table:style-name="Table7.A3" office:value-type="string">
            <text:p text:style-name="P18"><text:span text:style-name="T7">+13</text:span></text:p>
          </table:table-cell>
          <table:table-cell table:style-name="Table7.A3" office:value-type="string">
            <text:p text:style-name="P18"><text:span text:style-name="T7">10d8 (23)</text:span></text:p>
          </table:table-cell>
          <table:table-cell table:style-name="Table7.A3" office:value-type="string">
            <text:p text:style-name="P18"><text:span text:style-name="T7">21</text:span></text:p>
          </table:table-cell>
        </table:table-row>
        <table:table-row table:style-name="Table7.2">
          <table:table-cell table:style-name="Table7.A3" office:value-type="string">
            <text:p text:style-name="P4"><text:span text:style-name="T7">Adult</text:span></text:p>
          </table:table-cell>
          <table:table-cell table:style-name="Table7.A3" office:value-type="string">
            <text:p text:style-name="P18"><text:span text:style-name="T7">H</text:span></text:p>
          </table:table-cell>
          <table:table-cell table:style-name="Table7.A3" office:value-type="string">
            <text:p text:style-name="P18"><text:span text:style-name="T7">21d12+105 (241)</text:span></text:p>
          </table:table-cell>
          <table:table-cell table:style-name="Table7.A3" office:value-type="string">
            <text:p text:style-name="P18"><text:span text:style-name="T7">27</text:span></text:p>
          </table:table-cell>
          <table:table-cell table:style-name="Table7.A3" office:value-type="string">
            <text:p text:style-name="P18"><text:span text:style-name="T7">10</text:span></text:p>
          </table:table-cell>
          <table:table-cell table:style-name="Table7.A3" office:value-type="string">
            <text:p text:style-name="P18"><text:span text:style-name="T7">21</text:span></text:p>
          </table:table-cell>
          <table:table-cell table:style-name="Table7.A3" office:value-type="string">
            <text:p text:style-name="P18"><text:span text:style-name="T7">16</text:span></text:p>
          </table:table-cell>
          <table:table-cell table:style-name="Table7.A3" office:value-type="string">
            <text:p text:style-name="P18"><text:span text:style-name="T7">17</text:span></text:p>
          </table:table-cell>
          <table:table-cell table:style-name="Table7.A3" office:value-type="string">
            <text:p text:style-name="P18"><text:span text:style-name="T7">16</text:span></text:p>
          </table:table-cell>
          <table:table-cell table:style-name="Table7.A3" office:value-type="string">
            <text:p text:style-name="P18"><text:span text:style-name="T7">+21/+37</text:span></text:p>
          </table:table-cell>
          <table:table-cell table:style-name="Table7.A3" office:value-type="string">
            <text:p text:style-name="P18"><text:span text:style-name="T7">+27</text:span></text:p>
          </table:table-cell>
          <table:table-cell table:style-name="Table7.A3" office:value-type="string">
            <text:p text:style-name="P18"><text:span text:style-name="T7">+17</text:span></text:p>
          </table:table-cell>
          <table:table-cell table:style-name="Table7.A3" office:value-type="string">
            <text:p text:style-name="P18"><text:span text:style-name="T7">+12</text:span></text:p>
          </table:table-cell>
          <table:table-cell table:style-name="Table7.A3" office:value-type="string">
            <text:p text:style-name="P18"><text:span text:style-name="T7">+15</text:span></text:p>
          </table:table-cell>
          <table:table-cell table:style-name="Table7.A3" office:value-type="string">
            <text:p text:style-name="P18"><text:span text:style-name="T7">12d8 (25)</text:span></text:p>
          </table:table-cell>
          <table:table-cell table:style-name="Table7.A3" office:value-type="string">
            <text:p text:style-name="P18"><text:span text:style-name="T7">23</text:span></text:p>
          </table:table-cell>
        </table:table-row>
        <table:table-row table:style-name="Table7.2">
          <table:table-cell table:style-name="Table7.A3" office:value-type="string">
            <text:p text:style-name="P4"><text:span text:style-name="T7">Mature adult</text:span></text:p>
          </table:table-cell>
          <table:table-cell table:style-name="Table7.A3" office:value-type="string">
            <text:p text:style-name="P18"><text:span text:style-name="T7">H</text:span></text:p>
          </table:table-cell>
          <table:table-cell table:style-name="Table7.A3" office:value-type="string">
            <text:p text:style-name="P18"><text:span text:style-name="T7">24d12+120 (276)</text:span></text:p>
          </table:table-cell>
          <table:table-cell table:style-name="Table7.A3" office:value-type="string">
            <text:p text:style-name="P18"><text:span text:style-name="T7">29</text:span></text:p>
          </table:table-cell>
          <table:table-cell table:style-name="Table7.A3" office:value-type="string">
            <text:p text:style-name="P18"><text:span text:style-name="T7">10</text:span></text:p>
          </table:table-cell>
          <table:table-cell table:style-name="Table7.A3" office:value-type="string">
            <text:p text:style-name="P18"><text:span text:style-name="T7">21</text:span></text:p>
          </table:table-cell>
          <table:table-cell table:style-name="Table7.A3" office:value-type="string">
            <text:p text:style-name="P18"><text:span text:style-name="T7">16</text:span></text:p>
          </table:table-cell>
          <table:table-cell table:style-name="Table7.A3" office:value-type="string">
            <text:p text:style-name="P18"><text:span text:style-name="T7">17</text:span></text:p>
          </table:table-cell>
          <table:table-cell table:style-name="Table7.A3" office:value-type="string">
            <text:p text:style-name="P18"><text:span text:style-name="T7">16</text:span></text:p>
          </table:table-cell>
          <table:table-cell table:style-name="Table7.A3" office:value-type="string">
            <text:p text:style-name="P18"><text:span text:style-name="T7">+24/+41</text:span></text:p>
          </table:table-cell>
          <table:table-cell table:style-name="Table7.A3" office:value-type="string">
            <text:p text:style-name="P18"><text:span text:style-name="T7">+31</text:span></text:p>
          </table:table-cell>
          <table:table-cell table:style-name="Table7.A3" office:value-type="string">
            <text:p text:style-name="P18"><text:span text:style-name="T7">+19</text:span></text:p>
          </table:table-cell>
          <table:table-cell table:style-name="Table7.A3" office:value-type="string">
            <text:p text:style-name="P18"><text:span text:style-name="T7">+14</text:span></text:p>
          </table:table-cell>
          <table:table-cell table:style-name="Table7.A3" office:value-type="string">
            <text:p text:style-name="P18"><text:span text:style-name="T7">+17</text:span></text:p>
          </table:table-cell>
          <table:table-cell table:style-name="Table7.A3" office:value-type="string">
            <text:p text:style-name="P18"><text:span text:style-name="T7">14d8 (27)</text:span></text:p>
          </table:table-cell>
          <table:table-cell table:style-name="Table7.A3" office:value-type="string">
            <text:p text:style-name="P18"><text:span text:style-name="T7">25</text:span></text:p>
          </table:table-cell>
        </table:table-row>
        <table:table-row table:style-name="Table7.2">
          <table:table-cell table:style-name="Table7.A3" office:value-type="string">
            <text:p text:style-name="P4"><text:span text:style-name="T7">Old</text:span></text:p>
          </table:table-cell>
          <table:table-cell table:style-name="Table7.A3" office:value-type="string">
            <text:p text:style-name="P18"><text:span text:style-name="T7">H</text:span></text:p>
          </table:table-cell>
          <table:table-cell table:style-name="Table7.A3" office:value-type="string">
            <text:p text:style-name="P18"><text:span text:style-name="T7">27d12+162 (337)</text:span></text:p>
          </table:table-cell>
          <table:table-cell table:style-name="Table7.A3" office:value-type="string">
            <text:p text:style-name="P18"><text:span text:style-name="T7">31</text:span></text:p>
          </table:table-cell>
          <table:table-cell table:style-name="Table7.A3" office:value-type="string">
            <text:p text:style-name="P18"><text:span text:style-name="T7">10</text:span></text:p>
          </table:table-cell>
          <table:table-cell table:style-name="Table7.A3" office:value-type="string">
            <text:p text:style-name="P18"><text:span text:style-name="T7">23</text:span></text:p>
          </table:table-cell>
          <table:table-cell table:style-name="Table7.A3" office:value-type="string">
            <text:p text:style-name="P18"><text:span text:style-name="T7">18</text:span></text:p>
          </table:table-cell>
          <table:table-cell table:style-name="Table7.A3" office:value-type="string">
            <text:p text:style-name="P18"><text:span text:style-name="T7">19</text:span></text:p>
          </table:table-cell>
          <table:table-cell table:style-name="Table7.A3" office:value-type="string">
            <text:p text:style-name="P18"><text:span text:style-name="T7">18</text:span></text:p>
          </table:table-cell>
          <table:table-cell table:style-name="Table7.A3" office:value-type="string">
            <text:p text:style-name="P18"><text:span text:style-name="T7">+27/+45</text:span></text:p>
          </table:table-cell>
          <table:table-cell table:style-name="Table7.A3" office:value-type="string">
            <text:p text:style-name="P18"><text:span text:style-name="T7">+35</text:span></text:p>
          </table:table-cell>
          <table:table-cell table:style-name="Table7.A3" office:value-type="string">
            <text:p text:style-name="P18"><text:span text:style-name="T7">+21</text:span></text:p>
          </table:table-cell>
          <table:table-cell table:style-name="Table7.A3" office:value-type="string">
            <text:p text:style-name="P18"><text:span text:style-name="T7">+15</text:span></text:p>
          </table:table-cell>
          <table:table-cell table:style-name="Table7.A3" office:value-type="string">
            <text:p text:style-name="P18"><text:span text:style-name="T7">+19</text:span></text:p>
          </table:table-cell>
          <table:table-cell table:style-name="Table7.A3" office:value-type="string">
            <text:p text:style-name="P18"><text:span text:style-name="T7">16d8 (29)</text:span></text:p>
          </table:table-cell>
          <table:table-cell table:style-name="Table7.A3" office:value-type="string">
            <text:p text:style-name="P18"><text:span text:style-name="T7">27</text:span></text:p>
          </table:table-cell>
        </table:table-row>
        <table:table-row table:style-name="Table7.2">
          <table:table-cell table:style-name="Table7.A3" office:value-type="string">
            <text:p text:style-name="P4"><text:span text:style-name="T7">Very old</text:span></text:p>
          </table:table-cell>
          <table:table-cell table:style-name="Table7.A3" office:value-type="string">
            <text:p text:style-name="P18"><text:span text:style-name="T7">H</text:span></text:p>
          </table:table-cell>
          <table:table-cell table:style-name="Table7.A3" office:value-type="string">
            <text:p text:style-name="P18"><text:span text:style-name="T7">30d12+180 (375)</text:span></text:p>
          </table:table-cell>
          <table:table-cell table:style-name="Table7.A3" office:value-type="string">
            <text:p text:style-name="P18"><text:span text:style-name="T7">33</text:span></text:p>
          </table:table-cell>
          <table:table-cell table:style-name="Table7.A3" office:value-type="string">
            <text:p text:style-name="P18"><text:span text:style-name="T7">10</text:span></text:p>
          </table:table-cell>
          <table:table-cell table:style-name="Table7.A3" office:value-type="string">
            <text:p text:style-name="P18"><text:span text:style-name="T7">23</text:span></text:p>
          </table:table-cell>
          <table:table-cell table:style-name="Table7.A3" office:value-type="string">
            <text:p text:style-name="P18"><text:span text:style-name="T7">18</text:span></text:p>
          </table:table-cell>
          <table:table-cell table:style-name="Table7.A3" office:value-type="string">
            <text:p text:style-name="P18"><text:span text:style-name="T7">19</text:span></text:p>
          </table:table-cell>
          <table:table-cell table:style-name="Table7.A3" office:value-type="string">
            <text:p text:style-name="P18"><text:span text:style-name="T7">18</text:span></text:p>
          </table:table-cell>
          <table:table-cell table:style-name="Table7.A3" office:value-type="string">
            <text:p text:style-name="P18"><text:span text:style-name="T7">+30/+49</text:span></text:p>
          </table:table-cell>
          <table:table-cell table:style-name="Table7.A3" office:value-type="string">
            <text:p text:style-name="P18"><text:span text:style-name="T7">+39</text:span></text:p>
          </table:table-cell>
          <table:table-cell table:style-name="Table7.A3" office:value-type="string">
            <text:p text:style-name="P18"><text:span text:style-name="T7">+23</text:span></text:p>
          </table:table-cell>
          <table:table-cell table:style-name="Table7.A3" office:value-type="string">
            <text:p text:style-name="P18"><text:span text:style-name="T7">+17</text:span></text:p>
          </table:table-cell>
          <table:table-cell table:style-name="Table7.A3" office:value-type="string">
            <text:p text:style-name="P18"><text:span text:style-name="T7">+21</text:span></text:p>
          </table:table-cell>
          <table:table-cell table:style-name="Table7.A3" office:value-type="string">
            <text:p text:style-name="P18"><text:span text:style-name="T7">18d8 (31)</text:span></text:p>
          </table:table-cell>
          <table:table-cell table:style-name="Table7.A3" office:value-type="string">
            <text:p text:style-name="P18"><text:span text:style-name="T7">29</text:span></text:p>
          </table:table-cell>
        </table:table-row>
        <table:table-row table:style-name="Table7.2">
          <table:table-cell table:style-name="Table7.A3" office:value-type="string">
            <text:p text:style-name="P4"><text:span text:style-name="T7">Ancient</text:span></text:p>
          </table:table-cell>
          <table:table-cell table:style-name="Table7.A3" office:value-type="string">
            <text:p text:style-name="P18"><text:span text:style-name="T7">G</text:span></text:p>
          </table:table-cell>
          <table:table-cell table:style-name="Table7.A3" office:value-type="string">
            <text:p text:style-name="P18"><text:span text:style-name="T7">33d12+231 (445)</text:span></text:p>
          </table:table-cell>
          <table:table-cell table:style-name="Table7.A3" office:value-type="string">
            <text:p text:style-name="P18"><text:span text:style-name="T7">35</text:span></text:p>
          </table:table-cell>
          <table:table-cell table:style-name="Table7.A3" office:value-type="string">
            <text:p text:style-name="P18"><text:span text:style-name="T7">10</text:span></text:p>
          </table:table-cell>
          <table:table-cell table:style-name="Table7.A3" office:value-type="string">
            <text:p text:style-name="P18"><text:span text:style-name="T7">25</text:span></text:p>
          </table:table-cell>
          <table:table-cell table:style-name="Table7.A3" office:value-type="string">
            <text:p text:style-name="P18"><text:span text:style-name="T7">20</text:span></text:p>
          </table:table-cell>
          <table:table-cell table:style-name="Table7.A3" office:value-type="string">
            <text:p text:style-name="P18"><text:span text:style-name="T7">21</text:span></text:p>
          </table:table-cell>
          <table:table-cell table:style-name="Table7.A3" office:value-type="string">
            <text:p text:style-name="P18"><text:span text:style-name="T7">20</text:span></text:p>
          </table:table-cell>
          <table:table-cell table:style-name="Table7.A3" office:value-type="string">
            <text:p text:style-name="P18"><text:span text:style-name="T7">+33/+57</text:span></text:p>
          </table:table-cell>
          <table:table-cell table:style-name="Table7.A3" office:value-type="string">
            <text:p text:style-name="P18"><text:span text:style-name="T7">+41</text:span></text:p>
          </table:table-cell>
          <table:table-cell table:style-name="Table7.A3" office:value-type="string">
            <text:p text:style-name="P18"><text:span text:style-name="T7">+25</text:span></text:p>
          </table:table-cell>
          <table:table-cell table:style-name="Table7.A3" office:value-type="string">
            <text:p text:style-name="P18"><text:span text:style-name="T7">+18</text:span></text:p>
          </table:table-cell>
          <table:table-cell table:style-name="Table7.A3" office:value-type="string">
            <text:p text:style-name="P18"><text:span text:style-name="T7">+23</text:span></text:p>
          </table:table-cell>
          <table:table-cell table:style-name="Table7.A3" office:value-type="string">
            <text:p text:style-name="P18"><text:span text:style-name="T7">20d8 (33)</text:span></text:p>
          </table:table-cell>
          <table:table-cell table:style-name="Table7.A3" office:value-type="string">
            <text:p text:style-name="P18"><text:span text:style-name="T7">31</text:span></text:p>
          </table:table-cell>
        </table:table-row>
        <table:table-row table:style-name="Table7.2">
          <table:table-cell table:style-name="Table7.A3" office:value-type="string">
            <text:p text:style-name="P4"><text:span text:style-name="T7">Wyrm</text:span></text:p>
          </table:table-cell>
          <table:table-cell table:style-name="Table7.A3" office:value-type="string">
            <text:p text:style-name="P18"><text:span text:style-name="T7">G</text:span></text:p>
          </table:table-cell>
          <table:table-cell table:style-name="Table7.A3" office:value-type="string">
            <text:p text:style-name="P18"><text:span text:style-name="T7">36d12+288 (522)</text:span></text:p>
          </table:table-cell>
          <table:table-cell table:style-name="Table7.A3" office:value-type="string">
            <text:p text:style-name="P18"><text:span text:style-name="T7">37</text:span></text:p>
          </table:table-cell>
          <table:table-cell table:style-name="Table7.A3" office:value-type="string">
            <text:p text:style-name="P18"><text:span text:style-name="T7">10</text:span></text:p>
          </table:table-cell>
          <table:table-cell table:style-name="Table7.A3" office:value-type="string">
            <text:p text:style-name="P18"><text:span text:style-name="T7">27</text:span></text:p>
          </table:table-cell>
          <table:table-cell table:style-name="Table7.A3" office:value-type="string">
            <text:p text:style-name="P18"><text:span text:style-name="T7">20</text:span></text:p>
          </table:table-cell>
          <table:table-cell table:style-name="Table7.A3" office:value-type="string">
            <text:p text:style-name="P18"><text:span text:style-name="T7">21</text:span></text:p>
          </table:table-cell>
          <table:table-cell table:style-name="Table7.A3" office:value-type="string">
            <text:p text:style-name="P18"><text:span text:style-name="T7">20</text:span></text:p>
          </table:table-cell>
          <table:table-cell table:style-name="Table7.A3" office:value-type="string">
            <text:p text:style-name="P18"><text:span text:style-name="T7">+36/+61</text:span></text:p>
          </table:table-cell>
          <table:table-cell table:style-name="Table7.A3" office:value-type="string">
            <text:p text:style-name="P18"><text:span text:style-name="T7">+45</text:span></text:p>
          </table:table-cell>
          <table:table-cell table:style-name="Table7.A3" office:value-type="string">
            <text:p text:style-name="P18"><text:span text:style-name="T7">+28</text:span></text:p>
          </table:table-cell>
          <table:table-cell table:style-name="Table7.A3" office:value-type="string">
            <text:p text:style-name="P18"><text:span text:style-name="T7">+20</text:span></text:p>
          </table:table-cell>
          <table:table-cell table:style-name="Table7.A3" office:value-type="string">
            <text:p text:style-name="P18"><text:span text:style-name="T7">+25</text:span></text:p>
          </table:table-cell>
          <table:table-cell table:style-name="Table7.A3" office:value-type="string">
            <text:p text:style-name="P18"><text:span text:style-name="T7">22d8 (36)</text:span></text:p>
          </table:table-cell>
          <table:table-cell table:style-name="Table7.A3" office:value-type="string">
            <text:p text:style-name="P18"><text:span text:style-name="T7">33</text:span></text:p>
          </table:table-cell>
        </table:table-row>
        <table:table-row table:style-name="Table7.2">
          <table:table-cell table:style-name="Table7.A14" office:value-type="string">
            <text:p text:style-name="P16"><text:span text:style-name="T7">Great wyrm</text:span></text:p>
          </table:table-cell>
          <table:table-cell table:style-name="Table7.A14" office:value-type="string">
            <text:p text:style-name="P19"><text:span text:style-name="T7">G</text:span></text:p>
          </table:table-cell>
          <table:table-cell table:style-name="Table7.A14" office:value-type="string">
            <text:p text:style-name="P19"><text:span text:style-name="T7">39d12+312 (565)</text:span></text:p>
          </table:table-cell>
          <table:table-cell table:style-name="Table7.A14" office:value-type="string">
            <text:p text:style-name="P19"><text:span text:style-name="T7">39</text:span></text:p>
          </table:table-cell>
          <table:table-cell table:style-name="Table7.A14" office:value-type="string">
            <text:p text:style-name="P19"><text:span text:style-name="T7">10</text:span></text:p>
          </table:table-cell>
          <table:table-cell table:style-name="Table7.A14" office:value-type="string">
            <text:p text:style-name="P19"><text:span text:style-name="T7">27</text:span></text:p>
          </table:table-cell>
          <table:table-cell table:style-name="Table7.A14" office:value-type="string">
            <text:p text:style-name="P19"><text:span text:style-name="T7">22</text:span></text:p>
          </table:table-cell>
          <table:table-cell table:style-name="Table7.A14" office:value-type="string">
            <text:p text:style-name="P19"><text:span text:style-name="T7">23</text:span></text:p>
          </table:table-cell>
          <table:table-cell table:style-name="Table7.A14" office:value-type="string">
            <text:p text:style-name="P19"><text:span text:style-name="T7">22</text:span></text:p>
          </table:table-cell>
          <table:table-cell table:style-name="Table7.A14" office:value-type="string">
            <text:p text:style-name="P19"><text:span text:style-name="T7">+39/+65</text:span></text:p>
          </table:table-cell>
          <table:table-cell table:style-name="Table7.A14" office:value-type="string">
            <text:p text:style-name="P19"><text:span text:style-name="T7">+49</text:span></text:p>
          </table:table-cell>
          <table:table-cell table:style-name="Table7.A14" office:value-type="string">
            <text:p text:style-name="P19"><text:span text:style-name="T7">+29</text:span></text:p>
          </table:table-cell>
          <table:table-cell table:style-name="Table7.A14" office:value-type="string">
            <text:p text:style-name="P19"><text:span text:style-name="T7">+21</text:span></text:p>
          </table:table-cell>
          <table:table-cell table:style-name="Table7.A14" office:value-type="string">
            <text:p text:style-name="P19"><text:span text:style-name="T7">+27</text:span></text:p>
          </table:table-cell>
          <table:table-cell table:style-name="Table7.A14" office:value-type="string">
            <text:p text:style-name="P19"><text:span text:style-name="T7">24d8 (37)</text:span></text:p>
          </table:table-cell>
          <table:table-cell table:style-name="Table7.A14" office:value-type="string">
            <text:p text:style-name="P19"><text:span text:style-name="T7">35</text:span></text:p>
          </table:table-cell>
        </table:table-row>
      </table:table>
      <text:p text:style-name="P1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table:number-columns-spanned="7" office:value-type="string">
            <text:h text:style-name="P26" text:outline-level="8"><text:span text:style-name="T1">Blue Dragon Abilities by Age</text:span></text:h>
          </table:table-cell>
          <table:covered-table-cell/>
          <table:covered-table-cell/>
          <table:covered-table-cell/>
          <table:covered-table-cell/>
          <table:covered-table-cell/>
          <table:covered-table-cell/>
        </table:table-row>
        <table:table-row table:style-name="Table8.2">
          <table:table-cell table:style-name="Table8.A2" office:value-type="string">
            <text:p text:style-name="P16"><text:span text:style-name="T11">Age</text:span></text:p>
          </table:table-cell>
          <table:table-cell table:style-name="Table8.A2" office:value-type="string">
            <text:p text:style-name="P16"><text:span text:style-name="T11">Speed</text:span></text:p>
          </table:table-cell>
          <table:table-cell table:style-name="Table8.A2" office:value-type="string">
            <text:p text:style-name="P16"><text:span text:style-name="T11">Initiative</text:span></text:p>
          </table:table-cell>
          <table:table-cell table:style-name="Table8.A2" office:value-type="string">
            <text:p text:style-name="P16"><text:span text:style-name="T11">AC</text:span></text:p>
          </table:table-cell>
          <table:table-cell table:style-name="Table8.A2" office:value-type="string">
            <text:p text:style-name="P16"><text:span text:style-name="T11">Special Abilities</text:span></text:p>
          </table:table-cell>
          <table:table-cell table:style-name="Table8.A2" office:value-type="string">
            <text:p text:style-name="P16"><text:span text:style-name="T11">Caster Level</text:span></text:p>
          </table:table-cell>
          <table:table-cell table:style-name="Table8.A2" office:value-type="string">
            <text:p text:style-name="P16"><text:span text:style-name="T11">SR</text:span></text:p>
          </table:table-cell>
        </table:table-row>
        <table:table-row table:style-name="Table8.2">
          <table:table-cell table:style-name="Table8.A2" office:value-type="string">
            <text:p text:style-name="P4"><text:span text:style-name="T9">Wyrmling</text:span></text:p>
          </table:table-cell>
          <table:table-cell table:style-name="Table8.A2" office:value-type="string">
            <text:p text:style-name="P4"><text:span text:style-name="T9">40 ft., burrow 20 ft., fly 100 ft. (average)</text:span></text:p>
          </table:table-cell>
          <table:table-cell table:style-name="Table8.A2" office:value-type="string">
            <text:p text:style-name="P4"><text:span text:style-name="T9">+0</text:span></text:p>
          </table:table-cell>
          <table:table-cell table:style-name="Table8.A2" office:value-type="string">
            <text:p text:style-name="P4"><text:span text:style-name="T9">16 (+1 size, +5 natural), touch 11, flat-footed 16</text:span></text:p>
          </table:table-cell>
          <table:table-cell table:style-name="Table8.A2" office:value-type="string">
            <text:p text:style-name="P4"><text:span text:style-name="T9">Immunity to electricity, </text:span><text:span text:style-name="T10">create/destroy water</text:span></text:p>
          </table:table-cell>
          <table:table-cell table:style-name="Table8.A2" office:value-type="string">
            <text:p text:style-name="P4"><text:span text:style-name="T9">—</text:span></text:p>
          </table:table-cell>
          <table:table-cell table:style-name="Table8.A2" office:value-type="string">
            <text:p text:style-name="P4"><text:span text:style-name="T9">—</text:span></text:p>
          </table:table-cell>
        </table:table-row>
        <table:table-row table:style-name="Table8.2">
          <table:table-cell table:style-name="Table8.A2" office:value-type="string">
            <text:p text:style-name="P4"><text:span text:style-name="T9">Very young</text:span></text:p>
          </table:table-cell>
          <table:table-cell table:style-name="Table8.A2" office:value-type="string">
            <text:p text:style-name="P4"><text:span text:style-name="T9">40 ft., burrow 20 ft., fly 150 ft. (poor)</text:span></text:p>
          </table:table-cell>
          <table:table-cell table:style-name="Table8.A2" office:value-type="string">
            <text:p text:style-name="P4"><text:span text:style-name="T9">+0</text:span></text:p>
          </table:table-cell>
          <table:table-cell table:style-name="Table8.A2" office:value-type="string">
            <text:p text:style-name="P4"><text:span text:style-name="T9">18 (+8 natural), touch 10, flat-footed 18</text:span></text:p>
          </table:table-cell>
          <table:table-cell table:style-name="Table8.A2" office:value-type="string">
            <text:p text:style-name="P22"/>
          </table:table-cell>
          <table:table-cell table:style-name="Table8.A2" office:value-type="string">
            <text:p text:style-name="P4"><text:span text:style-name="T9">—</text:span></text:p>
          </table:table-cell>
          <table:table-cell table:style-name="Table8.A2" office:value-type="string">
            <text:p text:style-name="P4"><text:span text:style-name="T9">—</text:span></text:p>
          </table:table-cell>
        </table:table-row>
        <table:table-row table:style-name="Table8.2">
          <table:table-cell table:style-name="Table8.A2" office:value-type="string">
            <text:p text:style-name="P4"><text:span text:style-name="T9">Young</text:span></text:p>
          </table:table-cell>
          <table:table-cell table:style-name="Table8.A2" office:value-type="string">
            <text:p text:style-name="P4"><text:span text:style-name="T9">40 ft., burrow 20 ft., fly 150 ft. (poor)</text:span></text:p>
          </table:table-cell>
          <table:table-cell table:style-name="Table8.A2" office:value-type="string">
            <text:p text:style-name="P4"><text:span text:style-name="T9">+0</text:span></text:p>
          </table:table-cell>
          <table:table-cell table:style-name="Table8.A2" office:value-type="string">
            <text:p text:style-name="P4"><text:span text:style-name="T9">21 (+11 natural), touch 10, flat-footed 21</text:span></text:p>
          </table:table-cell>
          <table:table-cell table:style-name="Table8.A2" office:value-type="string">
            <text:p text:style-name="P22"/>
          </table:table-cell>
          <table:table-cell table:style-name="Table8.A2" office:value-type="string">
            <text:p text:style-name="P4"><text:span text:style-name="T9">—</text:span></text:p>
          </table:table-cell>
          <table:table-cell table:style-name="Table8.A2" office:value-type="string">
            <text:p text:style-name="P4"><text:span text:style-name="T9">—</text:span></text:p>
          </table:table-cell>
        </table:table-row>
        <table:table-row table:style-name="Table8.2">
          <table:table-cell table:style-name="Table8.A2" office:value-type="string">
            <text:p text:style-name="P4"><text:span text:style-name="T9">Juvenile</text:span></text:p>
          </table:table-cell>
          <table:table-cell table:style-name="Table8.A2" office:value-type="string">
            <text:p text:style-name="P4"><text:span text:style-name="T9">40 ft., burrow 20 ft., fly 150 ft. (poor)</text:span></text:p>
          </table:table-cell>
          <table:table-cell table:style-name="Table8.A2" office:value-type="string">
            <text:p text:style-name="P4"><text:span text:style-name="T9">+0</text:span></text:p>
          </table:table-cell>
          <table:table-cell table:style-name="Table8.A2" office:value-type="string">
            <text:p text:style-name="P4"><text:span text:style-name="T9">23 (–1 size, +14 natural), touch 9, flat-footed 23</text:span></text:p>
          </table:table-cell>
          <table:table-cell table:style-name="Table8.A2" office:value-type="string">
            <text:p text:style-name="P4"><text:span text:style-name="T9">Sound imitation</text:span></text:p>
          </table:table-cell>
          <table:table-cell table:style-name="Table8.A2" office:value-type="string">
            <text:p text:style-name="P4"><text:span text:style-name="T9">1st</text:span></text:p>
          </table:table-cell>
          <table:table-cell table:style-name="Table8.A2" office:value-type="string">
            <text:p text:style-name="P4"><text:span text:style-name="T9">—</text:span></text:p>
          </table:table-cell>
        </table:table-row>
        <table:table-row table:style-name="Table8.2">
          <table:table-cell table:style-name="Table8.A2" office:value-type="string">
            <text:p text:style-name="P4"><text:span text:style-name="T9">Young adult</text:span></text:p>
          </table:table-cell>
          <table:table-cell table:style-name="Table8.A2" office:value-type="string">
            <text:p text:style-name="P4"><text:span text:style-name="T9">40 ft., burrow 20 ft., fly 150 ft. (poor)</text:span></text:p>
          </table:table-cell>
          <table:table-cell table:style-name="Table8.A2" office:value-type="string">
            <text:p text:style-name="P4"><text:span text:style-name="T9">+0</text:span></text:p>
          </table:table-cell>
          <table:table-cell table:style-name="Table8.A2" office:value-type="string">
            <text:p text:style-name="P4"><text:span text:style-name="T9">26 (–1 size, +17 natural), touch 9, flat-footed 26</text:span></text:p>
          </table:table-cell>
          <table:table-cell table:style-name="Table8.A2" office:value-type="string">
            <text:p text:style-name="P4"><text:span text:style-name="T9">DR 5/magic</text:span></text:p>
          </table:table-cell>
          <table:table-cell table:style-name="Table8.A2" office:value-type="string">
            <text:p text:style-name="P4"><text:span text:style-name="T9">3rd</text:span></text:p>
          </table:table-cell>
          <table:table-cell table:style-name="Table8.A2" office:value-type="string">
            <text:p text:style-name="P4"><text:span text:style-name="T9">19</text:span></text:p>
          </table:table-cell>
        </table:table-row>
        <table:table-row table:style-name="Table8.2">
          <table:table-cell table:style-name="Table8.A2" office:value-type="string">
            <text:p text:style-name="P4"><text:span text:style-name="T9">Adult</text:span></text:p>
          </table:table-cell>
          <table:table-cell table:style-name="Table8.A2" office:value-type="string">
            <text:p text:style-name="P4"><text:span text:style-name="T9">40 ft., burrow 20 ft., fly 150 ft. (poor)</text:span></text:p>
          </table:table-cell>
          <table:table-cell table:style-name="Table8.A2" office:value-type="string">
            <text:p text:style-name="P4"><text:span text:style-name="T9">+0</text:span></text:p>
          </table:table-cell>
          <table:table-cell table:style-name="Table8.A2" office:value-type="string">
            <text:p text:style-name="P4"><text:span text:style-name="T9">28 (–2 size, +20 natural), touch 8, flat-footed 28</text:span></text:p>
          </table:table-cell>
          <table:table-cell table:style-name="Table8.A2" office:value-type="string">
            <text:p text:style-name="P4"><text:span text:style-name="T10">Ventriloquism</text:span></text:p>
          </table:table-cell>
          <table:table-cell table:style-name="Table8.A2" office:value-type="string">
            <text:p text:style-name="P4"><text:span text:style-name="T9">5th</text:span></text:p>
          </table:table-cell>
          <table:table-cell table:style-name="Table8.A2" office:value-type="string">
            <text:p text:style-name="P4"><text:span text:style-name="T9">21</text:span></text:p>
          </table:table-cell>
        </table:table-row>
        <table:table-row table:style-name="Table8.2">
          <table:table-cell table:style-name="Table8.A2" office:value-type="string">
            <text:p text:style-name="P4"><text:span text:style-name="T9">Mature adult</text:span></text:p>
          </table:table-cell>
          <table:table-cell table:style-name="Table8.A2" office:value-type="string">
            <text:p text:style-name="P4"><text:span text:style-name="T9">40 ft., burrow 20 ft., fly 150 ft. (poor)</text:span></text:p>
          </table:table-cell>
          <table:table-cell table:style-name="Table8.A2" office:value-type="string">
            <text:p text:style-name="P4"><text:span text:style-name="T9">+0</text:span></text:p>
          </table:table-cell>
          <table:table-cell table:style-name="Table8.A2" office:value-type="string">
            <text:p text:style-name="P4"><text:span text:style-name="T9">31 (–2 size, +23 natural), touch 8, flat-footed 31</text:span></text:p>
          </table:table-cell>
          <table:table-cell table:style-name="Table8.A2" office:value-type="string">
            <text:p text:style-name="P4"><text:span text:style-name="T9">DR 10/magic</text:span></text:p>
          </table:table-cell>
          <table:table-cell table:style-name="Table8.A2" office:value-type="string">
            <text:p text:style-name="P4"><text:span text:style-name="T9">7th</text:span></text:p>
          </table:table-cell>
          <table:table-cell table:style-name="Table8.A2" office:value-type="string">
            <text:p text:style-name="P4"><text:span text:style-name="T9">22</text:span></text:p>
          </table:table-cell>
        </table:table-row>
        <table:table-row table:style-name="Table8.2">
          <table:table-cell table:style-name="Table8.A2" office:value-type="string">
            <text:p text:style-name="P4"><text:span text:style-name="T9">Old</text:span></text:p>
          </table:table-cell>
          <table:table-cell table:style-name="Table8.A2" office:value-type="string">
            <text:p text:style-name="P4"><text:span text:style-name="T9">40 ft., burrow 20 ft., fly 150 ft. (poor)</text:span></text:p>
          </table:table-cell>
          <table:table-cell table:style-name="Table8.A2" office:value-type="string">
            <text:p text:style-name="P4"><text:span text:style-name="T9">+0</text:span></text:p>
          </table:table-cell>
          <table:table-cell table:style-name="Table8.A2" office:value-type="string">
            <text:p text:style-name="P4"><text:span text:style-name="T9">34 (–2 size, +26 natural), touch 8, flat-footed 34</text:span></text:p>
          </table:table-cell>
          <table:table-cell table:style-name="Table8.A2" office:value-type="string">
            <text:p text:style-name="P4"><text:span text:style-name="T10">Hallucinatory terrain</text:span></text:p>
          </table:table-cell>
          <table:table-cell table:style-name="Table8.A2" office:value-type="string">
            <text:p text:style-name="P4"><text:span text:style-name="T9">9th</text:span></text:p>
          </table:table-cell>
          <table:table-cell table:style-name="Table8.A2" office:value-type="string">
            <text:p text:style-name="P4"><text:span text:style-name="T9">24</text:span></text:p>
          </table:table-cell>
        </table:table-row>
        <table:table-row table:style-name="Table8.2">
          <table:table-cell table:style-name="Table8.A2" office:value-type="string">
            <text:p text:style-name="P4"><text:span text:style-name="T9">Very old</text:span></text:p>
          </table:table-cell>
          <table:table-cell table:style-name="Table8.A2" office:value-type="string">
            <text:p text:style-name="P4"><text:span text:style-name="T9">40 ft., burrow 20 ft., fly 150 ft. (poor)</text:span></text:p>
          </table:table-cell>
          <table:table-cell table:style-name="Table8.A2" office:value-type="string">
            <text:p text:style-name="P4"><text:span text:style-name="T9">+0</text:span></text:p>
          </table:table-cell>
          <table:table-cell table:style-name="Table8.A2" office:value-type="string">
            <text:p text:style-name="P4"><text:span text:style-name="T9">37 (–2 size, +29 natural), touch 8, flat-footed 37</text:span></text:p>
          </table:table-cell>
          <table:table-cell table:style-name="Table8.A2" office:value-type="string">
            <text:p text:style-name="P4"><text:span text:style-name="T9">DR 15/magic</text:span></text:p>
          </table:table-cell>
          <table:table-cell table:style-name="Table8.A2" office:value-type="string">
            <text:p text:style-name="P4"><text:span text:style-name="T9">11th</text:span></text:p>
          </table:table-cell>
          <table:table-cell table:style-name="Table8.A2" office:value-type="string">
            <text:p text:style-name="P4"><text:span text:style-name="T9">25</text:span></text:p>
          </table:table-cell>
        </table:table-row>
        <table:table-row table:style-name="Table8.2">
          <table:table-cell table:style-name="Table8.A2" office:value-type="string">
            <text:p text:style-name="P4"><text:span text:style-name="T9">Ancient</text:span></text:p>
          </table:table-cell>
          <table:table-cell table:style-name="Table8.A2" office:value-type="string">
            <text:p text:style-name="P4"><text:span text:style-name="T9">40 ft., burrow 20 ft., fly 200 ft. (clumsy)</text:span></text:p>
          </table:table-cell>
          <table:table-cell table:style-name="Table8.A2" office:value-type="string">
            <text:p text:style-name="P4"><text:span text:style-name="T9">+0</text:span></text:p>
          </table:table-cell>
          <table:table-cell table:style-name="Table8.A2" office:value-type="string">
            <text:p text:style-name="P4"><text:span text:style-name="T9">38 (–4 size, +32 natural), touch 6, flat-footed 38</text:span></text:p>
          </table:table-cell>
          <table:table-cell table:style-name="Table8.A2" office:value-type="string">
            <text:p text:style-name="P4"><text:span text:style-name="T10">Veil</text:span></text:p>
          </table:table-cell>
          <table:table-cell table:style-name="Table8.A2" office:value-type="string">
            <text:p text:style-name="P4"><text:span text:style-name="T9">13th</text:span></text:p>
          </table:table-cell>
          <table:table-cell table:style-name="Table8.A2" office:value-type="string">
            <text:p text:style-name="P4"><text:span text:style-name="T9">27</text:span></text:p>
          </table:table-cell>
        </table:table-row>
        <table:table-row table:style-name="Table8.2">
          <table:table-cell table:style-name="Table8.A2" office:value-type="string">
            <text:p text:style-name="P4"><text:span text:style-name="T9">Wyrm</text:span></text:p>
          </table:table-cell>
          <table:table-cell table:style-name="Table8.A2" office:value-type="string">
            <text:p text:style-name="P4"><text:span text:style-name="T9">40 ft., burrow 20 ft., fly 200 ft. (clumsy)</text:span></text:p>
          </table:table-cell>
          <table:table-cell table:style-name="Table8.A2" office:value-type="string">
            <text:p text:style-name="P4"><text:span text:style-name="T9">+0</text:span></text:p>
          </table:table-cell>
          <table:table-cell table:style-name="Table8.A2" office:value-type="string">
            <text:p text:style-name="P4"><text:span text:style-name="T9">41 (–4 size, +35 natural), touch 6, flat-footed 41</text:span></text:p>
          </table:table-cell>
          <table:table-cell table:style-name="Table8.A2" office:value-type="string">
            <text:p text:style-name="P4"><text:span text:style-name="T9">DR 20/magic</text:span></text:p>
          </table:table-cell>
          <table:table-cell table:style-name="Table8.A2" office:value-type="string">
            <text:p text:style-name="P4"><text:span text:style-name="T9">15th</text:span></text:p>
          </table:table-cell>
          <table:table-cell table:style-name="Table8.A2" office:value-type="string">
            <text:p text:style-name="P4"><text:span text:style-name="T9">29</text:span></text:p>
          </table:table-cell>
        </table:table-row>
        <table:table-row table:style-name="Table8.2">
          <table:table-cell table:style-name="Table8.A2" office:value-type="string">
            <text:p text:style-name="P4"><text:span text:style-name="T9">Great wyrm</text:span></text:p>
          </table:table-cell>
          <table:table-cell table:style-name="Table8.A2" office:value-type="string">
            <text:p text:style-name="P4"><text:span text:style-name="T9">40 ft., burrow 20 ft., fly 200 ft. (clumsy)</text:span></text:p>
          </table:table-cell>
          <table:table-cell table:style-name="Table8.A2" office:value-type="string">
            <text:p text:style-name="P4"><text:span text:style-name="T9">+0</text:span></text:p>
          </table:table-cell>
          <table:table-cell table:style-name="Table8.A2" office:value-type="string">
            <text:p text:style-name="P4"><text:span text:style-name="T9">44 (–4 size, +38 natural), touch 6, flat-footed 44</text:span></text:p>
          </table:table-cell>
          <table:table-cell table:style-name="Table8.A2" office:value-type="string">
            <text:p text:style-name="P4"><text:span text:style-name="T10">Mirage arcana</text:span></text:p>
          </table:table-cell>
          <table:table-cell table:style-name="Table8.A2" office:value-type="string">
            <text:p text:style-name="P4"><text:span text:style-name="T9">17th</text:span></text:p>
          </table:table-cell>
          <table:table-cell table:style-name="Table8.A2" office:value-type="string">
            <text:p text:style-name="P4"><text:span text:style-name="T9">31</text:span></text:p>
          </table:table-cell>
        </table:table-row>
        <table:table-row table:style-name="Table8.1">
          <table:table-cell table:style-name="Table8.A15" table:number-columns-spanned="7" office:value-type="string">
            <text:p text:style-name="P16"><text:span text:style-name="T9">*Can also cast cleric spells and those from the Air, Evil, and Law domains as arcane spells.</text:span></text:p>
          </table:table-cell>
          <table:covered-table-cell/>
          <table:covered-table-cell/>
          <table:covered-table-cell/>
          <table:covered-table-cell/>
          <table:covered-table-cell/>
          <table:covered-table-cell/>
        </table:table-row>
      </table:table>
      <text:p text:style-name="P4"><text:span text:style-name="T16">A blue dragon’s scales vary in color from an iridescent azure to a deep indigo, polished to a glossy finish by blowing desert sands. The size of its scales increases little as the dragon ages, although they do become thicker and harder. Its hide tends to hum and crackle faintly with built-up static electricity. These effects intensify when the dragon is angry or about to attack, giving off an odor of ozone and sand. Their vibrant color makes blue dragons easy to spot in barren desert surroundings. However, they often burrow into the sand so only part of their heads are exposed.</text:span></text:p>
      <text:p text:style-name="P4"><text:span text:style-name="T16">Blue dragons love to soar in the hot desert air, usually flying in the daytime when temperatures are highest. Some nearly match the color of the desert sky and use this coloration to their advantage.</text:span></text:p>
      <text:p text:style-name="P4"><text:span text:style-name="T16">Blue dragons lair in vast underground caverns, where they also store their treasure. Although they collect anything that looks valuable, they are most fond of gems—especially sapphires.</text:span></text:p>
      <text:p text:style-name="P4"><text:span text:style-name="T22">Combat</text:span></text:p>
      <text:p text:style-name="P4"><text:span text:style-name="T16">Typically, blue dragons attack from above or burrow beneath the sands until opponents come within 100 feet. Older dragons use their special abilities, such as </text:span><text:span text:style-name="T18">hallucinatory terrain</text:span><text:span text:style-name="T16">, in concert with these tactics to mask the land and improve their chances to surprise the target. Blue dragons run from a fight only if they are severely damaged, since they view retreat as cowardly.</text:span></text:p>
      <text:p text:style-name="P4"><text:span text:style-name="T17">Breath Weapon (Su):</text:span><text:span text:style-name="T16"> A blue dragon has one type of breath weapon, a line of lightning.</text:span></text:p>
      <text:p text:style-name="P4"><text:span text:style-name="T19">Create/Destroy Water </text:span><text:span text:style-name="T17">(Sp):</text:span><text:span text:style-name="T16"> A blue dragon of any age can use this ability three times per day. It works like the </text:span><text:span text:style-name="T18">create water </text:span><text:span text:style-name="T16">spell, except that the dragon can decide to destroy water instead of creating it, which automatically spoils unattended liquids containing water. Magic items (such as potions) and items in a creature’s possession must succeed on a Will save (DC equal to that of the dragon’s frightful presence) or be ruined. This ability is the equivalent of a 1st-level spell.</text:span></text:p>
      <text:p text:style-name="P4"><text:span text:style-name="T17">Sound Imitation (Ex):</text:span><text:span text:style-name="T16"> A juvenile or older blue dragon can mimic any voice or sound it has heard, anytime it likes. Listeners must succeed on a Will save (DC equal to that of the dragon’s frightful presence) to detect the ruse.</text:span></text:p>
      <text:p text:style-name="P4"><text:span text:style-name="T17">Other Spell-Like Abilities:</text:span><text:span text:style-name="T16"> 3/day—</text:span><text:span text:style-name="T18">ventriloquism </text:span><text:span text:style-name="T16">(adult or older); 1/day—</text:span><text:span text:style-name="T18">hallucinatory terrain </text:span><text:span text:style-name="T16">(old or older), </text:span><text:span text:style-name="T18">veil </text:span><text:span text:style-name="T16">(ancient or older), </text:span><text:span text:style-name="T18">mirage arcana </text:span><text:span text:style-name="T16">(great wyrm).</text:span></text:p>
      <text:p text:style-name="P4"><text:span text:style-name="T17">Skills:</text:span><text:span text:style-name="T16"> Bluff, Hide, and Spellcraft are considered class skills for blue dragons.</text:span></text:p>
      <text:p text:style-name="P5"/>
      <text:p text:style-name="P4"><text:span text:style-name="T20">GREEN DRAGON</text:span></text:p>
      <text:p text:style-name="P4"><text:span text:style-name="T17">Dragon (Air)</text:span></text:p>
      <text:p text:style-name="P4"><text:span text:style-name="T17">Environment: </text:span><text:span text:style-name="T16">Temperate forests</text:span></text:p>
      <text:p text:style-name="P4"><text:span text:style-name="T17">Organization: </text:span><text:span text:style-name="T16">Wyrmling, very young, young, juvenile, and young adult: solitary or clutch (2–5); adult, mature adult, old, very old, ancient, wyrm, or great wyrm: solitary, pair, or family (1–2 and 2–5 offspring)</text:span></text:p>
      <text:p text:style-name="P4"><text:span text:style-name="T17">Challenge Ratings: </text:span><text:span text:style-name="T16">Wyrmling 3; very young 4; young 5; juvenile 8; young adult 11; adult 13; mature adult 16; old 18; very old 19; ancient 21; wyrm 22; great wyrm 24</text:span></text:p>
      <text:p text:style-name="P4"><text:span text:style-name="T17">Treasure: </text:span><text:span text:style-name="T16">Triple standard</text:span></text:p>
      <text:p text:style-name="P4"><text:span text:style-name="T17">Alignment:</text:span><text:span text:style-name="T16"> Always lawful evil</text:span></text:p>
      <text:p text:style-name="P4"><text:span text:style-name="T17">Advancement:</text:span><text:span text:style-name="T16"> Wyrmling 6–7 HD; very young 9–10 HD; young 12–13 HD; juvenile 15–16 HD; young adult 18–19 HD; adult 21–22 HD; mature adult 24–25 HD; old 27–28 HD; very old 30–31 HD; ancient 33–34 HD; wyrm 36–37 HD; great wyrm 39+ HD</text:span></text:p>
      <text:p text:style-name="P4"><text:span text:style-name="T17">Level Adjustment: </text:span><text:span text:style-name="T16">Wyrmling +5; very young +5; young +5; juvenile +6; others —</text:span></text:p>
      <text:p text:style-name="P1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E"/>
        <table:table-column table:style-name="Table9.F"/>
        <table:table-column table:style-name="Table9.J"/>
        <table:table-column table:style-name="Table9.K"/>
        <table:table-column table:style-name="Table9.L"/>
        <table:table-column table:style-name="Table9.M"/>
        <table:table-column table:style-name="Table9.N"/>
        <table:table-column table:style-name="Table9.O"/>
        <table:table-column table:style-name="Table9.P"/>
        <text:soft-page-break/>
        <table:table-row table:style-name="Table9.1">
          <table:table-cell table:style-name="Table9.A1" table:number-columns-spanned="16" office:value-type="string">
            <text:h text:style-name="P26" text:outline-level="8"><text:span text:style-name="T1">Green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2">
          <table:table-cell table:style-name="Table9.A2" office:value-type="string">
            <text:p text:style-name="P16"><text:span text:style-name="T8">Age</text:span></text:p>
          </table:table-cell>
          <table:table-cell table:style-name="Table9.A2" office:value-type="string">
            <text:p text:style-name="P19"><text:span text:style-name="T8">Size</text:span></text:p>
          </table:table-cell>
          <table:table-cell table:style-name="Table9.A2" office:value-type="string">
            <text:p text:style-name="P19"><text:span text:style-name="T8">Hit Dice (hp)</text:span></text:p>
          </table:table-cell>
          <table:table-cell table:style-name="Table9.A2" office:value-type="string">
            <text:p text:style-name="P19"><text:span text:style-name="T8">Str</text:span></text:p>
          </table:table-cell>
          <table:table-cell table:style-name="Table9.A2" office:value-type="string">
            <text:p text:style-name="P19"><text:span text:style-name="T8">Dex</text:span></text:p>
          </table:table-cell>
          <table:table-cell table:style-name="Table9.A2" office:value-type="string">
            <text:p text:style-name="P19"><text:span text:style-name="T8">Con</text:span></text:p>
          </table:table-cell>
          <table:table-cell table:style-name="Table9.A2" office:value-type="string">
            <text:p text:style-name="P19"><text:span text:style-name="T8">Int</text:span></text:p>
          </table:table-cell>
          <table:table-cell table:style-name="Table9.A2" office:value-type="string">
            <text:p text:style-name="P19"><text:span text:style-name="T8">Wis</text:span></text:p>
          </table:table-cell>
          <table:table-cell table:style-name="Table9.A2" office:value-type="string">
            <text:p text:style-name="P19"><text:span text:style-name="T8">Cha</text:span></text:p>
          </table:table-cell>
          <table:table-cell table:style-name="Table9.A2" office:value-type="string">
            <text:p text:style-name="P19"><text:span text:style-name="T8">Base Attack/</text:span></text:p>
            <text:p text:style-name="P19"><text:span text:style-name="T8">Grapple</text:span></text:p>
          </table:table-cell>
          <table:table-cell table:style-name="Table9.A2" office:value-type="string">
            <text:p text:style-name="P19"><text:span text:style-name="T8">Attack</text:span></text:p>
          </table:table-cell>
          <table:table-cell table:style-name="Table9.A2" office:value-type="string">
            <text:p text:style-name="P19"><text:span text:style-name="T8">Fort Save</text:span></text:p>
          </table:table-cell>
          <table:table-cell table:style-name="Table9.A2" office:value-type="string">
            <text:p text:style-name="P19"><text:span text:style-name="T8">Ref Save</text:span></text:p>
          </table:table-cell>
          <table:table-cell table:style-name="Table9.A2" office:value-type="string">
            <text:p text:style-name="P19"><text:span text:style-name="T8">Will Save</text:span></text:p>
          </table:table-cell>
          <table:table-cell table:style-name="Table9.A2" office:value-type="string">
            <text:p text:style-name="P19"><text:span text:style-name="T8">Breath Weapon (DC)</text:span></text:p>
          </table:table-cell>
          <table:table-cell table:style-name="Table9.A2" office:value-type="string">
            <text:p text:style-name="P19"><text:span text:style-name="T8">Frightful Presence DC</text:span></text:p>
          </table:table-cell>
        </table:table-row>
        <table:table-row table:style-name="Table9.2">
          <table:table-cell table:style-name="Table9.A3" office:value-type="string">
            <text:p text:style-name="P16"><text:span text:style-name="T7">Wyrmling</text:span></text:p>
          </table:table-cell>
          <table:table-cell table:style-name="Table9.A3" office:value-type="string">
            <text:p text:style-name="P19"><text:span text:style-name="T7">S</text:span></text:p>
          </table:table-cell>
          <table:table-cell table:style-name="Table9.A3" office:value-type="string">
            <text:p text:style-name="P19"><text:span text:style-name="T7">5d12+5 (37)</text:span></text:p>
          </table:table-cell>
          <table:table-cell table:style-name="Table9.A3" office:value-type="string">
            <text:p text:style-name="P19"><text:span text:style-name="T7">13</text:span></text:p>
          </table:table-cell>
          <table:table-cell table:style-name="Table9.A3" office:value-type="string">
            <text:p text:style-name="P19"><text:span text:style-name="T7">10</text:span></text:p>
          </table:table-cell>
          <table:table-cell table:style-name="Table9.A3" office:value-type="string">
            <text:p text:style-name="P19"><text:span text:style-name="T7">13</text:span></text:p>
          </table:table-cell>
          <table:table-cell table:style-name="Table9.A3" office:value-type="string">
            <text:p text:style-name="P19"><text:span text:style-name="T7">10</text:span></text:p>
          </table:table-cell>
          <table:table-cell table:style-name="Table9.A3" office:value-type="string">
            <text:p text:style-name="P19"><text:span text:style-name="T7">11</text:span></text:p>
          </table:table-cell>
          <table:table-cell table:style-name="Table9.A3" office:value-type="string">
            <text:p text:style-name="P19"><text:span text:style-name="T7">10</text:span></text:p>
          </table:table-cell>
          <table:table-cell table:style-name="Table9.A3" office:value-type="string">
            <text:p text:style-name="P19"><text:span text:style-name="T7">+5/+2</text:span></text:p>
          </table:table-cell>
          <table:table-cell table:style-name="Table9.A3" office:value-type="string">
            <text:p text:style-name="P19"><text:span text:style-name="T7">+7</text:span></text:p>
          </table:table-cell>
          <table:table-cell table:style-name="Table9.A3" office:value-type="string">
            <text:p text:style-name="P19"><text:span text:style-name="T7">+5</text:span></text:p>
          </table:table-cell>
          <table:table-cell table:style-name="Table9.A3" office:value-type="string">
            <text:p text:style-name="P19"><text:span text:style-name="T7">+4</text:span></text:p>
          </table:table-cell>
          <table:table-cell table:style-name="Table9.A3" office:value-type="string">
            <text:p text:style-name="P19"><text:span text:style-name="T7">+4</text:span></text:p>
          </table:table-cell>
          <table:table-cell table:style-name="Table9.A3" office:value-type="string">
            <text:p text:style-name="P19"><text:span text:style-name="T7">2d6 (13)</text:span></text:p>
          </table:table-cell>
          <table:table-cell table:style-name="Table9.A3" office:value-type="string">
            <text:p text:style-name="P19"><text:span text:style-name="T7">—</text:span></text:p>
          </table:table-cell>
        </table:table-row>
        <table:table-row table:style-name="Table9.2">
          <table:table-cell table:style-name="Table9.A3" office:value-type="string">
            <text:p text:style-name="P4"><text:span text:style-name="T7">Very young</text:span></text:p>
          </table:table-cell>
          <table:table-cell table:style-name="Table9.A3" office:value-type="string">
            <text:p text:style-name="P18"><text:span text:style-name="T7">M</text:span></text:p>
          </table:table-cell>
          <table:table-cell table:style-name="Table9.A3" office:value-type="string">
            <text:p text:style-name="P18"><text:span text:style-name="T7">8d12+16 (68)</text:span></text:p>
          </table:table-cell>
          <table:table-cell table:style-name="Table9.A3" office:value-type="string">
            <text:p text:style-name="P18"><text:span text:style-name="T7">15</text:span></text:p>
          </table:table-cell>
          <table:table-cell table:style-name="Table9.A3" office:value-type="string">
            <text:p text:style-name="P18"><text:span text:style-name="T7">10</text:span></text:p>
          </table:table-cell>
          <table:table-cell table:style-name="Table9.A3" office:value-type="string">
            <text:p text:style-name="P18"><text:span text:style-name="T7">15</text:span></text:p>
          </table:table-cell>
          <table:table-cell table:style-name="Table9.A3" office:value-type="string">
            <text:p text:style-name="P18"><text:span text:style-name="T7">10</text:span></text:p>
          </table:table-cell>
          <table:table-cell table:style-name="Table9.A3" office:value-type="string">
            <text:p text:style-name="P18"><text:span text:style-name="T7">11</text:span></text:p>
          </table:table-cell>
          <table:table-cell table:style-name="Table9.A3" office:value-type="string">
            <text:p text:style-name="P18"><text:span text:style-name="T7">10</text:span></text:p>
          </table:table-cell>
          <table:table-cell table:style-name="Table9.A3" office:value-type="string">
            <text:p text:style-name="P18"><text:span text:style-name="T7">+8/+10</text:span></text:p>
          </table:table-cell>
          <table:table-cell table:style-name="Table9.A3" office:value-type="string">
            <text:p text:style-name="P18"><text:span text:style-name="T7">+10</text:span></text:p>
          </table:table-cell>
          <table:table-cell table:style-name="Table9.A3" office:value-type="string">
            <text:p text:style-name="P18"><text:span text:style-name="T7">+8</text:span></text:p>
          </table:table-cell>
          <table:table-cell table:style-name="Table9.A3" office:value-type="string">
            <text:p text:style-name="P18"><text:span text:style-name="T7">+6</text:span></text:p>
          </table:table-cell>
          <table:table-cell table:style-name="Table9.A3" office:value-type="string">
            <text:p text:style-name="P18"><text:span text:style-name="T7">+6</text:span></text:p>
          </table:table-cell>
          <table:table-cell table:style-name="Table9.A3" office:value-type="string">
            <text:p text:style-name="P18"><text:span text:style-name="T7">4d6 (16)</text:span></text:p>
          </table:table-cell>
          <table:table-cell table:style-name="Table9.A3" office:value-type="string">
            <text:p text:style-name="P18"><text:span text:style-name="T7">—</text:span></text:p>
          </table:table-cell>
        </table:table-row>
        <table:table-row table:style-name="Table9.2">
          <table:table-cell table:style-name="Table9.A3" office:value-type="string">
            <text:p text:style-name="P4"><text:span text:style-name="T7">Young</text:span></text:p>
          </table:table-cell>
          <table:table-cell table:style-name="Table9.A3" office:value-type="string">
            <text:p text:style-name="P18"><text:span text:style-name="T7">M</text:span></text:p>
          </table:table-cell>
          <table:table-cell table:style-name="Table9.A3" office:value-type="string">
            <text:p text:style-name="P18"><text:span text:style-name="T7">11d12+22 (93)</text:span></text:p>
          </table:table-cell>
          <table:table-cell table:style-name="Table9.A3" office:value-type="string">
            <text:p text:style-name="P18"><text:span text:style-name="T7">17</text:span></text:p>
          </table:table-cell>
          <table:table-cell table:style-name="Table9.A3" office:value-type="string">
            <text:p text:style-name="P18"><text:span text:style-name="T7">10</text:span></text:p>
          </table:table-cell>
          <table:table-cell table:style-name="Table9.A3" office:value-type="string">
            <text:p text:style-name="P18"><text:span text:style-name="T7">15</text:span></text:p>
          </table:table-cell>
          <table:table-cell table:style-name="Table9.A3" office:value-type="string">
            <text:p text:style-name="P18"><text:span text:style-name="T7">12</text:span></text:p>
          </table:table-cell>
          <table:table-cell table:style-name="Table9.A3" office:value-type="string">
            <text:p text:style-name="P18"><text:span text:style-name="T7">13</text:span></text:p>
          </table:table-cell>
          <table:table-cell table:style-name="Table9.A3" office:value-type="string">
            <text:p text:style-name="P18"><text:span text:style-name="T7">12</text:span></text:p>
          </table:table-cell>
          <table:table-cell table:style-name="Table9.A3" office:value-type="string">
            <text:p text:style-name="P18"><text:span text:style-name="T7">+11/+14</text:span></text:p>
          </table:table-cell>
          <table:table-cell table:style-name="Table9.A3" office:value-type="string">
            <text:p text:style-name="P18"><text:span text:style-name="T7">+14</text:span></text:p>
          </table:table-cell>
          <table:table-cell table:style-name="Table9.A3" office:value-type="string">
            <text:p text:style-name="P18"><text:span text:style-name="T7">+9</text:span></text:p>
          </table:table-cell>
          <table:table-cell table:style-name="Table9.A3" office:value-type="string">
            <text:p text:style-name="P18"><text:span text:style-name="T7">+7</text:span></text:p>
          </table:table-cell>
          <table:table-cell table:style-name="Table9.A3" office:value-type="string">
            <text:p text:style-name="P18"><text:span text:style-name="T7">+8</text:span></text:p>
          </table:table-cell>
          <table:table-cell table:style-name="Table9.A3" office:value-type="string">
            <text:p text:style-name="P18"><text:span text:style-name="T7">6d6 (17)</text:span></text:p>
          </table:table-cell>
          <table:table-cell table:style-name="Table9.A3" office:value-type="string">
            <text:p text:style-name="P18"><text:span text:style-name="T7">—</text:span></text:p>
          </table:table-cell>
        </table:table-row>
        <table:table-row table:style-name="Table9.2">
          <table:table-cell table:style-name="Table9.A3" office:value-type="string">
            <text:p text:style-name="P4"><text:span text:style-name="T7">Juvenile</text:span></text:p>
          </table:table-cell>
          <table:table-cell table:style-name="Table9.A3" office:value-type="string">
            <text:p text:style-name="P18"><text:span text:style-name="T7">L</text:span></text:p>
          </table:table-cell>
          <table:table-cell table:style-name="Table9.A3" office:value-type="string">
            <text:p text:style-name="P18"><text:span text:style-name="T7">14d12+42 (133)</text:span></text:p>
          </table:table-cell>
          <table:table-cell table:style-name="Table9.A3" office:value-type="string">
            <text:p text:style-name="P18"><text:span text:style-name="T7">19</text:span></text:p>
          </table:table-cell>
          <table:table-cell table:style-name="Table9.A3" office:value-type="string">
            <text:p text:style-name="P18"><text:span text:style-name="T7">10</text:span></text:p>
          </table:table-cell>
          <table:table-cell table:style-name="Table9.A3" office:value-type="string">
            <text:p text:style-name="P18"><text:span text:style-name="T7">17</text:span></text:p>
          </table:table-cell>
          <table:table-cell table:style-name="Table9.A3" office:value-type="string">
            <text:p text:style-name="P18"><text:span text:style-name="T7">14</text:span></text:p>
          </table:table-cell>
          <table:table-cell table:style-name="Table9.A3" office:value-type="string">
            <text:p text:style-name="P18"><text:span text:style-name="T7">15</text:span></text:p>
          </table:table-cell>
          <table:table-cell table:style-name="Table9.A3" office:value-type="string">
            <text:p text:style-name="P18"><text:span text:style-name="T7">14</text:span></text:p>
          </table:table-cell>
          <table:table-cell table:style-name="Table9.A3" office:value-type="string">
            <text:p text:style-name="P18"><text:span text:style-name="T7">+14/+22</text:span></text:p>
          </table:table-cell>
          <table:table-cell table:style-name="Table9.A3" office:value-type="string">
            <text:p text:style-name="P18"><text:span text:style-name="T7">+17</text:span></text:p>
          </table:table-cell>
          <table:table-cell table:style-name="Table9.A3" office:value-type="string">
            <text:p text:style-name="P18"><text:span text:style-name="T7">+12</text:span></text:p>
          </table:table-cell>
          <table:table-cell table:style-name="Table9.A3" office:value-type="string">
            <text:p text:style-name="P18"><text:span text:style-name="T7">+9</text:span></text:p>
          </table:table-cell>
          <table:table-cell table:style-name="Table9.A3" office:value-type="string">
            <text:p text:style-name="P18"><text:span text:style-name="T7">+11</text:span></text:p>
          </table:table-cell>
          <table:table-cell table:style-name="Table9.A3" office:value-type="string">
            <text:p text:style-name="P18"><text:span text:style-name="T7">8d6 (20)</text:span></text:p>
          </table:table-cell>
          <table:table-cell table:style-name="Table9.A3" office:value-type="string">
            <text:p text:style-name="P18"><text:span text:style-name="T7">—</text:span></text:p>
          </table:table-cell>
        </table:table-row>
        <table:table-row table:style-name="Table9.2">
          <table:table-cell table:style-name="Table9.A3" office:value-type="string">
            <text:p text:style-name="P4"><text:span text:style-name="T7">Young adult</text:span></text:p>
          </table:table-cell>
          <table:table-cell table:style-name="Table9.A3" office:value-type="string">
            <text:p text:style-name="P18"><text:span text:style-name="T7">L</text:span></text:p>
          </table:table-cell>
          <table:table-cell table:style-name="Table9.A3" office:value-type="string">
            <text:p text:style-name="P18"><text:span text:style-name="T7">17d12+68 (178)</text:span></text:p>
          </table:table-cell>
          <table:table-cell table:style-name="Table9.A3" office:value-type="string">
            <text:p text:style-name="P18"><text:span text:style-name="T7">23</text:span></text:p>
          </table:table-cell>
          <table:table-cell table:style-name="Table9.A3" office:value-type="string">
            <text:p text:style-name="P18"><text:span text:style-name="T7">10</text:span></text:p>
          </table:table-cell>
          <table:table-cell table:style-name="Table9.A3" office:value-type="string">
            <text:p text:style-name="P18"><text:span text:style-name="T7">19</text:span></text:p>
          </table:table-cell>
          <table:table-cell table:style-name="Table9.A3" office:value-type="string">
            <text:p text:style-name="P18"><text:span text:style-name="T7">14</text:span></text:p>
          </table:table-cell>
          <table:table-cell table:style-name="Table9.A3" office:value-type="string">
            <text:p text:style-name="P18"><text:span text:style-name="T7">15</text:span></text:p>
          </table:table-cell>
          <table:table-cell table:style-name="Table9.A3" office:value-type="string">
            <text:p text:style-name="P18"><text:span text:style-name="T7">14</text:span></text:p>
          </table:table-cell>
          <table:table-cell table:style-name="Table9.A3" office:value-type="string">
            <text:p text:style-name="P18"><text:span text:style-name="T7">+17/+27</text:span></text:p>
          </table:table-cell>
          <table:table-cell table:style-name="Table9.A3" office:value-type="string">
            <text:p text:style-name="P18"><text:span text:style-name="T7">+22</text:span></text:p>
          </table:table-cell>
          <table:table-cell table:style-name="Table9.A3" office:value-type="string">
            <text:p text:style-name="P18"><text:span text:style-name="T7">+14</text:span></text:p>
          </table:table-cell>
          <table:table-cell table:style-name="Table9.A3" office:value-type="string">
            <text:p text:style-name="P18"><text:span text:style-name="T7">+10</text:span></text:p>
          </table:table-cell>
          <table:table-cell table:style-name="Table9.A3" office:value-type="string">
            <text:p text:style-name="P18"><text:span text:style-name="T7">+12</text:span></text:p>
          </table:table-cell>
          <table:table-cell table:style-name="Table9.A3" office:value-type="string">
            <text:p text:style-name="P18"><text:span text:style-name="T7">10d6 (22)</text:span></text:p>
          </table:table-cell>
          <table:table-cell table:style-name="Table9.A3" office:value-type="string">
            <text:p text:style-name="P18"><text:span text:style-name="T7">20</text:span></text:p>
          </table:table-cell>
        </table:table-row>
        <table:table-row table:style-name="Table9.2">
          <table:table-cell table:style-name="Table9.A3" office:value-type="string">
            <text:p text:style-name="P4"><text:span text:style-name="T7">Adult</text:span></text:p>
          </table:table-cell>
          <table:table-cell table:style-name="Table9.A3" office:value-type="string">
            <text:p text:style-name="P18"><text:span text:style-name="T7">H</text:span></text:p>
          </table:table-cell>
          <table:table-cell table:style-name="Table9.A3" office:value-type="string">
            <text:p text:style-name="P18"><text:span text:style-name="T7">20d12+100 (230)</text:span></text:p>
          </table:table-cell>
          <table:table-cell table:style-name="Table9.A3" office:value-type="string">
            <text:p text:style-name="P18"><text:span text:style-name="T7">27</text:span></text:p>
          </table:table-cell>
          <table:table-cell table:style-name="Table9.A3" office:value-type="string">
            <text:p text:style-name="P18"><text:span text:style-name="T7">10</text:span></text:p>
          </table:table-cell>
          <table:table-cell table:style-name="Table9.A3" office:value-type="string">
            <text:p text:style-name="P18"><text:span text:style-name="T7">21</text:span></text:p>
          </table:table-cell>
          <table:table-cell table:style-name="Table9.A3" office:value-type="string">
            <text:p text:style-name="P18"><text:span text:style-name="T7">16</text:span></text:p>
          </table:table-cell>
          <table:table-cell table:style-name="Table9.A3" office:value-type="string">
            <text:p text:style-name="P18"><text:span text:style-name="T7">17</text:span></text:p>
          </table:table-cell>
          <table:table-cell table:style-name="Table9.A3" office:value-type="string">
            <text:p text:style-name="P18"><text:span text:style-name="T7">16</text:span></text:p>
          </table:table-cell>
          <table:table-cell table:style-name="Table9.A3" office:value-type="string">
            <text:p text:style-name="P18"><text:span text:style-name="T7">+20/+36</text:span></text:p>
          </table:table-cell>
          <table:table-cell table:style-name="Table9.A3" office:value-type="string">
            <text:p text:style-name="P18"><text:span text:style-name="T7">+26</text:span></text:p>
          </table:table-cell>
          <table:table-cell table:style-name="Table9.A3" office:value-type="string">
            <text:p text:style-name="P18"><text:span text:style-name="T7">+17</text:span></text:p>
          </table:table-cell>
          <table:table-cell table:style-name="Table9.A3" office:value-type="string">
            <text:p text:style-name="P18"><text:span text:style-name="T7">+12</text:span></text:p>
          </table:table-cell>
          <table:table-cell table:style-name="Table9.A3" office:value-type="string">
            <text:p text:style-name="P18"><text:span text:style-name="T7">+15</text:span></text:p>
          </table:table-cell>
          <table:table-cell table:style-name="Table9.A3" office:value-type="string">
            <text:p text:style-name="P18"><text:span text:style-name="T7">12d6 (25)</text:span></text:p>
          </table:table-cell>
          <table:table-cell table:style-name="Table9.A3" office:value-type="string">
            <text:p text:style-name="P18"><text:span text:style-name="T7">23</text:span></text:p>
          </table:table-cell>
        </table:table-row>
        <table:table-row table:style-name="Table9.2">
          <table:table-cell table:style-name="Table9.A3" office:value-type="string">
            <text:p text:style-name="P4"><text:span text:style-name="T7">Mature adult</text:span></text:p>
          </table:table-cell>
          <table:table-cell table:style-name="Table9.A3" office:value-type="string">
            <text:p text:style-name="P18"><text:span text:style-name="T7">H</text:span></text:p>
          </table:table-cell>
          <table:table-cell table:style-name="Table9.A3" office:value-type="string">
            <text:p text:style-name="P18"><text:span text:style-name="T7">23d12+115 (264)</text:span></text:p>
          </table:table-cell>
          <table:table-cell table:style-name="Table9.A3" office:value-type="string">
            <text:p text:style-name="P18"><text:span text:style-name="T7">29</text:span></text:p>
          </table:table-cell>
          <table:table-cell table:style-name="Table9.A3" office:value-type="string">
            <text:p text:style-name="P18"><text:span text:style-name="T7">10</text:span></text:p>
          </table:table-cell>
          <table:table-cell table:style-name="Table9.A3" office:value-type="string">
            <text:p text:style-name="P18"><text:span text:style-name="T7">21</text:span></text:p>
          </table:table-cell>
          <table:table-cell table:style-name="Table9.A3" office:value-type="string">
            <text:p text:style-name="P18"><text:span text:style-name="T7">16</text:span></text:p>
          </table:table-cell>
          <table:table-cell table:style-name="Table9.A3" office:value-type="string">
            <text:p text:style-name="P18"><text:span text:style-name="T7">17</text:span></text:p>
          </table:table-cell>
          <table:table-cell table:style-name="Table9.A3" office:value-type="string">
            <text:p text:style-name="P18"><text:span text:style-name="T7">16</text:span></text:p>
          </table:table-cell>
          <table:table-cell table:style-name="Table9.A3" office:value-type="string">
            <text:p text:style-name="P18"><text:span text:style-name="T7">+23/+40</text:span></text:p>
          </table:table-cell>
          <table:table-cell table:style-name="Table9.A3" office:value-type="string">
            <text:p text:style-name="P18"><text:span text:style-name="T7">+30</text:span></text:p>
          </table:table-cell>
          <table:table-cell table:style-name="Table9.A3" office:value-type="string">
            <text:p text:style-name="P18"><text:span text:style-name="T7">+18</text:span></text:p>
          </table:table-cell>
          <table:table-cell table:style-name="Table9.A3" office:value-type="string">
            <text:p text:style-name="P18"><text:span text:style-name="T7">+13</text:span></text:p>
          </table:table-cell>
          <table:table-cell table:style-name="Table9.A3" office:value-type="string">
            <text:p text:style-name="P18"><text:span text:style-name="T7">+16</text:span></text:p>
          </table:table-cell>
          <table:table-cell table:style-name="Table9.A3" office:value-type="string">
            <text:p text:style-name="P18"><text:span text:style-name="T7">14d6 (26)</text:span></text:p>
          </table:table-cell>
          <table:table-cell table:style-name="Table9.A3" office:value-type="string">
            <text:p text:style-name="P18"><text:span text:style-name="T7">24</text:span></text:p>
          </table:table-cell>
        </table:table-row>
        <table:table-row table:style-name="Table9.2">
          <table:table-cell table:style-name="Table9.A3" office:value-type="string">
            <text:p text:style-name="P4"><text:span text:style-name="T7">Old</text:span></text:p>
          </table:table-cell>
          <table:table-cell table:style-name="Table9.A3" office:value-type="string">
            <text:p text:style-name="P18"><text:span text:style-name="T7">H</text:span></text:p>
          </table:table-cell>
          <table:table-cell table:style-name="Table9.A3" office:value-type="string">
            <text:p text:style-name="P18"><text:span text:style-name="T7">26d12+156 (325)</text:span></text:p>
          </table:table-cell>
          <table:table-cell table:style-name="Table9.A3" office:value-type="string">
            <text:p text:style-name="P18"><text:span text:style-name="T7">31</text:span></text:p>
          </table:table-cell>
          <table:table-cell table:style-name="Table9.A3" office:value-type="string">
            <text:p text:style-name="P18"><text:span text:style-name="T7">10</text:span></text:p>
          </table:table-cell>
          <table:table-cell table:style-name="Table9.A3" office:value-type="string">
            <text:p text:style-name="P18"><text:span text:style-name="T7">23</text:span></text:p>
          </table:table-cell>
          <table:table-cell table:style-name="Table9.A3" office:value-type="string">
            <text:p text:style-name="P18"><text:span text:style-name="T7">18</text:span></text:p>
          </table:table-cell>
          <table:table-cell table:style-name="Table9.A3" office:value-type="string">
            <text:p text:style-name="P18"><text:span text:style-name="T7">19</text:span></text:p>
          </table:table-cell>
          <table:table-cell table:style-name="Table9.A3" office:value-type="string">
            <text:p text:style-name="P18"><text:span text:style-name="T7">18</text:span></text:p>
          </table:table-cell>
          <table:table-cell table:style-name="Table9.A3" office:value-type="string">
            <text:p text:style-name="P18"><text:span text:style-name="T7">+26/+44</text:span></text:p>
          </table:table-cell>
          <table:table-cell table:style-name="Table9.A3" office:value-type="string">
            <text:p text:style-name="P18"><text:span text:style-name="T7">+34</text:span></text:p>
          </table:table-cell>
          <table:table-cell table:style-name="Table9.A3" office:value-type="string">
            <text:p text:style-name="P18"><text:span text:style-name="T7">+21</text:span></text:p>
          </table:table-cell>
          <table:table-cell table:style-name="Table9.A3" office:value-type="string">
            <text:p text:style-name="P18"><text:span text:style-name="T7">+15</text:span></text:p>
          </table:table-cell>
          <table:table-cell table:style-name="Table9.A3" office:value-type="string">
            <text:p text:style-name="P18"><text:span text:style-name="T7">+19</text:span></text:p>
          </table:table-cell>
          <table:table-cell table:style-name="Table9.A3" office:value-type="string">
            <text:p text:style-name="P18"><text:span text:style-name="T7">16d6 (29)</text:span></text:p>
          </table:table-cell>
          <table:table-cell table:style-name="Table9.A3" office:value-type="string">
            <text:p text:style-name="P18"><text:span text:style-name="T7">27</text:span></text:p>
          </table:table-cell>
        </table:table-row>
        <table:table-row table:style-name="Table9.2">
          <table:table-cell table:style-name="Table9.A3" office:value-type="string">
            <text:p text:style-name="P4"><text:span text:style-name="T7">Very old</text:span></text:p>
          </table:table-cell>
          <table:table-cell table:style-name="Table9.A3" office:value-type="string">
            <text:p text:style-name="P18"><text:span text:style-name="T7">H</text:span></text:p>
          </table:table-cell>
          <table:table-cell table:style-name="Table9.A3" office:value-type="string">
            <text:p text:style-name="P18"><text:span text:style-name="T7">29d12+174 (362)</text:span></text:p>
          </table:table-cell>
          <table:table-cell table:style-name="Table9.A3" office:value-type="string">
            <text:p text:style-name="P18"><text:span text:style-name="T7">33</text:span></text:p>
          </table:table-cell>
          <table:table-cell table:style-name="Table9.A3" office:value-type="string">
            <text:p text:style-name="P18"><text:span text:style-name="T7">10</text:span></text:p>
          </table:table-cell>
          <table:table-cell table:style-name="Table9.A3" office:value-type="string">
            <text:p text:style-name="P18"><text:span text:style-name="T7">23</text:span></text:p>
          </table:table-cell>
          <table:table-cell table:style-name="Table9.A3" office:value-type="string">
            <text:p text:style-name="P18"><text:span text:style-name="T7">18</text:span></text:p>
          </table:table-cell>
          <table:table-cell table:style-name="Table9.A3" office:value-type="string">
            <text:p text:style-name="P18"><text:span text:style-name="T7">19</text:span></text:p>
          </table:table-cell>
          <table:table-cell table:style-name="Table9.A3" office:value-type="string">
            <text:p text:style-name="P18"><text:span text:style-name="T7">18</text:span></text:p>
          </table:table-cell>
          <table:table-cell table:style-name="Table9.A3" office:value-type="string">
            <text:p text:style-name="P18"><text:span text:style-name="T7">+29/+48</text:span></text:p>
          </table:table-cell>
          <table:table-cell table:style-name="Table9.A3" office:value-type="string">
            <text:p text:style-name="P18"><text:span text:style-name="T7">+38</text:span></text:p>
          </table:table-cell>
          <table:table-cell table:style-name="Table9.A3" office:value-type="string">
            <text:p text:style-name="P18"><text:span text:style-name="T7">+22</text:span></text:p>
          </table:table-cell>
          <table:table-cell table:style-name="Table9.A3" office:value-type="string">
            <text:p text:style-name="P18"><text:span text:style-name="T7">+16</text:span></text:p>
          </table:table-cell>
          <table:table-cell table:style-name="Table9.A3" office:value-type="string">
            <text:p text:style-name="P18"><text:span text:style-name="T7">+20</text:span></text:p>
          </table:table-cell>
          <table:table-cell table:style-name="Table9.A3" office:value-type="string">
            <text:p text:style-name="P18"><text:span text:style-name="T7">18d6 (30)</text:span></text:p>
          </table:table-cell>
          <table:table-cell table:style-name="Table9.A3" office:value-type="string">
            <text:p text:style-name="P18"><text:span text:style-name="T7">28</text:span></text:p>
          </table:table-cell>
        </table:table-row>
        <table:table-row table:style-name="Table9.2">
          <table:table-cell table:style-name="Table9.A3" office:value-type="string">
            <text:p text:style-name="P4"><text:span text:style-name="T7">Ancient</text:span></text:p>
          </table:table-cell>
          <table:table-cell table:style-name="Table9.A3" office:value-type="string">
            <text:p text:style-name="P18"><text:span text:style-name="T7">G</text:span></text:p>
          </table:table-cell>
          <table:table-cell table:style-name="Table9.A3" office:value-type="string">
            <text:p text:style-name="P18"><text:span text:style-name="T7">32d12+224 (432)</text:span></text:p>
          </table:table-cell>
          <table:table-cell table:style-name="Table9.A3" office:value-type="string">
            <text:p text:style-name="P18"><text:span text:style-name="T7">35</text:span></text:p>
          </table:table-cell>
          <table:table-cell table:style-name="Table9.A3" office:value-type="string">
            <text:p text:style-name="P18"><text:span text:style-name="T7">10</text:span></text:p>
          </table:table-cell>
          <table:table-cell table:style-name="Table9.A3" office:value-type="string">
            <text:p text:style-name="P18"><text:span text:style-name="T7">25</text:span></text:p>
          </table:table-cell>
          <table:table-cell table:style-name="Table9.A3" office:value-type="string">
            <text:p text:style-name="P18"><text:span text:style-name="T7">20</text:span></text:p>
          </table:table-cell>
          <table:table-cell table:style-name="Table9.A3" office:value-type="string">
            <text:p text:style-name="P18"><text:span text:style-name="T7">21</text:span></text:p>
          </table:table-cell>
          <table:table-cell table:style-name="Table9.A3" office:value-type="string">
            <text:p text:style-name="P18"><text:span text:style-name="T7">20</text:span></text:p>
          </table:table-cell>
          <table:table-cell table:style-name="Table9.A3" office:value-type="string">
            <text:p text:style-name="P18"><text:span text:style-name="T7">+32/+56</text:span></text:p>
          </table:table-cell>
          <table:table-cell table:style-name="Table9.A3" office:value-type="string">
            <text:p text:style-name="P18"><text:span text:style-name="T7">+40</text:span></text:p>
          </table:table-cell>
          <table:table-cell table:style-name="Table9.A3" office:value-type="string">
            <text:p text:style-name="P18"><text:span text:style-name="T7">+25</text:span></text:p>
          </table:table-cell>
          <table:table-cell table:style-name="Table9.A3" office:value-type="string">
            <text:p text:style-name="P18"><text:span text:style-name="T7">+18</text:span></text:p>
          </table:table-cell>
          <table:table-cell table:style-name="Table9.A3" office:value-type="string">
            <text:p text:style-name="P18"><text:span text:style-name="T7">+23</text:span></text:p>
          </table:table-cell>
          <table:table-cell table:style-name="Table9.A3" office:value-type="string">
            <text:p text:style-name="P18"><text:span text:style-name="T7">20d6 (33)</text:span></text:p>
          </table:table-cell>
          <table:table-cell table:style-name="Table9.A3" office:value-type="string">
            <text:p text:style-name="P18"><text:span text:style-name="T7">31</text:span></text:p>
          </table:table-cell>
        </table:table-row>
        <table:table-row table:style-name="Table9.2">
          <table:table-cell table:style-name="Table9.A3" office:value-type="string">
            <text:p text:style-name="P4"><text:span text:style-name="T7">Wyrm</text:span></text:p>
          </table:table-cell>
          <table:table-cell table:style-name="Table9.A3" office:value-type="string">
            <text:p text:style-name="P18"><text:span text:style-name="T7">G</text:span></text:p>
          </table:table-cell>
          <table:table-cell table:style-name="Table9.A3" office:value-type="string">
            <text:p text:style-name="P18"><text:span text:style-name="T7">35d12+280 (507)</text:span></text:p>
          </table:table-cell>
          <table:table-cell table:style-name="Table9.A3" office:value-type="string">
            <text:p text:style-name="P18"><text:span text:style-name="T7">37</text:span></text:p>
          </table:table-cell>
          <table:table-cell table:style-name="Table9.A3" office:value-type="string">
            <text:p text:style-name="P18"><text:span text:style-name="T7">10</text:span></text:p>
          </table:table-cell>
          <table:table-cell table:style-name="Table9.A3" office:value-type="string">
            <text:p text:style-name="P18"><text:span text:style-name="T7">27</text:span></text:p>
          </table:table-cell>
          <table:table-cell table:style-name="Table9.A3" office:value-type="string">
            <text:p text:style-name="P18"><text:span text:style-name="T7">20</text:span></text:p>
          </table:table-cell>
          <table:table-cell table:style-name="Table9.A3" office:value-type="string">
            <text:p text:style-name="P18"><text:span text:style-name="T7">21</text:span></text:p>
          </table:table-cell>
          <table:table-cell table:style-name="Table9.A3" office:value-type="string">
            <text:p text:style-name="P18"><text:span text:style-name="T7">20</text:span></text:p>
          </table:table-cell>
          <table:table-cell table:style-name="Table9.A3" office:value-type="string">
            <text:p text:style-name="P18"><text:span text:style-name="T7">+35/+60</text:span></text:p>
          </table:table-cell>
          <table:table-cell table:style-name="Table9.A3" office:value-type="string">
            <text:p text:style-name="P18"><text:span text:style-name="T7">+44</text:span></text:p>
          </table:table-cell>
          <table:table-cell table:style-name="Table9.A3" office:value-type="string">
            <text:p text:style-name="P18"><text:span text:style-name="T7">+27</text:span></text:p>
          </table:table-cell>
          <table:table-cell table:style-name="Table9.A3" office:value-type="string">
            <text:p text:style-name="P18"><text:span text:style-name="T7">+19</text:span></text:p>
          </table:table-cell>
          <table:table-cell table:style-name="Table9.A3" office:value-type="string">
            <text:p text:style-name="P18"><text:span text:style-name="T7">+24</text:span></text:p>
          </table:table-cell>
          <table:table-cell table:style-name="Table9.A3" office:value-type="string">
            <text:p text:style-name="P18"><text:span text:style-name="T7">22d6 (35)</text:span></text:p>
          </table:table-cell>
          <table:table-cell table:style-name="Table9.A3" office:value-type="string">
            <text:p text:style-name="P18"><text:span text:style-name="T7">32</text:span></text:p>
          </table:table-cell>
        </table:table-row>
        <table:table-row table:style-name="Table9.2">
          <table:table-cell table:style-name="Table9.A14" office:value-type="string">
            <text:p text:style-name="P16"><text:span text:style-name="T7">Great wyrm</text:span></text:p>
          </table:table-cell>
          <table:table-cell table:style-name="Table9.A14" office:value-type="string">
            <text:p text:style-name="P19"><text:span text:style-name="T7">G</text:span></text:p>
          </table:table-cell>
          <table:table-cell table:style-name="Table9.A14" office:value-type="string">
            <text:p text:style-name="P19"><text:span text:style-name="T7">38d12+304 (551)</text:span></text:p>
          </table:table-cell>
          <table:table-cell table:style-name="Table9.A14" office:value-type="string">
            <text:p text:style-name="P19"><text:span text:style-name="T7">39</text:span></text:p>
          </table:table-cell>
          <table:table-cell table:style-name="Table9.A14" office:value-type="string">
            <text:p text:style-name="P19"><text:span text:style-name="T7">10</text:span></text:p>
          </table:table-cell>
          <table:table-cell table:style-name="Table9.A14" office:value-type="string">
            <text:p text:style-name="P19"><text:span text:style-name="T7">27</text:span></text:p>
          </table:table-cell>
          <table:table-cell table:style-name="Table9.A14" office:value-type="string">
            <text:p text:style-name="P19"><text:span text:style-name="T7">22</text:span></text:p>
          </table:table-cell>
          <table:table-cell table:style-name="Table9.A14" office:value-type="string">
            <text:p text:style-name="P19"><text:span text:style-name="T7">23</text:span></text:p>
          </table:table-cell>
          <table:table-cell table:style-name="Table9.A14" office:value-type="string">
            <text:p text:style-name="P19"><text:span text:style-name="T7">22</text:span></text:p>
          </table:table-cell>
          <table:table-cell table:style-name="Table9.A14" office:value-type="string">
            <text:p text:style-name="P19"><text:span text:style-name="T7">+38/+64</text:span></text:p>
          </table:table-cell>
          <table:table-cell table:style-name="Table9.A14" office:value-type="string">
            <text:p text:style-name="P19"><text:span text:style-name="T7">+48</text:span></text:p>
          </table:table-cell>
          <table:table-cell table:style-name="Table9.A14" office:value-type="string">
            <text:p text:style-name="P19"><text:span text:style-name="T7">+29</text:span></text:p>
          </table:table-cell>
          <table:table-cell table:style-name="Table9.A14" office:value-type="string">
            <text:p text:style-name="P19"><text:span text:style-name="T7">+21</text:span></text:p>
          </table:table-cell>
          <table:table-cell table:style-name="Table9.A14" office:value-type="string">
            <text:p text:style-name="P19"><text:span text:style-name="T7">+27</text:span></text:p>
          </table:table-cell>
          <table:table-cell table:style-name="Table9.A14" office:value-type="string">
            <text:p text:style-name="P19"><text:span text:style-name="T7">24d6 (37)</text:span></text:p>
          </table:table-cell>
          <table:table-cell table:style-name="Table9.A14" office:value-type="string">
            <text:p text:style-name="P19"><text:span text:style-name="T7">35</text:span></text:p>
          </table:table-cell>
        </table:table-row>
      </table:table>
      <text:p text:style-name="P10"/>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table:number-columns-spanned="7" office:value-type="string">
            <text:h text:style-name="P26" text:outline-level="8"><text:span text:style-name="T1">Green Dragon Abilities by Age</text:span></text:h>
          </table:table-cell>
          <table:covered-table-cell/>
          <table:covered-table-cell/>
          <table:covered-table-cell/>
          <table:covered-table-cell/>
          <table:covered-table-cell/>
          <table:covered-table-cell/>
        </table:table-row>
        <table:table-row table:style-name="Table10.2">
          <table:table-cell table:style-name="Table10.A2" office:value-type="string">
            <text:p text:style-name="P16"><text:span text:style-name="T11">Age</text:span></text:p>
          </table:table-cell>
          <table:table-cell table:style-name="Table10.A2" office:value-type="string">
            <text:p text:style-name="P16"><text:span text:style-name="T11">Speed</text:span></text:p>
          </table:table-cell>
          <table:table-cell table:style-name="Table10.A2" office:value-type="string">
            <text:p text:style-name="P16"><text:span text:style-name="T11">Initiative</text:span></text:p>
          </table:table-cell>
          <table:table-cell table:style-name="Table10.A2" office:value-type="string">
            <text:p text:style-name="P16"><text:span text:style-name="T11">AC</text:span></text:p>
          </table:table-cell>
          <table:table-cell table:style-name="Table10.A2" office:value-type="string">
            <text:p text:style-name="P16"><text:span text:style-name="T11">Special Abilities</text:span></text:p>
          </table:table-cell>
          <table:table-cell table:style-name="Table10.A2" office:value-type="string">
            <text:p text:style-name="P16"><text:span text:style-name="T11">Caster Level</text:span></text:p>
          </table:table-cell>
          <table:table-cell table:style-name="Table10.A2" office:value-type="string">
            <text:p text:style-name="P16"><text:span text:style-name="T11">SR</text:span></text:p>
          </table:table-cell>
        </table:table-row>
        <table:table-row table:style-name="Table10.2">
          <table:table-cell table:style-name="Table10.A2" office:value-type="string">
            <text:p text:style-name="P4"><text:span text:style-name="T9">Wyrmling</text:span></text:p>
          </table:table-cell>
          <table:table-cell table:style-name="Table10.A2" office:value-type="string">
            <text:p text:style-name="P4"><text:span text:style-name="T9">40 ft., fly 100 ft. (average),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15 (+1 size, +4 natural), touch 11, flat-footed 15</text:span></text:p>
          </table:table-cell>
          <table:table-cell table:style-name="Table10.A2" office:value-type="string">
            <text:p text:style-name="P4"><text:span text:style-name="T9">Immunity to acid, water breathing</text:span></text:p>
          </table:table-cell>
          <table:table-cell table:style-name="Table10.A2" office:value-type="string">
            <text:p text:style-name="P4"><text:span text:style-name="T9">—</text:span></text:p>
          </table:table-cell>
          <table:table-cell table:style-name="Table10.A2" office:value-type="string">
            <text:p text:style-name="P4"><text:span text:style-name="T9">—</text:span></text:p>
          </table:table-cell>
        </table:table-row>
        <table:table-row table:style-name="Table10.2">
          <table:table-cell table:style-name="Table10.A2" office:value-type="string">
            <text:p text:style-name="P4"><text:span text:style-name="T9">Very young</text:span></text:p>
          </table:table-cell>
          <table:table-cell table:style-name="Table10.A2" office:value-type="string">
            <text:p text:style-name="P4"><text:span text:style-name="T9">40 ft., fly 150 ft. (poor),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17 (+7 natural), touch 10, flat-footed 17</text:span></text:p>
          </table:table-cell>
          <table:table-cell table:style-name="Table10.A2" office:value-type="string">
            <text:p text:style-name="P22"/>
          </table:table-cell>
          <table:table-cell table:style-name="Table10.A2" office:value-type="string">
            <text:p text:style-name="P4"><text:span text:style-name="T9">—</text:span></text:p>
          </table:table-cell>
          <table:table-cell table:style-name="Table10.A2" office:value-type="string">
            <text:p text:style-name="P4"><text:span text:style-name="T9">—</text:span></text:p>
          </table:table-cell>
        </table:table-row>
        <table:table-row table:style-name="Table10.2">
          <table:table-cell table:style-name="Table10.A2" office:value-type="string">
            <text:p text:style-name="P4"><text:span text:style-name="T9">Young</text:span></text:p>
          </table:table-cell>
          <table:table-cell table:style-name="Table10.A2" office:value-type="string">
            <text:p text:style-name="P4"><text:span text:style-name="T9">40 ft., fly 150 ft. (poor),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20 (+10 natural), touch 10, flat-footed 20</text:span></text:p>
          </table:table-cell>
          <table:table-cell table:style-name="Table10.A2" office:value-type="string">
            <text:p text:style-name="P22"/>
          </table:table-cell>
          <table:table-cell table:style-name="Table10.A2" office:value-type="string">
            <text:p text:style-name="P4"><text:span text:style-name="T9">—</text:span></text:p>
          </table:table-cell>
          <table:table-cell table:style-name="Table10.A2" office:value-type="string">
            <text:p text:style-name="P4"><text:span text:style-name="T9">—</text:span></text:p>
          </table:table-cell>
        </table:table-row>
        <table:table-row table:style-name="Table10.2">
          <table:table-cell table:style-name="Table10.A2" office:value-type="string">
            <text:p text:style-name="P4"><text:span text:style-name="T9">Juvenile</text:span></text:p>
          </table:table-cell>
          <table:table-cell table:style-name="Table10.A2" office:value-type="string">
            <text:p text:style-name="P4"><text:span text:style-name="T9">40 ft., fly 150 ft. (poor),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22 (–1 size, +13 natural), touch 9, flat-footed 22</text:span></text:p>
          </table:table-cell>
          <table:table-cell table:style-name="Table10.A2" office:value-type="string">
            <text:p text:style-name="P4"><text:span text:style-name="T9">1st</text:span></text:p>
          </table:table-cell>
          <table:table-cell table:style-name="Table10.A2" office:value-type="string">
            <text:p text:style-name="P4"><text:span text:style-name="T9">—</text:span></text:p>
          </table:table-cell>
          <table:table-cell table:style-name="Table10.A2" office:value-type="string">
            <text:p text:style-name="P22"/>
          </table:table-cell>
        </table:table-row>
        <table:table-row table:style-name="Table10.2">
          <table:table-cell table:style-name="Table10.A2" office:value-type="string">
            <text:p text:style-name="P4"><text:span text:style-name="T9">Young adult</text:span></text:p>
          </table:table-cell>
          <table:table-cell table:style-name="Table10.A2" office:value-type="string">
            <text:p text:style-name="P4"><text:span text:style-name="T9">40 ft., fly 150 ft. (poor),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25 (–1 size, +16 natural), touch 9, flat-footed 25</text:span></text:p>
          </table:table-cell>
          <table:table-cell table:style-name="Table10.A2" office:value-type="string">
            <text:p text:style-name="P4"><text:span text:style-name="T9">DR 5/magic</text:span></text:p>
          </table:table-cell>
          <table:table-cell table:style-name="Table10.A2" office:value-type="string">
            <text:p text:style-name="P4"><text:span text:style-name="T9">3rd</text:span></text:p>
          </table:table-cell>
          <table:table-cell table:style-name="Table10.A2" office:value-type="string">
            <text:p text:style-name="P4"><text:span text:style-name="T9">19</text:span></text:p>
          </table:table-cell>
        </table:table-row>
        <table:table-row table:style-name="Table10.2">
          <table:table-cell table:style-name="Table10.A2" office:value-type="string">
            <text:p text:style-name="P4"><text:span text:style-name="T9">Adult</text:span></text:p>
          </table:table-cell>
          <table:table-cell table:style-name="Table10.A2" office:value-type="string">
            <text:p text:style-name="P4"><text:span text:style-name="T9">40 ft., fly 150 ft. (poor),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27 (–2 size, +19 natural), touch 8, flat-footed 27</text:span></text:p>
          </table:table-cell>
          <table:table-cell table:style-name="Table10.A2" office:value-type="string">
            <text:p text:style-name="P4"><text:span text:style-name="T10">Suggestion</text:span></text:p>
          </table:table-cell>
          <table:table-cell table:style-name="Table10.A2" office:value-type="string">
            <text:p text:style-name="P4"><text:span text:style-name="T9">5th</text:span></text:p>
          </table:table-cell>
          <table:table-cell table:style-name="Table10.A2" office:value-type="string">
            <text:p text:style-name="P4"><text:span text:style-name="T9">21</text:span></text:p>
          </table:table-cell>
        </table:table-row>
        <table:table-row table:style-name="Table10.2">
          <table:table-cell table:style-name="Table10.A2" office:value-type="string">
            <text:p text:style-name="P4"><text:span text:style-name="T9">Mature adult</text:span></text:p>
          </table:table-cell>
          <table:table-cell table:style-name="Table10.A2" office:value-type="string">
            <text:p text:style-name="P4"><text:span text:style-name="T9">40 ft., fly 150 ft. (poor),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30 (–2 size, +22 natural), touch 8, flat-footed 30</text:span></text:p>
          </table:table-cell>
          <table:table-cell table:style-name="Table10.A2" office:value-type="string">
            <text:p text:style-name="P4"><text:span text:style-name="T9">DR 10/magic</text:span></text:p>
          </table:table-cell>
          <table:table-cell table:style-name="Table10.A2" office:value-type="string">
            <text:p text:style-name="P4"><text:span text:style-name="T9">7th</text:span></text:p>
          </table:table-cell>
          <table:table-cell table:style-name="Table10.A2" office:value-type="string">
            <text:p text:style-name="P4"><text:span text:style-name="T9">22</text:span></text:p>
          </table:table-cell>
        </table:table-row>
        <table:table-row table:style-name="Table10.2">
          <table:table-cell table:style-name="Table10.A2" office:value-type="string">
            <text:p text:style-name="P4"><text:span text:style-name="T9">Old</text:span></text:p>
          </table:table-cell>
          <table:table-cell table:style-name="Table10.A2" office:value-type="string">
            <text:p text:style-name="P4"><text:span text:style-name="T9">40 ft., fly 150 ft. (poor),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33 (–2 size, +25 natural), touch 8, flat-footed 33</text:span></text:p>
          </table:table-cell>
          <table:table-cell table:style-name="Table10.A2" office:value-type="string">
            <text:p text:style-name="P4"><text:span text:style-name="T10">Plant growth</text:span></text:p>
          </table:table-cell>
          <table:table-cell table:style-name="Table10.A2" office:value-type="string">
            <text:p text:style-name="P4"><text:span text:style-name="T9">9th</text:span></text:p>
          </table:table-cell>
          <table:table-cell table:style-name="Table10.A2" office:value-type="string">
            <text:p text:style-name="P4"><text:span text:style-name="T9">24</text:span></text:p>
          </table:table-cell>
        </table:table-row>
        <table:table-row table:style-name="Table10.2">
          <table:table-cell table:style-name="Table10.A2" office:value-type="string">
            <text:p text:style-name="P4"><text:span text:style-name="T9">Very old</text:span></text:p>
          </table:table-cell>
          <table:table-cell table:style-name="Table10.A2" office:value-type="string">
            <text:p text:style-name="P4"><text:span text:style-name="T9">40 ft., fly 150 ft. (poor),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36 (–2 size, +28 natural), touch 8, flat-footed 36</text:span></text:p>
          </table:table-cell>
          <table:table-cell table:style-name="Table10.A2" office:value-type="string">
            <text:p text:style-name="P4"><text:span text:style-name="T9">DR 15/magic</text:span></text:p>
          </table:table-cell>
          <table:table-cell table:style-name="Table10.A2" office:value-type="string">
            <text:p text:style-name="P4"><text:span text:style-name="T9">11th</text:span></text:p>
          </table:table-cell>
          <table:table-cell table:style-name="Table10.A2" office:value-type="string">
            <text:p text:style-name="P4"><text:span text:style-name="T9">25</text:span></text:p>
          </table:table-cell>
        </table:table-row>
        <table:table-row table:style-name="Table10.2">
          <table:table-cell table:style-name="Table10.A2" office:value-type="string">
            <text:p text:style-name="P4"><text:span text:style-name="T9">Ancient</text:span></text:p>
          </table:table-cell>
          <table:table-cell table:style-name="Table10.A2" office:value-type="string">
            <text:p text:style-name="P4"><text:span text:style-name="T9">40 ft., fly 200 ft. (clumsy),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37 (–4 size, +31 natural), touch 6, flat-footed 37</text:span></text:p>
          </table:table-cell>
          <table:table-cell table:style-name="Table10.A2" office:value-type="string">
            <text:p text:style-name="P4"><text:span text:style-name="T10">Dominate person</text:span></text:p>
          </table:table-cell>
          <table:table-cell table:style-name="Table10.A2" office:value-type="string">
            <text:p text:style-name="P4"><text:span text:style-name="T9">13th</text:span></text:p>
          </table:table-cell>
          <table:table-cell table:style-name="Table10.A2" office:value-type="string">
            <text:p text:style-name="P4"><text:span text:style-name="T9">27</text:span></text:p>
          </table:table-cell>
        </table:table-row>
        <table:table-row table:style-name="Table10.2">
          <table:table-cell table:style-name="Table10.A2" office:value-type="string">
            <text:p text:style-name="P4"><text:span text:style-name="T9">Wyrm</text:span></text:p>
          </table:table-cell>
          <table:table-cell table:style-name="Table10.A2" office:value-type="string">
            <text:p text:style-name="P4"><text:span text:style-name="T9">40 ft., fly 200 ft. (clumsy), swim 40 ft</text:span></text:p>
          </table:table-cell>
          <table:table-cell table:style-name="Table10.A2" office:value-type="string">
            <text:p text:style-name="P4"><text:span text:style-name="T9">+0</text:span></text:p>
          </table:table-cell>
          <table:table-cell table:style-name="Table10.A2" office:value-type="string">
            <text:p text:style-name="P4"><text:span text:style-name="T9">40 (–4 size, +34 natural), touch 6, flat-footed 40</text:span></text:p>
          </table:table-cell>
          <table:table-cell table:style-name="Table10.A2" office:value-type="string">
            <text:p text:style-name="P4"><text:span text:style-name="T9">DR 20/magic</text:span></text:p>
          </table:table-cell>
          <table:table-cell table:style-name="Table10.A2" office:value-type="string">
            <text:p text:style-name="P4"><text:span text:style-name="T9">15th</text:span></text:p>
          </table:table-cell>
          <table:table-cell table:style-name="Table10.A2" office:value-type="string">
            <text:p text:style-name="P4"><text:span text:style-name="T9">28</text:span></text:p>
          </table:table-cell>
        </table:table-row>
        <table:table-row table:style-name="Table10.2">
          <table:table-cell table:style-name="Table10.A14" office:value-type="string">
            <text:p text:style-name="P16"><text:span text:style-name="T9">Great wyrm</text:span></text:p>
          </table:table-cell>
          <table:table-cell table:style-name="Table10.A14" office:value-type="string">
            <text:p text:style-name="P16"><text:span text:style-name="T9">40 ft., fly 200 ft. (clumsy), swim 40 ft</text:span></text:p>
          </table:table-cell>
          <table:table-cell table:style-name="Table10.A14" office:value-type="string">
            <text:p text:style-name="P16"><text:span text:style-name="T9">+0</text:span></text:p>
          </table:table-cell>
          <table:table-cell table:style-name="Table10.A14" office:value-type="string">
            <text:p text:style-name="P16"><text:span text:style-name="T9">43 (–4 size, +37 natural), touch 6, flat-footed 43</text:span></text:p>
          </table:table-cell>
          <table:table-cell table:style-name="Table10.A14" office:value-type="string">
            <text:p text:style-name="P16"><text:span text:style-name="T10">Command plants</text:span></text:p>
          </table:table-cell>
          <table:table-cell table:style-name="Table10.A14" office:value-type="string">
            <text:p text:style-name="P16"><text:span text:style-name="T9">17th</text:span></text:p>
          </table:table-cell>
          <table:table-cell table:style-name="Table10.A14" office:value-type="string">
            <text:p text:style-name="P16"><text:span text:style-name="T9">30</text:span></text:p>
          </table:table-cell>
        </table:table-row>
      </table:table>
      <text:p text:style-name="P4"><text:span text:style-name="T16">A wyrmling green dragon’s scales are thin, very small, and a deep shade of green that appears nearly black. As the dragon ages, the scales grow larger and lighter, turning shades of forest, emerald, and olive green, which helps it blend in with its wooded surroundings.</text:span></text:p>
      <text:p text:style-name="P4"><text:span text:style-name="T22">Combat</text:span></text:p>
      <text:p text:style-name="P4"><text:span text:style-name="T16">Green dragons initiate fights with little or no provocation, picking on creatures of any size. If the target is intriguing or seems formidable, the dragon stalks the creature to determine the best time to strike and the most appropriate tactics to use. If the target appears weak, the dragon makes its presence known quickly—it enjoys</text:span></text:p>
      <text:p text:style-name="P4"><text:span text:style-name="T16">evoking terror. Sometimes the dragon elects to control a humanoid creature through intimidation and </text:span><text:span text:style-name="T18">suggestion. </text:span><text:span text:style-name="T16">Green dragons especially like to question adventurers to learn more about their society and abilities, what is going on in the countryside, and if there is treasure nearby.</text:span></text:p>
      <text:p text:style-name="P4"><text:span text:style-name="T17">Breath Weapon (Su):</text:span><text:span text:style-name="T16"> A green dragon has one type of breath weapon, a cone of corrosive (acid) gas.</text:span></text:p>
      <text:p text:style-name="P4"><text:span text:style-name="T17">Water Breathing (Ex):</text:span><text:span text:style-name="T16"> A green dragon can breathe underwater indefinitely and can freely use its breath weapon, spells, and other abilities while submerged.</text:span></text:p>
      <text:p text:style-name="P4"><text:span text:style-name="T17">Spell-Like Abilities:</text:span><text:span text:style-name="T16"> 3/day—</text:span><text:span text:style-name="T18">suggestion </text:span><text:span text:style-name="T16">(adult or older), </text:span><text:span text:style-name="T18">dominate person </text:span><text:span text:style-name="T16">(ancient or older); 1/day— </text:span><text:span text:style-name="T18">plant growth </text:span><text:span text:style-name="T16">(old or older), </text:span><text:span text:style-name="T18">command plants </text:span><text:span text:style-name="T16">(great wyrm).</text:span></text:p>
      <text:p text:style-name="P4"><text:span text:style-name="T17">Skills:</text:span><text:span text:style-name="T16"> Bluff, Hide, and Move Silently are considered class skills for green dragons.</text:span></text:p>
      <text:p text:style-name="P5"/>
      <text:p text:style-name="P4"><text:span text:style-name="T20">RED DRAGON</text:span></text:p>
      <text:p text:style-name="P4"><text:span text:style-name="T17">Dragon (Fire)</text:span></text:p>
      <text:p text:style-name="P4"><text:span text:style-name="T17">Environment: </text:span><text:span text:style-name="T16">Warm mountains</text:span></text:p>
      <text:p text:style-name="P4"><text:span text:style-name="T17">Organization:</text:span><text:span text:style-name="T16"> Wyrmling, very young, young, juvenile, and young adult: solitary or clutch (2–5); adult, mature adult, old, very old, ancient, wyrm, or great wyrm: solitary, pair, or family (1–2 and 2–5 offspring)</text:span></text:p>
      <text:p text:style-name="P4"><text:span text:style-name="T17">Challenge Ratings:</text:span><text:span text:style-name="T16"> Wyrmling 4; very young 5; young 7; juvenile 10; young adult 13; adult 15; mature adult 18; old 20; very old 21; ancient 23; wyrm 24; great wyrm 26</text:span></text:p>
      <text:p text:style-name="P4"><text:span text:style-name="T17">Treasure:</text:span><text:span text:style-name="T16"> Triple standard</text:span></text:p>
      <text:p text:style-name="P4"><text:span text:style-name="T17">Alignment:</text:span><text:span text:style-name="T16"> Always chaotic evil</text:span></text:p>
      <text:p text:style-name="P4"><text:span text:style-name="T17">Advancement: </text:span><text:span text:style-name="T16">Wyrmling 8–9 HD; very young 11–12 HD; young 14–15 HD; juvenile 17–18 HD; young adult 20–21 HD; adult 23–24 HD; mature adult 26–27 HD; old 29–30 HD; very old 32–33 HD; ancient 35–36 HD; wyrm 38–39 HD; great wyrm 41+ HD</text:span></text:p>
      <text:p text:style-name="P4"><text:span text:style-name="T17">Level Adjustment:</text:span><text:span text:style-name="T16"> Wyrmling +4; very young +5; young +6; others —</text:span></text:p>
      <text:p text:style-name="P1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E"/>
        <table:table-column table:style-name="Table11.F"/>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ext:soft-page-break/>
        <table:table-row table:style-name="Table11.1">
          <table:table-cell table:style-name="Table11.A1" table:number-columns-spanned="16" office:value-type="string">
            <text:h text:style-name="P26" text:outline-level="8"><text:span text:style-name="T1">Red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1.A2" office:value-type="string">
            <text:p text:style-name="P16"><text:span text:style-name="T8">Age</text:span></text:p>
          </table:table-cell>
          <table:table-cell table:style-name="Table11.A2" office:value-type="string">
            <text:p text:style-name="P19"><text:span text:style-name="T8">Size</text:span></text:p>
          </table:table-cell>
          <table:table-cell table:style-name="Table11.A2" office:value-type="string">
            <text:p text:style-name="P19"><text:span text:style-name="T8">Hit Dice (hp)</text:span></text:p>
          </table:table-cell>
          <table:table-cell table:style-name="Table11.A2" office:value-type="string">
            <text:p text:style-name="P19"><text:span text:style-name="T8">Str</text:span></text:p>
          </table:table-cell>
          <table:table-cell table:style-name="Table11.A2" office:value-type="string">
            <text:p text:style-name="P19"><text:span text:style-name="T8">Dex</text:span></text:p>
          </table:table-cell>
          <table:table-cell table:style-name="Table11.A2" office:value-type="string">
            <text:p text:style-name="P19"><text:span text:style-name="T8">Con</text:span></text:p>
          </table:table-cell>
          <table:table-cell table:style-name="Table11.A2" office:value-type="string">
            <text:p text:style-name="P19"><text:span text:style-name="T8">Int</text:span></text:p>
          </table:table-cell>
          <table:table-cell table:style-name="Table11.A2" office:value-type="string">
            <text:p text:style-name="P19"><text:span text:style-name="T8">Wis</text:span></text:p>
          </table:table-cell>
          <table:table-cell table:style-name="Table11.A2" office:value-type="string">
            <text:p text:style-name="P19"><text:span text:style-name="T8">Cha</text:span></text:p>
          </table:table-cell>
          <table:table-cell table:style-name="Table11.A2" office:value-type="string">
            <text:p text:style-name="P19"><text:span text:style-name="T8">Base Attack/</text:span></text:p>
            <text:p text:style-name="P19"><text:span text:style-name="T8">Grapple</text:span></text:p>
          </table:table-cell>
          <table:table-cell table:style-name="Table11.A2" office:value-type="string">
            <text:p text:style-name="P19"><text:span text:style-name="T8">Attack</text:span></text:p>
          </table:table-cell>
          <table:table-cell table:style-name="Table11.A2" office:value-type="string">
            <text:p text:style-name="P19"><text:span text:style-name="T8">Fort Save</text:span></text:p>
          </table:table-cell>
          <table:table-cell table:style-name="Table11.A2" office:value-type="string">
            <text:p text:style-name="P19"><text:span text:style-name="T8">Ref Save</text:span></text:p>
          </table:table-cell>
          <table:table-cell table:style-name="Table11.A2" office:value-type="string">
            <text:p text:style-name="P19"><text:span text:style-name="T8">Will Save</text:span></text:p>
          </table:table-cell>
          <table:table-cell table:style-name="Table11.A2" office:value-type="string">
            <text:p text:style-name="P19"><text:span text:style-name="T8">Breath Weapon (DC)</text:span></text:p>
          </table:table-cell>
          <table:table-cell table:style-name="Table11.A2" office:value-type="string">
            <text:p text:style-name="P19"><text:span text:style-name="T8">Frightful Presence DC</text:span></text:p>
          </table:table-cell>
        </table:table-row>
        <table:table-row table:style-name="Table11.2">
          <table:table-cell table:style-name="Table11.A3" office:value-type="string">
            <text:p text:style-name="P16"><text:span text:style-name="T7">Wyrmling</text:span></text:p>
          </table:table-cell>
          <table:table-cell table:style-name="Table11.A3" office:value-type="string">
            <text:p text:style-name="P19"><text:span text:style-name="T7">M</text:span></text:p>
          </table:table-cell>
          <table:table-cell table:style-name="Table11.A3" office:value-type="string">
            <text:p text:style-name="P19"><text:span text:style-name="T7">7d12+14 (59)</text:span></text:p>
          </table:table-cell>
          <table:table-cell table:style-name="Table11.A3" office:value-type="string">
            <text:p text:style-name="P19"><text:span text:style-name="T7">17</text:span></text:p>
          </table:table-cell>
          <table:table-cell table:style-name="Table11.A3" office:value-type="string">
            <text:p text:style-name="P19"><text:span text:style-name="T7">10</text:span></text:p>
          </table:table-cell>
          <table:table-cell table:style-name="Table11.A3" office:value-type="string">
            <text:p text:style-name="P19"><text:span text:style-name="T7">15</text:span></text:p>
          </table:table-cell>
          <table:table-cell table:style-name="Table11.A3" office:value-type="string">
            <text:p text:style-name="P19"><text:span text:style-name="T7">10</text:span></text:p>
          </table:table-cell>
          <table:table-cell table:style-name="Table11.A3" office:value-type="string">
            <text:p text:style-name="P19"><text:span text:style-name="T7">11</text:span></text:p>
          </table:table-cell>
          <table:table-cell table:style-name="Table11.A3" office:value-type="string">
            <text:p text:style-name="P19"><text:span text:style-name="T7">10</text:span></text:p>
          </table:table-cell>
          <table:table-cell table:style-name="Table11.A3" office:value-type="string">
            <text:p text:style-name="P19"><text:span text:style-name="T7">+7/+10</text:span></text:p>
          </table:table-cell>
          <table:table-cell table:style-name="Table11.A3" office:value-type="string">
            <text:p text:style-name="P19"><text:span text:style-name="T7">+10</text:span></text:p>
          </table:table-cell>
          <table:table-cell table:style-name="Table11.A3" office:value-type="string">
            <text:p text:style-name="P19"><text:span text:style-name="T7">+7</text:span></text:p>
          </table:table-cell>
          <table:table-cell table:style-name="Table11.A3" office:value-type="string">
            <text:p text:style-name="P19"><text:span text:style-name="T7">+5</text:span></text:p>
          </table:table-cell>
          <table:table-cell table:style-name="Table11.A3" office:value-type="string">
            <text:p text:style-name="P19"><text:span text:style-name="T7">+5</text:span></text:p>
          </table:table-cell>
          <table:table-cell table:style-name="Table11.A3" office:value-type="string">
            <text:p text:style-name="P19"><text:span text:style-name="T7">2d10 (15)</text:span></text:p>
          </table:table-cell>
          <table:table-cell table:style-name="Table11.A3" office:value-type="string">
            <text:p text:style-name="P19"><text:span text:style-name="T7">—</text:span></text:p>
          </table:table-cell>
        </table:table-row>
        <table:table-row table:style-name="Table11.2">
          <table:table-cell table:style-name="Table11.A3" office:value-type="string">
            <text:p text:style-name="P4"><text:span text:style-name="T7">Very young</text:span></text:p>
          </table:table-cell>
          <table:table-cell table:style-name="Table11.A3" office:value-type="string">
            <text:p text:style-name="P18"><text:span text:style-name="T7">L</text:span></text:p>
          </table:table-cell>
          <table:table-cell table:style-name="Table11.A3" office:value-type="string">
            <text:p text:style-name="P18"><text:span text:style-name="T7">10d12+30 (95)</text:span></text:p>
          </table:table-cell>
          <table:table-cell table:style-name="Table11.A3" office:value-type="string">
            <text:p text:style-name="P18"><text:span text:style-name="T7">21</text:span></text:p>
          </table:table-cell>
          <table:table-cell table:style-name="Table11.A3" office:value-type="string">
            <text:p text:style-name="P18"><text:span text:style-name="T7">10</text:span></text:p>
          </table:table-cell>
          <table:table-cell table:style-name="Table11.A3" office:value-type="string">
            <text:p text:style-name="P18"><text:span text:style-name="T7">17</text:span></text:p>
          </table:table-cell>
          <table:table-cell table:style-name="Table11.A3" office:value-type="string">
            <text:p text:style-name="P18"><text:span text:style-name="T7">12</text:span></text:p>
          </table:table-cell>
          <table:table-cell table:style-name="Table11.A3" office:value-type="string">
            <text:p text:style-name="P18"><text:span text:style-name="T7">13</text:span></text:p>
          </table:table-cell>
          <table:table-cell table:style-name="Table11.A3" office:value-type="string">
            <text:p text:style-name="P18"><text:span text:style-name="T7">12</text:span></text:p>
          </table:table-cell>
          <table:table-cell table:style-name="Table11.A3" office:value-type="string">
            <text:p text:style-name="P18"><text:span text:style-name="T7">+10/+19</text:span></text:p>
          </table:table-cell>
          <table:table-cell table:style-name="Table11.A3" office:value-type="string">
            <text:p text:style-name="P18"><text:span text:style-name="T7">+14</text:span></text:p>
          </table:table-cell>
          <table:table-cell table:style-name="Table11.A3" office:value-type="string">
            <text:p text:style-name="P18"><text:span text:style-name="T7">+10</text:span></text:p>
          </table:table-cell>
          <table:table-cell table:style-name="Table11.A3" office:value-type="string">
            <text:p text:style-name="P18"><text:span text:style-name="T7">+7</text:span></text:p>
          </table:table-cell>
          <table:table-cell table:style-name="Table11.A3" office:value-type="string">
            <text:p text:style-name="P18"><text:span text:style-name="T7">+8</text:span></text:p>
          </table:table-cell>
          <table:table-cell table:style-name="Table11.A3" office:value-type="string">
            <text:p text:style-name="P18"><text:span text:style-name="T7">4d10 (18)</text:span></text:p>
          </table:table-cell>
          <table:table-cell table:style-name="Table11.A3" office:value-type="string">
            <text:p text:style-name="P18"><text:span text:style-name="T7">—</text:span></text:p>
          </table:table-cell>
        </table:table-row>
        <table:table-row table:style-name="Table11.2">
          <table:table-cell table:style-name="Table11.A3" office:value-type="string">
            <text:p text:style-name="P4"><text:span text:style-name="T7">Young</text:span></text:p>
          </table:table-cell>
          <table:table-cell table:style-name="Table11.A3" office:value-type="string">
            <text:p text:style-name="P18"><text:span text:style-name="T7">L</text:span></text:p>
          </table:table-cell>
          <table:table-cell table:style-name="Table11.A3" office:value-type="string">
            <text:p text:style-name="P18"><text:span text:style-name="T7">13d12+39 (123)</text:span></text:p>
          </table:table-cell>
          <table:table-cell table:style-name="Table11.A3" office:value-type="string">
            <text:p text:style-name="P18"><text:span text:style-name="T7">25</text:span></text:p>
          </table:table-cell>
          <table:table-cell table:style-name="Table11.A3" office:value-type="string">
            <text:p text:style-name="P18"><text:span text:style-name="T7">10</text:span></text:p>
          </table:table-cell>
          <table:table-cell table:style-name="Table11.A3" office:value-type="string">
            <text:p text:style-name="P18"><text:span text:style-name="T7">17</text:span></text:p>
          </table:table-cell>
          <table:table-cell table:style-name="Table11.A3" office:value-type="string">
            <text:p text:style-name="P18"><text:span text:style-name="T7">12</text:span></text:p>
          </table:table-cell>
          <table:table-cell table:style-name="Table11.A3" office:value-type="string">
            <text:p text:style-name="P18"><text:span text:style-name="T7">13</text:span></text:p>
          </table:table-cell>
          <table:table-cell table:style-name="Table11.A3" office:value-type="string">
            <text:p text:style-name="P18"><text:span text:style-name="T7">12</text:span></text:p>
          </table:table-cell>
          <table:table-cell table:style-name="Table11.A3" office:value-type="string">
            <text:p text:style-name="P18"><text:span text:style-name="T7">+13/+24</text:span></text:p>
          </table:table-cell>
          <table:table-cell table:style-name="Table11.A3" office:value-type="string">
            <text:p text:style-name="P18"><text:span text:style-name="T7">+19</text:span></text:p>
          </table:table-cell>
          <table:table-cell table:style-name="Table11.A3" office:value-type="string">
            <text:p text:style-name="P18"><text:span text:style-name="T7">+11</text:span></text:p>
          </table:table-cell>
          <table:table-cell table:style-name="Table11.A3" office:value-type="string">
            <text:p text:style-name="P18"><text:span text:style-name="T7">+8</text:span></text:p>
          </table:table-cell>
          <table:table-cell table:style-name="Table11.A3" office:value-type="string">
            <text:p text:style-name="P18"><text:span text:style-name="T7">+9</text:span></text:p>
          </table:table-cell>
          <table:table-cell table:style-name="Table11.A3" office:value-type="string">
            <text:p text:style-name="P18"><text:span text:style-name="T7">6d10 (19)</text:span></text:p>
          </table:table-cell>
          <table:table-cell table:style-name="Table11.A3" office:value-type="string">
            <text:p text:style-name="P18"><text:span text:style-name="T7">—</text:span></text:p>
          </table:table-cell>
        </table:table-row>
        <table:table-row table:style-name="Table11.2">
          <table:table-cell table:style-name="Table11.A3" office:value-type="string">
            <text:p text:style-name="P4"><text:span text:style-name="T7">Juvenile</text:span></text:p>
          </table:table-cell>
          <table:table-cell table:style-name="Table11.A3" office:value-type="string">
            <text:p text:style-name="P18"><text:span text:style-name="T7">L</text:span></text:p>
          </table:table-cell>
          <table:table-cell table:style-name="Table11.A3" office:value-type="string">
            <text:p text:style-name="P18"><text:span text:style-name="T7">16d12+64 (168)</text:span></text:p>
          </table:table-cell>
          <table:table-cell table:style-name="Table11.A3" office:value-type="string">
            <text:p text:style-name="P18"><text:span text:style-name="T7">29</text:span></text:p>
          </table:table-cell>
          <table:table-cell table:style-name="Table11.A3" office:value-type="string">
            <text:p text:style-name="P18"><text:span text:style-name="T7">10</text:span></text:p>
          </table:table-cell>
          <table:table-cell table:style-name="Table11.A3" office:value-type="string">
            <text:p text:style-name="P18"><text:span text:style-name="T7">19</text:span></text:p>
          </table:table-cell>
          <table:table-cell table:style-name="Table11.A3" office:value-type="string">
            <text:p text:style-name="P18"><text:span text:style-name="T7">14</text:span></text:p>
          </table:table-cell>
          <table:table-cell table:style-name="Table11.A3" office:value-type="string">
            <text:p text:style-name="P18"><text:span text:style-name="T7">15</text:span></text:p>
          </table:table-cell>
          <table:table-cell table:style-name="Table11.A3" office:value-type="string">
            <text:p text:style-name="P18"><text:span text:style-name="T7">14</text:span></text:p>
          </table:table-cell>
          <table:table-cell table:style-name="Table11.A3" office:value-type="string">
            <text:p text:style-name="P18"><text:span text:style-name="T7">+16/+29</text:span></text:p>
          </table:table-cell>
          <table:table-cell table:style-name="Table11.A3" office:value-type="string">
            <text:p text:style-name="P18"><text:span text:style-name="T7">+24</text:span></text:p>
          </table:table-cell>
          <table:table-cell table:style-name="Table11.A3" office:value-type="string">
            <text:p text:style-name="P18"><text:span text:style-name="T7">+14</text:span></text:p>
          </table:table-cell>
          <table:table-cell table:style-name="Table11.A3" office:value-type="string">
            <text:p text:style-name="P18"><text:span text:style-name="T7">+10</text:span></text:p>
          </table:table-cell>
          <table:table-cell table:style-name="Table11.A3" office:value-type="string">
            <text:p text:style-name="P18"><text:span text:style-name="T7">+12</text:span></text:p>
          </table:table-cell>
          <table:table-cell table:style-name="Table11.A3" office:value-type="string">
            <text:p text:style-name="P18"><text:span text:style-name="T7">8d10 (22)</text:span></text:p>
          </table:table-cell>
          <table:table-cell table:style-name="Table11.A3" office:value-type="string">
            <text:p text:style-name="P18"><text:span text:style-name="T7">—</text:span></text:p>
          </table:table-cell>
        </table:table-row>
        <table:table-row table:style-name="Table11.2">
          <table:table-cell table:style-name="Table11.A3" office:value-type="string">
            <text:p text:style-name="P4"><text:span text:style-name="T7">Young adult</text:span></text:p>
          </table:table-cell>
          <table:table-cell table:style-name="Table11.A3" office:value-type="string">
            <text:p text:style-name="P18"><text:span text:style-name="T7">H</text:span></text:p>
          </table:table-cell>
          <table:table-cell table:style-name="Table11.A3" office:value-type="string">
            <text:p text:style-name="P18"><text:span text:style-name="T7">19d12+95 (218)</text:span></text:p>
          </table:table-cell>
          <table:table-cell table:style-name="Table11.A3" office:value-type="string">
            <text:p text:style-name="P18"><text:span text:style-name="T7">31</text:span></text:p>
          </table:table-cell>
          <table:table-cell table:style-name="Table11.A3" office:value-type="string">
            <text:p text:style-name="P18"><text:span text:style-name="T7">10</text:span></text:p>
          </table:table-cell>
          <table:table-cell table:style-name="Table11.A3" office:value-type="string">
            <text:p text:style-name="P18"><text:span text:style-name="T7">21</text:span></text:p>
          </table:table-cell>
          <table:table-cell table:style-name="Table11.A3" office:value-type="string">
            <text:p text:style-name="P18"><text:span text:style-name="T7">14</text:span></text:p>
          </table:table-cell>
          <table:table-cell table:style-name="Table11.A3" office:value-type="string">
            <text:p text:style-name="P18"><text:span text:style-name="T7">15</text:span></text:p>
          </table:table-cell>
          <table:table-cell table:style-name="Table11.A3" office:value-type="string">
            <text:p text:style-name="P18"><text:span text:style-name="T7">14</text:span></text:p>
          </table:table-cell>
          <table:table-cell table:style-name="Table11.A3" office:value-type="string">
            <text:p text:style-name="P18"><text:span text:style-name="T7">+19/+37</text:span></text:p>
          </table:table-cell>
          <table:table-cell table:style-name="Table11.A3" office:value-type="string">
            <text:p text:style-name="P18"><text:span text:style-name="T7">+27</text:span></text:p>
          </table:table-cell>
          <table:table-cell table:style-name="Table11.A3" office:value-type="string">
            <text:p text:style-name="P18"><text:span text:style-name="T7">+16</text:span></text:p>
          </table:table-cell>
          <table:table-cell table:style-name="Table11.A3" office:value-type="string">
            <text:p text:style-name="P18"><text:span text:style-name="T7">+11</text:span></text:p>
          </table:table-cell>
          <table:table-cell table:style-name="Table11.A3" office:value-type="string">
            <text:p text:style-name="P18"><text:span text:style-name="T7">+13</text:span></text:p>
          </table:table-cell>
          <table:table-cell table:style-name="Table11.A3" office:value-type="string">
            <text:p text:style-name="P18"><text:span text:style-name="T7">10d10 (24)</text:span></text:p>
          </table:table-cell>
          <table:table-cell table:style-name="Table11.A3" office:value-type="string">
            <text:p text:style-name="P18"><text:span text:style-name="T7">21</text:span></text:p>
          </table:table-cell>
        </table:table-row>
        <table:table-row table:style-name="Table11.2">
          <table:table-cell table:style-name="Table11.A3" office:value-type="string">
            <text:p text:style-name="P4"><text:span text:style-name="T7">Adult</text:span></text:p>
          </table:table-cell>
          <table:table-cell table:style-name="Table11.A3" office:value-type="string">
            <text:p text:style-name="P18"><text:span text:style-name="T7">H</text:span></text:p>
          </table:table-cell>
          <table:table-cell table:style-name="Table11.A3" office:value-type="string">
            <text:p text:style-name="P18"><text:span text:style-name="T7">22d12+110 (253)</text:span></text:p>
          </table:table-cell>
          <table:table-cell table:style-name="Table11.A3" office:value-type="string">
            <text:p text:style-name="P18"><text:span text:style-name="T7">33</text:span></text:p>
          </table:table-cell>
          <table:table-cell table:style-name="Table11.A3" office:value-type="string">
            <text:p text:style-name="P18"><text:span text:style-name="T7">10</text:span></text:p>
          </table:table-cell>
          <table:table-cell table:style-name="Table11.A3" office:value-type="string">
            <text:p text:style-name="P18"><text:span text:style-name="T7">21</text:span></text:p>
          </table:table-cell>
          <table:table-cell table:style-name="Table11.A3" office:value-type="string">
            <text:p text:style-name="P18"><text:span text:style-name="T7">16</text:span></text:p>
          </table:table-cell>
          <table:table-cell table:style-name="Table11.A3" office:value-type="string">
            <text:p text:style-name="P18"><text:span text:style-name="T7">19</text:span></text:p>
          </table:table-cell>
          <table:table-cell table:style-name="Table11.A3" office:value-type="string">
            <text:p text:style-name="P18"><text:span text:style-name="T7">16</text:span></text:p>
          </table:table-cell>
          <table:table-cell table:style-name="Table11.A3" office:value-type="string">
            <text:p text:style-name="P18"><text:span text:style-name="T7">+22/+41</text:span></text:p>
          </table:table-cell>
          <table:table-cell table:style-name="Table11.A3" office:value-type="string">
            <text:p text:style-name="P18"><text:span text:style-name="T7">+31</text:span></text:p>
          </table:table-cell>
          <table:table-cell table:style-name="Table11.A3" office:value-type="string">
            <text:p text:style-name="P18"><text:span text:style-name="T7">+18</text:span></text:p>
          </table:table-cell>
          <table:table-cell table:style-name="Table11.A3" office:value-type="string">
            <text:p text:style-name="P18"><text:span text:style-name="T7">+13</text:span></text:p>
          </table:table-cell>
          <table:table-cell table:style-name="Table11.A3" office:value-type="string">
            <text:p text:style-name="P18"><text:span text:style-name="T7">+17</text:span></text:p>
          </table:table-cell>
          <table:table-cell table:style-name="Table11.A3" office:value-type="string">
            <text:p text:style-name="P18"><text:span text:style-name="T7">12d10 (26)</text:span></text:p>
          </table:table-cell>
          <table:table-cell table:style-name="Table11.A3" office:value-type="string">
            <text:p text:style-name="P18"><text:span text:style-name="T7">24</text:span></text:p>
          </table:table-cell>
        </table:table-row>
        <table:table-row table:style-name="Table11.2">
          <table:table-cell table:style-name="Table11.A3" office:value-type="string">
            <text:p text:style-name="P4"><text:span text:style-name="T7">Mature adult</text:span></text:p>
          </table:table-cell>
          <table:table-cell table:style-name="Table11.A3" office:value-type="string">
            <text:p text:style-name="P18"><text:span text:style-name="T7">H</text:span></text:p>
          </table:table-cell>
          <table:table-cell table:style-name="Table11.A3" office:value-type="string">
            <text:p text:style-name="P18"><text:span text:style-name="T7">25d12+150 (312)</text:span></text:p>
          </table:table-cell>
          <table:table-cell table:style-name="Table11.A3" office:value-type="string">
            <text:p text:style-name="P18"><text:span text:style-name="T7">33</text:span></text:p>
          </table:table-cell>
          <table:table-cell table:style-name="Table11.A3" office:value-type="string">
            <text:p text:style-name="P18"><text:span text:style-name="T7">10</text:span></text:p>
          </table:table-cell>
          <table:table-cell table:style-name="Table11.A3" office:value-type="string">
            <text:p text:style-name="P18"><text:span text:style-name="T7">23</text:span></text:p>
          </table:table-cell>
          <table:table-cell table:style-name="Table11.A3" office:value-type="string">
            <text:p text:style-name="P18"><text:span text:style-name="T7">18</text:span></text:p>
          </table:table-cell>
          <table:table-cell table:style-name="Table11.A3" office:value-type="string">
            <text:p text:style-name="P18"><text:span text:style-name="T7">19</text:span></text:p>
          </table:table-cell>
          <table:table-cell table:style-name="Table11.A3" office:value-type="string">
            <text:p text:style-name="P18"><text:span text:style-name="T7">18</text:span></text:p>
          </table:table-cell>
          <table:table-cell table:style-name="Table11.A3" office:value-type="string">
            <text:p text:style-name="P18"><text:span text:style-name="T7">+25/+44</text:span></text:p>
          </table:table-cell>
          <table:table-cell table:style-name="Table11.A3" office:value-type="string">
            <text:p text:style-name="P18"><text:span text:style-name="T7">+34</text:span></text:p>
          </table:table-cell>
          <table:table-cell table:style-name="Table11.A3" office:value-type="string">
            <text:p text:style-name="P18"><text:span text:style-name="T7">+20</text:span></text:p>
          </table:table-cell>
          <table:table-cell table:style-name="Table11.A3" office:value-type="string">
            <text:p text:style-name="P18"><text:span text:style-name="T7">+14</text:span></text:p>
          </table:table-cell>
          <table:table-cell table:style-name="Table11.A3" office:value-type="string">
            <text:p text:style-name="P18"><text:span text:style-name="T7">+18</text:span></text:p>
          </table:table-cell>
          <table:table-cell table:style-name="Table11.A3" office:value-type="string">
            <text:p text:style-name="P18"><text:span text:style-name="T7">14d10 (28)</text:span></text:p>
          </table:table-cell>
          <table:table-cell table:style-name="Table11.A3" office:value-type="string">
            <text:p text:style-name="P18"><text:span text:style-name="T7">26</text:span></text:p>
          </table:table-cell>
        </table:table-row>
        <table:table-row table:style-name="Table11.2">
          <table:table-cell table:style-name="Table11.A3" office:value-type="string">
            <text:p text:style-name="P4"><text:span text:style-name="T7">Old</text:span></text:p>
          </table:table-cell>
          <table:table-cell table:style-name="Table11.A3" office:value-type="string">
            <text:p text:style-name="P18"><text:span text:style-name="T7">G</text:span></text:p>
          </table:table-cell>
          <table:table-cell table:style-name="Table11.A3" office:value-type="string">
            <text:p text:style-name="P18"><text:span text:style-name="T7">28d12+196 (378)</text:span></text:p>
          </table:table-cell>
          <table:table-cell table:style-name="Table11.A3" office:value-type="string">
            <text:p text:style-name="P18"><text:span text:style-name="T7">35</text:span></text:p>
          </table:table-cell>
          <table:table-cell table:style-name="Table11.A3" office:value-type="string">
            <text:p text:style-name="P18"><text:span text:style-name="T7">10</text:span></text:p>
          </table:table-cell>
          <table:table-cell table:style-name="Table11.A3" office:value-type="string">
            <text:p text:style-name="P18"><text:span text:style-name="T7">25</text:span></text:p>
          </table:table-cell>
          <table:table-cell table:style-name="Table11.A3" office:value-type="string">
            <text:p text:style-name="P18"><text:span text:style-name="T7">20</text:span></text:p>
          </table:table-cell>
          <table:table-cell table:style-name="Table11.A3" office:value-type="string">
            <text:p text:style-name="P18"><text:span text:style-name="T7">21</text:span></text:p>
          </table:table-cell>
          <table:table-cell table:style-name="Table11.A3" office:value-type="string">
            <text:p text:style-name="P18"><text:span text:style-name="T7">20</text:span></text:p>
          </table:table-cell>
          <table:table-cell table:style-name="Table11.A3" office:value-type="string">
            <text:p text:style-name="P18"><text:span text:style-name="T7">+28/+52</text:span></text:p>
          </table:table-cell>
          <table:table-cell table:style-name="Table11.A3" office:value-type="string">
            <text:p text:style-name="P18"><text:span text:style-name="T7">+36</text:span></text:p>
          </table:table-cell>
          <table:table-cell table:style-name="Table11.A3" office:value-type="string">
            <text:p text:style-name="P18"><text:span text:style-name="T7">+23</text:span></text:p>
          </table:table-cell>
          <table:table-cell table:style-name="Table11.A3" office:value-type="string">
            <text:p text:style-name="P18"><text:span text:style-name="T7">+16</text:span></text:p>
          </table:table-cell>
          <table:table-cell table:style-name="Table11.A3" office:value-type="string">
            <text:p text:style-name="P18"><text:span text:style-name="T7">+21</text:span></text:p>
          </table:table-cell>
          <table:table-cell table:style-name="Table11.A3" office:value-type="string">
            <text:p text:style-name="P18"><text:span text:style-name="T7">16d10 (31)</text:span></text:p>
          </table:table-cell>
          <table:table-cell table:style-name="Table11.A3" office:value-type="string">
            <text:p text:style-name="P18"><text:span text:style-name="T7">29</text:span></text:p>
          </table:table-cell>
        </table:table-row>
        <table:table-row table:style-name="Table11.2">
          <table:table-cell table:style-name="Table11.A3" office:value-type="string">
            <text:p text:style-name="P4"><text:span text:style-name="T7">Very old</text:span></text:p>
          </table:table-cell>
          <table:table-cell table:style-name="Table11.A3" office:value-type="string">
            <text:p text:style-name="P18"><text:span text:style-name="T7">G</text:span></text:p>
          </table:table-cell>
          <table:table-cell table:style-name="Table11.A3" office:value-type="string">
            <text:p text:style-name="P18"><text:span text:style-name="T7">31d12+248 (449)</text:span></text:p>
          </table:table-cell>
          <table:table-cell table:style-name="Table11.A3" office:value-type="string">
            <text:p text:style-name="P18"><text:span text:style-name="T7">37</text:span></text:p>
          </table:table-cell>
          <table:table-cell table:style-name="Table11.A3" office:value-type="string">
            <text:p text:style-name="P18"><text:span text:style-name="T7">10</text:span></text:p>
          </table:table-cell>
          <table:table-cell table:style-name="Table11.A3" office:value-type="string">
            <text:p text:style-name="P18"><text:span text:style-name="T7">27</text:span></text:p>
          </table:table-cell>
          <table:table-cell table:style-name="Table11.A3" office:value-type="string">
            <text:p text:style-name="P18"><text:span text:style-name="T7">22</text:span></text:p>
          </table:table-cell>
          <table:table-cell table:style-name="Table11.A3" office:value-type="string">
            <text:p text:style-name="P18"><text:span text:style-name="T7">23</text:span></text:p>
          </table:table-cell>
          <table:table-cell table:style-name="Table11.A3" office:value-type="string">
            <text:p text:style-name="P18"><text:span text:style-name="T7">22</text:span></text:p>
          </table:table-cell>
          <table:table-cell table:style-name="Table11.A3" office:value-type="string">
            <text:p text:style-name="P18"><text:span text:style-name="T7">+31/+56</text:span></text:p>
          </table:table-cell>
          <table:table-cell table:style-name="Table11.A3" office:value-type="string">
            <text:p text:style-name="P18"><text:span text:style-name="T7">+40</text:span></text:p>
          </table:table-cell>
          <table:table-cell table:style-name="Table11.A3" office:value-type="string">
            <text:p text:style-name="P18"><text:span text:style-name="T7">+25</text:span></text:p>
          </table:table-cell>
          <table:table-cell table:style-name="Table11.A3" office:value-type="string">
            <text:p text:style-name="P18"><text:span text:style-name="T7">+17</text:span></text:p>
          </table:table-cell>
          <table:table-cell table:style-name="Table11.A3" office:value-type="string">
            <text:p text:style-name="P18"><text:span text:style-name="T7">+23</text:span></text:p>
          </table:table-cell>
          <table:table-cell table:style-name="Table11.A3" office:value-type="string">
            <text:p text:style-name="P18"><text:span text:style-name="T7">18d10 (33)</text:span></text:p>
          </table:table-cell>
          <table:table-cell table:style-name="Table11.A3" office:value-type="string">
            <text:p text:style-name="P18"><text:span text:style-name="T7">31</text:span></text:p>
          </table:table-cell>
        </table:table-row>
        <table:table-row table:style-name="Table11.2">
          <table:table-cell table:style-name="Table11.A3" office:value-type="string">
            <text:p text:style-name="P4"><text:span text:style-name="T7">Ancient</text:span></text:p>
          </table:table-cell>
          <table:table-cell table:style-name="Table11.A3" office:value-type="string">
            <text:p text:style-name="P18"><text:span text:style-name="T7">G</text:span></text:p>
          </table:table-cell>
          <table:table-cell table:style-name="Table11.A3" office:value-type="string">
            <text:p text:style-name="P18"><text:span text:style-name="T7">34d12+306 (527)</text:span></text:p>
          </table:table-cell>
          <table:table-cell table:style-name="Table11.A3" office:value-type="string">
            <text:p text:style-name="P18"><text:span text:style-name="T7">39</text:span></text:p>
          </table:table-cell>
          <table:table-cell table:style-name="Table11.A3" office:value-type="string">
            <text:p text:style-name="P18"><text:span text:style-name="T7">10</text:span></text:p>
          </table:table-cell>
          <table:table-cell table:style-name="Table11.A3" office:value-type="string">
            <text:p text:style-name="P18"><text:span text:style-name="T7">29</text:span></text:p>
          </table:table-cell>
          <table:table-cell table:style-name="Table11.A3" office:value-type="string">
            <text:p text:style-name="P18"><text:span text:style-name="T7">24</text:span></text:p>
          </table:table-cell>
          <table:table-cell table:style-name="Table11.A3" office:value-type="string">
            <text:p text:style-name="P18"><text:span text:style-name="T7">25</text:span></text:p>
          </table:table-cell>
          <table:table-cell table:style-name="Table11.A3" office:value-type="string">
            <text:p text:style-name="P18"><text:span text:style-name="T7">24</text:span></text:p>
          </table:table-cell>
          <table:table-cell table:style-name="Table11.A3" office:value-type="string">
            <text:p text:style-name="P18"><text:span text:style-name="T7">+34/+60</text:span></text:p>
          </table:table-cell>
          <table:table-cell table:style-name="Table11.A3" office:value-type="string">
            <text:p text:style-name="P18"><text:span text:style-name="T7">+44</text:span></text:p>
          </table:table-cell>
          <table:table-cell table:style-name="Table11.A3" office:value-type="string">
            <text:p text:style-name="P18"><text:span text:style-name="T7">+28</text:span></text:p>
          </table:table-cell>
          <table:table-cell table:style-name="Table11.A3" office:value-type="string">
            <text:p text:style-name="P18"><text:span text:style-name="T7">+19</text:span></text:p>
          </table:table-cell>
          <table:table-cell table:style-name="Table11.A3" office:value-type="string">
            <text:p text:style-name="P18"><text:span text:style-name="T7">+26</text:span></text:p>
          </table:table-cell>
          <table:table-cell table:style-name="Table11.A3" office:value-type="string">
            <text:p text:style-name="P18"><text:span text:style-name="T7">20d10 (36)</text:span></text:p>
          </table:table-cell>
          <table:table-cell table:style-name="Table11.A3" office:value-type="string">
            <text:p text:style-name="P18"><text:span text:style-name="T7">34</text:span></text:p>
          </table:table-cell>
        </table:table-row>
        <table:table-row table:style-name="Table11.2">
          <table:table-cell table:style-name="Table11.A3" office:value-type="string">
            <text:p text:style-name="P4"><text:span text:style-name="T7">Wyrm</text:span></text:p>
          </table:table-cell>
          <table:table-cell table:style-name="Table11.A3" office:value-type="string">
            <text:p text:style-name="P18"><text:span text:style-name="T7">G</text:span></text:p>
          </table:table-cell>
          <table:table-cell table:style-name="Table11.A3" office:value-type="string">
            <text:p text:style-name="P18"><text:span text:style-name="T7">37d12+370 (610)</text:span></text:p>
          </table:table-cell>
          <table:table-cell table:style-name="Table11.A3" office:value-type="string">
            <text:p text:style-name="P18"><text:span text:style-name="T7">41</text:span></text:p>
          </table:table-cell>
          <table:table-cell table:style-name="Table11.A3" office:value-type="string">
            <text:p text:style-name="P18"><text:span text:style-name="T7">10</text:span></text:p>
          </table:table-cell>
          <table:table-cell table:style-name="Table11.A3" office:value-type="string">
            <text:p text:style-name="P18"><text:span text:style-name="T7">31</text:span></text:p>
          </table:table-cell>
          <table:table-cell table:style-name="Table11.A3" office:value-type="string">
            <text:p text:style-name="P18"><text:span text:style-name="T7">24</text:span></text:p>
          </table:table-cell>
          <table:table-cell table:style-name="Table11.A3" office:value-type="string">
            <text:p text:style-name="P18"><text:span text:style-name="T7">25</text:span></text:p>
          </table:table-cell>
          <table:table-cell table:style-name="Table11.A3" office:value-type="string">
            <text:p text:style-name="P18"><text:span text:style-name="T7">24</text:span></text:p>
          </table:table-cell>
          <table:table-cell table:style-name="Table11.A3" office:value-type="string">
            <text:p text:style-name="P18"><text:span text:style-name="T7">+37/+64</text:span></text:p>
          </table:table-cell>
          <table:table-cell table:style-name="Table11.A3" office:value-type="string">
            <text:p text:style-name="P18"><text:span text:style-name="T7">+48</text:span></text:p>
          </table:table-cell>
          <table:table-cell table:style-name="Table11.A3" office:value-type="string">
            <text:p text:style-name="P18"><text:span text:style-name="T7">+30</text:span></text:p>
          </table:table-cell>
          <table:table-cell table:style-name="Table11.A3" office:value-type="string">
            <text:p text:style-name="P18"><text:span text:style-name="T7">+20</text:span></text:p>
          </table:table-cell>
          <table:table-cell table:style-name="Table11.A3" office:value-type="string">
            <text:p text:style-name="P18"><text:span text:style-name="T7">+27</text:span></text:p>
          </table:table-cell>
          <table:table-cell table:style-name="Table11.A3" office:value-type="string">
            <text:p text:style-name="P18"><text:span text:style-name="T7">22d10 (38)</text:span></text:p>
          </table:table-cell>
          <table:table-cell table:style-name="Table11.A3" office:value-type="string">
            <text:p text:style-name="P18"><text:span text:style-name="T7">35</text:span></text:p>
          </table:table-cell>
        </table:table-row>
        <table:table-row table:style-name="Table11.2">
          <table:table-cell table:style-name="Table11.A14" office:value-type="string">
            <text:p text:style-name="P16"><text:span text:style-name="T7">Great wyrm</text:span></text:p>
          </table:table-cell>
          <table:table-cell table:style-name="Table11.A14" office:value-type="string">
            <text:p text:style-name="P19"><text:span text:style-name="T7">C</text:span></text:p>
          </table:table-cell>
          <table:table-cell table:style-name="Table11.A14" office:value-type="string">
            <text:p text:style-name="P19"><text:span text:style-name="T7">40d12+400 (660)</text:span></text:p>
          </table:table-cell>
          <table:table-cell table:style-name="Table11.A14" office:value-type="string">
            <text:p text:style-name="P19"><text:span text:style-name="T7">45</text:span></text:p>
          </table:table-cell>
          <table:table-cell table:style-name="Table11.A14" office:value-type="string">
            <text:p text:style-name="P19"><text:span text:style-name="T7">10</text:span></text:p>
          </table:table-cell>
          <table:table-cell table:style-name="Table11.A14" office:value-type="string">
            <text:p text:style-name="P19"><text:span text:style-name="T7">31</text:span></text:p>
          </table:table-cell>
          <table:table-cell table:style-name="Table11.A14" office:value-type="string">
            <text:p text:style-name="P19"><text:span text:style-name="T7">26</text:span></text:p>
          </table:table-cell>
          <table:table-cell table:style-name="Table11.A14" office:value-type="string">
            <text:p text:style-name="P19"><text:span text:style-name="T7">27</text:span></text:p>
          </table:table-cell>
          <table:table-cell table:style-name="Table11.A14" office:value-type="string">
            <text:p text:style-name="P19"><text:span text:style-name="T7">26</text:span></text:p>
          </table:table-cell>
          <table:table-cell table:style-name="Table11.A14" office:value-type="string">
            <text:p text:style-name="P19"><text:span text:style-name="T7">+40/+73</text:span></text:p>
          </table:table-cell>
          <table:table-cell table:style-name="Table11.A14" office:value-type="string">
            <text:p text:style-name="P19"><text:span text:style-name="T7">+49</text:span></text:p>
          </table:table-cell>
          <table:table-cell table:style-name="Table11.A14" office:value-type="string">
            <text:p text:style-name="P19"><text:span text:style-name="T7">+32</text:span></text:p>
          </table:table-cell>
          <table:table-cell table:style-name="Table11.A14" office:value-type="string">
            <text:p text:style-name="P19"><text:span text:style-name="T7">+22</text:span></text:p>
          </table:table-cell>
          <table:table-cell table:style-name="Table11.A14" office:value-type="string">
            <text:p text:style-name="P19"><text:span text:style-name="T7">+30</text:span></text:p>
          </table:table-cell>
          <table:table-cell table:style-name="Table11.A14" office:value-type="string">
            <text:p text:style-name="P19"><text:span text:style-name="T7">24d10 (40)</text:span></text:p>
          </table:table-cell>
          <table:table-cell table:style-name="Table11.A14" office:value-type="string">
            <text:p text:style-name="P19"><text:span text:style-name="T7">38</text:span></text:p>
          </table:table-cell>
        </table:table-row>
      </table:table>
      <text:p text:style-name="P1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table:number-columns-spanned="7" office:value-type="string">
            <text:h text:style-name="P26" text:outline-level="8"><text:span text:style-name="T1">Red Dragon Abilities by Age</text:span></text:h>
          </table:table-cell>
          <table:covered-table-cell/>
          <table:covered-table-cell/>
          <table:covered-table-cell/>
          <table:covered-table-cell/>
          <table:covered-table-cell/>
          <table:covered-table-cell/>
        </table:table-row>
        <table:table-row table:style-name="Table12.2">
          <table:table-cell table:style-name="Table12.A2" office:value-type="string">
            <text:p text:style-name="P16"><text:span text:style-name="T11">Age</text:span></text:p>
          </table:table-cell>
          <table:table-cell table:style-name="Table12.A2" office:value-type="string">
            <text:p text:style-name="P16"><text:span text:style-name="T11">Speed</text:span></text:p>
          </table:table-cell>
          <table:table-cell table:style-name="Table12.A2" office:value-type="string">
            <text:p text:style-name="P16"><text:span text:style-name="T11">Initiative</text:span></text:p>
          </table:table-cell>
          <table:table-cell table:style-name="Table12.A2" office:value-type="string">
            <text:p text:style-name="P16"><text:span text:style-name="T11">AC</text:span></text:p>
          </table:table-cell>
          <table:table-cell table:style-name="Table12.A2" office:value-type="string">
            <text:p text:style-name="P16"><text:span text:style-name="T11">Special Abilities</text:span></text:p>
          </table:table-cell>
          <table:table-cell table:style-name="Table12.A2" office:value-type="string">
            <text:p text:style-name="P16"><text:span text:style-name="T11">Caster Level</text:span></text:p>
          </table:table-cell>
          <table:table-cell table:style-name="Table12.A2" office:value-type="string">
            <text:p text:style-name="P16"><text:span text:style-name="T11">SR</text:span></text:p>
          </table:table-cell>
        </table:table-row>
        <table:table-row table:style-name="Table12.2">
          <table:table-cell table:style-name="Table12.A2" office:value-type="string">
            <text:p text:style-name="P4"><text:span text:style-name="T9">Wyrmling</text:span></text:p>
          </table:table-cell>
          <table:table-cell table:style-name="Table12.A2" office:value-type="string">
            <text:p text:style-name="P4"><text:span text:style-name="T9">40 ft., fly 150 ft. (poor)</text:span></text:p>
          </table:table-cell>
          <table:table-cell table:style-name="Table12.A2" office:value-type="string">
            <text:p text:style-name="P4"><text:span text:style-name="T9">+0</text:span></text:p>
          </table:table-cell>
          <table:table-cell table:style-name="Table12.A2" office:value-type="string">
            <text:p text:style-name="P4"><text:span text:style-name="T9">16 (+6 natural), touch 10, flat-footed 16</text:span></text:p>
          </table:table-cell>
          <table:table-cell table:style-name="Table12.A2" office:value-type="string">
            <text:p text:style-name="P4"><text:span text:style-name="T9">Immunity to fire, vulnerability to cold</text:span></text:p>
          </table:table-cell>
          <table:table-cell table:style-name="Table12.A2" office:value-type="string">
            <text:p text:style-name="P4"><text:span text:style-name="T9">—</text:span></text:p>
          </table:table-cell>
          <table:table-cell table:style-name="Table12.A2" office:value-type="string">
            <text:p text:style-name="P4"><text:span text:style-name="T9">—</text:span></text:p>
          </table:table-cell>
        </table:table-row>
        <table:table-row table:style-name="Table12.2">
          <table:table-cell table:style-name="Table12.A2" office:value-type="string">
            <text:p text:style-name="P4"><text:span text:style-name="T9">Very young</text:span></text:p>
          </table:table-cell>
          <table:table-cell table:style-name="Table12.A2" office:value-type="string">
            <text:p text:style-name="P4"><text:span text:style-name="T9">40 ft., fly 150 ft. (poor)</text:span></text:p>
          </table:table-cell>
          <table:table-cell table:style-name="Table12.A2" office:value-type="string">
            <text:p text:style-name="P4"><text:span text:style-name="T9">+0</text:span></text:p>
          </table:table-cell>
          <table:table-cell table:style-name="Table12.A2" office:value-type="string">
            <text:p text:style-name="P4"><text:span text:style-name="T9">18 (–1 size, +9 natural), touch 9, flat-footed 18</text:span></text:p>
          </table:table-cell>
          <table:table-cell table:style-name="Table12.A2" office:value-type="string">
            <text:p text:style-name="P22"/>
          </table:table-cell>
          <table:table-cell table:style-name="Table12.A2" office:value-type="string">
            <text:p text:style-name="P4"><text:span text:style-name="T9">—</text:span></text:p>
          </table:table-cell>
          <table:table-cell table:style-name="Table12.A2" office:value-type="string">
            <text:p text:style-name="P4"><text:span text:style-name="T9">—</text:span></text:p>
          </table:table-cell>
        </table:table-row>
        <table:table-row table:style-name="Table12.2">
          <table:table-cell table:style-name="Table12.A2" office:value-type="string">
            <text:p text:style-name="P4"><text:span text:style-name="T9">Young</text:span></text:p>
          </table:table-cell>
          <table:table-cell table:style-name="Table12.A2" office:value-type="string">
            <text:p text:style-name="P4"><text:span text:style-name="T9">40 ft., fly 150 ft. (poor)</text:span></text:p>
          </table:table-cell>
          <table:table-cell table:style-name="Table12.A2" office:value-type="string">
            <text:p text:style-name="P4"><text:span text:style-name="T9">+0</text:span></text:p>
          </table:table-cell>
          <table:table-cell table:style-name="Table12.A2" office:value-type="string">
            <text:p text:style-name="P4"><text:span text:style-name="T9">21 (–1 size, +12 natural), touch 9, flat-footed 21</text:span></text:p>
          </table:table-cell>
          <table:table-cell table:style-name="Table12.A2" office:value-type="string">
            <text:p text:style-name="P22"/>
          </table:table-cell>
          <table:table-cell table:style-name="Table12.A2" office:value-type="string">
            <text:p text:style-name="P4"><text:span text:style-name="T9">1st</text:span></text:p>
          </table:table-cell>
          <table:table-cell table:style-name="Table12.A2" office:value-type="string">
            <text:p text:style-name="P4"><text:span text:style-name="T9">—</text:span></text:p>
          </table:table-cell>
        </table:table-row>
        <table:table-row table:style-name="Table12.2">
          <table:table-cell table:style-name="Table12.A2" office:value-type="string">
            <text:p text:style-name="P4"><text:span text:style-name="T9">Juvenile</text:span></text:p>
          </table:table-cell>
          <table:table-cell table:style-name="Table12.A2" office:value-type="string">
            <text:p text:style-name="P4"><text:span text:style-name="T9">40 ft., fly 150 ft. (poor)</text:span></text:p>
          </table:table-cell>
          <table:table-cell table:style-name="Table12.A2" office:value-type="string">
            <text:p text:style-name="P4"><text:span text:style-name="T9">+0</text:span></text:p>
          </table:table-cell>
          <table:table-cell table:style-name="Table12.A2" office:value-type="string">
            <text:p text:style-name="P4"><text:span text:style-name="T9">24 (–1 size, +15 natural), touch 9, flat-footed 24</text:span></text:p>
          </table:table-cell>
          <table:table-cell table:style-name="Table12.A2" office:value-type="string">
            <text:p text:style-name="P4"><text:span text:style-name="T10">Locate object</text:span></text:p>
          </table:table-cell>
          <table:table-cell table:style-name="Table12.A2" office:value-type="string">
            <text:p text:style-name="P4"><text:span text:style-name="T9">3rd</text:span></text:p>
          </table:table-cell>
          <table:table-cell table:style-name="Table12.A2" office:value-type="string">
            <text:p text:style-name="P4"><text:span text:style-name="T9">—</text:span></text:p>
          </table:table-cell>
        </table:table-row>
        <table:table-row table:style-name="Table12.2">
          <table:table-cell table:style-name="Table12.A2" office:value-type="string">
            <text:p text:style-name="P4"><text:span text:style-name="T9">Young adult</text:span></text:p>
          </table:table-cell>
          <table:table-cell table:style-name="Table12.A2" office:value-type="string">
            <text:p text:style-name="P4"><text:span text:style-name="T9">40 ft., fly 150 ft. (poor)</text:span></text:p>
          </table:table-cell>
          <table:table-cell table:style-name="Table12.A2" office:value-type="string">
            <text:p text:style-name="P4"><text:span text:style-name="T9">+0</text:span></text:p>
          </table:table-cell>
          <table:table-cell table:style-name="Table12.A2" office:value-type="string">
            <text:p text:style-name="P4"><text:span text:style-name="T9">26 (–2 size, +18 natural), touch 8, flat-footed 26</text:span></text:p>
          </table:table-cell>
          <table:table-cell table:style-name="Table12.A2" office:value-type="string">
            <text:p text:style-name="P4"><text:span text:style-name="T9">DR 5/magic</text:span></text:p>
          </table:table-cell>
          <table:table-cell table:style-name="Table12.A2" office:value-type="string">
            <text:p text:style-name="P4"><text:span text:style-name="T9">5th</text:span></text:p>
          </table:table-cell>
          <table:table-cell table:style-name="Table12.A2" office:value-type="string">
            <text:p text:style-name="P4"><text:span text:style-name="T9">19</text:span></text:p>
          </table:table-cell>
        </table:table-row>
        <table:table-row table:style-name="Table12.2">
          <table:table-cell table:style-name="Table12.A2" office:value-type="string">
            <text:p text:style-name="P4"><text:span text:style-name="T9">Adult</text:span></text:p>
          </table:table-cell>
          <table:table-cell table:style-name="Table12.A2" office:value-type="string">
            <text:p text:style-name="P4"><text:span text:style-name="T9">40 ft., fly 150 ft. (poor)</text:span></text:p>
          </table:table-cell>
          <table:table-cell table:style-name="Table12.A2" office:value-type="string">
            <text:p text:style-name="P4"><text:span text:style-name="T9">+0</text:span></text:p>
          </table:table-cell>
          <table:table-cell table:style-name="Table12.A2" office:value-type="string">
            <text:p text:style-name="P4"><text:span text:style-name="T9">29 (–2 size, +21 natural), touch 8, flat-footed 29</text:span></text:p>
          </table:table-cell>
          <table:table-cell table:style-name="Table12.A2" office:value-type="string">
            <text:p text:style-name="P22"/>
          </table:table-cell>
          <table:table-cell table:style-name="Table12.A2" office:value-type="string">
            <text:p text:style-name="P4"><text:span text:style-name="T9">7th</text:span></text:p>
          </table:table-cell>
          <table:table-cell table:style-name="Table12.A2" office:value-type="string">
            <text:p text:style-name="P4"><text:span text:style-name="T9">21</text:span></text:p>
          </table:table-cell>
        </table:table-row>
        <table:table-row table:style-name="Table12.2">
          <table:table-cell table:style-name="Table12.A2" office:value-type="string">
            <text:p text:style-name="P4"><text:span text:style-name="T9">Mature adult</text:span></text:p>
          </table:table-cell>
          <table:table-cell table:style-name="Table12.A2" office:value-type="string">
            <text:p text:style-name="P4"><text:span text:style-name="T9">40 ft., fly 150 ft. (poor)</text:span></text:p>
          </table:table-cell>
          <table:table-cell table:style-name="Table12.A2" office:value-type="string">
            <text:p text:style-name="P4"><text:span text:style-name="T9">+0</text:span></text:p>
          </table:table-cell>
          <table:table-cell table:style-name="Table12.A2" office:value-type="string">
            <text:p text:style-name="P4"><text:span text:style-name="T9">32 (–2 size, +24 natural), touch 8, flat-footed 32</text:span></text:p>
          </table:table-cell>
          <table:table-cell table:style-name="Table12.A2" office:value-type="string">
            <text:p text:style-name="P4"><text:span text:style-name="T9">DR 10/magic</text:span></text:p>
          </table:table-cell>
          <table:table-cell table:style-name="Table12.A2" office:value-type="string">
            <text:p text:style-name="P4"><text:span text:style-name="T9">9th</text:span></text:p>
          </table:table-cell>
          <table:table-cell table:style-name="Table12.A2" office:value-type="string">
            <text:p text:style-name="P4"><text:span text:style-name="T9">23</text:span></text:p>
          </table:table-cell>
        </table:table-row>
        <table:table-row table:style-name="Table12.2">
          <table:table-cell table:style-name="Table12.A2" office:value-type="string">
            <text:p text:style-name="P4"><text:span text:style-name="T9">Old</text:span></text:p>
          </table:table-cell>
          <table:table-cell table:style-name="Table12.A2" office:value-type="string">
            <text:p text:style-name="P4"><text:span text:style-name="T9">40 ft., fly 200 ft. (clumsy)</text:span></text:p>
          </table:table-cell>
          <table:table-cell table:style-name="Table12.A2" office:value-type="string">
            <text:p text:style-name="P4"><text:span text:style-name="T9">+0</text:span></text:p>
          </table:table-cell>
          <table:table-cell table:style-name="Table12.A2" office:value-type="string">
            <text:p text:style-name="P4"><text:span text:style-name="T9">33 (–4 size, +27 natural), touch 6, flat-footed 33</text:span></text:p>
          </table:table-cell>
          <table:table-cell table:style-name="Table12.A2" office:value-type="string">
            <text:p text:style-name="P4"><text:span text:style-name="T10">Suggestion</text:span></text:p>
          </table:table-cell>
          <table:table-cell table:style-name="Table12.A2" office:value-type="string">
            <text:p text:style-name="P4"><text:span text:style-name="T9">11th</text:span></text:p>
          </table:table-cell>
          <table:table-cell table:style-name="Table12.A2" office:value-type="string">
            <text:p text:style-name="P4"><text:span text:style-name="T9">24</text:span></text:p>
          </table:table-cell>
        </table:table-row>
        <table:table-row table:style-name="Table12.2">
          <table:table-cell table:style-name="Table12.A2" office:value-type="string">
            <text:p text:style-name="P4"><text:span text:style-name="T9">Very old</text:span></text:p>
          </table:table-cell>
          <table:table-cell table:style-name="Table12.A2" office:value-type="string">
            <text:p text:style-name="P4"><text:span text:style-name="T9">40 ft., fly 200 ft. (clumsy)</text:span></text:p>
          </table:table-cell>
          <table:table-cell table:style-name="Table12.A2" office:value-type="string">
            <text:p text:style-name="P4"><text:span text:style-name="T9">+0</text:span></text:p>
          </table:table-cell>
          <table:table-cell table:style-name="Table12.A2" office:value-type="string">
            <text:p text:style-name="P4"><text:span text:style-name="T9">36 (–4 size, +30 natural), touch 6, flat-footed 36</text:span></text:p>
          </table:table-cell>
          <table:table-cell table:style-name="Table12.A2" office:value-type="string">
            <text:p text:style-name="P4"><text:span text:style-name="T9">DR 15/magic</text:span></text:p>
          </table:table-cell>
          <table:table-cell table:style-name="Table12.A2" office:value-type="string">
            <text:p text:style-name="P4"><text:span text:style-name="T9">13th</text:span></text:p>
          </table:table-cell>
          <table:table-cell table:style-name="Table12.A2" office:value-type="string">
            <text:p text:style-name="P4"><text:span text:style-name="T9">26</text:span></text:p>
          </table:table-cell>
        </table:table-row>
        <table:table-row table:style-name="Table12.2">
          <table:table-cell table:style-name="Table12.A2" office:value-type="string">
            <text:p text:style-name="P4"><text:span text:style-name="T9">Ancient</text:span></text:p>
          </table:table-cell>
          <table:table-cell table:style-name="Table12.A2" office:value-type="string">
            <text:p text:style-name="P4"><text:span text:style-name="T9">40 ft., fly 200 ft. (clumsy)</text:span></text:p>
          </table:table-cell>
          <table:table-cell table:style-name="Table12.A2" office:value-type="string">
            <text:p text:style-name="P4"><text:span text:style-name="T9">+0</text:span></text:p>
          </table:table-cell>
          <table:table-cell table:style-name="Table12.A2" office:value-type="string">
            <text:p text:style-name="P4"><text:span text:style-name="T9">39 (–4 size, +33 natural), touch 6, flat-footed 39</text:span></text:p>
          </table:table-cell>
          <table:table-cell table:style-name="Table12.A2" office:value-type="string">
            <text:p text:style-name="P4"><text:span text:style-name="T10">Find the path</text:span></text:p>
          </table:table-cell>
          <table:table-cell table:style-name="Table12.A2" office:value-type="string">
            <text:p text:style-name="P4"><text:span text:style-name="T9">15th</text:span></text:p>
          </table:table-cell>
          <table:table-cell table:style-name="Table12.A2" office:value-type="string">
            <text:p text:style-name="P4"><text:span text:style-name="T9">28</text:span></text:p>
          </table:table-cell>
        </table:table-row>
        <table:table-row table:style-name="Table12.2">
          <table:table-cell table:style-name="Table12.A2" office:value-type="string">
            <text:p text:style-name="P4"><text:span text:style-name="T9">Wyrm</text:span></text:p>
          </table:table-cell>
          <table:table-cell table:style-name="Table12.A2" office:value-type="string">
            <text:p text:style-name="P4"><text:span text:style-name="T9">40 ft., fly 200 ft. (clumsy)</text:span></text:p>
          </table:table-cell>
          <table:table-cell table:style-name="Table12.A2" office:value-type="string">
            <text:p text:style-name="P4"><text:span text:style-name="T9">+0</text:span></text:p>
          </table:table-cell>
          <table:table-cell table:style-name="Table12.A2" office:value-type="string">
            <text:p text:style-name="P4"><text:span text:style-name="T9">42 (–4 size, +36 natural), touch 6, flat-footed 42</text:span></text:p>
          </table:table-cell>
          <table:table-cell table:style-name="Table12.A2" office:value-type="string">
            <text:p text:style-name="P4"><text:span text:style-name="T9">DR 20/magic</text:span></text:p>
          </table:table-cell>
          <table:table-cell table:style-name="Table12.A2" office:value-type="string">
            <text:p text:style-name="P4"><text:span text:style-name="T9">17th</text:span></text:p>
          </table:table-cell>
          <table:table-cell table:style-name="Table12.A2" office:value-type="string">
            <text:p text:style-name="P4"><text:span text:style-name="T9">30</text:span></text:p>
          </table:table-cell>
        </table:table-row>
        <table:table-row table:style-name="Table12.2">
          <table:table-cell table:style-name="Table12.A2" office:value-type="string">
            <text:p text:style-name="P4"><text:span text:style-name="T9">Great wyrm</text:span></text:p>
          </table:table-cell>
          <table:table-cell table:style-name="Table12.A2" office:value-type="string">
            <text:p text:style-name="P4"><text:span text:style-name="T9">40 ft., fly 200 ft. (clumsy)</text:span></text:p>
          </table:table-cell>
          <table:table-cell table:style-name="Table12.A2" office:value-type="string">
            <text:p text:style-name="P4"><text:span text:style-name="T9">+0</text:span></text:p>
          </table:table-cell>
          <table:table-cell table:style-name="Table12.A2" office:value-type="string">
            <text:p text:style-name="P4"><text:span text:style-name="T9">41 (–8 size, +39 natural), touch 2, flat-footed 41</text:span></text:p>
          </table:table-cell>
          <table:table-cell table:style-name="Table12.A2" office:value-type="string">
            <text:p text:style-name="P4"><text:span text:style-name="T10">Discern location</text:span></text:p>
          </table:table-cell>
          <table:table-cell table:style-name="Table12.A2" office:value-type="string">
            <text:p text:style-name="P4"><text:span text:style-name="T9">19th</text:span></text:p>
          </table:table-cell>
          <table:table-cell table:style-name="Table12.A2" office:value-type="string">
            <text:p text:style-name="P4"><text:span text:style-name="T9">32</text:span></text:p>
          </table:table-cell>
        </table:table-row>
        <table:table-row table:style-name="Table12.1">
          <table:table-cell table:style-name="Table12.A15" table:number-columns-spanned="7" office:value-type="string">
            <text:p text:style-name="P16"><text:span text:style-name="T9">*Can also cast cleric spells and those from the Chaos, Evil, and Fire domains as arcane spells.</text:span></text:p>
          </table:table-cell>
          <table:covered-table-cell/>
          <table:covered-table-cell/>
          <table:covered-table-cell/>
          <table:covered-table-cell/>
          <table:covered-table-cell/>
          <table:covered-table-cell/>
        </table:table-row>
      </table:table>
      <text:p text:style-name="P4"><text:span text:style-name="T16">The small scales of a wyrmling red dragon are a bright glossy scarlet, making the dragon easily spotted by predators and hunters, so it stays underground and does not venture outside until it is more able to take care of itself. Toward the end of young age, the scales turn a deeper red, and the glossy texture is replaced by a smooth, dull finish. As the dragon grows older, the scales become large, thick, and as strong as metal. The neck frill and wings are an ash blue or purple-gray toward the edges, becoming darker with age. The pupils of a red dragon fade as it ages; the oldest red dragons have eyes that resemble molten lava orbs.</text:span></text:p>
      <text:p text:style-name="P4"><text:span text:style-name="T22">Combat</text:span></text:p>
      <text:p text:style-name="P4"><text:span text:style-name="T16">Because red dragons are so confident, they seldom pause to appraise an adversary. On spotting a target, they make a snap decision whether to attack, using one of many strategies worked out ahead of time. A red dragon lands to attack small, weak creatures with its claws and bite rather than obliterating them with its breath weapon, so as not to destroy any treasure they might be carrying.</text:span></text:p>
      <text:p text:style-name="P4"><text:span text:style-name="T17">Breath Weapon (Su):</text:span><text:span text:style-name="T16"> A red dragon has one type of breath weapon, a cone of fire.</text:span></text:p>
      <text:p text:style-name="P4"><text:span text:style-name="T19">Locate Object </text:span><text:span text:style-name="T17">(Sp): </text:span><text:span text:style-name="T16">A juvenile or older red dragon can use this ability as the spell of the same name, once per day per age category.</text:span></text:p>
      <text:p text:style-name="P4"><text:span text:style-name="T17">Other Spell-Like Abilities:</text:span><text:span text:style-name="T16"> 3/day—</text:span><text:span text:style-name="T18">suggestion </text:span><text:span text:style-name="T16">(old or older); 1/day—</text:span><text:span text:style-name="T18">find the path </text:span><text:span text:style-name="T16">(ancient or older), </text:span><text:span text:style-name="T18">discern location </text:span><text:span text:style-name="T16">(great wyrm).</text:span></text:p>
      <text:p text:style-name="P4"><text:span text:style-name="T17">Skills:</text:span><text:span text:style-name="T16"> Appraise, Bluff, and Jump are considered class skills for red dragons.</text:span></text:p>
      <text:p text:style-name="P5"/>
      <text:p text:style-name="P4"><text:span text:style-name="T20">WHITE DRAGON</text:span></text:p>
      <text:p text:style-name="P4"><text:span text:style-name="T17">Dragon (Cold)</text:span></text:p>
      <text:p text:style-name="P4"><text:span text:style-name="T17">Environment:</text:span><text:span text:style-name="T16"> Cold mountains</text:span></text:p>
      <text:p text:style-name="P4"><text:span text:style-name="T17">Organization:</text:span><text:span text:style-name="T16"> Wyrmling, very young, young, juvenile, and young adult: solitary or clutch (2–5); adult, mature adult, old, very old, ancient, wyrm, or great wyrm: solitary, pair, or family (1–2 and 2–5 offspring)</text:span></text:p>
      <text:p text:style-name="P4"><text:span text:style-name="T17">Challenge Ratings:</text:span><text:span text:style-name="T16"> Wyrmling 2; very young 3; young 4; juvenile 6; young adult 8; adult 10; mature adult 12; old 15; very old 17; ancient 18; wyrm 19; great wyrm 21</text:span></text:p>
      <text:p text:style-name="P4"><text:span text:style-name="T17">Treasure: </text:span><text:span text:style-name="T16">Triple standard</text:span></text:p>
      <text:p text:style-name="P4"><text:span text:style-name="T17">Alignment:</text:span><text:span text:style-name="T16"> Always chaotic evil</text:span></text:p>
      <text:p text:style-name="P4"><text:span text:style-name="T17">Advancement:</text:span><text:span text:style-name="T16"> Wyrmling 4–5 HD; very young 7–8 HD; young 10–11 HD; juvenile 13–14 HD; young adult 16–17 HD; adult 19–20 HD; mature adult 22–23 HD; old 25–26 HD; very old 28–29 HD; ancient 31–32 HD; wyrm 34–35 HD; great wyrm 37+ HD </text:span></text:p>
      <text:p text:style-name="P4"><text:span text:style-name="T17">Level Adjustment:</text:span><text:span text:style-name="T16"> Wyrmling +2; very young +3; young +3; juvenile +5; others —</text:span></text:p>
      <text:p text:style-name="P12"/>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E"/>
        <table:table-column table:style-name="Table13.I"/>
        <table:table-column table:style-name="Table13.J"/>
        <table:table-column table:style-name="Table13.K"/>
        <table:table-column table:style-name="Table13.L"/>
        <table:table-column table:style-name="Table13.M"/>
        <table:table-column table:style-name="Table13.N"/>
        <table:table-column table:style-name="Table13.O"/>
        <table:table-column table:style-name="Table13.P"/>
        <text:soft-page-break/>
        <table:table-row table:style-name="Table13.1">
          <table:table-cell table:style-name="Table13.A1" table:number-columns-spanned="16" office:value-type="string">
            <text:h text:style-name="P26" text:outline-level="8"><text:span text:style-name="T1">White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3.A2" office:value-type="string">
            <text:p text:style-name="P16"><text:span text:style-name="T8">Age</text:span></text:p>
          </table:table-cell>
          <table:table-cell table:style-name="Table13.A2" office:value-type="string">
            <text:p text:style-name="P19"><text:span text:style-name="T8">Size</text:span></text:p>
          </table:table-cell>
          <table:table-cell table:style-name="Table13.A2" office:value-type="string">
            <text:p text:style-name="P19"><text:span text:style-name="T8">Hit Dice (hp)</text:span></text:p>
          </table:table-cell>
          <table:table-cell table:style-name="Table13.A2" office:value-type="string">
            <text:p text:style-name="P19"><text:span text:style-name="T8">Str</text:span></text:p>
          </table:table-cell>
          <table:table-cell table:style-name="Table13.A2" office:value-type="string">
            <text:p text:style-name="P19"><text:span text:style-name="T8">Dex</text:span></text:p>
          </table:table-cell>
          <table:table-cell table:style-name="Table13.A2" office:value-type="string">
            <text:p text:style-name="P19"><text:span text:style-name="T8">Con</text:span></text:p>
          </table:table-cell>
          <table:table-cell table:style-name="Table13.A2" office:value-type="string">
            <text:p text:style-name="P19"><text:span text:style-name="T8">Int</text:span></text:p>
          </table:table-cell>
          <table:table-cell table:style-name="Table13.A2" office:value-type="string">
            <text:p text:style-name="P19"><text:span text:style-name="T8">Wis</text:span></text:p>
          </table:table-cell>
          <table:table-cell table:style-name="Table13.A2" office:value-type="string">
            <text:p text:style-name="P19"><text:span text:style-name="T8">Cha</text:span></text:p>
          </table:table-cell>
          <table:table-cell table:style-name="Table13.A2" office:value-type="string">
            <text:p text:style-name="P19"><text:span text:style-name="T8">Base Attack/</text:span></text:p>
            <text:p text:style-name="P19"><text:span text:style-name="T8">Grapple</text:span></text:p>
          </table:table-cell>
          <table:table-cell table:style-name="Table13.A2" office:value-type="string">
            <text:p text:style-name="P19"><text:span text:style-name="T8">Attack</text:span></text:p>
          </table:table-cell>
          <table:table-cell table:style-name="Table13.A2" office:value-type="string">
            <text:p text:style-name="P19"><text:span text:style-name="T8">Fort Save</text:span></text:p>
          </table:table-cell>
          <table:table-cell table:style-name="Table13.A2" office:value-type="string">
            <text:p text:style-name="P19"><text:span text:style-name="T8">Ref Save</text:span></text:p>
          </table:table-cell>
          <table:table-cell table:style-name="Table13.A2" office:value-type="string">
            <text:p text:style-name="P19"><text:span text:style-name="T8">Will Save</text:span></text:p>
          </table:table-cell>
          <table:table-cell table:style-name="Table13.A2" office:value-type="string">
            <text:p text:style-name="P19"><text:span text:style-name="T8">Breath Weapon (DC)</text:span></text:p>
          </table:table-cell>
          <table:table-cell table:style-name="Table13.A2" office:value-type="string">
            <text:p text:style-name="P19"><text:span text:style-name="T8">Frightful Presence DC</text:span></text:p>
          </table:table-cell>
        </table:table-row>
        <table:table-row table:style-name="Table13.2">
          <table:table-cell table:style-name="Table13.A3" office:value-type="string">
            <text:p text:style-name="P16"><text:span text:style-name="T7">Wyrmling</text:span></text:p>
          </table:table-cell>
          <table:table-cell table:style-name="Table13.A3" office:value-type="string">
            <text:p text:style-name="P19"><text:span text:style-name="T7">T</text:span></text:p>
          </table:table-cell>
          <table:table-cell table:style-name="Table13.A3" office:value-type="string">
            <text:p text:style-name="P19"><text:span text:style-name="T7">3d12+3 (22)</text:span></text:p>
          </table:table-cell>
          <table:table-cell table:style-name="Table13.A3" office:value-type="string">
            <text:p text:style-name="P19"><text:span text:style-name="T7">11</text:span></text:p>
          </table:table-cell>
          <table:table-cell table:style-name="Table13.A3" office:value-type="string">
            <text:p text:style-name="P19"><text:span text:style-name="T7">10</text:span></text:p>
          </table:table-cell>
          <table:table-cell table:style-name="Table13.A3" office:value-type="string">
            <text:p text:style-name="P19"><text:span text:style-name="T7">13</text:span></text:p>
          </table:table-cell>
          <table:table-cell table:style-name="Table13.A3" office:value-type="string">
            <text:p text:style-name="P19"><text:span text:style-name="T7">6</text:span></text:p>
          </table:table-cell>
          <table:table-cell table:style-name="Table13.A3" office:value-type="string">
            <text:p text:style-name="P19"><text:span text:style-name="T7">11</text:span></text:p>
          </table:table-cell>
          <table:table-cell table:style-name="Table13.A3" office:value-type="string">
            <text:p text:style-name="P19"><text:span text:style-name="T7">6</text:span></text:p>
          </table:table-cell>
          <table:table-cell table:style-name="Table13.A3" office:value-type="string">
            <text:p text:style-name="P19"><text:span text:style-name="T7">+3/–5</text:span></text:p>
          </table:table-cell>
          <table:table-cell table:style-name="Table13.A3" office:value-type="string">
            <text:p text:style-name="P19"><text:span text:style-name="T7">+5</text:span></text:p>
          </table:table-cell>
          <table:table-cell table:style-name="Table13.A3" office:value-type="string">
            <text:p text:style-name="P19"><text:span text:style-name="T7">+4</text:span></text:p>
          </table:table-cell>
          <table:table-cell table:style-name="Table13.A3" office:value-type="string">
            <text:p text:style-name="P19"><text:span text:style-name="T7">+3</text:span></text:p>
          </table:table-cell>
          <table:table-cell table:style-name="Table13.A3" office:value-type="string">
            <text:p text:style-name="P19"><text:span text:style-name="T7">+3</text:span></text:p>
          </table:table-cell>
          <table:table-cell table:style-name="Table13.A3" office:value-type="string">
            <text:p text:style-name="P19"><text:span text:style-name="T7">1d6 (12)</text:span></text:p>
          </table:table-cell>
          <table:table-cell table:style-name="Table13.A3" office:value-type="string">
            <text:p text:style-name="P19"><text:span text:style-name="T7">—</text:span></text:p>
          </table:table-cell>
        </table:table-row>
        <table:table-row table:style-name="Table13.2">
          <table:table-cell table:style-name="Table13.A3" office:value-type="string">
            <text:p text:style-name="P4"><text:span text:style-name="T7">Very young</text:span></text:p>
          </table:table-cell>
          <table:table-cell table:style-name="Table13.A3" office:value-type="string">
            <text:p text:style-name="P18"><text:span text:style-name="T7">S</text:span></text:p>
          </table:table-cell>
          <table:table-cell table:style-name="Table13.A3" office:value-type="string">
            <text:p text:style-name="P18"><text:span text:style-name="T7">6d12+6 (45)</text:span></text:p>
          </table:table-cell>
          <table:table-cell table:style-name="Table13.A3" office:value-type="string">
            <text:p text:style-name="P18"><text:span text:style-name="T7">13</text:span></text:p>
          </table:table-cell>
          <table:table-cell table:style-name="Table13.A3" office:value-type="string">
            <text:p text:style-name="P18"><text:span text:style-name="T7">10</text:span></text:p>
          </table:table-cell>
          <table:table-cell table:style-name="Table13.A3" office:value-type="string">
            <text:p text:style-name="P18"><text:span text:style-name="T7">13</text:span></text:p>
          </table:table-cell>
          <table:table-cell table:style-name="Table13.A3" office:value-type="string">
            <text:p text:style-name="P18"><text:span text:style-name="T7">6</text:span></text:p>
          </table:table-cell>
          <table:table-cell table:style-name="Table13.A3" office:value-type="string">
            <text:p text:style-name="P18"><text:span text:style-name="T7">11</text:span></text:p>
          </table:table-cell>
          <table:table-cell table:style-name="Table13.A3" office:value-type="string">
            <text:p text:style-name="P18"><text:span text:style-name="T7">6</text:span></text:p>
          </table:table-cell>
          <table:table-cell table:style-name="Table13.A3" office:value-type="string">
            <text:p text:style-name="P18"><text:span text:style-name="T7">+6/+3</text:span></text:p>
          </table:table-cell>
          <table:table-cell table:style-name="Table13.A3" office:value-type="string">
            <text:p text:style-name="P18"><text:span text:style-name="T7">+8</text:span></text:p>
          </table:table-cell>
          <table:table-cell table:style-name="Table13.A3" office:value-type="string">
            <text:p text:style-name="P18"><text:span text:style-name="T7">+6</text:span></text:p>
          </table:table-cell>
          <table:table-cell table:style-name="Table13.A3" office:value-type="string">
            <text:p text:style-name="P18"><text:span text:style-name="T7">+5</text:span></text:p>
          </table:table-cell>
          <table:table-cell table:style-name="Table13.A3" office:value-type="string">
            <text:p text:style-name="P18"><text:span text:style-name="T7">+5</text:span></text:p>
          </table:table-cell>
          <table:table-cell table:style-name="Table13.A3" office:value-type="string">
            <text:p text:style-name="P18"><text:span text:style-name="T7">2d6 (14)</text:span></text:p>
          </table:table-cell>
          <table:table-cell table:style-name="Table13.A3" office:value-type="string">
            <text:p text:style-name="P18"><text:span text:style-name="T7">—</text:span></text:p>
          </table:table-cell>
        </table:table-row>
        <table:table-row table:style-name="Table13.2">
          <table:table-cell table:style-name="Table13.A3" office:value-type="string">
            <text:p text:style-name="P4"><text:span text:style-name="T7">Young</text:span></text:p>
          </table:table-cell>
          <table:table-cell table:style-name="Table13.A3" office:value-type="string">
            <text:p text:style-name="P18"><text:span text:style-name="T7">M</text:span></text:p>
          </table:table-cell>
          <table:table-cell table:style-name="Table13.A3" office:value-type="string">
            <text:p text:style-name="P18"><text:span text:style-name="T7">9d12+18 (76)</text:span></text:p>
          </table:table-cell>
          <table:table-cell table:style-name="Table13.A3" office:value-type="string">
            <text:p text:style-name="P18"><text:span text:style-name="T7">15</text:span></text:p>
          </table:table-cell>
          <table:table-cell table:style-name="Table13.A3" office:value-type="string">
            <text:p text:style-name="P18"><text:span text:style-name="T7">10</text:span></text:p>
          </table:table-cell>
          <table:table-cell table:style-name="Table13.A3" office:value-type="string">
            <text:p text:style-name="P18"><text:span text:style-name="T7">15</text:span></text:p>
          </table:table-cell>
          <table:table-cell table:style-name="Table13.A3" office:value-type="string">
            <text:p text:style-name="P18"><text:span text:style-name="T7">6</text:span></text:p>
          </table:table-cell>
          <table:table-cell table:style-name="Table13.A3" office:value-type="string">
            <text:p text:style-name="P18"><text:span text:style-name="T7">11</text:span></text:p>
          </table:table-cell>
          <table:table-cell table:style-name="Table13.A3" office:value-type="string">
            <text:p text:style-name="P18"><text:span text:style-name="T7">6</text:span></text:p>
          </table:table-cell>
          <table:table-cell table:style-name="Table13.A3" office:value-type="string">
            <text:p text:style-name="P18"><text:span text:style-name="T7">+9/+11</text:span></text:p>
          </table:table-cell>
          <table:table-cell table:style-name="Table13.A3" office:value-type="string">
            <text:p text:style-name="P18"><text:span text:style-name="T7">+11</text:span></text:p>
          </table:table-cell>
          <table:table-cell table:style-name="Table13.A3" office:value-type="string">
            <text:p text:style-name="P18"><text:span text:style-name="T7">+8</text:span></text:p>
          </table:table-cell>
          <table:table-cell table:style-name="Table13.A3" office:value-type="string">
            <text:p text:style-name="P18"><text:span text:style-name="T7">+6</text:span></text:p>
          </table:table-cell>
          <table:table-cell table:style-name="Table13.A3" office:value-type="string">
            <text:p text:style-name="P18"><text:span text:style-name="T7">+6</text:span></text:p>
          </table:table-cell>
          <table:table-cell table:style-name="Table13.A3" office:value-type="string">
            <text:p text:style-name="P18"><text:span text:style-name="T7">3d6 (16)</text:span></text:p>
          </table:table-cell>
          <table:table-cell table:style-name="Table13.A3" office:value-type="string">
            <text:p text:style-name="P18"><text:span text:style-name="T7">—</text:span></text:p>
          </table:table-cell>
        </table:table-row>
        <table:table-row table:style-name="Table13.2">
          <table:table-cell table:style-name="Table13.A3" office:value-type="string">
            <text:p text:style-name="P4"><text:span text:style-name="T7">Juvenile</text:span></text:p>
          </table:table-cell>
          <table:table-cell table:style-name="Table13.A3" office:value-type="string">
            <text:p text:style-name="P18"><text:span text:style-name="T7">M</text:span></text:p>
          </table:table-cell>
          <table:table-cell table:style-name="Table13.A3" office:value-type="string">
            <text:p text:style-name="P18"><text:span text:style-name="T7">12d12+24 (102)</text:span></text:p>
          </table:table-cell>
          <table:table-cell table:style-name="Table13.A3" office:value-type="string">
            <text:p text:style-name="P18"><text:span text:style-name="T7">17</text:span></text:p>
          </table:table-cell>
          <table:table-cell table:style-name="Table13.A3" office:value-type="string">
            <text:p text:style-name="P18"><text:span text:style-name="T7">10</text:span></text:p>
          </table:table-cell>
          <table:table-cell table:style-name="Table13.A3" office:value-type="string">
            <text:p text:style-name="P18"><text:span text:style-name="T7">15</text:span></text:p>
          </table:table-cell>
          <table:table-cell table:style-name="Table13.A3" office:value-type="string">
            <text:p text:style-name="P18"><text:span text:style-name="T7">8</text:span></text:p>
          </table:table-cell>
          <table:table-cell table:style-name="Table13.A3" office:value-type="string">
            <text:p text:style-name="P18"><text:span text:style-name="T7">11</text:span></text:p>
          </table:table-cell>
          <table:table-cell table:style-name="Table13.A3" office:value-type="string">
            <text:p text:style-name="P18"><text:span text:style-name="T7">8</text:span></text:p>
          </table:table-cell>
          <table:table-cell table:style-name="Table13.A3" office:value-type="string">
            <text:p text:style-name="P18"><text:span text:style-name="T7">+12/+15</text:span></text:p>
          </table:table-cell>
          <table:table-cell table:style-name="Table13.A3" office:value-type="string">
            <text:p text:style-name="P18"><text:span text:style-name="T7">+15</text:span></text:p>
          </table:table-cell>
          <table:table-cell table:style-name="Table13.A3" office:value-type="string">
            <text:p text:style-name="P18"><text:span text:style-name="T7">+10</text:span></text:p>
          </table:table-cell>
          <table:table-cell table:style-name="Table13.A3" office:value-type="string">
            <text:p text:style-name="P18"><text:span text:style-name="T7">+8</text:span></text:p>
          </table:table-cell>
          <table:table-cell table:style-name="Table13.A3" office:value-type="string">
            <text:p text:style-name="P18"><text:span text:style-name="T7">+8</text:span></text:p>
          </table:table-cell>
          <table:table-cell table:style-name="Table13.A3" office:value-type="string">
            <text:p text:style-name="P18"><text:span text:style-name="T7">4d6 (18)</text:span></text:p>
          </table:table-cell>
          <table:table-cell table:style-name="Table13.A3" office:value-type="string">
            <text:p text:style-name="P18"><text:span text:style-name="T7">—</text:span></text:p>
          </table:table-cell>
        </table:table-row>
        <table:table-row table:style-name="Table13.2">
          <table:table-cell table:style-name="Table13.A3" office:value-type="string">
            <text:p text:style-name="P4"><text:span text:style-name="T7">Young adult</text:span></text:p>
          </table:table-cell>
          <table:table-cell table:style-name="Table13.A3" office:value-type="string">
            <text:p text:style-name="P18"><text:span text:style-name="T7">L</text:span></text:p>
          </table:table-cell>
          <table:table-cell table:style-name="Table13.A3" office:value-type="string">
            <text:p text:style-name="P18"><text:span text:style-name="T7">15d12+45 (142)</text:span></text:p>
          </table:table-cell>
          <table:table-cell table:style-name="Table13.A3" office:value-type="string">
            <text:p text:style-name="P18"><text:span text:style-name="T7">19</text:span></text:p>
          </table:table-cell>
          <table:table-cell table:style-name="Table13.A3" office:value-type="string">
            <text:p text:style-name="P18"><text:span text:style-name="T7">10</text:span></text:p>
          </table:table-cell>
          <table:table-cell table:style-name="Table13.A3" office:value-type="string">
            <text:p text:style-name="P18"><text:span text:style-name="T7">17</text:span></text:p>
          </table:table-cell>
          <table:table-cell table:style-name="Table13.A3" office:value-type="string">
            <text:p text:style-name="P18"><text:span text:style-name="T7">8</text:span></text:p>
          </table:table-cell>
          <table:table-cell table:style-name="Table13.A3" office:value-type="string">
            <text:p text:style-name="P18"><text:span text:style-name="T7">11</text:span></text:p>
          </table:table-cell>
          <table:table-cell table:style-name="Table13.A3" office:value-type="string">
            <text:p text:style-name="P18"><text:span text:style-name="T7">10</text:span></text:p>
          </table:table-cell>
          <table:table-cell table:style-name="Table13.A3" office:value-type="string">
            <text:p text:style-name="P18"><text:span text:style-name="T7">+15/+23</text:span></text:p>
          </table:table-cell>
          <table:table-cell table:style-name="Table13.A3" office:value-type="string">
            <text:p text:style-name="P18"><text:span text:style-name="T7">+18</text:span></text:p>
          </table:table-cell>
          <table:table-cell table:style-name="Table13.A3" office:value-type="string">
            <text:p text:style-name="P18"><text:span text:style-name="T7">+12</text:span></text:p>
          </table:table-cell>
          <table:table-cell table:style-name="Table13.A3" office:value-type="string">
            <text:p text:style-name="P18"><text:span text:style-name="T7">+9</text:span></text:p>
          </table:table-cell>
          <table:table-cell table:style-name="Table13.A3" office:value-type="string">
            <text:p text:style-name="P18"><text:span text:style-name="T7">+9</text:span></text:p>
          </table:table-cell>
          <table:table-cell table:style-name="Table13.A3" office:value-type="string">
            <text:p text:style-name="P18"><text:span text:style-name="T7">5d6 (20)</text:span></text:p>
          </table:table-cell>
          <table:table-cell table:style-name="Table13.A3" office:value-type="string">
            <text:p text:style-name="P18"><text:span text:style-name="T7">17</text:span></text:p>
          </table:table-cell>
        </table:table-row>
        <table:table-row table:style-name="Table13.2">
          <table:table-cell table:style-name="Table13.A3" office:value-type="string">
            <text:p text:style-name="P4"><text:span text:style-name="T7">Adult</text:span></text:p>
          </table:table-cell>
          <table:table-cell table:style-name="Table13.A3" office:value-type="string">
            <text:p text:style-name="P18"><text:span text:style-name="T7">L</text:span></text:p>
          </table:table-cell>
          <table:table-cell table:style-name="Table13.A3" office:value-type="string">
            <text:p text:style-name="P18"><text:span text:style-name="T7">18d12+72 (189)</text:span></text:p>
          </table:table-cell>
          <table:table-cell table:style-name="Table13.A3" office:value-type="string">
            <text:p text:style-name="P18"><text:span text:style-name="T7">23</text:span></text:p>
          </table:table-cell>
          <table:table-cell table:style-name="Table13.A3" office:value-type="string">
            <text:p text:style-name="P18"><text:span text:style-name="T7">10</text:span></text:p>
          </table:table-cell>
          <table:table-cell table:style-name="Table13.A3" office:value-type="string">
            <text:p text:style-name="P18"><text:span text:style-name="T7">19</text:span></text:p>
          </table:table-cell>
          <table:table-cell table:style-name="Table13.A3" office:value-type="string">
            <text:p text:style-name="P18"><text:span text:style-name="T7">10</text:span></text:p>
          </table:table-cell>
          <table:table-cell table:style-name="Table13.A3" office:value-type="string">
            <text:p text:style-name="P18"><text:span text:style-name="T7">11</text:span></text:p>
          </table:table-cell>
          <table:table-cell table:style-name="Table13.A3" office:value-type="string">
            <text:p text:style-name="P18"><text:span text:style-name="T7">12</text:span></text:p>
          </table:table-cell>
          <table:table-cell table:style-name="Table13.A3" office:value-type="string">
            <text:p text:style-name="P18"><text:span text:style-name="T7">+18/+28</text:span></text:p>
          </table:table-cell>
          <table:table-cell table:style-name="Table13.A3" office:value-type="string">
            <text:p text:style-name="P18"><text:span text:style-name="T7">+23</text:span></text:p>
          </table:table-cell>
          <table:table-cell table:style-name="Table13.A3" office:value-type="string">
            <text:p text:style-name="P18"><text:span text:style-name="T7">+15</text:span></text:p>
          </table:table-cell>
          <table:table-cell table:style-name="Table13.A3" office:value-type="string">
            <text:p text:style-name="P18"><text:span text:style-name="T7">+11</text:span></text:p>
          </table:table-cell>
          <table:table-cell table:style-name="Table13.A3" office:value-type="string">
            <text:p text:style-name="P18"><text:span text:style-name="T7">+11</text:span></text:p>
          </table:table-cell>
          <table:table-cell table:style-name="Table13.A3" office:value-type="string">
            <text:p text:style-name="P18"><text:span text:style-name="T7">6d6 (23)</text:span></text:p>
          </table:table-cell>
          <table:table-cell table:style-name="Table13.A3" office:value-type="string">
            <text:p text:style-name="P18"><text:span text:style-name="T7">20</text:span></text:p>
          </table:table-cell>
        </table:table-row>
        <table:table-row table:style-name="Table13.2">
          <table:table-cell table:style-name="Table13.A3" office:value-type="string">
            <text:p text:style-name="P4"><text:span text:style-name="T7">Mature adult</text:span></text:p>
          </table:table-cell>
          <table:table-cell table:style-name="Table13.A3" office:value-type="string">
            <text:p text:style-name="P18"><text:span text:style-name="T7">H</text:span></text:p>
          </table:table-cell>
          <table:table-cell table:style-name="Table13.A3" office:value-type="string">
            <text:p text:style-name="P18"><text:span text:style-name="T7">21d12+105 (241)</text:span></text:p>
          </table:table-cell>
          <table:table-cell table:style-name="Table13.A3" office:value-type="string">
            <text:p text:style-name="P18"><text:span text:style-name="T7">27</text:span></text:p>
          </table:table-cell>
          <table:table-cell table:style-name="Table13.A3" office:value-type="string">
            <text:p text:style-name="P18"><text:span text:style-name="T7">10</text:span></text:p>
          </table:table-cell>
          <table:table-cell table:style-name="Table13.A3" office:value-type="string">
            <text:p text:style-name="P18"><text:span text:style-name="T7">21</text:span></text:p>
          </table:table-cell>
          <table:table-cell table:style-name="Table13.A3" office:value-type="string">
            <text:p text:style-name="P18"><text:span text:style-name="T7">12</text:span></text:p>
          </table:table-cell>
          <table:table-cell table:style-name="Table13.A3" office:value-type="string">
            <text:p text:style-name="P18"><text:span text:style-name="T7">13</text:span></text:p>
          </table:table-cell>
          <table:table-cell table:style-name="Table13.A3" office:value-type="string">
            <text:p text:style-name="P18"><text:span text:style-name="T7">12</text:span></text:p>
          </table:table-cell>
          <table:table-cell table:style-name="Table13.A3" office:value-type="string">
            <text:p text:style-name="P18"><text:span text:style-name="T7">+21/+37</text:span></text:p>
          </table:table-cell>
          <table:table-cell table:style-name="Table13.A3" office:value-type="string">
            <text:p text:style-name="P18"><text:span text:style-name="T7">+27</text:span></text:p>
          </table:table-cell>
          <table:table-cell table:style-name="Table13.A3" office:value-type="string">
            <text:p text:style-name="P18"><text:span text:style-name="T7">+17</text:span></text:p>
          </table:table-cell>
          <table:table-cell table:style-name="Table13.A3" office:value-type="string">
            <text:p text:style-name="P18"><text:span text:style-name="T7">+12</text:span></text:p>
          </table:table-cell>
          <table:table-cell table:style-name="Table13.A3" office:value-type="string">
            <text:p text:style-name="P18"><text:span text:style-name="T7">+13</text:span></text:p>
          </table:table-cell>
          <table:table-cell table:style-name="Table13.A3" office:value-type="string">
            <text:p text:style-name="P18"><text:span text:style-name="T7">7d6 (25)</text:span></text:p>
          </table:table-cell>
          <table:table-cell table:style-name="Table13.A3" office:value-type="string">
            <text:p text:style-name="P18"><text:span text:style-name="T7">21</text:span></text:p>
          </table:table-cell>
        </table:table-row>
        <table:table-row table:style-name="Table13.2">
          <table:table-cell table:style-name="Table13.A3" office:value-type="string">
            <text:p text:style-name="P4"><text:span text:style-name="T7">Old</text:span></text:p>
          </table:table-cell>
          <table:table-cell table:style-name="Table13.A3" office:value-type="string">
            <text:p text:style-name="P18"><text:span text:style-name="T7">H</text:span></text:p>
          </table:table-cell>
          <table:table-cell table:style-name="Table13.A3" office:value-type="string">
            <text:p text:style-name="P18"><text:span text:style-name="T7">24d12+120 (276)</text:span></text:p>
          </table:table-cell>
          <table:table-cell table:style-name="Table13.A3" office:value-type="string">
            <text:p text:style-name="P18"><text:span text:style-name="T7">29</text:span></text:p>
          </table:table-cell>
          <table:table-cell table:style-name="Table13.A3" office:value-type="string">
            <text:p text:style-name="P18"><text:span text:style-name="T7">10</text:span></text:p>
          </table:table-cell>
          <table:table-cell table:style-name="Table13.A3" office:value-type="string">
            <text:p text:style-name="P18"><text:span text:style-name="T7">21</text:span></text:p>
          </table:table-cell>
          <table:table-cell table:style-name="Table13.A3" office:value-type="string">
            <text:p text:style-name="P18"><text:span text:style-name="T7">12</text:span></text:p>
          </table:table-cell>
          <table:table-cell table:style-name="Table13.A3" office:value-type="string">
            <text:p text:style-name="P18"><text:span text:style-name="T7">13</text:span></text:p>
          </table:table-cell>
          <table:table-cell table:style-name="Table13.A3" office:value-type="string">
            <text:p text:style-name="P18"><text:span text:style-name="T7">12</text:span></text:p>
          </table:table-cell>
          <table:table-cell table:style-name="Table13.A3" office:value-type="string">
            <text:p text:style-name="P18"><text:span text:style-name="T7">+24/+41</text:span></text:p>
          </table:table-cell>
          <table:table-cell table:style-name="Table13.A3" office:value-type="string">
            <text:p text:style-name="P18"><text:span text:style-name="T7">+31</text:span></text:p>
          </table:table-cell>
          <table:table-cell table:style-name="Table13.A3" office:value-type="string">
            <text:p text:style-name="P18"><text:span text:style-name="T7">+19</text:span></text:p>
          </table:table-cell>
          <table:table-cell table:style-name="Table13.A3" office:value-type="string">
            <text:p text:style-name="P18"><text:span text:style-name="T7">+14</text:span></text:p>
          </table:table-cell>
          <table:table-cell table:style-name="Table13.A3" office:value-type="string">
            <text:p text:style-name="P18"><text:span text:style-name="T7">+15</text:span></text:p>
          </table:table-cell>
          <table:table-cell table:style-name="Table13.A3" office:value-type="string">
            <text:p text:style-name="P18"><text:span text:style-name="T7">8d6 (27)</text:span></text:p>
          </table:table-cell>
          <table:table-cell table:style-name="Table13.A3" office:value-type="string">
            <text:p text:style-name="P18"><text:span text:style-name="T7">23</text:span></text:p>
          </table:table-cell>
        </table:table-row>
        <table:table-row table:style-name="Table13.2">
          <table:table-cell table:style-name="Table13.A3" office:value-type="string">
            <text:p text:style-name="P4"><text:span text:style-name="T7">Very old</text:span></text:p>
          </table:table-cell>
          <table:table-cell table:style-name="Table13.A3" office:value-type="string">
            <text:p text:style-name="P18"><text:span text:style-name="T7">H</text:span></text:p>
          </table:table-cell>
          <table:table-cell table:style-name="Table13.A3" office:value-type="string">
            <text:p text:style-name="P18"><text:span text:style-name="T7">27d12+162 (337)</text:span></text:p>
          </table:table-cell>
          <table:table-cell table:style-name="Table13.A3" office:value-type="string">
            <text:p text:style-name="P18"><text:span text:style-name="T7">31</text:span></text:p>
          </table:table-cell>
          <table:table-cell table:style-name="Table13.A3" office:value-type="string">
            <text:p text:style-name="P18"><text:span text:style-name="T7">10</text:span></text:p>
          </table:table-cell>
          <table:table-cell table:style-name="Table13.A3" office:value-type="string">
            <text:p text:style-name="P18"><text:span text:style-name="T7">23</text:span></text:p>
          </table:table-cell>
          <table:table-cell table:style-name="Table13.A3" office:value-type="string">
            <text:p text:style-name="P18"><text:span text:style-name="T7">14</text:span></text:p>
          </table:table-cell>
          <table:table-cell table:style-name="Table13.A3" office:value-type="string">
            <text:p text:style-name="P18"><text:span text:style-name="T7">15</text:span></text:p>
          </table:table-cell>
          <table:table-cell table:style-name="Table13.A3" office:value-type="string">
            <text:p text:style-name="P18"><text:span text:style-name="T7">14</text:span></text:p>
          </table:table-cell>
          <table:table-cell table:style-name="Table13.A3" office:value-type="string">
            <text:p text:style-name="P18"><text:span text:style-name="T7">+27/+45</text:span></text:p>
          </table:table-cell>
          <table:table-cell table:style-name="Table13.A3" office:value-type="string">
            <text:p text:style-name="P18"><text:span text:style-name="T7">+35</text:span></text:p>
          </table:table-cell>
          <table:table-cell table:style-name="Table13.A3" office:value-type="string">
            <text:p text:style-name="P18"><text:span text:style-name="T7">+21</text:span></text:p>
          </table:table-cell>
          <table:table-cell table:style-name="Table13.A3" office:value-type="string">
            <text:p text:style-name="P18"><text:span text:style-name="T7">+15</text:span></text:p>
          </table:table-cell>
          <table:table-cell table:style-name="Table13.A3" office:value-type="string">
            <text:p text:style-name="P18"><text:span text:style-name="T7">+17</text:span></text:p>
          </table:table-cell>
          <table:table-cell table:style-name="Table13.A3" office:value-type="string">
            <text:p text:style-name="P18"><text:span text:style-name="T7">9d6 (29)</text:span></text:p>
          </table:table-cell>
          <table:table-cell table:style-name="Table13.A3" office:value-type="string">
            <text:p text:style-name="P18"><text:span text:style-name="T7">25</text:span></text:p>
          </table:table-cell>
        </table:table-row>
        <table:table-row table:style-name="Table13.2">
          <table:table-cell table:style-name="Table13.A3" office:value-type="string">
            <text:p text:style-name="P4"><text:span text:style-name="T7">Ancient</text:span></text:p>
          </table:table-cell>
          <table:table-cell table:style-name="Table13.A3" office:value-type="string">
            <text:p text:style-name="P18"><text:span text:style-name="T7">H</text:span></text:p>
          </table:table-cell>
          <table:table-cell table:style-name="Table13.A3" office:value-type="string">
            <text:p text:style-name="P18"><text:span text:style-name="T7">30d12+180 (375)</text:span></text:p>
          </table:table-cell>
          <table:table-cell table:style-name="Table13.A3" office:value-type="string">
            <text:p text:style-name="P18"><text:span text:style-name="T7">33</text:span></text:p>
          </table:table-cell>
          <table:table-cell table:style-name="Table13.A3" office:value-type="string">
            <text:p text:style-name="P18"><text:span text:style-name="T7">10</text:span></text:p>
          </table:table-cell>
          <table:table-cell table:style-name="Table13.A3" office:value-type="string">
            <text:p text:style-name="P18"><text:span text:style-name="T7">23</text:span></text:p>
          </table:table-cell>
          <table:table-cell table:style-name="Table13.A3" office:value-type="string">
            <text:p text:style-name="P18"><text:span text:style-name="T7">14</text:span></text:p>
          </table:table-cell>
          <table:table-cell table:style-name="Table13.A3" office:value-type="string">
            <text:p text:style-name="P18"><text:span text:style-name="T7">15</text:span></text:p>
          </table:table-cell>
          <table:table-cell table:style-name="Table13.A3" office:value-type="string">
            <text:p text:style-name="P18"><text:span text:style-name="T7">14</text:span></text:p>
          </table:table-cell>
          <table:table-cell table:style-name="Table13.A3" office:value-type="string">
            <text:p text:style-name="P18"><text:span text:style-name="T7">+30/+49</text:span></text:p>
          </table:table-cell>
          <table:table-cell table:style-name="Table13.A3" office:value-type="string">
            <text:p text:style-name="P18"><text:span text:style-name="T7">+39</text:span></text:p>
          </table:table-cell>
          <table:table-cell table:style-name="Table13.A3" office:value-type="string">
            <text:p text:style-name="P18"><text:span text:style-name="T7">+23</text:span></text:p>
          </table:table-cell>
          <table:table-cell table:style-name="Table13.A3" office:value-type="string">
            <text:p text:style-name="P18"><text:span text:style-name="T7">+17</text:span></text:p>
          </table:table-cell>
          <table:table-cell table:style-name="Table13.A3" office:value-type="string">
            <text:p text:style-name="P18"><text:span text:style-name="T7">+19</text:span></text:p>
          </table:table-cell>
          <table:table-cell table:style-name="Table13.A3" office:value-type="string">
            <text:p text:style-name="P18"><text:span text:style-name="T7">10d6 (31)</text:span></text:p>
          </table:table-cell>
          <table:table-cell table:style-name="Table13.A3" office:value-type="string">
            <text:p text:style-name="P18"><text:span text:style-name="T7">27</text:span></text:p>
          </table:table-cell>
        </table:table-row>
        <table:table-row table:style-name="Table13.2">
          <table:table-cell table:style-name="Table13.A3" office:value-type="string">
            <text:p text:style-name="P4"><text:span text:style-name="T7">Wyrm</text:span></text:p>
          </table:table-cell>
          <table:table-cell table:style-name="Table13.A3" office:value-type="string">
            <text:p text:style-name="P18"><text:span text:style-name="T7">G</text:span></text:p>
          </table:table-cell>
          <table:table-cell table:style-name="Table13.A3" office:value-type="string">
            <text:p text:style-name="P18"><text:span text:style-name="T7">33d12+231 (445)</text:span></text:p>
          </table:table-cell>
          <table:table-cell table:style-name="Table13.A3" office:value-type="string">
            <text:p text:style-name="P18"><text:span text:style-name="T7">35</text:span></text:p>
          </table:table-cell>
          <table:table-cell table:style-name="Table13.A3" office:value-type="string">
            <text:p text:style-name="P18"><text:span text:style-name="T7">10</text:span></text:p>
          </table:table-cell>
          <table:table-cell table:style-name="Table13.A3" office:value-type="string">
            <text:p text:style-name="P18"><text:span text:style-name="T7">25</text:span></text:p>
          </table:table-cell>
          <table:table-cell table:style-name="Table13.A3" office:value-type="string">
            <text:p text:style-name="P18"><text:span text:style-name="T7">14</text:span></text:p>
          </table:table-cell>
          <table:table-cell table:style-name="Table13.A3" office:value-type="string">
            <text:p text:style-name="P18"><text:span text:style-name="T7">15</text:span></text:p>
          </table:table-cell>
          <table:table-cell table:style-name="Table13.A3" office:value-type="string">
            <text:p text:style-name="P18"><text:span text:style-name="T7">16</text:span></text:p>
          </table:table-cell>
          <table:table-cell table:style-name="Table13.A3" office:value-type="string">
            <text:p text:style-name="P18"><text:span text:style-name="T7">+33/+57</text:span></text:p>
          </table:table-cell>
          <table:table-cell table:style-name="Table13.A3" office:value-type="string">
            <text:p text:style-name="P18"><text:span text:style-name="T7">+41</text:span></text:p>
          </table:table-cell>
          <table:table-cell table:style-name="Table13.A3" office:value-type="string">
            <text:p text:style-name="P18"><text:span text:style-name="T7">+25</text:span></text:p>
          </table:table-cell>
          <table:table-cell table:style-name="Table13.A3" office:value-type="string">
            <text:p text:style-name="P18"><text:span text:style-name="T7">+18</text:span></text:p>
          </table:table-cell>
          <table:table-cell table:style-name="Table13.A3" office:value-type="string">
            <text:p text:style-name="P18"><text:span text:style-name="T7">+20</text:span></text:p>
          </table:table-cell>
          <table:table-cell table:style-name="Table13.A3" office:value-type="string">
            <text:p text:style-name="P18"><text:span text:style-name="T7">11d6 (33)</text:span></text:p>
          </table:table-cell>
          <table:table-cell table:style-name="Table13.A3" office:value-type="string">
            <text:p text:style-name="P18"><text:span text:style-name="T7">29</text:span></text:p>
          </table:table-cell>
        </table:table-row>
        <table:table-row table:style-name="Table13.2">
          <table:table-cell table:style-name="Table13.A14" office:value-type="string">
            <text:p text:style-name="P16"><text:span text:style-name="T7">Great wyrm</text:span></text:p>
          </table:table-cell>
          <table:table-cell table:style-name="Table13.A14" office:value-type="string">
            <text:p text:style-name="P19"><text:span text:style-name="T7">G</text:span></text:p>
          </table:table-cell>
          <table:table-cell table:style-name="Table13.A14" office:value-type="string">
            <text:p text:style-name="P19"><text:span text:style-name="T7">36d12+288 (522)</text:span></text:p>
          </table:table-cell>
          <table:table-cell table:style-name="Table13.A14" office:value-type="string">
            <text:p text:style-name="P19"><text:span text:style-name="T7">37</text:span></text:p>
          </table:table-cell>
          <table:table-cell table:style-name="Table13.A14" office:value-type="string">
            <text:p text:style-name="P19"><text:span text:style-name="T7">10</text:span></text:p>
          </table:table-cell>
          <table:table-cell table:style-name="Table13.A14" office:value-type="string">
            <text:p text:style-name="P19"><text:span text:style-name="T7">27</text:span></text:p>
          </table:table-cell>
          <table:table-cell table:style-name="Table13.A14" office:value-type="string">
            <text:p text:style-name="P19"><text:span text:style-name="T7">18</text:span></text:p>
          </table:table-cell>
          <table:table-cell table:style-name="Table13.A14" office:value-type="string">
            <text:p text:style-name="P19"><text:span text:style-name="T7">19</text:span></text:p>
          </table:table-cell>
          <table:table-cell table:style-name="Table13.A14" office:value-type="string">
            <text:p text:style-name="P19"><text:span text:style-name="T7">18</text:span></text:p>
          </table:table-cell>
          <table:table-cell table:style-name="Table13.A14" office:value-type="string">
            <text:p text:style-name="P19"><text:span text:style-name="T7">+36/+61</text:span></text:p>
          </table:table-cell>
          <table:table-cell table:style-name="Table13.A14" office:value-type="string">
            <text:p text:style-name="P19"><text:span text:style-name="T7">+45</text:span></text:p>
          </table:table-cell>
          <table:table-cell table:style-name="Table13.A14" office:value-type="string">
            <text:p text:style-name="P19"><text:span text:style-name="T7">+28</text:span></text:p>
          </table:table-cell>
          <table:table-cell table:style-name="Table13.A14" office:value-type="string">
            <text:p text:style-name="P19"><text:span text:style-name="T7">+20</text:span></text:p>
          </table:table-cell>
          <table:table-cell table:style-name="Table13.A14" office:value-type="string">
            <text:p text:style-name="P19"><text:span text:style-name="T7">+24</text:span></text:p>
          </table:table-cell>
          <table:table-cell table:style-name="Table13.A14" office:value-type="string">
            <text:p text:style-name="P19"><text:span text:style-name="T7">12d6 (36)</text:span></text:p>
          </table:table-cell>
          <table:table-cell table:style-name="Table13.A14" office:value-type="string">
            <text:p text:style-name="P19"><text:span text:style-name="T7">32</text:span></text:p>
          </table:table-cell>
        </table:table-row>
      </table:table>
      <text:p text:style-name="P1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table:number-columns-spanned="7" office:value-type="string">
            <text:h text:style-name="P26" text:outline-level="8"><text:span text:style-name="T1">White Dragon Abilities by Age</text:span></text:h>
          </table:table-cell>
          <table:covered-table-cell/>
          <table:covered-table-cell/>
          <table:covered-table-cell/>
          <table:covered-table-cell/>
          <table:covered-table-cell/>
          <table:covered-table-cell/>
        </table:table-row>
        <table:table-row table:style-name="Table14.2">
          <table:table-cell table:style-name="Table14.A2" office:value-type="string">
            <text:p text:style-name="P16"><text:span text:style-name="T11">Age</text:span></text:p>
          </table:table-cell>
          <table:table-cell table:style-name="Table14.A2" office:value-type="string">
            <text:p text:style-name="P16"><text:span text:style-name="T11">Speed</text:span></text:p>
          </table:table-cell>
          <table:table-cell table:style-name="Table14.A2" office:value-type="string">
            <text:p text:style-name="P16"><text:span text:style-name="T11">Initiative</text:span></text:p>
          </table:table-cell>
          <table:table-cell table:style-name="Table14.A2" office:value-type="string">
            <text:p text:style-name="P16"><text:span text:style-name="T11">AC</text:span></text:p>
          </table:table-cell>
          <table:table-cell table:style-name="Table14.A2" office:value-type="string">
            <text:p text:style-name="P16"><text:span text:style-name="T11">Special Abilities</text:span></text:p>
          </table:table-cell>
          <table:table-cell table:style-name="Table14.A2" office:value-type="string">
            <text:p text:style-name="P16"><text:span text:style-name="T11">Caster Level</text:span></text:p>
          </table:table-cell>
          <table:table-cell table:style-name="Table14.A2" office:value-type="string">
            <text:p text:style-name="P16"><text:span text:style-name="T11">SR</text:span></text:p>
          </table:table-cell>
        </table:table-row>
        <table:table-row table:style-name="Table14.2">
          <table:table-cell table:style-name="Table14.A2" office:value-type="string">
            <text:p text:style-name="P4"><text:span text:style-name="T9">Wyrmling</text:span></text:p>
          </table:table-cell>
          <table:table-cell table:style-name="Table14.A2" office:value-type="string">
            <text:p text:style-name="P4"><text:span text:style-name="T9">60 ft., burrow 30 ft., fly 150 ft. (average),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14 (+2 size, +2 natural), touch 12, flat-footed 14</text:span></text:p>
          </table:table-cell>
          <table:table-cell table:style-name="Table14.A2" office:value-type="string">
            <text:p text:style-name="P4"><text:span text:style-name="T9">Icewalking, immunity to cold, vulnerability to fire</text:span></text:p>
          </table:table-cell>
          <table:table-cell table:style-name="Table14.A2" office:value-type="string">
            <text:p text:style-name="P4"><text:span text:style-name="T9">—</text:span></text:p>
          </table:table-cell>
          <table:table-cell table:style-name="Table14.A2" office:value-type="string">
            <text:p text:style-name="P4"><text:span text:style-name="T9">—</text:span></text:p>
          </table:table-cell>
        </table:table-row>
        <table:table-row table:style-name="Table14.2">
          <table:table-cell table:style-name="Table14.A2" office:value-type="string">
            <text:p text:style-name="P4"><text:span text:style-name="T9">Very young</text:span></text:p>
          </table:table-cell>
          <table:table-cell table:style-name="Table14.A2" office:value-type="string">
            <text:p text:style-name="P4"><text:span text:style-name="T9">60 ft., burrow 30 ft., fly 150 ft. (average),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16 (+1 size, +5 natural), touch 11, flat-footed 16</text:span></text:p>
          </table:table-cell>
          <table:table-cell table:style-name="Table14.A2" office:value-type="string">
            <text:p text:style-name="P4"><text:span text:style-name="T9"><text:s/></text:span></text:p>
          </table:table-cell>
          <table:table-cell table:style-name="Table14.A2" office:value-type="string">
            <text:p text:style-name="P4"><text:span text:style-name="T9">—</text:span></text:p>
          </table:table-cell>
          <table:table-cell table:style-name="Table14.A2" office:value-type="string">
            <text:p text:style-name="P4"><text:span text:style-name="T9">—</text:span></text:p>
          </table:table-cell>
        </table:table-row>
        <table:table-row table:style-name="Table14.2">
          <table:table-cell table:style-name="Table14.A2" office:value-type="string">
            <text:p text:style-name="P4"><text:span text:style-name="T9">Young</text:span></text:p>
          </table:table-cell>
          <table:table-cell table:style-name="Table14.A2" office:value-type="string">
            <text:p text:style-name="P4"><text:span text:style-name="T9">60 ft., burrow 30 ft., fly 200 ft. (poor),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18 (+8 natural), touch 10, flat-footed 18</text:span></text:p>
          </table:table-cell>
          <table:table-cell table:style-name="Table14.A2" office:value-type="string">
            <text:p text:style-name="P4"><text:span text:style-name="T9"><text:s/></text:span></text:p>
          </table:table-cell>
          <table:table-cell table:style-name="Table14.A2" office:value-type="string">
            <text:p text:style-name="P4"><text:span text:style-name="T9">—</text:span></text:p>
          </table:table-cell>
          <table:table-cell table:style-name="Table14.A2" office:value-type="string">
            <text:p text:style-name="P4"><text:span text:style-name="T9">—</text:span></text:p>
          </table:table-cell>
        </table:table-row>
        <table:table-row table:style-name="Table14.2">
          <table:table-cell table:style-name="Table14.A2" office:value-type="string">
            <text:p text:style-name="P4"><text:span text:style-name="T9">Juvenile</text:span></text:p>
          </table:table-cell>
          <table:table-cell table:style-name="Table14.A2" office:value-type="string">
            <text:p text:style-name="P4"><text:span text:style-name="T9">60 ft., burrow 30 ft., fly 200 ft. (poor),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21 (+11 natural), touch 10, flat-footed 21</text:span></text:p>
          </table:table-cell>
          <table:table-cell table:style-name="Table14.A2" office:value-type="string">
            <text:p text:style-name="P4"><text:span text:style-name="T10">Fog cloud</text:span></text:p>
          </table:table-cell>
          <table:table-cell table:style-name="Table14.A2" office:value-type="string">
            <text:p text:style-name="P4"><text:span text:style-name="T9">—</text:span></text:p>
          </table:table-cell>
          <table:table-cell table:style-name="Table14.A2" office:value-type="string">
            <text:p text:style-name="P4"><text:span text:style-name="T9">—</text:span></text:p>
          </table:table-cell>
        </table:table-row>
        <table:table-row table:style-name="Table14.2">
          <table:table-cell table:style-name="Table14.A2" office:value-type="string">
            <text:p text:style-name="P4"><text:span text:style-name="T9">Young adult</text:span></text:p>
          </table:table-cell>
          <table:table-cell table:style-name="Table14.A2" office:value-type="string">
            <text:p text:style-name="P4"><text:span text:style-name="T9">60 ft., burrow 30 ft., fly 200 ft. (poor),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23 (–1 size, +14 natural), touch 9, flat-footed 23</text:span></text:p>
          </table:table-cell>
          <table:table-cell table:style-name="Table14.A2" office:value-type="string">
            <text:p text:style-name="P4"><text:span text:style-name="T9">DR 5/magic</text:span></text:p>
          </table:table-cell>
          <table:table-cell table:style-name="Table14.A2" office:value-type="string">
            <text:p text:style-name="P4"><text:span text:style-name="T9">—</text:span></text:p>
          </table:table-cell>
          <table:table-cell table:style-name="Table14.A2" office:value-type="string">
            <text:p text:style-name="P4"><text:span text:style-name="T9">16</text:span></text:p>
          </table:table-cell>
        </table:table-row>
        <table:table-row table:style-name="Table14.2">
          <table:table-cell table:style-name="Table14.A2" office:value-type="string">
            <text:p text:style-name="P4"><text:span text:style-name="T9">Adult</text:span></text:p>
          </table:table-cell>
          <table:table-cell table:style-name="Table14.A2" office:value-type="string">
            <text:p text:style-name="P4"><text:span text:style-name="T9">60 ft., burrow 30 ft., fly 200 ft. (poor),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26 (–1 size, +17 natural), touch 9, flat-footed 26</text:span></text:p>
          </table:table-cell>
          <table:table-cell table:style-name="Table14.A2" office:value-type="string">
            <text:p text:style-name="P4"><text:span text:style-name="T10">Gust of wind</text:span></text:p>
          </table:table-cell>
          <table:table-cell table:style-name="Table14.A2" office:value-type="string">
            <text:p text:style-name="P4"><text:span text:style-name="T9">1st</text:span></text:p>
          </table:table-cell>
          <table:table-cell table:style-name="Table14.A2" office:value-type="string">
            <text:p text:style-name="P4"><text:span text:style-name="T9">18</text:span></text:p>
          </table:table-cell>
        </table:table-row>
        <table:table-row table:style-name="Table14.2">
          <table:table-cell table:style-name="Table14.A2" office:value-type="string">
            <text:p text:style-name="P4"><text:span text:style-name="T9">Mature adult</text:span></text:p>
          </table:table-cell>
          <table:table-cell table:style-name="Table14.A2" office:value-type="string">
            <text:p text:style-name="P4"><text:span text:style-name="T9">60 ft., burrow 30 ft., fly 200 ft. (poor),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28 (–2 size, +20 natural), touch 8, flat-footed 28</text:span></text:p>
          </table:table-cell>
          <table:table-cell table:style-name="Table14.A2" office:value-type="string">
            <text:p text:style-name="P4"><text:span text:style-name="T9">DR 10/magic</text:span></text:p>
          </table:table-cell>
          <table:table-cell table:style-name="Table14.A2" office:value-type="string">
            <text:p text:style-name="P4"><text:span text:style-name="T9">3rd</text:span></text:p>
          </table:table-cell>
          <table:table-cell table:style-name="Table14.A2" office:value-type="string">
            <text:p text:style-name="P4"><text:span text:style-name="T9">20</text:span></text:p>
          </table:table-cell>
        </table:table-row>
        <table:table-row table:style-name="Table14.2">
          <table:table-cell table:style-name="Table14.A2" office:value-type="string">
            <text:p text:style-name="P4"><text:span text:style-name="T9">Old</text:span></text:p>
          </table:table-cell>
          <table:table-cell table:style-name="Table14.A2" office:value-type="string">
            <text:p text:style-name="P4"><text:span text:style-name="T9">60 ft., burrow 30 ft., fly 200 ft. (poor),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31 (–2 size, +23 natural), touch 8, flat-footed 31</text:span></text:p>
          </table:table-cell>
          <table:table-cell table:style-name="Table14.A2" office:value-type="string">
            <text:p text:style-name="P4"><text:span text:style-name="T10">Freezing fog</text:span></text:p>
          </table:table-cell>
          <table:table-cell table:style-name="Table14.A2" office:value-type="string">
            <text:p text:style-name="P4"><text:span text:style-name="T9">5th</text:span></text:p>
          </table:table-cell>
          <table:table-cell table:style-name="Table14.A2" office:value-type="string">
            <text:p text:style-name="P4"><text:span text:style-name="T9">21</text:span></text:p>
          </table:table-cell>
        </table:table-row>
        <table:table-row table:style-name="Table14.2">
          <table:table-cell table:style-name="Table14.A2" office:value-type="string">
            <text:p text:style-name="P4"><text:span text:style-name="T9">Very old</text:span></text:p>
          </table:table-cell>
          <table:table-cell table:style-name="Table14.A2" office:value-type="string">
            <text:p text:style-name="P4"><text:span text:style-name="T9">60 ft., burrow 30 ft., fly 200 ft. (poor),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34 (–2 size, +26 natural), touch 8, flat-footed 34</text:span></text:p>
          </table:table-cell>
          <table:table-cell table:style-name="Table14.A2" office:value-type="string">
            <text:p text:style-name="P4"><text:span text:style-name="T9">DR 15/magic</text:span></text:p>
          </table:table-cell>
          <table:table-cell table:style-name="Table14.A2" office:value-type="string">
            <text:p text:style-name="P4"><text:span text:style-name="T9">7th</text:span></text:p>
          </table:table-cell>
          <table:table-cell table:style-name="Table14.A2" office:value-type="string">
            <text:p text:style-name="P4"><text:span text:style-name="T9">23</text:span></text:p>
          </table:table-cell>
        </table:table-row>
        <table:table-row table:style-name="Table14.2">
          <table:table-cell table:style-name="Table14.A2" office:value-type="string">
            <text:p text:style-name="P4"><text:span text:style-name="T9">Ancient</text:span></text:p>
          </table:table-cell>
          <table:table-cell table:style-name="Table14.A2" office:value-type="string">
            <text:p text:style-name="P4"><text:span text:style-name="T9">60 ft., burrow 30 ft., fly 200 ft. (poor),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37 (–2 size, +29 natural), touch 8, flat-footed 37</text:span></text:p>
          </table:table-cell>
          <table:table-cell table:style-name="Table14.A2" office:value-type="string">
            <text:p text:style-name="P4"><text:span text:style-name="T10">Wall of ice</text:span></text:p>
          </table:table-cell>
          <table:table-cell table:style-name="Table14.A2" office:value-type="string">
            <text:p text:style-name="P4"><text:span text:style-name="T9">9th</text:span></text:p>
          </table:table-cell>
          <table:table-cell table:style-name="Table14.A2" office:value-type="string">
            <text:p text:style-name="P4"><text:span text:style-name="T9">24</text:span></text:p>
          </table:table-cell>
        </table:table-row>
        <table:table-row table:style-name="Table14.2">
          <table:table-cell table:style-name="Table14.A2" office:value-type="string">
            <text:p text:style-name="P4"><text:span text:style-name="T9">Wyrm</text:span></text:p>
          </table:table-cell>
          <table:table-cell table:style-name="Table14.A2" office:value-type="string">
            <text:p text:style-name="P4"><text:span text:style-name="T9">60 ft., burrow 30 ft., fly 250 ft. (clumsy), swim 60 ft.</text:span></text:p>
          </table:table-cell>
          <table:table-cell table:style-name="Table14.A2" office:value-type="string">
            <text:p text:style-name="P4"><text:span text:style-name="T9">+0</text:span></text:p>
          </table:table-cell>
          <table:table-cell table:style-name="Table14.A2" office:value-type="string">
            <text:p text:style-name="P4"><text:span text:style-name="T9">38 (–4 size, +32 natural), touch 6, flat-footed 38</text:span></text:p>
          </table:table-cell>
          <table:table-cell table:style-name="Table14.A2" office:value-type="string">
            <text:p text:style-name="P4"><text:span text:style-name="T9">DR 20/magic</text:span></text:p>
          </table:table-cell>
          <table:table-cell table:style-name="Table14.A2" office:value-type="string">
            <text:p text:style-name="P4"><text:span text:style-name="T9">11th</text:span></text:p>
          </table:table-cell>
          <table:table-cell table:style-name="Table14.A2" office:value-type="string">
            <text:p text:style-name="P4"><text:span text:style-name="T9">25</text:span></text:p>
          </table:table-cell>
        </table:table-row>
        <table:table-row table:style-name="Table14.2">
          <table:table-cell table:style-name="Table14.A14" office:value-type="string">
            <text:p text:style-name="P16"><text:span text:style-name="T9">Great wyrm</text:span></text:p>
          </table:table-cell>
          <table:table-cell table:style-name="Table14.A14" office:value-type="string">
            <text:p text:style-name="P16"><text:span text:style-name="T9">60 ft., burrow 30 ft., fly 250 ft. (clumsy), swim 60 ft.</text:span></text:p>
          </table:table-cell>
          <table:table-cell table:style-name="Table14.A14" office:value-type="string">
            <text:p text:style-name="P16"><text:span text:style-name="T9">+0</text:span></text:p>
          </table:table-cell>
          <table:table-cell table:style-name="Table14.A14" office:value-type="string">
            <text:p text:style-name="P16"><text:span text:style-name="T9">41 (–4 size, +35 natural), touch 6, flat-footed 41</text:span></text:p>
          </table:table-cell>
          <table:table-cell table:style-name="Table14.A14" office:value-type="string">
            <text:p text:style-name="P16"><text:span text:style-name="T10">Control weather</text:span></text:p>
          </table:table-cell>
          <table:table-cell table:style-name="Table14.A14" office:value-type="string">
            <text:p text:style-name="P16"><text:span text:style-name="T9">13th</text:span></text:p>
          </table:table-cell>
          <table:table-cell table:style-name="Table14.A14" office:value-type="string">
            <text:p text:style-name="P16"><text:span text:style-name="T9">27</text:span></text:p>
          </table:table-cell>
        </table:table-row>
      </table:table>
      <text:p text:style-name="P4"><text:span text:style-name="T16">The scales of a wyrmling white dragon glisten like mirrors. As the dragon ages, the sheen disappears, and by very old age, scales of pale blue and light gray are mixed in with the white.</text:span></text:p>
      <text:p text:style-name="P4"><text:span text:style-name="T22">Combat</text:span></text:p>
      <text:p text:style-name="P4"><text:span text:style-name="T16">White dragons prefer sudden assaults, swooping down from aloft or bursting from beneath water, snow, or ice. They loose their breath weapon, then try to knock out a single opponent with a follow-up attack.</text:span></text:p>
      <text:p text:style-name="P4"><text:span text:style-name="T17">Breath Weapon (Su): </text:span><text:span text:style-name="T16">A white dragon has one type of breath weapon, a cone of cold.</text:span></text:p>
      <text:p text:style-name="P4"><text:span text:style-name="T17">Icewalking (Ex):</text:span><text:span text:style-name="T16"> This ability works like the </text:span><text:span text:style-name="T18">spider climb </text:span><text:span text:style-name="T16">spell, but the surfaces the dragon climbs must be icy. It is always in effect.</text:span></text:p>
      <text:p text:style-name="P4"><text:span text:style-name="T19">Freezing Fog </text:span><text:span text:style-name="T17">(Sp): </text:span><text:span text:style-name="T16">An old or older white dragon can use this ability three times per day. It is similar to a </text:span><text:span text:style-name="T18">solid fog </text:span><text:span text:style-name="T16">spell but also causes a rime of slippery ice to form on any surface the fog touches, creating the effect of a </text:span><text:span text:style-name="T18">grease </text:span><text:span text:style-name="T16">spell. The dragon is immune to the </text:span><text:span text:style-name="T18">grease </text:span><text:span text:style-name="T16">effect because of its icewalking ability. This ability is the equivalent of a 5th-level spell.</text:span></text:p>
      <text:p text:style-name="P4"><text:span text:style-name="T17">Other Spell-Like Abilities:</text:span><text:span text:style-name="T16"> 3/day—</text:span><text:span text:style-name="T18">fog cloud </text:span><text:span text:style-name="T16">(juvenile or older), </text:span><text:span text:style-name="T18">gust of wind </text:span><text:span text:style-name="T16">(adult or older), </text:span><text:span text:style-name="T18">wall of ice </text:span><text:span text:style-name="T16">(ancient or older); 1/day—</text:span><text:span text:style-name="T18">control weather </text:span><text:span text:style-name="T16">(great wyrm).</text:span></text:p>
      <text:p text:style-name="P4"><text:span text:style-name="T17">Skills: </text:span><text:span text:style-name="T16">Hide, Move Silently, and Swim are considered class skills for white dragons.</text:span></text:p>
      <text:p text:style-name="P6"/>
      <text:p text:style-name="P4"><text:span text:style-name="T15">METALLIC DRAGONS</text:span></text:p>
      <text:p text:style-name="P4"><text:span text:style-name="T16">Metallic dragons make up the good branch of dragonkind, but they are every bit as aggressive as their evil cousins when threatened or challenged. They also tend to be covetous and proud.</text:span></text:p>
      <text:p text:style-name="P12"/>
      <text:p text:style-name="P4"><text:span text:style-name="T20">BRASS DRAGON</text:span></text:p>
      <text:p text:style-name="P4"><text:span text:style-name="T17">Dragon (Fire)</text:span></text:p>
      <text:p text:style-name="P4"><text:span text:style-name="T17">Environment:</text:span><text:span text:style-name="T16"> Warm deserts</text:span></text:p>
      <text:p text:style-name="P4"><text:span text:style-name="T17">Organization:</text:span><text:span text:style-name="T16"> Wyrmling, very young, young, juvenile, and young adult: solitary or clutch (2–5); adult, mature adult, old, very old, ancient, wyrm, or great wyrm: solitary, pair, or family (1–2 and 2–5 offspring)</text:span></text:p>
      <text:p text:style-name="P4"><text:span text:style-name="T17">Challenge Ratings:</text:span><text:span text:style-name="T16"> Wyrmling 3; very young 4; young 6; juvenile 8; young adult 10; adult 12; mature adult 15; old 17; very old 19; ancient 20; wyrm 21; great wyrm 23</text:span></text:p>
      <text:p text:style-name="P4"><text:span text:style-name="T17">Treasure:</text:span><text:span text:style-name="T16"> Triple standard</text:span></text:p>
      <text:p text:style-name="P4"><text:span text:style-name="T17">Alignment:</text:span><text:span text:style-name="T16"> Always chaotic good</text:span></text:p>
      <text:p text:style-name="P4"><text:span text:style-name="T17">Advancement:</text:span><text:span text:style-name="T16"> Wyrmling 5–6 HD; very young 8–9 HD; young 11–12 HD; juvenile 14–15 HD; young adult 17–18 HD; adult 20–21 HD; mature adult 23–24 HD; old 26–27 HD; very old 29–30 HD; ancient 32–33 HD; wyrm 35–36 HD; great wyrm 38+ HD</text:span></text:p>
      <text:p text:style-name="P4"><text:span text:style-name="T17">Level Adjustment:</text:span><text:span text:style-name="T16"> Wyrmling +2; very young +3; young +4; juvenile +4; others —</text:span></text:p>
      <text:p text:style-name="P13"/>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column table:style-name="Table15.L"/>
        <table:table-column table:style-name="Table15.M"/>
        <table:table-column table:style-name="Table15.L"/>
        <table:table-column table:style-name="Table15.O"/>
        <table:table-column table:style-name="Table15.P"/>
        <text:soft-page-break/>
        <table:table-row table:style-name="Table15.1">
          <table:table-cell table:style-name="Table15.A1" table:number-columns-spanned="16" office:value-type="string">
            <text:h text:style-name="P28" text:outline-level="6"><text:span text:style-name="T5">Brass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2">
          <table:table-cell table:style-name="Table15.A2" office:value-type="string">
            <text:p text:style-name="P16"><text:span text:style-name="T8">Age</text:span></text:p>
          </table:table-cell>
          <table:table-cell table:style-name="Table15.A2" office:value-type="string">
            <text:p text:style-name="P19"><text:span text:style-name="T8">Size</text:span></text:p>
          </table:table-cell>
          <table:table-cell table:style-name="Table15.A2" office:value-type="string">
            <text:p text:style-name="P19"><text:span text:style-name="T8">Hit Dice (hp)</text:span></text:p>
          </table:table-cell>
          <table:table-cell table:style-name="Table15.A2" office:value-type="string">
            <text:p text:style-name="P19"><text:span text:style-name="T8">Str</text:span></text:p>
          </table:table-cell>
          <table:table-cell table:style-name="Table15.A2" office:value-type="string">
            <text:p text:style-name="P19"><text:span text:style-name="T8">Dex</text:span></text:p>
          </table:table-cell>
          <table:table-cell table:style-name="Table15.A2" office:value-type="string">
            <text:p text:style-name="P19"><text:span text:style-name="T8">Con</text:span></text:p>
          </table:table-cell>
          <table:table-cell table:style-name="Table15.A2" office:value-type="string">
            <text:p text:style-name="P19"><text:span text:style-name="T8">Int</text:span></text:p>
          </table:table-cell>
          <table:table-cell table:style-name="Table15.A2" office:value-type="string">
            <text:p text:style-name="P19"><text:span text:style-name="T8">Wis</text:span></text:p>
          </table:table-cell>
          <table:table-cell table:style-name="Table15.A2" office:value-type="string">
            <text:p text:style-name="P19"><text:span text:style-name="T8">Cha</text:span></text:p>
          </table:table-cell>
          <table:table-cell table:style-name="Table15.A2" office:value-type="string">
            <text:p text:style-name="P19"><text:span text:style-name="T8">Base Attack/</text:span></text:p>
            <text:p text:style-name="P19"><text:span text:style-name="T8">Grapple</text:span></text:p>
          </table:table-cell>
          <table:table-cell table:style-name="Table15.A2" office:value-type="string">
            <text:p text:style-name="P19"><text:span text:style-name="T8">Attack</text:span></text:p>
          </table:table-cell>
          <table:table-cell table:style-name="Table15.A2" office:value-type="string">
            <text:p text:style-name="P19"><text:span text:style-name="T8">Fort Save</text:span></text:p>
          </table:table-cell>
          <table:table-cell table:style-name="Table15.A2" office:value-type="string">
            <text:p text:style-name="P19"><text:span text:style-name="T8">Ref Save</text:span></text:p>
          </table:table-cell>
          <table:table-cell table:style-name="Table15.A2" office:value-type="string">
            <text:p text:style-name="P19"><text:span text:style-name="T8">Will Save</text:span></text:p>
          </table:table-cell>
          <table:table-cell table:style-name="Table15.A2" office:value-type="string">
            <text:p text:style-name="P19"><text:span text:style-name="T8">Breath Weapon (DC)</text:span></text:p>
          </table:table-cell>
          <table:table-cell table:style-name="Table15.A2" office:value-type="string">
            <text:p text:style-name="P19"><text:span text:style-name="T8">Frightful Presence DC</text:span></text:p>
          </table:table-cell>
        </table:table-row>
        <table:table-row table:style-name="Table15.2">
          <table:table-cell table:style-name="Table15.A3" office:value-type="string">
            <text:p text:style-name="P16"><text:span text:style-name="T7">Wyrmling</text:span></text:p>
          </table:table-cell>
          <table:table-cell table:style-name="Table15.A3" office:value-type="string">
            <text:p text:style-name="P19"><text:span text:style-name="T7">T</text:span></text:p>
          </table:table-cell>
          <table:table-cell table:style-name="Table15.A3" office:value-type="string">
            <text:p text:style-name="P19"><text:span text:style-name="T7">4d12+4 (30)</text:span></text:p>
          </table:table-cell>
          <table:table-cell table:style-name="Table15.A3" office:value-type="string">
            <text:p text:style-name="P19"><text:span text:style-name="T7">11</text:span></text:p>
          </table:table-cell>
          <table:table-cell table:style-name="Table15.A3" office:value-type="string">
            <text:p text:style-name="P19"><text:span text:style-name="T7">10</text:span></text:p>
          </table:table-cell>
          <table:table-cell table:style-name="Table15.A3" office:value-type="string">
            <text:p text:style-name="P19"><text:span text:style-name="T7">13</text:span></text:p>
          </table:table-cell>
          <table:table-cell table:style-name="Table15.A3" office:value-type="string">
            <text:p text:style-name="P19"><text:span text:style-name="T7">10</text:span></text:p>
          </table:table-cell>
          <table:table-cell table:style-name="Table15.A3" office:value-type="string">
            <text:p text:style-name="P19"><text:span text:style-name="T7">11</text:span></text:p>
          </table:table-cell>
          <table:table-cell table:style-name="Table15.A3" office:value-type="string">
            <text:p text:style-name="P19"><text:span text:style-name="T7">10</text:span></text:p>
          </table:table-cell>
          <table:table-cell table:style-name="Table15.A3" office:value-type="string">
            <text:p text:style-name="P19"><text:span text:style-name="T7">+4/–4</text:span></text:p>
          </table:table-cell>
          <table:table-cell table:style-name="Table15.A3" office:value-type="string">
            <text:p text:style-name="P19"><text:span text:style-name="T7">+6</text:span></text:p>
          </table:table-cell>
          <table:table-cell table:style-name="Table15.A3" office:value-type="string">
            <text:p text:style-name="P19"><text:span text:style-name="T7">+5</text:span></text:p>
          </table:table-cell>
          <table:table-cell table:style-name="Table15.A3" office:value-type="string">
            <text:p text:style-name="P19"><text:span text:style-name="T7">+4</text:span></text:p>
          </table:table-cell>
          <table:table-cell table:style-name="Table15.A3" office:value-type="string">
            <text:p text:style-name="P19"><text:span text:style-name="T7">+4</text:span></text:p>
          </table:table-cell>
          <table:table-cell table:style-name="Table15.A3" office:value-type="string">
            <text:p text:style-name="P19"><text:span text:style-name="T7">1d6 (13)</text:span></text:p>
          </table:table-cell>
          <table:table-cell table:style-name="Table15.A3" office:value-type="string">
            <text:p text:style-name="P19"><text:span text:style-name="T7">—</text:span></text:p>
          </table:table-cell>
        </table:table-row>
        <table:table-row table:style-name="Table15.2">
          <table:table-cell table:style-name="Table15.A3" office:value-type="string">
            <text:p text:style-name="P4"><text:span text:style-name="T7">Very young</text:span></text:p>
          </table:table-cell>
          <table:table-cell table:style-name="Table15.A3" office:value-type="string">
            <text:p text:style-name="P18"><text:span text:style-name="T7">S</text:span></text:p>
          </table:table-cell>
          <table:table-cell table:style-name="Table15.A3" office:value-type="string">
            <text:p text:style-name="P18"><text:span text:style-name="T7">7d12+7 (52)</text:span></text:p>
          </table:table-cell>
          <table:table-cell table:style-name="Table15.A3" office:value-type="string">
            <text:p text:style-name="P18"><text:span text:style-name="T7">13</text:span></text:p>
          </table:table-cell>
          <table:table-cell table:style-name="Table15.A3" office:value-type="string">
            <text:p text:style-name="P18"><text:span text:style-name="T7">10</text:span></text:p>
          </table:table-cell>
          <table:table-cell table:style-name="Table15.A3" office:value-type="string">
            <text:p text:style-name="P18"><text:span text:style-name="T7">13</text:span></text:p>
          </table:table-cell>
          <table:table-cell table:style-name="Table15.A3" office:value-type="string">
            <text:p text:style-name="P18"><text:span text:style-name="T7">10</text:span></text:p>
          </table:table-cell>
          <table:table-cell table:style-name="Table15.A3" office:value-type="string">
            <text:p text:style-name="P18"><text:span text:style-name="T7">11</text:span></text:p>
          </table:table-cell>
          <table:table-cell table:style-name="Table15.A3" office:value-type="string">
            <text:p text:style-name="P18"><text:span text:style-name="T7">10</text:span></text:p>
          </table:table-cell>
          <table:table-cell table:style-name="Table15.A3" office:value-type="string">
            <text:p text:style-name="P18"><text:span text:style-name="T7">+7/+4</text:span></text:p>
          </table:table-cell>
          <table:table-cell table:style-name="Table15.A3" office:value-type="string">
            <text:p text:style-name="P18"><text:span text:style-name="T7">+9</text:span></text:p>
          </table:table-cell>
          <table:table-cell table:style-name="Table15.A3" office:value-type="string">
            <text:p text:style-name="P18"><text:span text:style-name="T7">+6</text:span></text:p>
          </table:table-cell>
          <table:table-cell table:style-name="Table15.A3" office:value-type="string">
            <text:p text:style-name="P18"><text:span text:style-name="T7">+5</text:span></text:p>
          </table:table-cell>
          <table:table-cell table:style-name="Table15.A3" office:value-type="string">
            <text:p text:style-name="P18"><text:span text:style-name="T7">+5</text:span></text:p>
          </table:table-cell>
          <table:table-cell table:style-name="Table15.A3" office:value-type="string">
            <text:p text:style-name="P18"><text:span text:style-name="T7">2d6 (14)</text:span></text:p>
          </table:table-cell>
          <table:table-cell table:style-name="Table15.A3" office:value-type="string">
            <text:p text:style-name="P18"><text:span text:style-name="T7">—</text:span></text:p>
          </table:table-cell>
        </table:table-row>
        <table:table-row table:style-name="Table15.2">
          <table:table-cell table:style-name="Table15.A3" office:value-type="string">
            <text:p text:style-name="P4"><text:span text:style-name="T7">Young</text:span></text:p>
          </table:table-cell>
          <table:table-cell table:style-name="Table15.A3" office:value-type="string">
            <text:p text:style-name="P18"><text:span text:style-name="T7">M</text:span></text:p>
          </table:table-cell>
          <table:table-cell table:style-name="Table15.A3" office:value-type="string">
            <text:p text:style-name="P18"><text:span text:style-name="T7">10d12+20 (85)</text:span></text:p>
          </table:table-cell>
          <table:table-cell table:style-name="Table15.A3" office:value-type="string">
            <text:p text:style-name="P18"><text:span text:style-name="T7">15</text:span></text:p>
          </table:table-cell>
          <table:table-cell table:style-name="Table15.A3" office:value-type="string">
            <text:p text:style-name="P18"><text:span text:style-name="T7">10</text:span></text:p>
          </table:table-cell>
          <table:table-cell table:style-name="Table15.A3" office:value-type="string">
            <text:p text:style-name="P18"><text:span text:style-name="T7">15</text:span></text:p>
          </table:table-cell>
          <table:table-cell table:style-name="Table15.A3" office:value-type="string">
            <text:p text:style-name="P18"><text:span text:style-name="T7">12</text:span></text:p>
          </table:table-cell>
          <table:table-cell table:style-name="Table15.A3" office:value-type="string">
            <text:p text:style-name="P18"><text:span text:style-name="T7">13</text:span></text:p>
          </table:table-cell>
          <table:table-cell table:style-name="Table15.A3" office:value-type="string">
            <text:p text:style-name="P18"><text:span text:style-name="T7">12</text:span></text:p>
          </table:table-cell>
          <table:table-cell table:style-name="Table15.A3" office:value-type="string">
            <text:p text:style-name="P18"><text:span text:style-name="T7">+10/+12</text:span></text:p>
          </table:table-cell>
          <table:table-cell table:style-name="Table15.A3" office:value-type="string">
            <text:p text:style-name="P18"><text:span text:style-name="T7">+12</text:span></text:p>
          </table:table-cell>
          <table:table-cell table:style-name="Table15.A3" office:value-type="string">
            <text:p text:style-name="P18"><text:span text:style-name="T7">+9</text:span></text:p>
          </table:table-cell>
          <table:table-cell table:style-name="Table15.A3" office:value-type="string">
            <text:p text:style-name="P18"><text:span text:style-name="T7">+7</text:span></text:p>
          </table:table-cell>
          <table:table-cell table:style-name="Table15.A3" office:value-type="string">
            <text:p text:style-name="P18"><text:span text:style-name="T7">+8</text:span></text:p>
          </table:table-cell>
          <table:table-cell table:style-name="Table15.A3" office:value-type="string">
            <text:p text:style-name="P18"><text:span text:style-name="T7">3d6 (17)</text:span></text:p>
          </table:table-cell>
          <table:table-cell table:style-name="Table15.A3" office:value-type="string">
            <text:p text:style-name="P18"><text:span text:style-name="T7">—</text:span></text:p>
          </table:table-cell>
        </table:table-row>
        <table:table-row table:style-name="Table15.2">
          <table:table-cell table:style-name="Table15.A3" office:value-type="string">
            <text:p text:style-name="P4"><text:span text:style-name="T7">Juvenile</text:span></text:p>
          </table:table-cell>
          <table:table-cell table:style-name="Table15.A3" office:value-type="string">
            <text:p text:style-name="P18"><text:span text:style-name="T7">M</text:span></text:p>
          </table:table-cell>
          <table:table-cell table:style-name="Table15.A3" office:value-type="string">
            <text:p text:style-name="P18"><text:span text:style-name="T7">13d12+26 (110)</text:span></text:p>
          </table:table-cell>
          <table:table-cell table:style-name="Table15.A3" office:value-type="string">
            <text:p text:style-name="P18"><text:span text:style-name="T7">17</text:span></text:p>
          </table:table-cell>
          <table:table-cell table:style-name="Table15.A3" office:value-type="string">
            <text:p text:style-name="P18"><text:span text:style-name="T7">10</text:span></text:p>
          </table:table-cell>
          <table:table-cell table:style-name="Table15.A3" office:value-type="string">
            <text:p text:style-name="P18"><text:span text:style-name="T7">15</text:span></text:p>
          </table:table-cell>
          <table:table-cell table:style-name="Table15.A3" office:value-type="string">
            <text:p text:style-name="P18"><text:span text:style-name="T7">12</text:span></text:p>
          </table:table-cell>
          <table:table-cell table:style-name="Table15.A3" office:value-type="string">
            <text:p text:style-name="P18"><text:span text:style-name="T7">13</text:span></text:p>
          </table:table-cell>
          <table:table-cell table:style-name="Table15.A3" office:value-type="string">
            <text:p text:style-name="P18"><text:span text:style-name="T7">12</text:span></text:p>
          </table:table-cell>
          <table:table-cell table:style-name="Table15.A3" office:value-type="string">
            <text:p text:style-name="P18"><text:span text:style-name="T7">+13/+16</text:span></text:p>
          </table:table-cell>
          <table:table-cell table:style-name="Table15.A3" office:value-type="string">
            <text:p text:style-name="P18"><text:span text:style-name="T7">+16</text:span></text:p>
          </table:table-cell>
          <table:table-cell table:style-name="Table15.A3" office:value-type="string">
            <text:p text:style-name="P18"><text:span text:style-name="T7">+10</text:span></text:p>
          </table:table-cell>
          <table:table-cell table:style-name="Table15.A3" office:value-type="string">
            <text:p text:style-name="P18"><text:span text:style-name="T7">+8</text:span></text:p>
          </table:table-cell>
          <table:table-cell table:style-name="Table15.A3" office:value-type="string">
            <text:p text:style-name="P18"><text:span text:style-name="T7">+9</text:span></text:p>
          </table:table-cell>
          <table:table-cell table:style-name="Table15.A3" office:value-type="string">
            <text:p text:style-name="P18"><text:span text:style-name="T7">4d6 (18)</text:span></text:p>
          </table:table-cell>
          <table:table-cell table:style-name="Table15.A3" office:value-type="string">
            <text:p text:style-name="P18"><text:span text:style-name="T7">—</text:span></text:p>
          </table:table-cell>
        </table:table-row>
        <table:table-row table:style-name="Table15.2">
          <table:table-cell table:style-name="Table15.A3" office:value-type="string">
            <text:p text:style-name="P4"><text:span text:style-name="T7">Young adult</text:span></text:p>
          </table:table-cell>
          <table:table-cell table:style-name="Table15.A3" office:value-type="string">
            <text:p text:style-name="P18"><text:span text:style-name="T7">L</text:span></text:p>
          </table:table-cell>
          <table:table-cell table:style-name="Table15.A3" office:value-type="string">
            <text:p text:style-name="P18"><text:span text:style-name="T7">16d12+48 (152)</text:span></text:p>
          </table:table-cell>
          <table:table-cell table:style-name="Table15.A3" office:value-type="string">
            <text:p text:style-name="P18"><text:span text:style-name="T7">19</text:span></text:p>
          </table:table-cell>
          <table:table-cell table:style-name="Table15.A3" office:value-type="string">
            <text:p text:style-name="P18"><text:span text:style-name="T7">10</text:span></text:p>
          </table:table-cell>
          <table:table-cell table:style-name="Table15.A3" office:value-type="string">
            <text:p text:style-name="P18"><text:span text:style-name="T7">17</text:span></text:p>
          </table:table-cell>
          <table:table-cell table:style-name="Table15.A3" office:value-type="string">
            <text:p text:style-name="P18"><text:span text:style-name="T7">14</text:span></text:p>
          </table:table-cell>
          <table:table-cell table:style-name="Table15.A3" office:value-type="string">
            <text:p text:style-name="P18"><text:span text:style-name="T7">15</text:span></text:p>
          </table:table-cell>
          <table:table-cell table:style-name="Table15.A3" office:value-type="string">
            <text:p text:style-name="P18"><text:span text:style-name="T7">14</text:span></text:p>
          </table:table-cell>
          <table:table-cell table:style-name="Table15.A3" office:value-type="string">
            <text:p text:style-name="P18"><text:span text:style-name="T7">+16/+24</text:span></text:p>
          </table:table-cell>
          <table:table-cell table:style-name="Table15.A3" office:value-type="string">
            <text:p text:style-name="P18"><text:span text:style-name="T7">+19</text:span></text:p>
          </table:table-cell>
          <table:table-cell table:style-name="Table15.A3" office:value-type="string">
            <text:p text:style-name="P18"><text:span text:style-name="T7">+13</text:span></text:p>
          </table:table-cell>
          <table:table-cell table:style-name="Table15.A3" office:value-type="string">
            <text:p text:style-name="P18"><text:span text:style-name="T7">+10</text:span></text:p>
          </table:table-cell>
          <table:table-cell table:style-name="Table15.A3" office:value-type="string">
            <text:p text:style-name="P18"><text:span text:style-name="T7">+12</text:span></text:p>
          </table:table-cell>
          <table:table-cell table:style-name="Table15.A3" office:value-type="string">
            <text:p text:style-name="P18"><text:span text:style-name="T7">5d6 (21)</text:span></text:p>
          </table:table-cell>
          <table:table-cell table:style-name="Table15.A3" office:value-type="string">
            <text:p text:style-name="P18"><text:span text:style-name="T7">20</text:span></text:p>
          </table:table-cell>
        </table:table-row>
        <table:table-row table:style-name="Table15.2">
          <table:table-cell table:style-name="Table15.A3" office:value-type="string">
            <text:p text:style-name="P4"><text:span text:style-name="T7">Adult</text:span></text:p>
          </table:table-cell>
          <table:table-cell table:style-name="Table15.A3" office:value-type="string">
            <text:p text:style-name="P18"><text:span text:style-name="T7">L</text:span></text:p>
          </table:table-cell>
          <table:table-cell table:style-name="Table15.A3" office:value-type="string">
            <text:p text:style-name="P18"><text:span text:style-name="T7">19d12+76 (199)</text:span></text:p>
          </table:table-cell>
          <table:table-cell table:style-name="Table15.A3" office:value-type="string">
            <text:p text:style-name="P18"><text:span text:style-name="T7">23</text:span></text:p>
          </table:table-cell>
          <table:table-cell table:style-name="Table15.A3" office:value-type="string">
            <text:p text:style-name="P18"><text:span text:style-name="T7">10</text:span></text:p>
          </table:table-cell>
          <table:table-cell table:style-name="Table15.A3" office:value-type="string">
            <text:p text:style-name="P18"><text:span text:style-name="T7">19</text:span></text:p>
          </table:table-cell>
          <table:table-cell table:style-name="Table15.A3" office:value-type="string">
            <text:p text:style-name="P18"><text:span text:style-name="T7">14</text:span></text:p>
          </table:table-cell>
          <table:table-cell table:style-name="Table15.A3" office:value-type="string">
            <text:p text:style-name="P18"><text:span text:style-name="T7">15</text:span></text:p>
          </table:table-cell>
          <table:table-cell table:style-name="Table15.A3" office:value-type="string">
            <text:p text:style-name="P18"><text:span text:style-name="T7">14</text:span></text:p>
          </table:table-cell>
          <table:table-cell table:style-name="Table15.A3" office:value-type="string">
            <text:p text:style-name="P18"><text:span text:style-name="T7">+19/+29</text:span></text:p>
          </table:table-cell>
          <table:table-cell table:style-name="Table15.A3" office:value-type="string">
            <text:p text:style-name="P18"><text:span text:style-name="T7">+24</text:span></text:p>
          </table:table-cell>
          <table:table-cell table:style-name="Table15.A3" office:value-type="string">
            <text:p text:style-name="P18"><text:span text:style-name="T7">+15</text:span></text:p>
          </table:table-cell>
          <table:table-cell table:style-name="Table15.A3" office:value-type="string">
            <text:p text:style-name="P18"><text:span text:style-name="T7">+11</text:span></text:p>
          </table:table-cell>
          <table:table-cell table:style-name="Table15.A3" office:value-type="string">
            <text:p text:style-name="P18"><text:span text:style-name="T7">+13</text:span></text:p>
          </table:table-cell>
          <table:table-cell table:style-name="Table15.A3" office:value-type="string">
            <text:p text:style-name="P18"><text:span text:style-name="T7">6d6 (23)</text:span></text:p>
          </table:table-cell>
          <table:table-cell table:style-name="Table15.A3" office:value-type="string">
            <text:p text:style-name="P18"><text:span text:style-name="T7">21</text:span></text:p>
          </table:table-cell>
        </table:table-row>
        <table:table-row table:style-name="Table15.2">
          <table:table-cell table:style-name="Table15.A3" office:value-type="string">
            <text:p text:style-name="P4"><text:span text:style-name="T7">Mature adult</text:span></text:p>
          </table:table-cell>
          <table:table-cell table:style-name="Table15.A3" office:value-type="string">
            <text:p text:style-name="P18"><text:span text:style-name="T7">H</text:span></text:p>
          </table:table-cell>
          <table:table-cell table:style-name="Table15.A3" office:value-type="string">
            <text:p text:style-name="P18"><text:span text:style-name="T7">22d12+110 (253)</text:span></text:p>
          </table:table-cell>
          <table:table-cell table:style-name="Table15.A3" office:value-type="string">
            <text:p text:style-name="P18"><text:span text:style-name="T7">27</text:span></text:p>
          </table:table-cell>
          <table:table-cell table:style-name="Table15.A3" office:value-type="string">
            <text:p text:style-name="P18"><text:span text:style-name="T7">10</text:span></text:p>
          </table:table-cell>
          <table:table-cell table:style-name="Table15.A3" office:value-type="string">
            <text:p text:style-name="P18"><text:span text:style-name="T7">21</text:span></text:p>
          </table:table-cell>
          <table:table-cell table:style-name="Table15.A3" office:value-type="string">
            <text:p text:style-name="P18"><text:span text:style-name="T7">16</text:span></text:p>
          </table:table-cell>
          <table:table-cell table:style-name="Table15.A3" office:value-type="string">
            <text:p text:style-name="P18"><text:span text:style-name="T7">17</text:span></text:p>
          </table:table-cell>
          <table:table-cell table:style-name="Table15.A3" office:value-type="string">
            <text:p text:style-name="P18"><text:span text:style-name="T7">16</text:span></text:p>
          </table:table-cell>
          <table:table-cell table:style-name="Table15.A3" office:value-type="string">
            <text:p text:style-name="P18"><text:span text:style-name="T7">+22/+38</text:span></text:p>
          </table:table-cell>
          <table:table-cell table:style-name="Table15.A3" office:value-type="string">
            <text:p text:style-name="P18"><text:span text:style-name="T7">+28</text:span></text:p>
          </table:table-cell>
          <table:table-cell table:style-name="Table15.A3" office:value-type="string">
            <text:p text:style-name="P18"><text:span text:style-name="T7">+18</text:span></text:p>
          </table:table-cell>
          <table:table-cell table:style-name="Table15.A3" office:value-type="string">
            <text:p text:style-name="P18"><text:span text:style-name="T7">+13</text:span></text:p>
          </table:table-cell>
          <table:table-cell table:style-name="Table15.A3" office:value-type="string">
            <text:p text:style-name="P18"><text:span text:style-name="T7">+16</text:span></text:p>
          </table:table-cell>
          <table:table-cell table:style-name="Table15.A3" office:value-type="string">
            <text:p text:style-name="P18"><text:span text:style-name="T7">7d6 (26)</text:span></text:p>
          </table:table-cell>
          <table:table-cell table:style-name="Table15.A3" office:value-type="string">
            <text:p text:style-name="P18"><text:span text:style-name="T7">24</text:span></text:p>
          </table:table-cell>
        </table:table-row>
        <table:table-row table:style-name="Table15.2">
          <table:table-cell table:style-name="Table15.A3" office:value-type="string">
            <text:p text:style-name="P4"><text:span text:style-name="T7">Old</text:span></text:p>
          </table:table-cell>
          <table:table-cell table:style-name="Table15.A3" office:value-type="string">
            <text:p text:style-name="P18"><text:span text:style-name="T7">H</text:span></text:p>
          </table:table-cell>
          <table:table-cell table:style-name="Table15.A3" office:value-type="string">
            <text:p text:style-name="P18"><text:span text:style-name="T7">25d12+125 (287)</text:span></text:p>
          </table:table-cell>
          <table:table-cell table:style-name="Table15.A3" office:value-type="string">
            <text:p text:style-name="P18"><text:span text:style-name="T7">29</text:span></text:p>
          </table:table-cell>
          <table:table-cell table:style-name="Table15.A3" office:value-type="string">
            <text:p text:style-name="P18"><text:span text:style-name="T7">10</text:span></text:p>
          </table:table-cell>
          <table:table-cell table:style-name="Table15.A3" office:value-type="string">
            <text:p text:style-name="P18"><text:span text:style-name="T7">21</text:span></text:p>
          </table:table-cell>
          <table:table-cell table:style-name="Table15.A3" office:value-type="string">
            <text:p text:style-name="P18"><text:span text:style-name="T7">16</text:span></text:p>
          </table:table-cell>
          <table:table-cell table:style-name="Table15.A3" office:value-type="string">
            <text:p text:style-name="P18"><text:span text:style-name="T7">17</text:span></text:p>
          </table:table-cell>
          <table:table-cell table:style-name="Table15.A3" office:value-type="string">
            <text:p text:style-name="P18"><text:span text:style-name="T7">16</text:span></text:p>
          </table:table-cell>
          <table:table-cell table:style-name="Table15.A3" office:value-type="string">
            <text:p text:style-name="P18"><text:span text:style-name="T7">+25/+42</text:span></text:p>
          </table:table-cell>
          <table:table-cell table:style-name="Table15.A3" office:value-type="string">
            <text:p text:style-name="P18"><text:span text:style-name="T7">+32</text:span></text:p>
          </table:table-cell>
          <table:table-cell table:style-name="Table15.A3" office:value-type="string">
            <text:p text:style-name="P18"><text:span text:style-name="T7">+19</text:span></text:p>
          </table:table-cell>
          <table:table-cell table:style-name="Table15.A3" office:value-type="string">
            <text:p text:style-name="P18"><text:span text:style-name="T7">+14</text:span></text:p>
          </table:table-cell>
          <table:table-cell table:style-name="Table15.A3" office:value-type="string">
            <text:p text:style-name="P18"><text:span text:style-name="T7">+17</text:span></text:p>
          </table:table-cell>
          <table:table-cell table:style-name="Table15.A3" office:value-type="string">
            <text:p text:style-name="P18"><text:span text:style-name="T7">8d6 (27)</text:span></text:p>
          </table:table-cell>
          <table:table-cell table:style-name="Table15.A3" office:value-type="string">
            <text:p text:style-name="P18"><text:span text:style-name="T7">25</text:span></text:p>
          </table:table-cell>
        </table:table-row>
        <table:table-row table:style-name="Table15.2">
          <table:table-cell table:style-name="Table15.A3" office:value-type="string">
            <text:p text:style-name="P4"><text:span text:style-name="T7">Very old</text:span></text:p>
          </table:table-cell>
          <table:table-cell table:style-name="Table15.A3" office:value-type="string">
            <text:p text:style-name="P18"><text:span text:style-name="T7">H</text:span></text:p>
          </table:table-cell>
          <table:table-cell table:style-name="Table15.A3" office:value-type="string">
            <text:p text:style-name="P18"><text:span text:style-name="T7">28d12+168 (350)</text:span></text:p>
          </table:table-cell>
          <table:table-cell table:style-name="Table15.A3" office:value-type="string">
            <text:p text:style-name="P18"><text:span text:style-name="T7">31</text:span></text:p>
          </table:table-cell>
          <table:table-cell table:style-name="Table15.A3" office:value-type="string">
            <text:p text:style-name="P18"><text:span text:style-name="T7">10</text:span></text:p>
          </table:table-cell>
          <table:table-cell table:style-name="Table15.A3" office:value-type="string">
            <text:p text:style-name="P18"><text:span text:style-name="T7">23</text:span></text:p>
          </table:table-cell>
          <table:table-cell table:style-name="Table15.A3" office:value-type="string">
            <text:p text:style-name="P18"><text:span text:style-name="T7">18</text:span></text:p>
          </table:table-cell>
          <table:table-cell table:style-name="Table15.A3" office:value-type="string">
            <text:p text:style-name="P18"><text:span text:style-name="T7">19</text:span></text:p>
          </table:table-cell>
          <table:table-cell table:style-name="Table15.A3" office:value-type="string">
            <text:p text:style-name="P18"><text:span text:style-name="T7">18</text:span></text:p>
          </table:table-cell>
          <table:table-cell table:style-name="Table15.A3" office:value-type="string">
            <text:p text:style-name="P18"><text:span text:style-name="T7">+28/+46</text:span></text:p>
          </table:table-cell>
          <table:table-cell table:style-name="Table15.A3" office:value-type="string">
            <text:p text:style-name="P18"><text:span text:style-name="T7">+36</text:span></text:p>
          </table:table-cell>
          <table:table-cell table:style-name="Table15.A3" office:value-type="string">
            <text:p text:style-name="P18"><text:span text:style-name="T7">+22</text:span></text:p>
          </table:table-cell>
          <table:table-cell table:style-name="Table15.A3" office:value-type="string">
            <text:p text:style-name="P18"><text:span text:style-name="T7">+16</text:span></text:p>
          </table:table-cell>
          <table:table-cell table:style-name="Table15.A3" office:value-type="string">
            <text:p text:style-name="P18"><text:span text:style-name="T7">+20</text:span></text:p>
          </table:table-cell>
          <table:table-cell table:style-name="Table15.A3" office:value-type="string">
            <text:p text:style-name="P18"><text:span text:style-name="T7">9d6 (30)</text:span></text:p>
          </table:table-cell>
          <table:table-cell table:style-name="Table15.A3" office:value-type="string">
            <text:p text:style-name="P18"><text:span text:style-name="T7">28</text:span></text:p>
          </table:table-cell>
        </table:table-row>
        <table:table-row table:style-name="Table15.2">
          <table:table-cell table:style-name="Table15.A3" office:value-type="string">
            <text:p text:style-name="P4"><text:span text:style-name="T7">Ancient</text:span></text:p>
          </table:table-cell>
          <table:table-cell table:style-name="Table15.A3" office:value-type="string">
            <text:p text:style-name="P18"><text:span text:style-name="T7">H</text:span></text:p>
          </table:table-cell>
          <table:table-cell table:style-name="Table15.A3" office:value-type="string">
            <text:p text:style-name="P18"><text:span text:style-name="T7">31d12+186 (387)</text:span></text:p>
          </table:table-cell>
          <table:table-cell table:style-name="Table15.A3" office:value-type="string">
            <text:p text:style-name="P18"><text:span text:style-name="T7">33</text:span></text:p>
          </table:table-cell>
          <table:table-cell table:style-name="Table15.A3" office:value-type="string">
            <text:p text:style-name="P18"><text:span text:style-name="T7">10</text:span></text:p>
          </table:table-cell>
          <table:table-cell table:style-name="Table15.A3" office:value-type="string">
            <text:p text:style-name="P18"><text:span text:style-name="T7">23</text:span></text:p>
          </table:table-cell>
          <table:table-cell table:style-name="Table15.A3" office:value-type="string">
            <text:p text:style-name="P18"><text:span text:style-name="T7">18</text:span></text:p>
          </table:table-cell>
          <table:table-cell table:style-name="Table15.A3" office:value-type="string">
            <text:p text:style-name="P18"><text:span text:style-name="T7">19</text:span></text:p>
          </table:table-cell>
          <table:table-cell table:style-name="Table15.A3" office:value-type="string">
            <text:p text:style-name="P18"><text:span text:style-name="T7">18</text:span></text:p>
          </table:table-cell>
          <table:table-cell table:style-name="Table15.A3" office:value-type="string">
            <text:p text:style-name="P18"><text:span text:style-name="T7">+31/+50</text:span></text:p>
          </table:table-cell>
          <table:table-cell table:style-name="Table15.A3" office:value-type="string">
            <text:p text:style-name="P18"><text:span text:style-name="T7">+40</text:span></text:p>
          </table:table-cell>
          <table:table-cell table:style-name="Table15.A3" office:value-type="string">
            <text:p text:style-name="P18"><text:span text:style-name="T7">+23</text:span></text:p>
          </table:table-cell>
          <table:table-cell table:style-name="Table15.A3" office:value-type="string">
            <text:p text:style-name="P18"><text:span text:style-name="T7">+17</text:span></text:p>
          </table:table-cell>
          <table:table-cell table:style-name="Table15.A3" office:value-type="string">
            <text:p text:style-name="P18"><text:span text:style-name="T7">+21</text:span></text:p>
          </table:table-cell>
          <table:table-cell table:style-name="Table15.A3" office:value-type="string">
            <text:p text:style-name="P18"><text:span text:style-name="T7">10d6 (31)</text:span></text:p>
          </table:table-cell>
          <table:table-cell table:style-name="Table15.A3" office:value-type="string">
            <text:p text:style-name="P18"><text:span text:style-name="T7">29</text:span></text:p>
          </table:table-cell>
        </table:table-row>
        <table:table-row table:style-name="Table15.2">
          <table:table-cell table:style-name="Table15.A3" office:value-type="string">
            <text:p text:style-name="P4"><text:span text:style-name="T7">Wyrm</text:span></text:p>
          </table:table-cell>
          <table:table-cell table:style-name="Table15.A3" office:value-type="string">
            <text:p text:style-name="P18"><text:span text:style-name="T7">G</text:span></text:p>
          </table:table-cell>
          <table:table-cell table:style-name="Table15.A3" office:value-type="string">
            <text:p text:style-name="P18"><text:span text:style-name="T7">34d12+238 (459)</text:span></text:p>
          </table:table-cell>
          <table:table-cell table:style-name="Table15.A3" office:value-type="string">
            <text:p text:style-name="P18"><text:span text:style-name="T7">35</text:span></text:p>
          </table:table-cell>
          <table:table-cell table:style-name="Table15.A3" office:value-type="string">
            <text:p text:style-name="P18"><text:span text:style-name="T7">10</text:span></text:p>
          </table:table-cell>
          <table:table-cell table:style-name="Table15.A3" office:value-type="string">
            <text:p text:style-name="P18"><text:span text:style-name="T7">25</text:span></text:p>
          </table:table-cell>
          <table:table-cell table:style-name="Table15.A3" office:value-type="string">
            <text:p text:style-name="P18"><text:span text:style-name="T7">20</text:span></text:p>
          </table:table-cell>
          <table:table-cell table:style-name="Table15.A3" office:value-type="string">
            <text:p text:style-name="P18"><text:span text:style-name="T7">21</text:span></text:p>
          </table:table-cell>
          <table:table-cell table:style-name="Table15.A3" office:value-type="string">
            <text:p text:style-name="P18"><text:span text:style-name="T7">20</text:span></text:p>
          </table:table-cell>
          <table:table-cell table:style-name="Table15.A3" office:value-type="string">
            <text:p text:style-name="P18"><text:span text:style-name="T7">+34/+58</text:span></text:p>
          </table:table-cell>
          <table:table-cell table:style-name="Table15.A3" office:value-type="string">
            <text:p text:style-name="P18"><text:span text:style-name="T7">+42</text:span></text:p>
          </table:table-cell>
          <table:table-cell table:style-name="Table15.A3" office:value-type="string">
            <text:p text:style-name="P18"><text:span text:style-name="T7">+26</text:span></text:p>
          </table:table-cell>
          <table:table-cell table:style-name="Table15.A3" office:value-type="string">
            <text:p text:style-name="P18"><text:span text:style-name="T7">+19</text:span></text:p>
          </table:table-cell>
          <table:table-cell table:style-name="Table15.A3" office:value-type="string">
            <text:p text:style-name="P18"><text:span text:style-name="T7">+24</text:span></text:p>
          </table:table-cell>
          <table:table-cell table:style-name="Table15.A3" office:value-type="string">
            <text:p text:style-name="P18"><text:span text:style-name="T7">11d6 (34)</text:span></text:p>
          </table:table-cell>
          <table:table-cell table:style-name="Table15.A3" office:value-type="string">
            <text:p text:style-name="P18"><text:span text:style-name="T7">32</text:span></text:p>
          </table:table-cell>
        </table:table-row>
        <table:table-row table:style-name="Table15.2">
          <table:table-cell table:style-name="Table15.A14" office:value-type="string">
            <text:p text:style-name="P16"><text:span text:style-name="T7">Great wyrm</text:span></text:p>
          </table:table-cell>
          <table:table-cell table:style-name="Table15.A14" office:value-type="string">
            <text:p text:style-name="P19"><text:span text:style-name="T7">G</text:span></text:p>
          </table:table-cell>
          <table:table-cell table:style-name="Table15.A14" office:value-type="string">
            <text:p text:style-name="P19"><text:span text:style-name="T7">37d12+296 (536)</text:span></text:p>
          </table:table-cell>
          <table:table-cell table:style-name="Table15.A14" office:value-type="string">
            <text:p text:style-name="P19"><text:span text:style-name="T7">37</text:span></text:p>
          </table:table-cell>
          <table:table-cell table:style-name="Table15.A14" office:value-type="string">
            <text:p text:style-name="P19"><text:span text:style-name="T7">10</text:span></text:p>
          </table:table-cell>
          <table:table-cell table:style-name="Table15.A14" office:value-type="string">
            <text:p text:style-name="P19"><text:span text:style-name="T7">27</text:span></text:p>
          </table:table-cell>
          <table:table-cell table:style-name="Table15.A14" office:value-type="string">
            <text:p text:style-name="P19"><text:span text:style-name="T7">20</text:span></text:p>
          </table:table-cell>
          <table:table-cell table:style-name="Table15.A14" office:value-type="string">
            <text:p text:style-name="P19"><text:span text:style-name="T7">21</text:span></text:p>
          </table:table-cell>
          <table:table-cell table:style-name="Table15.A14" office:value-type="string">
            <text:p text:style-name="P19"><text:span text:style-name="T7">20</text:span></text:p>
          </table:table-cell>
          <table:table-cell table:style-name="Table15.A14" office:value-type="string">
            <text:p text:style-name="P19"><text:span text:style-name="T7">+37/+62</text:span></text:p>
          </table:table-cell>
          <table:table-cell table:style-name="Table15.A14" office:value-type="string">
            <text:p text:style-name="P19"><text:span text:style-name="T7">+46</text:span></text:p>
          </table:table-cell>
          <table:table-cell table:style-name="Table15.A14" office:value-type="string">
            <text:p text:style-name="P19"><text:span text:style-name="T7">+28</text:span></text:p>
          </table:table-cell>
          <table:table-cell table:style-name="Table15.A14" office:value-type="string">
            <text:p text:style-name="P19"><text:span text:style-name="T7">+20</text:span></text:p>
          </table:table-cell>
          <table:table-cell table:style-name="Table15.A14" office:value-type="string">
            <text:p text:style-name="P19"><text:span text:style-name="T7">+25</text:span></text:p>
          </table:table-cell>
          <table:table-cell table:style-name="Table15.A14" office:value-type="string">
            <text:p text:style-name="P19"><text:span text:style-name="T7">12d6 (36)</text:span></text:p>
          </table:table-cell>
          <table:table-cell table:style-name="Table15.A14" office:value-type="string">
            <text:p text:style-name="P19"><text:span text:style-name="T7">33</text:span></text:p>
          </table:table-cell>
        </table:table-row>
      </table:table>
      <text:p text:style-name="P13"/>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table:number-columns-spanned="7" office:value-type="string">
            <text:h text:style-name="P26" text:outline-level="8"><text:span text:style-name="T1">Brass Dragon Abilities by Age</text:span></text:h>
          </table:table-cell>
          <table:covered-table-cell/>
          <table:covered-table-cell/>
          <table:covered-table-cell/>
          <table:covered-table-cell/>
          <table:covered-table-cell/>
          <table:covered-table-cell/>
        </table:table-row>
        <table:table-row table:style-name="Table16.2">
          <table:table-cell table:style-name="Table16.A2" office:value-type="string">
            <text:p text:style-name="P16"><text:span text:style-name="T11">Age</text:span></text:p>
          </table:table-cell>
          <table:table-cell table:style-name="Table16.A2" office:value-type="string">
            <text:p text:style-name="P16"><text:span text:style-name="T11">Speed</text:span></text:p>
          </table:table-cell>
          <table:table-cell table:style-name="Table16.A2" office:value-type="string">
            <text:p text:style-name="P16"><text:span text:style-name="T11">Initiative</text:span></text:p>
          </table:table-cell>
          <table:table-cell table:style-name="Table16.A2" office:value-type="string">
            <text:p text:style-name="P16"><text:span text:style-name="T11">AC</text:span></text:p>
          </table:table-cell>
          <table:table-cell table:style-name="Table16.A2" office:value-type="string">
            <text:p text:style-name="P16"><text:span text:style-name="T11">Special Abilities</text:span></text:p>
          </table:table-cell>
          <table:table-cell table:style-name="Table16.A2" office:value-type="string">
            <text:p text:style-name="P16"><text:span text:style-name="T11">Caster Level</text:span></text:p>
          </table:table-cell>
          <table:table-cell table:style-name="Table16.A2" office:value-type="string">
            <text:p text:style-name="P16"><text:span text:style-name="T11">SR</text:span></text:p>
          </table:table-cell>
        </table:table-row>
        <table:table-row table:style-name="Table16.2">
          <table:table-cell table:style-name="Table16.A2" office:value-type="string">
            <text:p text:style-name="P4"><text:span text:style-name="T9">Wyrmling</text:span></text:p>
          </table:table-cell>
          <table:table-cell table:style-name="Table16.A2" office:value-type="string">
            <text:p text:style-name="P4"><text:span text:style-name="T9">60 ft., burrow 30 ft., fly 150 ft. (average)</text:span></text:p>
          </table:table-cell>
          <table:table-cell table:style-name="Table16.A2" office:value-type="string">
            <text:p text:style-name="P4"><text:span text:style-name="T9">+0</text:span></text:p>
          </table:table-cell>
          <table:table-cell table:style-name="Table16.A2" office:value-type="string">
            <text:p text:style-name="P4"><text:span text:style-name="T9">15 (+2 size, +3 natural), touch 12, flat-footed 15</text:span></text:p>
          </table:table-cell>
          <table:table-cell table:style-name="Table16.A2" office:value-type="string">
            <text:p text:style-name="P4"><text:span text:style-name="T9">Immunity to fire, </text:span><text:span text:style-name="T10">speak with animals, </text:span><text:span text:style-name="T9">vulnerability to cold</text:span></text:p>
          </table:table-cell>
          <table:table-cell table:style-name="Table16.A2" office:value-type="string">
            <text:p text:style-name="P4"><text:span text:style-name="T9">—</text:span></text:p>
          </table:table-cell>
          <table:table-cell table:style-name="Table16.A2" office:value-type="string">
            <text:p text:style-name="P4"><text:span text:style-name="T9">—</text:span></text:p>
          </table:table-cell>
        </table:table-row>
        <table:table-row table:style-name="Table16.2">
          <table:table-cell table:style-name="Table16.A2" office:value-type="string">
            <text:p text:style-name="P4"><text:span text:style-name="T9">Very young</text:span></text:p>
          </table:table-cell>
          <table:table-cell table:style-name="Table16.A2" office:value-type="string">
            <text:p text:style-name="P4"><text:span text:style-name="T9">60 ft., burrow 30 ft., fly 150 ft. (average)</text:span></text:p>
          </table:table-cell>
          <table:table-cell table:style-name="Table16.A2" office:value-type="string">
            <text:p text:style-name="P4"><text:span text:style-name="T9">+0</text:span></text:p>
          </table:table-cell>
          <table:table-cell table:style-name="Table16.A2" office:value-type="string">
            <text:p text:style-name="P4"><text:span text:style-name="T9">17 (+1 size, +6 natural), touch 11, flat-footed 17</text:span></text:p>
          </table:table-cell>
          <table:table-cell table:style-name="Table16.A2" office:value-type="string">
            <text:p text:style-name="P4"><text:span text:style-name="T9"><text:s/></text:span></text:p>
          </table:table-cell>
          <table:table-cell table:style-name="Table16.A2" office:value-type="string">
            <text:p text:style-name="P4"><text:span text:style-name="T9">—</text:span></text:p>
          </table:table-cell>
          <table:table-cell table:style-name="Table16.A2" office:value-type="string">
            <text:p text:style-name="P4"><text:span text:style-name="T9">—</text:span></text:p>
          </table:table-cell>
        </table:table-row>
        <table:table-row table:style-name="Table16.2">
          <table:table-cell table:style-name="Table16.A2" office:value-type="string">
            <text:p text:style-name="P4"><text:span text:style-name="T9">Young</text:span></text:p>
          </table:table-cell>
          <table:table-cell table:style-name="Table16.A2" office:value-type="string">
            <text:p text:style-name="P4"><text:span text:style-name="T9">60 ft., burrow 30 ft., fly 200 ft. (poor)</text:span></text:p>
          </table:table-cell>
          <table:table-cell table:style-name="Table16.A2" office:value-type="string">
            <text:p text:style-name="P4"><text:span text:style-name="T9">+0</text:span></text:p>
          </table:table-cell>
          <table:table-cell table:style-name="Table16.A2" office:value-type="string">
            <text:p text:style-name="P4"><text:span text:style-name="T9">19 (+9 natural), touch 10, flat-footed 19</text:span></text:p>
          </table:table-cell>
          <table:table-cell table:style-name="Table16.A2" office:value-type="string">
            <text:p text:style-name="P22"/>
          </table:table-cell>
          <table:table-cell table:style-name="Table16.A2" office:value-type="string">
            <text:p text:style-name="P4"><text:span text:style-name="T9">1st</text:span></text:p>
          </table:table-cell>
          <table:table-cell table:style-name="Table16.A2" office:value-type="string">
            <text:p text:style-name="P4"><text:span text:style-name="T9">—</text:span></text:p>
          </table:table-cell>
        </table:table-row>
        <table:table-row table:style-name="Table16.2">
          <table:table-cell table:style-name="Table16.A2" office:value-type="string">
            <text:p text:style-name="P4"><text:span text:style-name="T9">Juvenile</text:span></text:p>
          </table:table-cell>
          <table:table-cell table:style-name="Table16.A2" office:value-type="string">
            <text:p text:style-name="P4"><text:span text:style-name="T9">60 ft., burrow 30 ft., fly 200 ft. (poor)</text:span></text:p>
          </table:table-cell>
          <table:table-cell table:style-name="Table16.A2" office:value-type="string">
            <text:p text:style-name="P4"><text:span text:style-name="T9">+0</text:span></text:p>
          </table:table-cell>
          <table:table-cell table:style-name="Table16.A2" office:value-type="string">
            <text:p text:style-name="P4"><text:span text:style-name="T9">22 (+12 natural), touch 10, flat-footed 22</text:span></text:p>
          </table:table-cell>
          <table:table-cell table:style-name="Table16.A2" office:value-type="string">
            <text:p text:style-name="P4"><text:span text:style-name="T10">Endure elements</text:span></text:p>
          </table:table-cell>
          <table:table-cell table:style-name="Table16.A2" office:value-type="string">
            <text:p text:style-name="P4"><text:span text:style-name="T9">3rd</text:span></text:p>
          </table:table-cell>
          <table:table-cell table:style-name="Table16.A2" office:value-type="string">
            <text:p text:style-name="P4"><text:span text:style-name="T9">—</text:span></text:p>
          </table:table-cell>
        </table:table-row>
        <table:table-row table:style-name="Table16.2">
          <table:table-cell table:style-name="Table16.A2" office:value-type="string">
            <text:p text:style-name="P4"><text:span text:style-name="T9">Young adult</text:span></text:p>
          </table:table-cell>
          <table:table-cell table:style-name="Table16.A2" office:value-type="string">
            <text:p text:style-name="P4"><text:span text:style-name="T9">60 ft., burrow 30 ft., fly 200 ft. (poor)</text:span></text:p>
          </table:table-cell>
          <table:table-cell table:style-name="Table16.A2" office:value-type="string">
            <text:p text:style-name="P4"><text:span text:style-name="T9">+0</text:span></text:p>
          </table:table-cell>
          <table:table-cell table:style-name="Table16.A2" office:value-type="string">
            <text:p text:style-name="P4"><text:span text:style-name="T9">24 (–1 size, +15 natural), touch 9, flat-footed 24</text:span></text:p>
          </table:table-cell>
          <table:table-cell table:style-name="Table16.A2" office:value-type="string">
            <text:p text:style-name="P4"><text:span text:style-name="T9">DR 5/magic</text:span></text:p>
          </table:table-cell>
          <table:table-cell table:style-name="Table16.A2" office:value-type="string">
            <text:p text:style-name="P4"><text:span text:style-name="T9">5th</text:span></text:p>
          </table:table-cell>
          <table:table-cell table:style-name="Table16.A2" office:value-type="string">
            <text:p text:style-name="P4"><text:span text:style-name="T9">18</text:span></text:p>
          </table:table-cell>
        </table:table-row>
        <table:table-row table:style-name="Table16.2">
          <table:table-cell table:style-name="Table16.A2" office:value-type="string">
            <text:p text:style-name="P4"><text:span text:style-name="T9">Adult</text:span></text:p>
          </table:table-cell>
          <table:table-cell table:style-name="Table16.A2" office:value-type="string">
            <text:p text:style-name="P4"><text:span text:style-name="T9">60 ft., burrow 30 ft., fly 200 ft. (poor)</text:span></text:p>
          </table:table-cell>
          <table:table-cell table:style-name="Table16.A2" office:value-type="string">
            <text:p text:style-name="P4"><text:span text:style-name="T9">+0</text:span></text:p>
          </table:table-cell>
          <table:table-cell table:style-name="Table16.A2" office:value-type="string">
            <text:p text:style-name="P4"><text:span text:style-name="T9">27 (–1 size, +18 natural), touch 9, flat-footed 27</text:span></text:p>
          </table:table-cell>
          <table:table-cell table:style-name="Table16.A2" office:value-type="string">
            <text:p text:style-name="P4"><text:span text:style-name="T10">Suggestion</text:span></text:p>
          </table:table-cell>
          <table:table-cell table:style-name="Table16.A2" office:value-type="string">
            <text:p text:style-name="P4"><text:span text:style-name="T9">7th</text:span></text:p>
          </table:table-cell>
          <table:table-cell table:style-name="Table16.A2" office:value-type="string">
            <text:p text:style-name="P4"><text:span text:style-name="T9">20</text:span></text:p>
          </table:table-cell>
        </table:table-row>
        <table:table-row table:style-name="Table16.2">
          <table:table-cell table:style-name="Table16.A2" office:value-type="string">
            <text:p text:style-name="P4"><text:span text:style-name="T9">Mature adult</text:span></text:p>
          </table:table-cell>
          <table:table-cell table:style-name="Table16.A2" office:value-type="string">
            <text:p text:style-name="P4"><text:span text:style-name="T9">60 ft., burrow 30 ft., fly 200 ft. (poor)</text:span></text:p>
          </table:table-cell>
          <table:table-cell table:style-name="Table16.A2" office:value-type="string">
            <text:p text:style-name="P4"><text:span text:style-name="T9">+0</text:span></text:p>
          </table:table-cell>
          <table:table-cell table:style-name="Table16.A2" office:value-type="string">
            <text:p text:style-name="P4"><text:span text:style-name="T9">29 (–2 size, +21 natural), touch 8, flat-footed 29</text:span></text:p>
          </table:table-cell>
          <table:table-cell table:style-name="Table16.A2" office:value-type="string">
            <text:p text:style-name="P4"><text:span text:style-name="T9">DR 10/magic</text:span></text:p>
          </table:table-cell>
          <table:table-cell table:style-name="Table16.A2" office:value-type="string">
            <text:p text:style-name="P4"><text:span text:style-name="T9">9th</text:span></text:p>
          </table:table-cell>
          <table:table-cell table:style-name="Table16.A2" office:value-type="string">
            <text:p text:style-name="P4"><text:span text:style-name="T9">22</text:span></text:p>
          </table:table-cell>
        </table:table-row>
        <table:table-row table:style-name="Table16.2">
          <table:table-cell table:style-name="Table16.A2" office:value-type="string">
            <text:p text:style-name="P4"><text:span text:style-name="T9">Old</text:span></text:p>
          </table:table-cell>
          <table:table-cell table:style-name="Table16.A2" office:value-type="string">
            <text:p text:style-name="P4"><text:span text:style-name="T9">60 ft., burrow 30 ft., fly 200 ft. (poor)</text:span></text:p>
          </table:table-cell>
          <table:table-cell table:style-name="Table16.A2" office:value-type="string">
            <text:p text:style-name="P4"><text:span text:style-name="T9">+0</text:span></text:p>
          </table:table-cell>
          <table:table-cell table:style-name="Table16.A2" office:value-type="string">
            <text:p text:style-name="P4"><text:span text:style-name="T9">32 (–2 size, +24 natural), touch 8, flat-footed 32</text:span></text:p>
          </table:table-cell>
          <table:table-cell table:style-name="Table16.A2" office:value-type="string">
            <text:p text:style-name="P4"><text:span text:style-name="T10">Control winds</text:span></text:p>
          </table:table-cell>
          <table:table-cell table:style-name="Table16.A2" office:value-type="string">
            <text:p text:style-name="P4"><text:span text:style-name="T9">11th</text:span></text:p>
          </table:table-cell>
          <table:table-cell table:style-name="Table16.A2" office:value-type="string">
            <text:p text:style-name="P4"><text:span text:style-name="T9">24</text:span></text:p>
          </table:table-cell>
        </table:table-row>
        <table:table-row table:style-name="Table16.2">
          <table:table-cell table:style-name="Table16.A2" office:value-type="string">
            <text:p text:style-name="P4"><text:span text:style-name="T9">Very old</text:span></text:p>
          </table:table-cell>
          <table:table-cell table:style-name="Table16.A2" office:value-type="string">
            <text:p text:style-name="P4"><text:span text:style-name="T9">60 ft., burrow 30 ft., fly 200 ft. (poor)</text:span></text:p>
          </table:table-cell>
          <table:table-cell table:style-name="Table16.A2" office:value-type="string">
            <text:p text:style-name="P4"><text:span text:style-name="T9">+0</text:span></text:p>
          </table:table-cell>
          <table:table-cell table:style-name="Table16.A2" office:value-type="string">
            <text:p text:style-name="P4"><text:span text:style-name="T9">35 (–2 size, +27 natural), touch 8, flat-footed 35 DR</text:span></text:p>
          </table:table-cell>
          <table:table-cell table:style-name="Table16.A2" office:value-type="string">
            <text:p text:style-name="P4"><text:span text:style-name="T9">15/magic</text:span></text:p>
          </table:table-cell>
          <table:table-cell table:style-name="Table16.A2" office:value-type="string">
            <text:p text:style-name="P4"><text:span text:style-name="T9">13th</text:span></text:p>
          </table:table-cell>
          <table:table-cell table:style-name="Table16.A2" office:value-type="string">
            <text:p text:style-name="P4"><text:span text:style-name="T9">25</text:span></text:p>
          </table:table-cell>
        </table:table-row>
        <table:table-row table:style-name="Table16.2">
          <table:table-cell table:style-name="Table16.A2" office:value-type="string">
            <text:p text:style-name="P4"><text:span text:style-name="T9">Ancient</text:span></text:p>
          </table:table-cell>
          <table:table-cell table:style-name="Table16.A2" office:value-type="string">
            <text:p text:style-name="P4"><text:span text:style-name="T9">60 ft., burrow 30 ft., fly 200 ft. (poor)</text:span></text:p>
          </table:table-cell>
          <table:table-cell table:style-name="Table16.A2" office:value-type="string">
            <text:p text:style-name="P4"><text:span text:style-name="T9">+0</text:span></text:p>
          </table:table-cell>
          <table:table-cell table:style-name="Table16.A2" office:value-type="string">
            <text:p text:style-name="P4"><text:span text:style-name="T9">38 (–2 size, +30 natural), touch 8, flat-footed 38</text:span></text:p>
          </table:table-cell>
          <table:table-cell table:style-name="Table16.A2" office:value-type="string">
            <text:p text:style-name="P4"><text:span text:style-name="T10">Control weather</text:span></text:p>
          </table:table-cell>
          <table:table-cell table:style-name="Table16.A2" office:value-type="string">
            <text:p text:style-name="P4"><text:span text:style-name="T9">15th</text:span></text:p>
          </table:table-cell>
          <table:table-cell table:style-name="Table16.A2" office:value-type="string">
            <text:p text:style-name="P4"><text:span text:style-name="T9">27</text:span></text:p>
          </table:table-cell>
        </table:table-row>
        <table:table-row table:style-name="Table16.2">
          <table:table-cell table:style-name="Table16.A2" office:value-type="string">
            <text:p text:style-name="P4"><text:span text:style-name="T9">Wyrm</text:span></text:p>
          </table:table-cell>
          <table:table-cell table:style-name="Table16.A2" office:value-type="string">
            <text:p text:style-name="P4"><text:span text:style-name="T9">60 ft., burrow 30 ft., fly 250 ft. (clumsy)</text:span></text:p>
          </table:table-cell>
          <table:table-cell table:style-name="Table16.A2" office:value-type="string">
            <text:p text:style-name="P4"><text:span text:style-name="T9">+0</text:span></text:p>
          </table:table-cell>
          <table:table-cell table:style-name="Table16.A2" office:value-type="string">
            <text:p text:style-name="P4"><text:span text:style-name="T9">39 (–4 size, +33 natural), touch 6, flat-footed 39</text:span></text:p>
          </table:table-cell>
          <table:table-cell table:style-name="Table16.A2" office:value-type="string">
            <text:p text:style-name="P4"><text:span text:style-name="T9">DR 20/magic</text:span></text:p>
          </table:table-cell>
          <table:table-cell table:style-name="Table16.A2" office:value-type="string">
            <text:p text:style-name="P4"><text:span text:style-name="T9">17th</text:span></text:p>
          </table:table-cell>
          <table:table-cell table:style-name="Table16.A2" office:value-type="string">
            <text:p text:style-name="P4"><text:span text:style-name="T9">28</text:span></text:p>
          </table:table-cell>
        </table:table-row>
        <table:table-row table:style-name="Table16.2">
          <table:table-cell table:style-name="Table16.A2" office:value-type="string">
            <text:p text:style-name="P4"><text:span text:style-name="T9">Great wyrm</text:span></text:p>
          </table:table-cell>
          <table:table-cell table:style-name="Table16.A2" office:value-type="string">
            <text:p text:style-name="P4"><text:span text:style-name="T9">60 ft., burrow 30 ft., fly 250 ft. (clumsy)</text:span></text:p>
          </table:table-cell>
          <table:table-cell table:style-name="Table16.A2" office:value-type="string">
            <text:p text:style-name="P4"><text:span text:style-name="T9">+0</text:span></text:p>
          </table:table-cell>
          <table:table-cell table:style-name="Table16.A2" office:value-type="string">
            <text:p text:style-name="P4"><text:span text:style-name="T9">42 (–4 size, +36 natural), touch 6, flat-footed 42</text:span></text:p>
          </table:table-cell>
          <table:table-cell table:style-name="Table16.A2" office:value-type="string">
            <text:p text:style-name="P4"><text:span text:style-name="T10">Summon djinni</text:span></text:p>
          </table:table-cell>
          <table:table-cell table:style-name="Table16.A2" office:value-type="string">
            <text:p text:style-name="P4"><text:span text:style-name="T9">19th</text:span></text:p>
          </table:table-cell>
          <table:table-cell table:style-name="Table16.A2" office:value-type="string">
            <text:p text:style-name="P4"><text:span text:style-name="T9">30</text:span></text:p>
          </table:table-cell>
        </table:table-row>
        <table:table-row table:style-name="Table16.1">
          <table:table-cell table:style-name="Table16.A15" table:number-columns-spanned="7" office:value-type="string">
            <text:p text:style-name="P16"><text:span text:style-name="T9">*Can also cast cleric spells and those from the Chaos and Knowledge domains as arcane spells.</text:span></text:p>
          </table:table-cell>
          <table:covered-table-cell/>
          <table:covered-table-cell/>
          <table:covered-table-cell/>
          <table:covered-table-cell/>
          <table:covered-table-cell/>
          <table:covered-table-cell/>
        </table:table-row>
      </table:table>
      <text:p text:style-name="P13"/>
      <text:p text:style-name="P4"><text:span text:style-name="T16">At birth, a brass dragon’s scales are a dull, mottled brown. As the dragon gets older, the scales become more brassy until they reach a warm, burnished appearance. The grand head-plates of a brass dragon are smooth and metallic, and it sports bladed chin horns that grow sharper with age. Wings and frills are mottled green toward the edges, darkening with age. As the dragon grows older, its pupils fade until the eyes resemble molten metal orbs.</text:span></text:p>
      <text:p text:style-name="P4"><text:span text:style-name="T22">Combat</text:span></text:p>
      <text:p text:style-name="P4"><text:span text:style-name="T16">Brass dragons would rather talk than fight. If an intelligent creature tries to leave without engaging in conversation, the dragon might force compliance in a fit of pique, using </text:span><text:span text:style-name="T18">suggestion </text:span><text:span text:style-name="T16">or a dose of </text:span><text:span text:style-name="T18">sleep </text:span><text:span text:style-name="T16">gas. A creature put to sleep may wake to find itself pinned or buried to the neck in the sand until the dragon’s thirst for small talk is slaked. When faced with real danger, younger brass dragons fly out of sight, then hide by burrowing into the sand. Older dragons spurn this ploy but still prefer to have the advantage in combat.</text:span></text:p>
      <text:p text:style-name="P4"><text:span text:style-name="T17">Breath Weapon (Su):</text:span><text:span text:style-name="T16"> A brass dragon has two types of breath weapon, a line of fire and a cone of </text:span><text:span text:style-name="T18">sleep</text:span><text:span text:style-name="T16">. Creatures within the cone must succeed on a Will save or fall asleep, regardless of HD, for 1d6 rounds plus 1 round per age category of the dragon.</text:span></text:p>
      <text:p text:style-name="P4"><text:span text:style-name="T17">Spell-Like Abilities: </text:span><text:span text:style-name="T16">At will—</text:span><text:span text:style-name="T18">speak with animals; </text:span><text:span text:style-name="T16">3/day—</text:span><text:span text:style-name="T18">endure elements </text:span><text:span text:style-name="T16">(juvenile or older; radius 10 ft. x dragon’s age category); 1/day—</text:span><text:span text:style-name="T18">suggestion </text:span><text:span text:style-name="T16">(adult or older), </text:span><text:span text:style-name="T18">control winds </text:span><text:span text:style-name="T16">(old or older), </text:span><text:span text:style-name="T18">control weather </text:span><text:span text:style-name="T16">(ancient or older).</text:span></text:p>
      <text:p text:style-name="P4"><text:span text:style-name="T19">Summon Djinni </text:span><text:span text:style-name="T17">(Sp):</text:span><text:span text:style-name="T16"> This ability, usable by a great wyrm brass dragon, works like a </text:span><text:span text:style-name="T18">summon monster </text:span><text:span text:style-name="T16">spell, except that it summons one djinni. This ability is the equivalent of a 7th-level spell. </text:span></text:p>
      <text:p text:style-name="P4"><text:span text:style-name="T16">Skills: Bluff, Gather Information, and Survival are considered class skills for brass dragons.</text:span></text:p>
      <text:p text:style-name="P5"/>
      <text:p text:style-name="P4"><text:span text:style-name="T20">BRONZE DRAGON</text:span></text:p>
      <text:p text:style-name="P4"><text:span text:style-name="T17">Dragon (Water)</text:span></text:p>
      <text:p text:style-name="P4"><text:span text:style-name="T17">Environment:</text:span><text:span text:style-name="T16"> Temperate hills</text:span></text:p>
      <text:p text:style-name="P4"><text:span text:style-name="T17">Organization:</text:span><text:span text:style-name="T16"> Wyrmling, very young, young, juvenile, and young adult: solitary or clutch (2–5); adult, mature adult, old, very old, ancient, wyrm, or great wyrm: solitary, pair, or family (1–2 and 2–5 offspring)</text:span></text:p>
      <text:p text:style-name="P4"><text:span text:style-name="T17">Challenge Ratings:</text:span><text:span text:style-name="T16"> Wyrmling 3; very young 5; young 7; juvenile 9; young adult 12; adult 15; mature adult 17; old 19; very old 20; ancient 22; wyrm 23; great wyrm 25</text:span></text:p>
      <text:p text:style-name="P4"><text:span text:style-name="T17">Treasure:</text:span><text:span text:style-name="T16"> Triple standard</text:span></text:p>
      <text:p text:style-name="P4"><text:span text:style-name="T17">Alignment:</text:span><text:span text:style-name="T16"> Always lawful good</text:span></text:p>
      <text:p text:style-name="P4"><text:span text:style-name="T17">Advancement:</text:span><text:span text:style-name="T16"> Wyrmling 7–8 HD; very young 10–11 HD; young 13–14 HD; juvenile 16–17 HD; young adult 19–20 HD; adult 22–23 HD; mature adult 25–26 HD; old 28–29 HD; very old 31–32 HD; ancient 34–35 HD; wyrm 37–38 HD; great wyrm 40+ HD</text:span></text:p>
      <text:p text:style-name="P4"><text:span text:style-name="T17">Level Adjustment:</text:span><text:span text:style-name="T16"> Wyrmling +4; very young +4; young +6; others —</text:span></text:p>
      <text:h text:style-name="P2" text:outline-level="1"/>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E"/>
        <table:table-column table:style-name="Table17.F"/>
        <table:table-column table:style-name="Table17.J"/>
        <table:table-column table:style-name="Table17.K"/>
        <table:table-column table:style-name="Table17.L"/>
        <table:table-column table:style-name="Table17.M"/>
        <table:table-column table:style-name="Table17.N"/>
        <table:table-column table:style-name="Table17.O"/>
        <table:table-column table:style-name="Table17.P"/>
        <text:soft-page-break/>
        <table:table-row table:style-name="Table17.1">
          <table:table-cell table:style-name="Table17.A1" table:number-columns-spanned="16" office:value-type="string">
            <text:h text:style-name="P3" text:outline-level="1"><text:span text:style-name="T5">Bronze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2">
          <table:table-cell table:style-name="Table17.A2" office:value-type="string">
            <text:p text:style-name="P16"><text:span text:style-name="T8">Age</text:span></text:p>
          </table:table-cell>
          <table:table-cell table:style-name="Table17.A2" office:value-type="string">
            <text:p text:style-name="P19"><text:span text:style-name="T8">Size</text:span></text:p>
          </table:table-cell>
          <table:table-cell table:style-name="Table17.A2" office:value-type="string">
            <text:p text:style-name="P19"><text:span text:style-name="T8">Hit Dice (hp)</text:span></text:p>
          </table:table-cell>
          <table:table-cell table:style-name="Table17.A2" office:value-type="string">
            <text:p text:style-name="P19"><text:span text:style-name="T8">Str</text:span></text:p>
          </table:table-cell>
          <table:table-cell table:style-name="Table17.A2" office:value-type="string">
            <text:p text:style-name="P19"><text:span text:style-name="T8">Dex</text:span></text:p>
          </table:table-cell>
          <table:table-cell table:style-name="Table17.A2" office:value-type="string">
            <text:p text:style-name="P19"><text:span text:style-name="T8">Con</text:span></text:p>
          </table:table-cell>
          <table:table-cell table:style-name="Table17.A2" office:value-type="string">
            <text:p text:style-name="P19"><text:span text:style-name="T8">Int</text:span></text:p>
          </table:table-cell>
          <table:table-cell table:style-name="Table17.A2" office:value-type="string">
            <text:p text:style-name="P19"><text:span text:style-name="T8">Wis</text:span></text:p>
          </table:table-cell>
          <table:table-cell table:style-name="Table17.A2" office:value-type="string">
            <text:p text:style-name="P19"><text:span text:style-name="T8">Cha</text:span></text:p>
          </table:table-cell>
          <table:table-cell table:style-name="Table17.A2" office:value-type="string">
            <text:p text:style-name="P19"><text:span text:style-name="T8">Base Attack/</text:span></text:p>
            <text:p text:style-name="P19"><text:span text:style-name="T8">Grapple</text:span></text:p>
          </table:table-cell>
          <table:table-cell table:style-name="Table17.A2" office:value-type="string">
            <text:p text:style-name="P19"><text:span text:style-name="T8">Attack</text:span></text:p>
          </table:table-cell>
          <table:table-cell table:style-name="Table17.A2" office:value-type="string">
            <text:p text:style-name="P19"><text:span text:style-name="T8">Fort Save</text:span></text:p>
          </table:table-cell>
          <table:table-cell table:style-name="Table17.A2" office:value-type="string">
            <text:p text:style-name="P19"><text:span text:style-name="T8">Ref Save</text:span></text:p>
          </table:table-cell>
          <table:table-cell table:style-name="Table17.A2" office:value-type="string">
            <text:p text:style-name="P19"><text:span text:style-name="T8">Will Save</text:span></text:p>
          </table:table-cell>
          <table:table-cell table:style-name="Table17.A2" office:value-type="string">
            <text:p text:style-name="P19"><text:span text:style-name="T8">Breath Weapon (DC)</text:span></text:p>
          </table:table-cell>
          <table:table-cell table:style-name="Table17.A2" office:value-type="string">
            <text:p text:style-name="P19"><text:span text:style-name="T8">Frightful Presence DC</text:span></text:p>
          </table:table-cell>
        </table:table-row>
        <table:table-row table:style-name="Table17.2">
          <table:table-cell table:style-name="Table17.A3" office:value-type="string">
            <text:p text:style-name="P16"><text:span text:style-name="T7">Wyrmling</text:span></text:p>
          </table:table-cell>
          <table:table-cell table:style-name="Table17.A3" office:value-type="string">
            <text:p text:style-name="P19"><text:span text:style-name="T7">S</text:span></text:p>
          </table:table-cell>
          <table:table-cell table:style-name="Table17.A3" office:value-type="string">
            <text:p text:style-name="P19"><text:span text:style-name="T7">6d12+6 (45)</text:span></text:p>
          </table:table-cell>
          <table:table-cell table:style-name="Table17.A3" office:value-type="string">
            <text:p text:style-name="P19"><text:span text:style-name="T7">13</text:span></text:p>
          </table:table-cell>
          <table:table-cell table:style-name="Table17.A3" office:value-type="string">
            <text:p text:style-name="P19"><text:span text:style-name="T7">10</text:span></text:p>
          </table:table-cell>
          <table:table-cell table:style-name="Table17.A3" office:value-type="string">
            <text:p text:style-name="P19"><text:span text:style-name="T7">13</text:span></text:p>
          </table:table-cell>
          <table:table-cell table:style-name="Table17.A3" office:value-type="string">
            <text:p text:style-name="P19"><text:span text:style-name="T7">14</text:span></text:p>
          </table:table-cell>
          <table:table-cell table:style-name="Table17.A3" office:value-type="string">
            <text:p text:style-name="P19"><text:span text:style-name="T7">15</text:span></text:p>
          </table:table-cell>
          <table:table-cell table:style-name="Table17.A3" office:value-type="string">
            <text:p text:style-name="P19"><text:span text:style-name="T7">14</text:span></text:p>
          </table:table-cell>
          <table:table-cell table:style-name="Table17.A3" office:value-type="string">
            <text:p text:style-name="P19"><text:span text:style-name="T7">+6/+3</text:span></text:p>
          </table:table-cell>
          <table:table-cell table:style-name="Table17.A3" office:value-type="string">
            <text:p text:style-name="P19"><text:span text:style-name="T7">+8</text:span></text:p>
          </table:table-cell>
          <table:table-cell table:style-name="Table17.A3" office:value-type="string">
            <text:p text:style-name="P19"><text:span text:style-name="T7">+6</text:span></text:p>
          </table:table-cell>
          <table:table-cell table:style-name="Table17.A3" office:value-type="string">
            <text:p text:style-name="P19"><text:span text:style-name="T7">+5</text:span></text:p>
          </table:table-cell>
          <table:table-cell table:style-name="Table17.A3" office:value-type="string">
            <text:p text:style-name="P19"><text:span text:style-name="T7">+7</text:span></text:p>
          </table:table-cell>
          <table:table-cell table:style-name="Table17.A3" office:value-type="string">
            <text:p text:style-name="P19"><text:span text:style-name="T7">2d6 (14)</text:span></text:p>
          </table:table-cell>
          <table:table-cell table:style-name="Table17.A3" office:value-type="string">
            <text:p text:style-name="P19"><text:span text:style-name="T7">—</text:span></text:p>
          </table:table-cell>
        </table:table-row>
        <table:table-row table:style-name="Table17.2">
          <table:table-cell table:style-name="Table17.A3" office:value-type="string">
            <text:p text:style-name="P4"><text:span text:style-name="T7">Very young</text:span></text:p>
          </table:table-cell>
          <table:table-cell table:style-name="Table17.A3" office:value-type="string">
            <text:p text:style-name="P18"><text:span text:style-name="T7">M</text:span></text:p>
          </table:table-cell>
          <table:table-cell table:style-name="Table17.A3" office:value-type="string">
            <text:p text:style-name="P18"><text:span text:style-name="T7">9d12+18 (76)</text:span></text:p>
          </table:table-cell>
          <table:table-cell table:style-name="Table17.A3" office:value-type="string">
            <text:p text:style-name="P18"><text:span text:style-name="T7">15</text:span></text:p>
          </table:table-cell>
          <table:table-cell table:style-name="Table17.A3" office:value-type="string">
            <text:p text:style-name="P18"><text:span text:style-name="T7">10</text:span></text:p>
          </table:table-cell>
          <table:table-cell table:style-name="Table17.A3" office:value-type="string">
            <text:p text:style-name="P18"><text:span text:style-name="T7">15</text:span></text:p>
          </table:table-cell>
          <table:table-cell table:style-name="Table17.A3" office:value-type="string">
            <text:p text:style-name="P18"><text:span text:style-name="T7">14</text:span></text:p>
          </table:table-cell>
          <table:table-cell table:style-name="Table17.A3" office:value-type="string">
            <text:p text:style-name="P18"><text:span text:style-name="T7">15</text:span></text:p>
          </table:table-cell>
          <table:table-cell table:style-name="Table17.A3" office:value-type="string">
            <text:p text:style-name="P18"><text:span text:style-name="T7">14</text:span></text:p>
          </table:table-cell>
          <table:table-cell table:style-name="Table17.A3" office:value-type="string">
            <text:p text:style-name="P18"><text:span text:style-name="T7">+9/+11</text:span></text:p>
          </table:table-cell>
          <table:table-cell table:style-name="Table17.A3" office:value-type="string">
            <text:p text:style-name="P18"><text:span text:style-name="T7">+11</text:span></text:p>
          </table:table-cell>
          <table:table-cell table:style-name="Table17.A3" office:value-type="string">
            <text:p text:style-name="P18"><text:span text:style-name="T7">+8</text:span></text:p>
          </table:table-cell>
          <table:table-cell table:style-name="Table17.A3" office:value-type="string">
            <text:p text:style-name="P18"><text:span text:style-name="T7">+6</text:span></text:p>
          </table:table-cell>
          <table:table-cell table:style-name="Table17.A3" office:value-type="string">
            <text:p text:style-name="P18"><text:span text:style-name="T7">+8</text:span></text:p>
          </table:table-cell>
          <table:table-cell table:style-name="Table17.A3" office:value-type="string">
            <text:p text:style-name="P18"><text:span text:style-name="T7">4d6 (16)</text:span></text:p>
          </table:table-cell>
          <table:table-cell table:style-name="Table17.A3" office:value-type="string">
            <text:p text:style-name="P18"><text:span text:style-name="T7">—</text:span></text:p>
          </table:table-cell>
        </table:table-row>
        <table:table-row table:style-name="Table17.2">
          <table:table-cell table:style-name="Table17.A3" office:value-type="string">
            <text:p text:style-name="P4"><text:span text:style-name="T7">Young</text:span></text:p>
          </table:table-cell>
          <table:table-cell table:style-name="Table17.A3" office:value-type="string">
            <text:p text:style-name="P18"><text:span text:style-name="T7">M</text:span></text:p>
          </table:table-cell>
          <table:table-cell table:style-name="Table17.A3" office:value-type="string">
            <text:p text:style-name="P18"><text:span text:style-name="T7">12d12+24 (102)</text:span></text:p>
          </table:table-cell>
          <table:table-cell table:style-name="Table17.A3" office:value-type="string">
            <text:p text:style-name="P18"><text:span text:style-name="T7">17</text:span></text:p>
          </table:table-cell>
          <table:table-cell table:style-name="Table17.A3" office:value-type="string">
            <text:p text:style-name="P18"><text:span text:style-name="T7">10</text:span></text:p>
          </table:table-cell>
          <table:table-cell table:style-name="Table17.A3" office:value-type="string">
            <text:p text:style-name="P18"><text:span text:style-name="T7">15</text:span></text:p>
          </table:table-cell>
          <table:table-cell table:style-name="Table17.A3" office:value-type="string">
            <text:p text:style-name="P18"><text:span text:style-name="T7">16</text:span></text:p>
          </table:table-cell>
          <table:table-cell table:style-name="Table17.A3" office:value-type="string">
            <text:p text:style-name="P18"><text:span text:style-name="T7">17</text:span></text:p>
          </table:table-cell>
          <table:table-cell table:style-name="Table17.A3" office:value-type="string">
            <text:p text:style-name="P18"><text:span text:style-name="T7">16</text:span></text:p>
          </table:table-cell>
          <table:table-cell table:style-name="Table17.A3" office:value-type="string">
            <text:p text:style-name="P18"><text:span text:style-name="T7">+12/+15</text:span></text:p>
          </table:table-cell>
          <table:table-cell table:style-name="Table17.A3" office:value-type="string">
            <text:p text:style-name="P18"><text:span text:style-name="T7">+15</text:span></text:p>
          </table:table-cell>
          <table:table-cell table:style-name="Table17.A3" office:value-type="string">
            <text:p text:style-name="P18"><text:span text:style-name="T7">+10</text:span></text:p>
          </table:table-cell>
          <table:table-cell table:style-name="Table17.A3" office:value-type="string">
            <text:p text:style-name="P18"><text:span text:style-name="T7">+8</text:span></text:p>
          </table:table-cell>
          <table:table-cell table:style-name="Table17.A3" office:value-type="string">
            <text:p text:style-name="P18"><text:span text:style-name="T7">+11</text:span></text:p>
          </table:table-cell>
          <table:table-cell table:style-name="Table17.A3" office:value-type="string">
            <text:p text:style-name="P18"><text:span text:style-name="T7">6d6 (18)</text:span></text:p>
          </table:table-cell>
          <table:table-cell table:style-name="Table17.A3" office:value-type="string">
            <text:p text:style-name="P18"><text:span text:style-name="T7">—</text:span></text:p>
          </table:table-cell>
        </table:table-row>
        <table:table-row table:style-name="Table17.2">
          <table:table-cell table:style-name="Table17.A3" office:value-type="string">
            <text:p text:style-name="P4"><text:span text:style-name="T7">Juvenile</text:span></text:p>
          </table:table-cell>
          <table:table-cell table:style-name="Table17.A3" office:value-type="string">
            <text:p text:style-name="P18"><text:span text:style-name="T7">L</text:span></text:p>
          </table:table-cell>
          <table:table-cell table:style-name="Table17.A3" office:value-type="string">
            <text:p text:style-name="P18"><text:span text:style-name="T7">15d12+45 (142)</text:span></text:p>
          </table:table-cell>
          <table:table-cell table:style-name="Table17.A3" office:value-type="string">
            <text:p text:style-name="P18"><text:span text:style-name="T7">19</text:span></text:p>
          </table:table-cell>
          <table:table-cell table:style-name="Table17.A3" office:value-type="string">
            <text:p text:style-name="P18"><text:span text:style-name="T7">10</text:span></text:p>
          </table:table-cell>
          <table:table-cell table:style-name="Table17.A3" office:value-type="string">
            <text:p text:style-name="P18"><text:span text:style-name="T7">17</text:span></text:p>
          </table:table-cell>
          <table:table-cell table:style-name="Table17.A3" office:value-type="string">
            <text:p text:style-name="P18"><text:span text:style-name="T7">18</text:span></text:p>
          </table:table-cell>
          <table:table-cell table:style-name="Table17.A3" office:value-type="string">
            <text:p text:style-name="P18"><text:span text:style-name="T7">19</text:span></text:p>
          </table:table-cell>
          <table:table-cell table:style-name="Table17.A3" office:value-type="string">
            <text:p text:style-name="P18"><text:span text:style-name="T7">18</text:span></text:p>
          </table:table-cell>
          <table:table-cell table:style-name="Table17.A3" office:value-type="string">
            <text:p text:style-name="P18"><text:span text:style-name="T7">+15/+23</text:span></text:p>
          </table:table-cell>
          <table:table-cell table:style-name="Table17.A3" office:value-type="string">
            <text:p text:style-name="P18"><text:span text:style-name="T7">+18</text:span></text:p>
          </table:table-cell>
          <table:table-cell table:style-name="Table17.A3" office:value-type="string">
            <text:p text:style-name="P18"><text:span text:style-name="T7">+12</text:span></text:p>
          </table:table-cell>
          <table:table-cell table:style-name="Table17.A3" office:value-type="string">
            <text:p text:style-name="P18"><text:span text:style-name="T7">+9</text:span></text:p>
          </table:table-cell>
          <table:table-cell table:style-name="Table17.A3" office:value-type="string">
            <text:p text:style-name="P18"><text:span text:style-name="T7">+13</text:span></text:p>
          </table:table-cell>
          <table:table-cell table:style-name="Table17.A3" office:value-type="string">
            <text:p text:style-name="P18"><text:span text:style-name="T7">8d6 (20)</text:span></text:p>
          </table:table-cell>
          <table:table-cell table:style-name="Table17.A3" office:value-type="string">
            <text:p text:style-name="P18"><text:span text:style-name="T7">—</text:span></text:p>
          </table:table-cell>
        </table:table-row>
        <table:table-row table:style-name="Table17.2">
          <table:table-cell table:style-name="Table17.A3" office:value-type="string">
            <text:p text:style-name="P4"><text:span text:style-name="T7">Young adult</text:span></text:p>
          </table:table-cell>
          <table:table-cell table:style-name="Table17.A3" office:value-type="string">
            <text:p text:style-name="P18"><text:span text:style-name="T7">L</text:span></text:p>
          </table:table-cell>
          <table:table-cell table:style-name="Table17.A3" office:value-type="string">
            <text:p text:style-name="P18"><text:span text:style-name="T7">18d12+72 (189)</text:span></text:p>
          </table:table-cell>
          <table:table-cell table:style-name="Table17.A3" office:value-type="string">
            <text:p text:style-name="P18"><text:span text:style-name="T7">23</text:span></text:p>
          </table:table-cell>
          <table:table-cell table:style-name="Table17.A3" office:value-type="string">
            <text:p text:style-name="P18"><text:span text:style-name="T7">10</text:span></text:p>
          </table:table-cell>
          <table:table-cell table:style-name="Table17.A3" office:value-type="string">
            <text:p text:style-name="P18"><text:span text:style-name="T7">19</text:span></text:p>
          </table:table-cell>
          <table:table-cell table:style-name="Table17.A3" office:value-type="string">
            <text:p text:style-name="P18"><text:span text:style-name="T7">18</text:span></text:p>
          </table:table-cell>
          <table:table-cell table:style-name="Table17.A3" office:value-type="string">
            <text:p text:style-name="P18"><text:span text:style-name="T7">19</text:span></text:p>
          </table:table-cell>
          <table:table-cell table:style-name="Table17.A3" office:value-type="string">
            <text:p text:style-name="P18"><text:span text:style-name="T7">18</text:span></text:p>
          </table:table-cell>
          <table:table-cell table:style-name="Table17.A3" office:value-type="string">
            <text:p text:style-name="P18"><text:span text:style-name="T7">+18/+28</text:span></text:p>
          </table:table-cell>
          <table:table-cell table:style-name="Table17.A3" office:value-type="string">
            <text:p text:style-name="P18"><text:span text:style-name="T7">+23</text:span></text:p>
          </table:table-cell>
          <table:table-cell table:style-name="Table17.A3" office:value-type="string">
            <text:p text:style-name="P18"><text:span text:style-name="T7">+15</text:span></text:p>
          </table:table-cell>
          <table:table-cell table:style-name="Table17.A3" office:value-type="string">
            <text:p text:style-name="P18"><text:span text:style-name="T7">+11</text:span></text:p>
          </table:table-cell>
          <table:table-cell table:style-name="Table17.A3" office:value-type="string">
            <text:p text:style-name="P18"><text:span text:style-name="T7">+15</text:span></text:p>
          </table:table-cell>
          <table:table-cell table:style-name="Table17.A3" office:value-type="string">
            <text:p text:style-name="P18"><text:span text:style-name="T7">10d6 (23)</text:span></text:p>
          </table:table-cell>
          <table:table-cell table:style-name="Table17.A3" office:value-type="string">
            <text:p text:style-name="P18"><text:span text:style-name="T7">23</text:span></text:p>
          </table:table-cell>
        </table:table-row>
        <table:table-row table:style-name="Table17.2">
          <table:table-cell table:style-name="Table17.A3" office:value-type="string">
            <text:p text:style-name="P4"><text:span text:style-name="T7">Adult</text:span></text:p>
          </table:table-cell>
          <table:table-cell table:style-name="Table17.A3" office:value-type="string">
            <text:p text:style-name="P18"><text:span text:style-name="T7">H</text:span></text:p>
          </table:table-cell>
          <table:table-cell table:style-name="Table17.A3" office:value-type="string">
            <text:p text:style-name="P18"><text:span text:style-name="T7">21d12+105 (241)</text:span></text:p>
          </table:table-cell>
          <table:table-cell table:style-name="Table17.A3" office:value-type="string">
            <text:p text:style-name="P18"><text:span text:style-name="T7">27</text:span></text:p>
          </table:table-cell>
          <table:table-cell table:style-name="Table17.A3" office:value-type="string">
            <text:p text:style-name="P18"><text:span text:style-name="T7">10</text:span></text:p>
          </table:table-cell>
          <table:table-cell table:style-name="Table17.A3" office:value-type="string">
            <text:p text:style-name="P18"><text:span text:style-name="T7">21</text:span></text:p>
          </table:table-cell>
          <table:table-cell table:style-name="Table17.A3" office:value-type="string">
            <text:p text:style-name="P18"><text:span text:style-name="T7">20</text:span></text:p>
          </table:table-cell>
          <table:table-cell table:style-name="Table17.A3" office:value-type="string">
            <text:p text:style-name="P18"><text:span text:style-name="T7">21</text:span></text:p>
          </table:table-cell>
          <table:table-cell table:style-name="Table17.A3" office:value-type="string">
            <text:p text:style-name="P18"><text:span text:style-name="T7">20</text:span></text:p>
          </table:table-cell>
          <table:table-cell table:style-name="Table17.A3" office:value-type="string">
            <text:p text:style-name="P18"><text:span text:style-name="T7">+21/+37</text:span></text:p>
          </table:table-cell>
          <table:table-cell table:style-name="Table17.A3" office:value-type="string">
            <text:p text:style-name="P18"><text:span text:style-name="T7">+27</text:span></text:p>
          </table:table-cell>
          <table:table-cell table:style-name="Table17.A3" office:value-type="string">
            <text:p text:style-name="P18"><text:span text:style-name="T7">+17</text:span></text:p>
          </table:table-cell>
          <table:table-cell table:style-name="Table17.A3" office:value-type="string">
            <text:p text:style-name="P18"><text:span text:style-name="T7">+12</text:span></text:p>
          </table:table-cell>
          <table:table-cell table:style-name="Table17.A3" office:value-type="string">
            <text:p text:style-name="P18"><text:span text:style-name="T7">+17</text:span></text:p>
          </table:table-cell>
          <table:table-cell table:style-name="Table17.A3" office:value-type="string">
            <text:p text:style-name="P18"><text:span text:style-name="T7">12d6 (25)</text:span></text:p>
          </table:table-cell>
          <table:table-cell table:style-name="Table17.A3" office:value-type="string">
            <text:p text:style-name="P18"><text:span text:style-name="T7">25</text:span></text:p>
          </table:table-cell>
        </table:table-row>
        <table:table-row table:style-name="Table17.2">
          <table:table-cell table:style-name="Table17.A3" office:value-type="string">
            <text:p text:style-name="P4"><text:span text:style-name="T7">Mature adult</text:span></text:p>
          </table:table-cell>
          <table:table-cell table:style-name="Table17.A3" office:value-type="string">
            <text:p text:style-name="P18"><text:span text:style-name="T7">H</text:span></text:p>
          </table:table-cell>
          <table:table-cell table:style-name="Table17.A3" office:value-type="string">
            <text:p text:style-name="P18"><text:span text:style-name="T7">24d12+120 (276)</text:span></text:p>
          </table:table-cell>
          <table:table-cell table:style-name="Table17.A3" office:value-type="string">
            <text:p text:style-name="P18"><text:span text:style-name="T7">29</text:span></text:p>
          </table:table-cell>
          <table:table-cell table:style-name="Table17.A3" office:value-type="string">
            <text:p text:style-name="P18"><text:span text:style-name="T7">10</text:span></text:p>
          </table:table-cell>
          <table:table-cell table:style-name="Table17.A3" office:value-type="string">
            <text:p text:style-name="P18"><text:span text:style-name="T7">21</text:span></text:p>
          </table:table-cell>
          <table:table-cell table:style-name="Table17.A3" office:value-type="string">
            <text:p text:style-name="P18"><text:span text:style-name="T7">20</text:span></text:p>
          </table:table-cell>
          <table:table-cell table:style-name="Table17.A3" office:value-type="string">
            <text:p text:style-name="P18"><text:span text:style-name="T7">21</text:span></text:p>
          </table:table-cell>
          <table:table-cell table:style-name="Table17.A3" office:value-type="string">
            <text:p text:style-name="P18"><text:span text:style-name="T7">20</text:span></text:p>
          </table:table-cell>
          <table:table-cell table:style-name="Table17.A3" office:value-type="string">
            <text:p text:style-name="P18"><text:span text:style-name="T7">+24/+41</text:span></text:p>
          </table:table-cell>
          <table:table-cell table:style-name="Table17.A3" office:value-type="string">
            <text:p text:style-name="P18"><text:span text:style-name="T7">+31</text:span></text:p>
          </table:table-cell>
          <table:table-cell table:style-name="Table17.A3" office:value-type="string">
            <text:p text:style-name="P18"><text:span text:style-name="T7">+19</text:span></text:p>
          </table:table-cell>
          <table:table-cell table:style-name="Table17.A3" office:value-type="string">
            <text:p text:style-name="P18"><text:span text:style-name="T7">+14</text:span></text:p>
          </table:table-cell>
          <table:table-cell table:style-name="Table17.A3" office:value-type="string">
            <text:p text:style-name="P18"><text:span text:style-name="T7">+19</text:span></text:p>
          </table:table-cell>
          <table:table-cell table:style-name="Table17.A3" office:value-type="string">
            <text:p text:style-name="P18"><text:span text:style-name="T7">14d6 (27)</text:span></text:p>
          </table:table-cell>
          <table:table-cell table:style-name="Table17.A3" office:value-type="string">
            <text:p text:style-name="P18"><text:span text:style-name="T7">27</text:span></text:p>
          </table:table-cell>
        </table:table-row>
        <table:table-row table:style-name="Table17.2">
          <table:table-cell table:style-name="Table17.A3" office:value-type="string">
            <text:p text:style-name="P4"><text:span text:style-name="T7">Old</text:span></text:p>
          </table:table-cell>
          <table:table-cell table:style-name="Table17.A3" office:value-type="string">
            <text:p text:style-name="P18"><text:span text:style-name="T7">H</text:span></text:p>
          </table:table-cell>
          <table:table-cell table:style-name="Table17.A3" office:value-type="string">
            <text:p text:style-name="P18"><text:span text:style-name="T7">27d12+162 (337)</text:span></text:p>
          </table:table-cell>
          <table:table-cell table:style-name="Table17.A3" office:value-type="string">
            <text:p text:style-name="P18"><text:span text:style-name="T7">31</text:span></text:p>
          </table:table-cell>
          <table:table-cell table:style-name="Table17.A3" office:value-type="string">
            <text:p text:style-name="P18"><text:span text:style-name="T7">10</text:span></text:p>
          </table:table-cell>
          <table:table-cell table:style-name="Table17.A3" office:value-type="string">
            <text:p text:style-name="P18"><text:span text:style-name="T7">23</text:span></text:p>
          </table:table-cell>
          <table:table-cell table:style-name="Table17.A3" office:value-type="string">
            <text:p text:style-name="P18"><text:span text:style-name="T7">22</text:span></text:p>
          </table:table-cell>
          <table:table-cell table:style-name="Table17.A3" office:value-type="string">
            <text:p text:style-name="P18"><text:span text:style-name="T7">23</text:span></text:p>
          </table:table-cell>
          <table:table-cell table:style-name="Table17.A3" office:value-type="string">
            <text:p text:style-name="P18"><text:span text:style-name="T7">22</text:span></text:p>
          </table:table-cell>
          <table:table-cell table:style-name="Table17.A3" office:value-type="string">
            <text:p text:style-name="P18"><text:span text:style-name="T7">+27/+45</text:span></text:p>
          </table:table-cell>
          <table:table-cell table:style-name="Table17.A3" office:value-type="string">
            <text:p text:style-name="P18"><text:span text:style-name="T7">+35</text:span></text:p>
          </table:table-cell>
          <table:table-cell table:style-name="Table17.A3" office:value-type="string">
            <text:p text:style-name="P18"><text:span text:style-name="T7">+21</text:span></text:p>
          </table:table-cell>
          <table:table-cell table:style-name="Table17.A3" office:value-type="string">
            <text:p text:style-name="P18"><text:span text:style-name="T7">+15</text:span></text:p>
          </table:table-cell>
          <table:table-cell table:style-name="Table17.A3" office:value-type="string">
            <text:p text:style-name="P18"><text:span text:style-name="T7">+21</text:span></text:p>
          </table:table-cell>
          <table:table-cell table:style-name="Table17.A3" office:value-type="string">
            <text:p text:style-name="P18"><text:span text:style-name="T7">16d6 (29)</text:span></text:p>
          </table:table-cell>
          <table:table-cell table:style-name="Table17.A3" office:value-type="string">
            <text:p text:style-name="P18"><text:span text:style-name="T7">29</text:span></text:p>
          </table:table-cell>
        </table:table-row>
        <table:table-row table:style-name="Table17.2">
          <table:table-cell table:style-name="Table17.A3" office:value-type="string">
            <text:p text:style-name="P4"><text:span text:style-name="T7">Very old</text:span></text:p>
          </table:table-cell>
          <table:table-cell table:style-name="Table17.A3" office:value-type="string">
            <text:p text:style-name="P18"><text:span text:style-name="T7">H</text:span></text:p>
          </table:table-cell>
          <table:table-cell table:style-name="Table17.A3" office:value-type="string">
            <text:p text:style-name="P18"><text:span text:style-name="T7">30d12+180 (375)</text:span></text:p>
          </table:table-cell>
          <table:table-cell table:style-name="Table17.A3" office:value-type="string">
            <text:p text:style-name="P18"><text:span text:style-name="T7">33</text:span></text:p>
          </table:table-cell>
          <table:table-cell table:style-name="Table17.A3" office:value-type="string">
            <text:p text:style-name="P18"><text:span text:style-name="T7">10</text:span></text:p>
          </table:table-cell>
          <table:table-cell table:style-name="Table17.A3" office:value-type="string">
            <text:p text:style-name="P18"><text:span text:style-name="T7">23</text:span></text:p>
          </table:table-cell>
          <table:table-cell table:style-name="Table17.A3" office:value-type="string">
            <text:p text:style-name="P18"><text:span text:style-name="T7">22</text:span></text:p>
          </table:table-cell>
          <table:table-cell table:style-name="Table17.A3" office:value-type="string">
            <text:p text:style-name="P18"><text:span text:style-name="T7">23</text:span></text:p>
          </table:table-cell>
          <table:table-cell table:style-name="Table17.A3" office:value-type="string">
            <text:p text:style-name="P18"><text:span text:style-name="T7">22</text:span></text:p>
          </table:table-cell>
          <table:table-cell table:style-name="Table17.A3" office:value-type="string">
            <text:p text:style-name="P18"><text:span text:style-name="T7">+30/+49</text:span></text:p>
          </table:table-cell>
          <table:table-cell table:style-name="Table17.A3" office:value-type="string">
            <text:p text:style-name="P18"><text:span text:style-name="T7">+39</text:span></text:p>
          </table:table-cell>
          <table:table-cell table:style-name="Table17.A3" office:value-type="string">
            <text:p text:style-name="P18"><text:span text:style-name="T7">+23</text:span></text:p>
          </table:table-cell>
          <table:table-cell table:style-name="Table17.A3" office:value-type="string">
            <text:p text:style-name="P18"><text:span text:style-name="T7">+17</text:span></text:p>
          </table:table-cell>
          <table:table-cell table:style-name="Table17.A3" office:value-type="string">
            <text:p text:style-name="P18"><text:span text:style-name="T7">+23</text:span></text:p>
          </table:table-cell>
          <table:table-cell table:style-name="Table17.A3" office:value-type="string">
            <text:p text:style-name="P18"><text:span text:style-name="T7">18d6 (31)</text:span></text:p>
          </table:table-cell>
          <table:table-cell table:style-name="Table17.A3" office:value-type="string">
            <text:p text:style-name="P18"><text:span text:style-name="T7">31</text:span></text:p>
          </table:table-cell>
        </table:table-row>
        <table:table-row table:style-name="Table17.2">
          <table:table-cell table:style-name="Table17.A3" office:value-type="string">
            <text:p text:style-name="P4"><text:span text:style-name="T7">Ancient</text:span></text:p>
          </table:table-cell>
          <table:table-cell table:style-name="Table17.A3" office:value-type="string">
            <text:p text:style-name="P18"><text:span text:style-name="T7">G</text:span></text:p>
          </table:table-cell>
          <table:table-cell table:style-name="Table17.A3" office:value-type="string">
            <text:p text:style-name="P18"><text:span text:style-name="T7">33d12+231 (445)</text:span></text:p>
          </table:table-cell>
          <table:table-cell table:style-name="Table17.A3" office:value-type="string">
            <text:p text:style-name="P18"><text:span text:style-name="T7">35</text:span></text:p>
          </table:table-cell>
          <table:table-cell table:style-name="Table17.A3" office:value-type="string">
            <text:p text:style-name="P18"><text:span text:style-name="T7">10</text:span></text:p>
          </table:table-cell>
          <table:table-cell table:style-name="Table17.A3" office:value-type="string">
            <text:p text:style-name="P18"><text:span text:style-name="T7">25</text:span></text:p>
          </table:table-cell>
          <table:table-cell table:style-name="Table17.A3" office:value-type="string">
            <text:p text:style-name="P18"><text:span text:style-name="T7">24</text:span></text:p>
          </table:table-cell>
          <table:table-cell table:style-name="Table17.A3" office:value-type="string">
            <text:p text:style-name="P18"><text:span text:style-name="T7">25</text:span></text:p>
          </table:table-cell>
          <table:table-cell table:style-name="Table17.A3" office:value-type="string">
            <text:p text:style-name="P18"><text:span text:style-name="T7">24</text:span></text:p>
          </table:table-cell>
          <table:table-cell table:style-name="Table17.A3" office:value-type="string">
            <text:p text:style-name="P18"><text:span text:style-name="T7">+33/+57</text:span></text:p>
          </table:table-cell>
          <table:table-cell table:style-name="Table17.A3" office:value-type="string">
            <text:p text:style-name="P18"><text:span text:style-name="T7">+41</text:span></text:p>
          </table:table-cell>
          <table:table-cell table:style-name="Table17.A3" office:value-type="string">
            <text:p text:style-name="P18"><text:span text:style-name="T7">+25</text:span></text:p>
          </table:table-cell>
          <table:table-cell table:style-name="Table17.A3" office:value-type="string">
            <text:p text:style-name="P18"><text:span text:style-name="T7">+18</text:span></text:p>
          </table:table-cell>
          <table:table-cell table:style-name="Table17.A3" office:value-type="string">
            <text:p text:style-name="P18"><text:span text:style-name="T7">+25</text:span></text:p>
          </table:table-cell>
          <table:table-cell table:style-name="Table17.A3" office:value-type="string">
            <text:p text:style-name="P18"><text:span text:style-name="T7">20d6 (33)</text:span></text:p>
          </table:table-cell>
          <table:table-cell table:style-name="Table17.A3" office:value-type="string">
            <text:p text:style-name="P18"><text:span text:style-name="T7">33</text:span></text:p>
          </table:table-cell>
        </table:table-row>
        <table:table-row table:style-name="Table17.2">
          <table:table-cell table:style-name="Table17.A3" office:value-type="string">
            <text:p text:style-name="P4"><text:span text:style-name="T7">Wyrm</text:span></text:p>
          </table:table-cell>
          <table:table-cell table:style-name="Table17.A3" office:value-type="string">
            <text:p text:style-name="P18"><text:span text:style-name="T7">G</text:span></text:p>
          </table:table-cell>
          <table:table-cell table:style-name="Table17.A3" office:value-type="string">
            <text:p text:style-name="P18"><text:span text:style-name="T7">36d12+288 (522)</text:span></text:p>
          </table:table-cell>
          <table:table-cell table:style-name="Table17.A3" office:value-type="string">
            <text:p text:style-name="P18"><text:span text:style-name="T7">37</text:span></text:p>
          </table:table-cell>
          <table:table-cell table:style-name="Table17.A3" office:value-type="string">
            <text:p text:style-name="P18"><text:span text:style-name="T7">10</text:span></text:p>
          </table:table-cell>
          <table:table-cell table:style-name="Table17.A3" office:value-type="string">
            <text:p text:style-name="P18"><text:span text:style-name="T7">27</text:span></text:p>
          </table:table-cell>
          <table:table-cell table:style-name="Table17.A3" office:value-type="string">
            <text:p text:style-name="P18"><text:span text:style-name="T7">26</text:span></text:p>
          </table:table-cell>
          <table:table-cell table:style-name="Table17.A3" office:value-type="string">
            <text:p text:style-name="P18"><text:span text:style-name="T7">27</text:span></text:p>
          </table:table-cell>
          <table:table-cell table:style-name="Table17.A3" office:value-type="string">
            <text:p text:style-name="P18"><text:span text:style-name="T7">26</text:span></text:p>
          </table:table-cell>
          <table:table-cell table:style-name="Table17.A3" office:value-type="string">
            <text:p text:style-name="P18"><text:span text:style-name="T7">+36/+61</text:span></text:p>
          </table:table-cell>
          <table:table-cell table:style-name="Table17.A3" office:value-type="string">
            <text:p text:style-name="P18"><text:span text:style-name="T7">+45</text:span></text:p>
          </table:table-cell>
          <table:table-cell table:style-name="Table17.A3" office:value-type="string">
            <text:p text:style-name="P18"><text:span text:style-name="T7">+28</text:span></text:p>
          </table:table-cell>
          <table:table-cell table:style-name="Table17.A3" office:value-type="string">
            <text:p text:style-name="P18"><text:span text:style-name="T7">+20</text:span></text:p>
          </table:table-cell>
          <table:table-cell table:style-name="Table17.A3" office:value-type="string">
            <text:p text:style-name="P18"><text:span text:style-name="T7">+28</text:span></text:p>
          </table:table-cell>
          <table:table-cell table:style-name="Table17.A3" office:value-type="string">
            <text:p text:style-name="P18"><text:span text:style-name="T7">22d6 (36)</text:span></text:p>
          </table:table-cell>
          <table:table-cell table:style-name="Table17.A3" office:value-type="string">
            <text:p text:style-name="P18"><text:span text:style-name="T7">36</text:span></text:p>
          </table:table-cell>
        </table:table-row>
        <table:table-row table:style-name="Table17.2">
          <table:table-cell table:style-name="Table17.A14" office:value-type="string">
            <text:p text:style-name="P16"><text:span text:style-name="T7">Great wyrm</text:span></text:p>
          </table:table-cell>
          <table:table-cell table:style-name="Table17.A14" office:value-type="string">
            <text:p text:style-name="P19"><text:span text:style-name="T7">G</text:span></text:p>
          </table:table-cell>
          <table:table-cell table:style-name="Table17.A14" office:value-type="string">
            <text:p text:style-name="P19"><text:span text:style-name="T7">39d12+312 (565)</text:span></text:p>
          </table:table-cell>
          <table:table-cell table:style-name="Table17.A14" office:value-type="string">
            <text:p text:style-name="P19"><text:span text:style-name="T7">39</text:span></text:p>
          </table:table-cell>
          <table:table-cell table:style-name="Table17.A14" office:value-type="string">
            <text:p text:style-name="P19"><text:span text:style-name="T7">10</text:span></text:p>
          </table:table-cell>
          <table:table-cell table:style-name="Table17.A14" office:value-type="string">
            <text:p text:style-name="P19"><text:span text:style-name="T7">27</text:span></text:p>
          </table:table-cell>
          <table:table-cell table:style-name="Table17.A14" office:value-type="string">
            <text:p text:style-name="P19"><text:span text:style-name="T7">26</text:span></text:p>
          </table:table-cell>
          <table:table-cell table:style-name="Table17.A14" office:value-type="string">
            <text:p text:style-name="P19"><text:span text:style-name="T7">27</text:span></text:p>
          </table:table-cell>
          <table:table-cell table:style-name="Table17.A14" office:value-type="string">
            <text:p text:style-name="P19"><text:span text:style-name="T7">26</text:span></text:p>
          </table:table-cell>
          <table:table-cell table:style-name="Table17.A14" office:value-type="string">
            <text:p text:style-name="P19"><text:span text:style-name="T7">+39/+65</text:span></text:p>
          </table:table-cell>
          <table:table-cell table:style-name="Table17.A14" office:value-type="string">
            <text:p text:style-name="P19"><text:span text:style-name="T7">+49</text:span></text:p>
          </table:table-cell>
          <table:table-cell table:style-name="Table17.A14" office:value-type="string">
            <text:p text:style-name="P19"><text:span text:style-name="T7">+29</text:span></text:p>
          </table:table-cell>
          <table:table-cell table:style-name="Table17.A14" office:value-type="string">
            <text:p text:style-name="P19"><text:span text:style-name="T7">+21</text:span></text:p>
          </table:table-cell>
          <table:table-cell table:style-name="Table17.A14" office:value-type="string">
            <text:p text:style-name="P19"><text:span text:style-name="T7">+29</text:span></text:p>
          </table:table-cell>
          <table:table-cell table:style-name="Table17.A14" office:value-type="string">
            <text:p text:style-name="P19"><text:span text:style-name="T7">24d6 (37)</text:span></text:p>
          </table:table-cell>
          <table:table-cell table:style-name="Table17.A14" office:value-type="string">
            <text:p text:style-name="P19"><text:span text:style-name="T7">37</text:span></text:p>
          </table: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18.1">
          <table:table-cell table:style-name="Table18.A1" table:number-columns-spanned="7" office:value-type="string">
            <text:h text:style-name="P26" text:outline-level="8"><text:span text:style-name="T1">Bronze Dragon Abilities by Age</text:span></text:h>
          </table:table-cell>
          <table:covered-table-cell/>
          <table:covered-table-cell/>
          <table:covered-table-cell/>
          <table:covered-table-cell/>
          <table:covered-table-cell/>
          <table:covered-table-cell/>
        </table:table-row>
        <table:table-row table:style-name="Table18.2">
          <table:table-cell table:style-name="Table18.A2" office:value-type="string">
            <text:p text:style-name="P16"><text:span text:style-name="T11">Age</text:span></text:p>
          </table:table-cell>
          <table:table-cell table:style-name="Table18.A2" office:value-type="string">
            <text:p text:style-name="P16"><text:span text:style-name="T11">Speed</text:span></text:p>
          </table:table-cell>
          <table:table-cell table:style-name="Table18.A2" office:value-type="string">
            <text:p text:style-name="P16"><text:span text:style-name="T11">Initiative</text:span></text:p>
          </table:table-cell>
          <table:table-cell table:style-name="Table18.A2" office:value-type="string">
            <text:p text:style-name="P16"><text:span text:style-name="T11">AC</text:span></text:p>
          </table:table-cell>
          <table:table-cell table:style-name="Table18.A2" office:value-type="string">
            <text:p text:style-name="P16"><text:span text:style-name="T11">Special Abilities</text:span></text:p>
          </table:table-cell>
          <table:table-cell table:style-name="Table18.A2" office:value-type="string">
            <text:p text:style-name="P16"><text:span text:style-name="T11">Caster Level</text:span></text:p>
          </table:table-cell>
          <table:table-cell table:style-name="Table18.A2" office:value-type="string">
            <text:p text:style-name="P16"><text:span text:style-name="T11">SR</text:span></text:p>
          </table:table-cell>
        </table:table-row>
        <table:table-row table:style-name="Table18.2">
          <table:table-cell table:style-name="Table18.A2" office:value-type="string">
            <text:p text:style-name="P4"><text:span text:style-name="T9">Wyrmling</text:span></text:p>
          </table:table-cell>
          <table:table-cell table:style-name="Table18.A2" office:value-type="string">
            <text:p text:style-name="P4"><text:span text:style-name="T9">40 ft., fly 100 ft. (average),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16 (+1 size, +5 natural), touch 11, flat-footed 16</text:span></text:p>
          </table:table-cell>
          <table:table-cell table:style-name="Table18.A2" office:value-type="string">
            <text:p text:style-name="P4"><text:span text:style-name="T9">Immunity to electricity, water breathing, </text:span><text:span text:style-name="T10">speak with animals</text:span></text:p>
          </table:table-cell>
          <table:table-cell table:style-name="Table18.A2" office:value-type="string">
            <text:p text:style-name="P4"><text:span text:style-name="T9">—</text:span></text:p>
          </table:table-cell>
          <table:table-cell table:style-name="Table18.A2" office:value-type="string">
            <text:p text:style-name="P4"><text:span text:style-name="T9">—</text:span></text:p>
          </table:table-cell>
        </table:table-row>
        <table:table-row table:style-name="Table18.2">
          <table:table-cell table:style-name="Table18.A2" office:value-type="string">
            <text:p text:style-name="P4"><text:span text:style-name="T9">Very young</text:span></text:p>
          </table:table-cell>
          <table:table-cell table:style-name="Table18.A2" office:value-type="string">
            <text:p text:style-name="P4"><text:span text:style-name="T9">40 ft., fly 150 ft. (poor),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18 (+8 natural), touch 10, flat-footed 18</text:span></text:p>
          </table:table-cell>
          <table:table-cell table:style-name="Table18.A2" office:value-type="string">
            <text:p text:style-name="P22"/>
          </table:table-cell>
          <table:table-cell table:style-name="Table18.A2" office:value-type="string">
            <text:p text:style-name="P4"><text:span text:style-name="T9">—</text:span></text:p>
          </table:table-cell>
          <table:table-cell table:style-name="Table18.A2" office:value-type="string">
            <text:p text:style-name="P4"><text:span text:style-name="T9">—</text:span></text:p>
          </table:table-cell>
        </table:table-row>
        <table:table-row table:style-name="Table18.2">
          <table:table-cell table:style-name="Table18.A2" office:value-type="string">
            <text:p text:style-name="P4"><text:span text:style-name="T9">Young</text:span></text:p>
          </table:table-cell>
          <table:table-cell table:style-name="Table18.A2" office:value-type="string">
            <text:p text:style-name="P4"><text:span text:style-name="T9">40 ft., fly 150 ft. (poor),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21 (+11 natural), touch 10, flat-footed 21</text:span></text:p>
          </table:table-cell>
          <table:table-cell table:style-name="Table18.A2" office:value-type="string">
            <text:p text:style-name="P4"><text:span text:style-name="T9">Alternate form</text:span></text:p>
          </table:table-cell>
          <table:table-cell table:style-name="Table18.A2" office:value-type="string">
            <text:p text:style-name="P4"><text:span text:style-name="T9">1st</text:span></text:p>
          </table:table-cell>
          <table:table-cell table:style-name="Table18.A2" office:value-type="string">
            <text:p text:style-name="P4"><text:span text:style-name="T9">—</text:span></text:p>
          </table:table-cell>
        </table:table-row>
        <table:table-row table:style-name="Table18.2">
          <table:table-cell table:style-name="Table18.A2" office:value-type="string">
            <text:p text:style-name="P4"><text:span text:style-name="T9">Juvenile</text:span></text:p>
          </table:table-cell>
          <table:table-cell table:style-name="Table18.A2" office:value-type="string">
            <text:p text:style-name="P4"><text:span text:style-name="T9">40 ft., fly 150 ft. (poor),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23 (–1 size, +14 natural), touch 9, flat-footed 23</text:span></text:p>
          </table:table-cell>
          <table:table-cell table:style-name="Table18.A2" office:value-type="string">
            <text:p text:style-name="P22"/>
          </table:table-cell>
          <table:table-cell table:style-name="Table18.A2" office:value-type="string">
            <text:p text:style-name="P4"><text:span text:style-name="T9">3rd</text:span></text:p>
          </table:table-cell>
          <table:table-cell table:style-name="Table18.A2" office:value-type="string">
            <text:p text:style-name="P4"><text:span text:style-name="T9">—</text:span></text:p>
          </table:table-cell>
        </table:table-row>
        <table:table-row table:style-name="Table18.2">
          <table:table-cell table:style-name="Table18.A2" office:value-type="string">
            <text:p text:style-name="P4"><text:span text:style-name="T9">Young adult</text:span></text:p>
          </table:table-cell>
          <table:table-cell table:style-name="Table18.A2" office:value-type="string">
            <text:p text:style-name="P4"><text:span text:style-name="T9">40 ft., fly 150 ft. (poor),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26 (–1 size, +17 natural), touch 9, flat-footed 26</text:span></text:p>
          </table:table-cell>
          <table:table-cell table:style-name="Table18.A2" office:value-type="string">
            <text:p text:style-name="P4"><text:span text:style-name="T9">DR 5/magic</text:span></text:p>
          </table:table-cell>
          <table:table-cell table:style-name="Table18.A2" office:value-type="string">
            <text:p text:style-name="P4"><text:span text:style-name="T9">5th</text:span></text:p>
          </table:table-cell>
          <table:table-cell table:style-name="Table18.A2" office:value-type="string">
            <text:p text:style-name="P4"><text:span text:style-name="T9">20</text:span></text:p>
          </table:table-cell>
        </table:table-row>
        <table:table-row table:style-name="Table18.2">
          <table:table-cell table:style-name="Table18.A2" office:value-type="string">
            <text:p text:style-name="P4"><text:span text:style-name="T9">Adult</text:span></text:p>
          </table:table-cell>
          <table:table-cell table:style-name="Table18.A2" office:value-type="string">
            <text:p text:style-name="P4"><text:span text:style-name="T9">40 ft., fly 150 ft. (poor),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28 (–2 size, +20 natural), touch 8, flat-footed 28</text:span></text:p>
          </table:table-cell>
          <table:table-cell table:style-name="Table18.A2" office:value-type="string">
            <text:p text:style-name="P4"><text:span text:style-name="T10">Create food and water, fog cloud</text:span></text:p>
          </table:table-cell>
          <table:table-cell table:style-name="Table18.A2" office:value-type="string">
            <text:p text:style-name="P4"><text:span text:style-name="T9">7th</text:span></text:p>
          </table:table-cell>
          <table:table-cell table:style-name="Table18.A2" office:value-type="string">
            <text:p text:style-name="P4"><text:span text:style-name="T9">22</text:span></text:p>
          </table:table-cell>
        </table:table-row>
        <table:table-row table:style-name="Table18.2">
          <table:table-cell table:style-name="Table18.A2" office:value-type="string">
            <text:p text:style-name="P4"><text:span text:style-name="T9">Mature adult</text:span></text:p>
          </table:table-cell>
          <table:table-cell table:style-name="Table18.A2" office:value-type="string">
            <text:p text:style-name="P4"><text:span text:style-name="T9">40 ft., fly 150 ft. (poor),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31 (–2 size, +23 natural), touch 8, flat-footed 31</text:span></text:p>
          </table:table-cell>
          <table:table-cell table:style-name="Table18.A2" office:value-type="string">
            <text:p text:style-name="P4"><text:span text:style-name="T9">DR 10/magic</text:span></text:p>
          </table:table-cell>
          <table:table-cell table:style-name="Table18.A2" office:value-type="string">
            <text:p text:style-name="P4"><text:span text:style-name="T9">9th</text:span></text:p>
          </table:table-cell>
          <table:table-cell table:style-name="Table18.A2" office:value-type="string">
            <text:p text:style-name="P4"><text:span text:style-name="T9">23</text:span></text:p>
          </table:table-cell>
        </table:table-row>
        <table:table-row table:style-name="Table18.2">
          <table:table-cell table:style-name="Table18.A2" office:value-type="string">
            <text:p text:style-name="P4"><text:span text:style-name="T9">Old</text:span></text:p>
          </table:table-cell>
          <table:table-cell table:style-name="Table18.A2" office:value-type="string">
            <text:p text:style-name="P4"><text:span text:style-name="T9">40 ft., fly 150 ft. (poor),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34 (–2 size, +26 natural), touch 8, flat-footed 34</text:span></text:p>
          </table:table-cell>
          <table:table-cell table:style-name="Table18.A2" office:value-type="string">
            <text:p text:style-name="P4"><text:span text:style-name="T10">Detect thoughts</text:span></text:p>
          </table:table-cell>
          <table:table-cell table:style-name="Table18.A2" office:value-type="string">
            <text:p text:style-name="P4"><text:span text:style-name="T9">11th</text:span></text:p>
          </table:table-cell>
          <table:table-cell table:style-name="Table18.A2" office:value-type="string">
            <text:p text:style-name="P4"><text:span text:style-name="T9">25</text:span></text:p>
          </table:table-cell>
        </table:table-row>
        <table:table-row table:style-name="Table18.2">
          <table:table-cell table:style-name="Table18.A2" office:value-type="string">
            <text:p text:style-name="P4"><text:span text:style-name="T9">Very old</text:span></text:p>
          </table:table-cell>
          <table:table-cell table:style-name="Table18.A2" office:value-type="string">
            <text:p text:style-name="P4"><text:span text:style-name="T9">40 ft., fly 150 ft. (poor),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37 (–2 size, +29 natural), touch 8, flat-footed 37</text:span></text:p>
          </table:table-cell>
          <table:table-cell table:style-name="Table18.A2" office:value-type="string">
            <text:p text:style-name="P4"><text:span text:style-name="T9">DR 15/magic</text:span></text:p>
          </table:table-cell>
          <table:table-cell table:style-name="Table18.A2" office:value-type="string">
            <text:p text:style-name="P4"><text:span text:style-name="T9">13th</text:span></text:p>
          </table:table-cell>
          <table:table-cell table:style-name="Table18.A2" office:value-type="string">
            <text:p text:style-name="P4"><text:span text:style-name="T9">26</text:span></text:p>
          </table:table-cell>
        </table:table-row>
        <table:table-row table:style-name="Table18.2">
          <table:table-cell table:style-name="Table18.A2" office:value-type="string">
            <text:p text:style-name="P4"><text:span text:style-name="T9">Ancient</text:span></text:p>
          </table:table-cell>
          <table:table-cell table:style-name="Table18.A2" office:value-type="string">
            <text:p text:style-name="P4"><text:span text:style-name="T9">40 ft., fly 200 ft. (clumsy),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38 (–4 size, +32 natural), touch 6, flat-footed 38</text:span></text:p>
          </table:table-cell>
          <table:table-cell table:style-name="Table18.A2" office:value-type="string">
            <text:p text:style-name="P4"><text:span text:style-name="T10">Control water</text:span></text:p>
          </table:table-cell>
          <table:table-cell table:style-name="Table18.A2" office:value-type="string">
            <text:p text:style-name="P4"><text:span text:style-name="T9">15th</text:span></text:p>
          </table:table-cell>
          <table:table-cell table:style-name="Table18.A2" office:value-type="string">
            <text:p text:style-name="P4"><text:span text:style-name="T9">28</text:span></text:p>
          </table:table-cell>
        </table:table-row>
        <table:table-row table:style-name="Table18.2">
          <table:table-cell table:style-name="Table18.A2" office:value-type="string">
            <text:p text:style-name="P4"><text:span text:style-name="T9">Wyrm</text:span></text:p>
          </table:table-cell>
          <table:table-cell table:style-name="Table18.A2" office:value-type="string">
            <text:p text:style-name="P4"><text:span text:style-name="T9">40 ft., fly 200 ft. (clumsy),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41 (–4 size, +35 natural), touch 6, flat-footed 41</text:span></text:p>
          </table:table-cell>
          <table:table-cell table:style-name="Table18.A2" office:value-type="string">
            <text:p text:style-name="P4"><text:span text:style-name="T9">DR 20/magic</text:span></text:p>
          </table:table-cell>
          <table:table-cell table:style-name="Table18.A2" office:value-type="string">
            <text:p text:style-name="P4"><text:span text:style-name="T9">17th</text:span></text:p>
          </table:table-cell>
          <table:table-cell table:style-name="Table18.A2" office:value-type="string">
            <text:p text:style-name="P4"><text:span text:style-name="T9">29</text:span></text:p>
          </table:table-cell>
        </table:table-row>
        <table:table-row table:style-name="Table18.2">
          <table:table-cell table:style-name="Table18.A2" office:value-type="string">
            <text:p text:style-name="P4"><text:span text:style-name="T9">Great wyrm</text:span></text:p>
          </table:table-cell>
          <table:table-cell table:style-name="Table18.A2" office:value-type="string">
            <text:p text:style-name="P4"><text:span text:style-name="T9">40 ft., fly 200 ft. (clumsy), swim 60 ft.</text:span></text:p>
          </table:table-cell>
          <table:table-cell table:style-name="Table18.A2" office:value-type="string">
            <text:p text:style-name="P4"><text:span text:style-name="T9">+0</text:span></text:p>
          </table:table-cell>
          <table:table-cell table:style-name="Table18.A2" office:value-type="string">
            <text:p text:style-name="P4"><text:span text:style-name="T9">44 (–4 size, +38 natural), touch 6, flat-footed 44</text:span></text:p>
          </table:table-cell>
          <table:table-cell table:style-name="Table18.A2" office:value-type="string">
            <text:p text:style-name="P4"><text:span text:style-name="T10">Control weather</text:span></text:p>
          </table:table-cell>
          <table:table-cell table:style-name="Table18.A2" office:value-type="string">
            <text:p text:style-name="P4"><text:span text:style-name="T9">19th</text:span></text:p>
          </table:table-cell>
          <table:table-cell table:style-name="Table18.A2" office:value-type="string">
            <text:p text:style-name="P4"><text:span text:style-name="T9">31</text:span></text:p>
          </table:table-cell>
        </table:table-row>
        <table:table-row table:style-name="Table18.1">
          <table:table-cell table:style-name="Table18.A15" table:number-columns-spanned="7" office:value-type="string">
            <text:p text:style-name="P16"><text:span text:style-name="T9">*Can also cast cleric spells and those from the Animal, Law, and Water domains as arcane spells.</text:span></text:p>
          </table:table-cell>
          <table:covered-table-cell/>
          <table:covered-table-cell/>
          <table:covered-table-cell/>
          <table:covered-table-cell/>
          <table:covered-table-cell/>
          <table:covered-table-cell/>
        </table:table-row>
      </table:table>
      <text:p text:style-name="P4"><text:span text:style-name="T16">A bronze wyrmling’s scales are yellow tinged with green, showing only a hint of bronze. As the dragon approaches adulthood, its color deepens slowly to a darker, rich bronze tone. Very old dragons develop a blue-black tint to the edges of their scales. Powerful swimmers, they have webbed feet and smooth, flat scales. The pupils of its eyes fade as a dragon ages, until in the oldest the eyes resemble glowing green orbs.</text:span></text:p>
      <text:p text:style-name="P4"><text:span text:style-name="T22">Combat</text:span></text:p>
      <text:p text:style-name="P4"><text:span text:style-name="T16">Bronze dragons dislike killing animals and would rather bribe them (perhaps with food) or force them away magically. They use </text:span><text:span text:style-name="T18">detect thoughts </text:span><text:span text:style-name="T16">to learn intelligent creatures’ intentions.</text:span></text:p>
      <text:p text:style-name="P4"><text:span text:style-name="T16">When attacking they blind their opponents with </text:span><text:span text:style-name="T18">fog cloud </text:span><text:span text:style-name="T16">and then charge or, if flying, snatch them up. Against seafaring opponents they conjure up a storm or use their tails to smash the vessels’ hulls. If a dragon is inclined to be lenient, ships might be merely becalmed, fogbound, or broken-masted.</text:span></text:p>
      <text:p text:style-name="P4"><text:span text:style-name="T17">Breath Weapon (Su): </text:span><text:span text:style-name="T16">Bronze dragons have two types of breath weapon, a line of lightning and a cone of </text:span><text:span text:style-name="T18">repulsion </text:span><text:span text:style-name="T16">gas. Creatures within the cone must succeed on a Will save or be compelled to do nothing but move away from the dragon for 1d6 rounds plus 1 round per age category of the dragon. This is a mind-affecting compulsion enchantment effect.</text:span></text:p>
      <text:p text:style-name="P4"><text:span text:style-name="T17">Water Breathing (Ex): </text:span><text:span text:style-name="T16">A bronze dragon can breathe underwater indefinitely and can freely use its breath weapon, spells, and other abilities while submerged.</text:span></text:p>
      <text:p text:style-name="P4"><text:span text:style-name="T17">Alternate Form (Su): </text:span><text:span text:style-name="T16">A young or older bronze dragon can assume any animal or humanoid form of Medium size or smaller as a standard action three times per day. This ability functions as a </text:span><text:span text:style-name="T18">polymorph </text:span><text:span text:style-name="T16">spell cast on itself at its caster level, except that the dragon does not regain hit points for changing form and can only assume the form of an animal or humanoid. The dragon can remain in its animal or humanoid form until it chooses to assume a new one or return to its natural form.</text:span></text:p>
      <text:p text:style-name="P4"><text:span text:style-name="T17">Spell-Like Abilities:</text:span><text:span text:style-name="T16"> At will—</text:span><text:span text:style-name="T18">speak with animals; </text:span><text:span text:style-name="T16">3/day—</text:span><text:span text:style-name="T18">create food and water </text:span><text:span text:style-name="T16">(adult or older), </text:span><text:span text:style-name="T18">fog cloud </text:span><text:span text:style-name="T16">(adult or older), </text:span><text:span text:style-name="T18">detect thoughts </text:span><text:span text:style-name="T16">(old or older), </text:span><text:span text:style-name="T18">control water </text:span><text:span text:style-name="T16">(ancient or older); 1/day—</text:span><text:span text:style-name="T18">control weather </text:span><text:span text:style-name="T16">(great wyrm).</text:span></text:p>
      <text:p text:style-name="P4"><text:span text:style-name="T17">Skills:</text:span><text:span text:style-name="T16"> Disguise, Swim, and Survival are considered class skills for bronze dragons.</text:span></text:p>
      <text:p text:style-name="P5"/>
      <text:p text:style-name="P4"><text:span text:style-name="T20">COPPER DRAGON</text:span></text:p>
      <text:p text:style-name="P4"><text:span text:style-name="T17">Dragon (Earth)</text:span></text:p>
      <text:p text:style-name="P4"><text:span text:style-name="T17">Environment: </text:span><text:span text:style-name="T16">Warm hills</text:span></text:p>
      <text:p text:style-name="P4"><text:span text:style-name="T17">Organization:</text:span><text:span text:style-name="T16"> Wyrmling, very young, young, juvenile, and young adult: solitary or clutch (2–5); adult, mature adult, old, very old, ancient, wyrm, or great wyrm: solitary, pair, or family (1–2 and 2–5 offspring)</text:span></text:p>
      <text:p text:style-name="P4"><text:span text:style-name="T17">Challenge Ratings: </text:span><text:span text:style-name="T16">Wyrmling 3; very young 5; young 7; juvenile 9; young adult 11; adult 14; mature adult 16; old 19; very old 20; ancient 22; wyrm 23; great wyrm 25</text:span></text:p>
      <text:p text:style-name="P4"><text:span text:style-name="T17">Treasure: </text:span><text:span text:style-name="T16">Triple standard</text:span></text:p>
      <text:p text:style-name="P4"><text:span text:style-name="T17">Alignment:</text:span><text:span text:style-name="T16"> Always chaotic good</text:span></text:p>
      <text:p text:style-name="P4"><text:span text:style-name="T17">Advancement:</text:span><text:span text:style-name="T16"> Wyrmling 6–7 HD; very young 9–10 HD; young 12–13 HD; juvenile 15–16 HD; young adult 18–19 HD; adult 21–22 HD; mature adult 24–25 HD; old 27–28 HD; very old 30–31 HD; ancient 33–34 HD; wyrm 36–37 HD; great wyrm 39+ HD</text:span></text:p>
      <text:p text:style-name="P4"><text:span text:style-name="T17">Level Adjustment:</text:span><text:span text:style-name="T16"> Wyrmling +2; very young +3; young +4; juvenile +4; others —</text:span></text:p>
      <text:p text:style-name="P14"/>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E"/>
        <table:table-column table:style-name="Table19.F"/>
        <table:table-column table:style-name="Table19.J"/>
        <table:table-column table:style-name="Table19.K"/>
        <table:table-column table:style-name="Table19.L"/>
        <table:table-column table:style-name="Table19.M"/>
        <table:table-column table:style-name="Table19.N"/>
        <table:table-column table:style-name="Table19.O"/>
        <table:table-column table:style-name="Table19.P"/>
        <text:soft-page-break/>
        <table:table-row table:style-name="Table19.1">
          <table:table-cell table:style-name="Table19.A1" table:number-columns-spanned="16" office:value-type="string">
            <text:h text:style-name="P26" text:outline-level="8"><text:span text:style-name="T1">Copper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2">
          <table:table-cell table:style-name="Table19.A2" office:value-type="string">
            <text:p text:style-name="P16"><text:span text:style-name="T8">Age</text:span></text:p>
          </table:table-cell>
          <table:table-cell table:style-name="Table19.A2" office:value-type="string">
            <text:p text:style-name="P19"><text:span text:style-name="T8">Size</text:span></text:p>
          </table:table-cell>
          <table:table-cell table:style-name="Table19.A2" office:value-type="string">
            <text:p text:style-name="P19"><text:span text:style-name="T8">Hit Dice (hp)</text:span></text:p>
          </table:table-cell>
          <table:table-cell table:style-name="Table19.A2" office:value-type="string">
            <text:p text:style-name="P19"><text:span text:style-name="T8">Str</text:span></text:p>
          </table:table-cell>
          <table:table-cell table:style-name="Table19.A2" office:value-type="string">
            <text:p text:style-name="P19"><text:span text:style-name="T8">Dex</text:span></text:p>
          </table:table-cell>
          <table:table-cell table:style-name="Table19.A2" office:value-type="string">
            <text:p text:style-name="P19"><text:span text:style-name="T8">Con</text:span></text:p>
          </table:table-cell>
          <table:table-cell table:style-name="Table19.A2" office:value-type="string">
            <text:p text:style-name="P19"><text:span text:style-name="T8">Int</text:span></text:p>
          </table:table-cell>
          <table:table-cell table:style-name="Table19.A2" office:value-type="string">
            <text:p text:style-name="P19"><text:span text:style-name="T8">Wis</text:span></text:p>
          </table:table-cell>
          <table:table-cell table:style-name="Table19.A2" office:value-type="string">
            <text:p text:style-name="P19"><text:span text:style-name="T8">Cha</text:span></text:p>
          </table:table-cell>
          <table:table-cell table:style-name="Table19.A2" office:value-type="string">
            <text:p text:style-name="P19"><text:span text:style-name="T8">Base Attack/</text:span></text:p>
            <text:p text:style-name="P19"><text:span text:style-name="T8">Grapple</text:span></text:p>
          </table:table-cell>
          <table:table-cell table:style-name="Table19.A2" office:value-type="string">
            <text:p text:style-name="P19"><text:span text:style-name="T8">Attack</text:span></text:p>
          </table:table-cell>
          <table:table-cell table:style-name="Table19.A2" office:value-type="string">
            <text:p text:style-name="P19"><text:span text:style-name="T8">Fort Save</text:span></text:p>
          </table:table-cell>
          <table:table-cell table:style-name="Table19.A2" office:value-type="string">
            <text:p text:style-name="P19"><text:span text:style-name="T8">Ref Save</text:span></text:p>
          </table:table-cell>
          <table:table-cell table:style-name="Table19.A2" office:value-type="string">
            <text:p text:style-name="P19"><text:span text:style-name="T8">Will Save</text:span></text:p>
          </table:table-cell>
          <table:table-cell table:style-name="Table19.A2" office:value-type="string">
            <text:p text:style-name="P19"><text:span text:style-name="T8">Breath Weapon (DC)</text:span></text:p>
          </table:table-cell>
          <table:table-cell table:style-name="Table19.A2" office:value-type="string">
            <text:p text:style-name="P19"><text:span text:style-name="T8">Frightful Presence DC</text:span></text:p>
          </table:table-cell>
        </table:table-row>
        <table:table-row table:style-name="Table19.2">
          <table:table-cell table:style-name="Table19.A3" office:value-type="string">
            <text:p text:style-name="P16"><text:span text:style-name="T7">Wyrmling</text:span></text:p>
          </table:table-cell>
          <table:table-cell table:style-name="Table19.A3" office:value-type="string">
            <text:p text:style-name="P19"><text:span text:style-name="T7">T</text:span></text:p>
          </table:table-cell>
          <table:table-cell table:style-name="Table19.A3" office:value-type="string">
            <text:p text:style-name="P19"><text:span text:style-name="T7">5d12+5 (37)</text:span></text:p>
          </table:table-cell>
          <table:table-cell table:style-name="Table19.A3" office:value-type="string">
            <text:p text:style-name="P19"><text:span text:style-name="T7">11</text:span></text:p>
          </table:table-cell>
          <table:table-cell table:style-name="Table19.A3" office:value-type="string">
            <text:p text:style-name="P19"><text:span text:style-name="T7">10</text:span></text:p>
          </table:table-cell>
          <table:table-cell table:style-name="Table19.A3" office:value-type="string">
            <text:p text:style-name="P19"><text:span text:style-name="T7">13</text:span></text:p>
          </table:table-cell>
          <table:table-cell table:style-name="Table19.A3" office:value-type="string">
            <text:p text:style-name="P19"><text:span text:style-name="T7">12</text:span></text:p>
          </table:table-cell>
          <table:table-cell table:style-name="Table19.A3" office:value-type="string">
            <text:p text:style-name="P19"><text:span text:style-name="T7">13</text:span></text:p>
          </table:table-cell>
          <table:table-cell table:style-name="Table19.A3" office:value-type="string">
            <text:p text:style-name="P19"><text:span text:style-name="T7">12</text:span></text:p>
          </table:table-cell>
          <table:table-cell table:style-name="Table19.A3" office:value-type="string">
            <text:p text:style-name="P19"><text:span text:style-name="T7">+5/–3</text:span></text:p>
          </table:table-cell>
          <table:table-cell table:style-name="Table19.A3" office:value-type="string">
            <text:p text:style-name="P19"><text:span text:style-name="T7">+7</text:span></text:p>
          </table:table-cell>
          <table:table-cell table:style-name="Table19.A3" office:value-type="string">
            <text:p text:style-name="P19"><text:span text:style-name="T7">+5</text:span></text:p>
          </table:table-cell>
          <table:table-cell table:style-name="Table19.A3" office:value-type="string">
            <text:p text:style-name="P19"><text:span text:style-name="T7">+4</text:span></text:p>
          </table:table-cell>
          <table:table-cell table:style-name="Table19.A3" office:value-type="string">
            <text:p text:style-name="P19"><text:span text:style-name="T7">+5</text:span></text:p>
          </table:table-cell>
          <table:table-cell table:style-name="Table19.A3" office:value-type="string">
            <text:p text:style-name="P19"><text:span text:style-name="T7">2d4 (13)</text:span></text:p>
          </table:table-cell>
          <table:table-cell table:style-name="Table19.A3" office:value-type="string">
            <text:p text:style-name="P19"><text:span text:style-name="T7">—</text:span></text:p>
          </table:table-cell>
        </table:table-row>
        <table:table-row table:style-name="Table19.2">
          <table:table-cell table:style-name="Table19.A3" office:value-type="string">
            <text:p text:style-name="P4"><text:span text:style-name="T7">Very young</text:span></text:p>
          </table:table-cell>
          <table:table-cell table:style-name="Table19.A3" office:value-type="string">
            <text:p text:style-name="P18"><text:span text:style-name="T7">S</text:span></text:p>
          </table:table-cell>
          <table:table-cell table:style-name="Table19.A3" office:value-type="string">
            <text:p text:style-name="P18"><text:span text:style-name="T7">8d12+8 (60)</text:span></text:p>
          </table:table-cell>
          <table:table-cell table:style-name="Table19.A3" office:value-type="string">
            <text:p text:style-name="P18"><text:span text:style-name="T7">13</text:span></text:p>
          </table:table-cell>
          <table:table-cell table:style-name="Table19.A3" office:value-type="string">
            <text:p text:style-name="P18"><text:span text:style-name="T7">10</text:span></text:p>
          </table:table-cell>
          <table:table-cell table:style-name="Table19.A3" office:value-type="string">
            <text:p text:style-name="P18"><text:span text:style-name="T7">13</text:span></text:p>
          </table:table-cell>
          <table:table-cell table:style-name="Table19.A3" office:value-type="string">
            <text:p text:style-name="P18"><text:span text:style-name="T7">12</text:span></text:p>
          </table:table-cell>
          <table:table-cell table:style-name="Table19.A3" office:value-type="string">
            <text:p text:style-name="P18"><text:span text:style-name="T7">13</text:span></text:p>
          </table:table-cell>
          <table:table-cell table:style-name="Table19.A3" office:value-type="string">
            <text:p text:style-name="P18"><text:span text:style-name="T7">12</text:span></text:p>
          </table:table-cell>
          <table:table-cell table:style-name="Table19.A3" office:value-type="string">
            <text:p text:style-name="P18"><text:span text:style-name="T7">+8/+5</text:span></text:p>
          </table:table-cell>
          <table:table-cell table:style-name="Table19.A3" office:value-type="string">
            <text:p text:style-name="P18"><text:span text:style-name="T7">+10</text:span></text:p>
          </table:table-cell>
          <table:table-cell table:style-name="Table19.A3" office:value-type="string">
            <text:p text:style-name="P18"><text:span text:style-name="T7">+7</text:span></text:p>
          </table:table-cell>
          <table:table-cell table:style-name="Table19.A3" office:value-type="string">
            <text:p text:style-name="P18"><text:span text:style-name="T7">+6</text:span></text:p>
          </table:table-cell>
          <table:table-cell table:style-name="Table19.A3" office:value-type="string">
            <text:p text:style-name="P18"><text:span text:style-name="T7">+7</text:span></text:p>
          </table:table-cell>
          <table:table-cell table:style-name="Table19.A3" office:value-type="string">
            <text:p text:style-name="P18"><text:span text:style-name="T7">4d4 (15)</text:span></text:p>
          </table:table-cell>
          <table:table-cell table:style-name="Table19.A3" office:value-type="string">
            <text:p text:style-name="P18"><text:span text:style-name="T7">—</text:span></text:p>
          </table:table-cell>
        </table:table-row>
        <table:table-row table:style-name="Table19.2">
          <table:table-cell table:style-name="Table19.A3" office:value-type="string">
            <text:p text:style-name="P4"><text:span text:style-name="T7">Young</text:span></text:p>
          </table:table-cell>
          <table:table-cell table:style-name="Table19.A3" office:value-type="string">
            <text:p text:style-name="P18"><text:span text:style-name="T7">M</text:span></text:p>
          </table:table-cell>
          <table:table-cell table:style-name="Table19.A3" office:value-type="string">
            <text:p text:style-name="P18"><text:span text:style-name="T7">11d12+22 (93)</text:span></text:p>
          </table:table-cell>
          <table:table-cell table:style-name="Table19.A3" office:value-type="string">
            <text:p text:style-name="P18"><text:span text:style-name="T7">15</text:span></text:p>
          </table:table-cell>
          <table:table-cell table:style-name="Table19.A3" office:value-type="string">
            <text:p text:style-name="P18"><text:span text:style-name="T7">10</text:span></text:p>
          </table:table-cell>
          <table:table-cell table:style-name="Table19.A3" office:value-type="string">
            <text:p text:style-name="P18"><text:span text:style-name="T7">15</text:span></text:p>
          </table:table-cell>
          <table:table-cell table:style-name="Table19.A3" office:value-type="string">
            <text:p text:style-name="P18"><text:span text:style-name="T7">14</text:span></text:p>
          </table:table-cell>
          <table:table-cell table:style-name="Table19.A3" office:value-type="string">
            <text:p text:style-name="P18"><text:span text:style-name="T7">15</text:span></text:p>
          </table:table-cell>
          <table:table-cell table:style-name="Table19.A3" office:value-type="string">
            <text:p text:style-name="P18"><text:span text:style-name="T7">14</text:span></text:p>
          </table:table-cell>
          <table:table-cell table:style-name="Table19.A3" office:value-type="string">
            <text:p text:style-name="P18"><text:span text:style-name="T7">+11/+13</text:span></text:p>
          </table:table-cell>
          <table:table-cell table:style-name="Table19.A3" office:value-type="string">
            <text:p text:style-name="P18"><text:span text:style-name="T7">+13</text:span></text:p>
          </table:table-cell>
          <table:table-cell table:style-name="Table19.A3" office:value-type="string">
            <text:p text:style-name="P18"><text:span text:style-name="T7">+9</text:span></text:p>
          </table:table-cell>
          <table:table-cell table:style-name="Table19.A3" office:value-type="string">
            <text:p text:style-name="P18"><text:span text:style-name="T7">+7</text:span></text:p>
          </table:table-cell>
          <table:table-cell table:style-name="Table19.A3" office:value-type="string">
            <text:p text:style-name="P18"><text:span text:style-name="T7">+9</text:span></text:p>
          </table:table-cell>
          <table:table-cell table:style-name="Table19.A3" office:value-type="string">
            <text:p text:style-name="P18"><text:span text:style-name="T7">6d4 (17)</text:span></text:p>
          </table:table-cell>
          <table:table-cell table:style-name="Table19.A3" office:value-type="string">
            <text:p text:style-name="P18"><text:span text:style-name="T7">—</text:span></text:p>
          </table:table-cell>
        </table:table-row>
        <table:table-row table:style-name="Table19.2">
          <table:table-cell table:style-name="Table19.A3" office:value-type="string">
            <text:p text:style-name="P4"><text:span text:style-name="T7">Juvenile</text:span></text:p>
          </table:table-cell>
          <table:table-cell table:style-name="Table19.A3" office:value-type="string">
            <text:p text:style-name="P18"><text:span text:style-name="T7">M</text:span></text:p>
          </table:table-cell>
          <table:table-cell table:style-name="Table19.A3" office:value-type="string">
            <text:p text:style-name="P18"><text:span text:style-name="T7">14d12+28 (119)</text:span></text:p>
          </table:table-cell>
          <table:table-cell table:style-name="Table19.A3" office:value-type="string">
            <text:p text:style-name="P18"><text:span text:style-name="T7">17</text:span></text:p>
          </table:table-cell>
          <table:table-cell table:style-name="Table19.A3" office:value-type="string">
            <text:p text:style-name="P18"><text:span text:style-name="T7">10</text:span></text:p>
          </table:table-cell>
          <table:table-cell table:style-name="Table19.A3" office:value-type="string">
            <text:p text:style-name="P18"><text:span text:style-name="T7">15</text:span></text:p>
          </table:table-cell>
          <table:table-cell table:style-name="Table19.A3" office:value-type="string">
            <text:p text:style-name="P18"><text:span text:style-name="T7">14</text:span></text:p>
          </table:table-cell>
          <table:table-cell table:style-name="Table19.A3" office:value-type="string">
            <text:p text:style-name="P18"><text:span text:style-name="T7">15</text:span></text:p>
          </table:table-cell>
          <table:table-cell table:style-name="Table19.A3" office:value-type="string">
            <text:p text:style-name="P18"><text:span text:style-name="T7">14</text:span></text:p>
          </table:table-cell>
          <table:table-cell table:style-name="Table19.A3" office:value-type="string">
            <text:p text:style-name="P18"><text:span text:style-name="T7">+14/+17</text:span></text:p>
          </table:table-cell>
          <table:table-cell table:style-name="Table19.A3" office:value-type="string">
            <text:p text:style-name="P18"><text:span text:style-name="T7">+17</text:span></text:p>
          </table:table-cell>
          <table:table-cell table:style-name="Table19.A3" office:value-type="string">
            <text:p text:style-name="P18"><text:span text:style-name="T7">+11</text:span></text:p>
          </table:table-cell>
          <table:table-cell table:style-name="Table19.A3" office:value-type="string">
            <text:p text:style-name="P18"><text:span text:style-name="T7">+9</text:span></text:p>
          </table:table-cell>
          <table:table-cell table:style-name="Table19.A3" office:value-type="string">
            <text:p text:style-name="P18"><text:span text:style-name="T7">+11</text:span></text:p>
          </table:table-cell>
          <table:table-cell table:style-name="Table19.A3" office:value-type="string">
            <text:p text:style-name="P18"><text:span text:style-name="T7">8d4 (19)</text:span></text:p>
          </table:table-cell>
          <table:table-cell table:style-name="Table19.A3" office:value-type="string">
            <text:p text:style-name="P18"><text:span text:style-name="T7">—</text:span></text:p>
          </table:table-cell>
        </table:table-row>
        <table:table-row table:style-name="Table19.2">
          <table:table-cell table:style-name="Table19.A3" office:value-type="string">
            <text:p text:style-name="P4"><text:span text:style-name="T7">Young adult</text:span></text:p>
          </table:table-cell>
          <table:table-cell table:style-name="Table19.A3" office:value-type="string">
            <text:p text:style-name="P18"><text:span text:style-name="T7">L</text:span></text:p>
          </table:table-cell>
          <table:table-cell table:style-name="Table19.A3" office:value-type="string">
            <text:p text:style-name="P18"><text:span text:style-name="T7">17d12+51 (161)</text:span></text:p>
          </table:table-cell>
          <table:table-cell table:style-name="Table19.A3" office:value-type="string">
            <text:p text:style-name="P18"><text:span text:style-name="T7">19</text:span></text:p>
          </table:table-cell>
          <table:table-cell table:style-name="Table19.A3" office:value-type="string">
            <text:p text:style-name="P18"><text:span text:style-name="T7">10</text:span></text:p>
          </table:table-cell>
          <table:table-cell table:style-name="Table19.A3" office:value-type="string">
            <text:p text:style-name="P18"><text:span text:style-name="T7">17</text:span></text:p>
          </table:table-cell>
          <table:table-cell table:style-name="Table19.A3" office:value-type="string">
            <text:p text:style-name="P18"><text:span text:style-name="T7">16</text:span></text:p>
          </table:table-cell>
          <table:table-cell table:style-name="Table19.A3" office:value-type="string">
            <text:p text:style-name="P18"><text:span text:style-name="T7">17</text:span></text:p>
          </table:table-cell>
          <table:table-cell table:style-name="Table19.A3" office:value-type="string">
            <text:p text:style-name="P18"><text:span text:style-name="T7">16</text:span></text:p>
          </table:table-cell>
          <table:table-cell table:style-name="Table19.A3" office:value-type="string">
            <text:p text:style-name="P18"><text:span text:style-name="T7">+17/+25</text:span></text:p>
          </table:table-cell>
          <table:table-cell table:style-name="Table19.A3" office:value-type="string">
            <text:p text:style-name="P18"><text:span text:style-name="T7">+20</text:span></text:p>
          </table:table-cell>
          <table:table-cell table:style-name="Table19.A3" office:value-type="string">
            <text:p text:style-name="P18"><text:span text:style-name="T7">+13</text:span></text:p>
          </table:table-cell>
          <table:table-cell table:style-name="Table19.A3" office:value-type="string">
            <text:p text:style-name="P18"><text:span text:style-name="T7">+10</text:span></text:p>
          </table:table-cell>
          <table:table-cell table:style-name="Table19.A3" office:value-type="string">
            <text:p text:style-name="P18"><text:span text:style-name="T7">+13</text:span></text:p>
          </table:table-cell>
          <table:table-cell table:style-name="Table19.A3" office:value-type="string">
            <text:p text:style-name="P18"><text:span text:style-name="T7">10d4 (21)</text:span></text:p>
          </table:table-cell>
          <table:table-cell table:style-name="Table19.A3" office:value-type="string">
            <text:p text:style-name="P18"><text:span text:style-name="T7">21</text:span></text:p>
          </table:table-cell>
        </table:table-row>
        <table:table-row table:style-name="Table19.2">
          <table:table-cell table:style-name="Table19.A3" office:value-type="string">
            <text:p text:style-name="P4"><text:span text:style-name="T7">Adult</text:span></text:p>
          </table:table-cell>
          <table:table-cell table:style-name="Table19.A3" office:value-type="string">
            <text:p text:style-name="P18"><text:span text:style-name="T7">L</text:span></text:p>
          </table:table-cell>
          <table:table-cell table:style-name="Table19.A3" office:value-type="string">
            <text:p text:style-name="P18"><text:span text:style-name="T7">20d12+80 (210)</text:span></text:p>
          </table:table-cell>
          <table:table-cell table:style-name="Table19.A3" office:value-type="string">
            <text:p text:style-name="P18"><text:span text:style-name="T7">23</text:span></text:p>
          </table:table-cell>
          <table:table-cell table:style-name="Table19.A3" office:value-type="string">
            <text:p text:style-name="P18"><text:span text:style-name="T7">10</text:span></text:p>
          </table:table-cell>
          <table:table-cell table:style-name="Table19.A3" office:value-type="string">
            <text:p text:style-name="P18"><text:span text:style-name="T7">19</text:span></text:p>
          </table:table-cell>
          <table:table-cell table:style-name="Table19.A3" office:value-type="string">
            <text:p text:style-name="P18"><text:span text:style-name="T7">16</text:span></text:p>
          </table:table-cell>
          <table:table-cell table:style-name="Table19.A3" office:value-type="string">
            <text:p text:style-name="P18"><text:span text:style-name="T7">17</text:span></text:p>
          </table:table-cell>
          <table:table-cell table:style-name="Table19.A3" office:value-type="string">
            <text:p text:style-name="P18"><text:span text:style-name="T7">16</text:span></text:p>
          </table:table-cell>
          <table:table-cell table:style-name="Table19.A3" office:value-type="string">
            <text:p text:style-name="P18"><text:span text:style-name="T7">+20/+30</text:span></text:p>
          </table:table-cell>
          <table:table-cell table:style-name="Table19.A3" office:value-type="string">
            <text:p text:style-name="P18"><text:span text:style-name="T7">+25</text:span></text:p>
          </table:table-cell>
          <table:table-cell table:style-name="Table19.A3" office:value-type="string">
            <text:p text:style-name="P18"><text:span text:style-name="T7">+16</text:span></text:p>
          </table:table-cell>
          <table:table-cell table:style-name="Table19.A3" office:value-type="string">
            <text:p text:style-name="P18"><text:span text:style-name="T7">+12</text:span></text:p>
          </table:table-cell>
          <table:table-cell table:style-name="Table19.A3" office:value-type="string">
            <text:p text:style-name="P18"><text:span text:style-name="T7">+15</text:span></text:p>
          </table:table-cell>
          <table:table-cell table:style-name="Table19.A3" office:value-type="string">
            <text:p text:style-name="P18"><text:span text:style-name="T7">12d4 (24)</text:span></text:p>
          </table:table-cell>
          <table:table-cell table:style-name="Table19.A3" office:value-type="string">
            <text:p text:style-name="P18"><text:span text:style-name="T7">23</text:span></text:p>
          </table:table-cell>
        </table:table-row>
        <table:table-row table:style-name="Table19.2">
          <table:table-cell table:style-name="Table19.A3" office:value-type="string">
            <text:p text:style-name="P4"><text:span text:style-name="T7">Mature adult</text:span></text:p>
          </table:table-cell>
          <table:table-cell table:style-name="Table19.A3" office:value-type="string">
            <text:p text:style-name="P18"><text:span text:style-name="T7">H</text:span></text:p>
          </table:table-cell>
          <table:table-cell table:style-name="Table19.A3" office:value-type="string">
            <text:p text:style-name="P18"><text:span text:style-name="T7">23d12+115 (264)</text:span></text:p>
          </table:table-cell>
          <table:table-cell table:style-name="Table19.A3" office:value-type="string">
            <text:p text:style-name="P18"><text:span text:style-name="T7">27</text:span></text:p>
          </table:table-cell>
          <table:table-cell table:style-name="Table19.A3" office:value-type="string">
            <text:p text:style-name="P18"><text:span text:style-name="T7">10</text:span></text:p>
          </table:table-cell>
          <table:table-cell table:style-name="Table19.A3" office:value-type="string">
            <text:p text:style-name="P18"><text:span text:style-name="T7">21</text:span></text:p>
          </table:table-cell>
          <table:table-cell table:style-name="Table19.A3" office:value-type="string">
            <text:p text:style-name="P18"><text:span text:style-name="T7">18</text:span></text:p>
          </table:table-cell>
          <table:table-cell table:style-name="Table19.A3" office:value-type="string">
            <text:p text:style-name="P18"><text:span text:style-name="T7">19</text:span></text:p>
          </table:table-cell>
          <table:table-cell table:style-name="Table19.A3" office:value-type="string">
            <text:p text:style-name="P18"><text:span text:style-name="T7">18</text:span></text:p>
          </table:table-cell>
          <table:table-cell table:style-name="Table19.A3" office:value-type="string">
            <text:p text:style-name="P18"><text:span text:style-name="T7">+23/+39</text:span></text:p>
          </table:table-cell>
          <table:table-cell table:style-name="Table19.A3" office:value-type="string">
            <text:p text:style-name="P18"><text:span text:style-name="T7">+29</text:span></text:p>
          </table:table-cell>
          <table:table-cell table:style-name="Table19.A3" office:value-type="string">
            <text:p text:style-name="P18"><text:span text:style-name="T7">+18</text:span></text:p>
          </table:table-cell>
          <table:table-cell table:style-name="Table19.A3" office:value-type="string">
            <text:p text:style-name="P18"><text:span text:style-name="T7">+13</text:span></text:p>
          </table:table-cell>
          <table:table-cell table:style-name="Table19.A3" office:value-type="string">
            <text:p text:style-name="P18"><text:span text:style-name="T7">+17</text:span></text:p>
          </table:table-cell>
          <table:table-cell table:style-name="Table19.A3" office:value-type="string">
            <text:p text:style-name="P18"><text:span text:style-name="T7">14d4 (26)</text:span></text:p>
          </table:table-cell>
          <table:table-cell table:style-name="Table19.A3" office:value-type="string">
            <text:p text:style-name="P18"><text:span text:style-name="T7">25</text:span></text:p>
          </table:table-cell>
        </table:table-row>
        <table:table-row table:style-name="Table19.2">
          <table:table-cell table:style-name="Table19.A3" office:value-type="string">
            <text:p text:style-name="P4"><text:span text:style-name="T7">Old</text:span></text:p>
          </table:table-cell>
          <table:table-cell table:style-name="Table19.A3" office:value-type="string">
            <text:p text:style-name="P18"><text:span text:style-name="T7">H</text:span></text:p>
          </table:table-cell>
          <table:table-cell table:style-name="Table19.A3" office:value-type="string">
            <text:p text:style-name="P18"><text:span text:style-name="T7">26d12+130 (299)</text:span></text:p>
          </table:table-cell>
          <table:table-cell table:style-name="Table19.A3" office:value-type="string">
            <text:p text:style-name="P18"><text:span text:style-name="T7">29</text:span></text:p>
          </table:table-cell>
          <table:table-cell table:style-name="Table19.A3" office:value-type="string">
            <text:p text:style-name="P18"><text:span text:style-name="T7">10</text:span></text:p>
          </table:table-cell>
          <table:table-cell table:style-name="Table19.A3" office:value-type="string">
            <text:p text:style-name="P18"><text:span text:style-name="T7">21</text:span></text:p>
          </table:table-cell>
          <table:table-cell table:style-name="Table19.A3" office:value-type="string">
            <text:p text:style-name="P18"><text:span text:style-name="T7">18</text:span></text:p>
          </table:table-cell>
          <table:table-cell table:style-name="Table19.A3" office:value-type="string">
            <text:p text:style-name="P18"><text:span text:style-name="T7">19</text:span></text:p>
          </table:table-cell>
          <table:table-cell table:style-name="Table19.A3" office:value-type="string">
            <text:p text:style-name="P18"><text:span text:style-name="T7">18</text:span></text:p>
          </table:table-cell>
          <table:table-cell table:style-name="Table19.A3" office:value-type="string">
            <text:p text:style-name="P18"><text:span text:style-name="T7">+26/+43</text:span></text:p>
          </table:table-cell>
          <table:table-cell table:style-name="Table19.A3" office:value-type="string">
            <text:p text:style-name="P18"><text:span text:style-name="T7">+33</text:span></text:p>
          </table:table-cell>
          <table:table-cell table:style-name="Table19.A3" office:value-type="string">
            <text:p text:style-name="P18"><text:span text:style-name="T7">+20</text:span></text:p>
          </table:table-cell>
          <table:table-cell table:style-name="Table19.A3" office:value-type="string">
            <text:p text:style-name="P18"><text:span text:style-name="T7">+15</text:span></text:p>
          </table:table-cell>
          <table:table-cell table:style-name="Table19.A3" office:value-type="string">
            <text:p text:style-name="P18"><text:span text:style-name="T7">+19</text:span></text:p>
          </table:table-cell>
          <table:table-cell table:style-name="Table19.A3" office:value-type="string">
            <text:p text:style-name="P18"><text:span text:style-name="T7">16d4 (28)</text:span></text:p>
          </table:table-cell>
          <table:table-cell table:style-name="Table19.A3" office:value-type="string">
            <text:p text:style-name="P18"><text:span text:style-name="T7">27</text:span></text:p>
          </table:table-cell>
        </table:table-row>
        <table:table-row table:style-name="Table19.2">
          <table:table-cell table:style-name="Table19.A3" office:value-type="string">
            <text:p text:style-name="P4"><text:span text:style-name="T7">Very old</text:span></text:p>
          </table:table-cell>
          <table:table-cell table:style-name="Table19.A3" office:value-type="string">
            <text:p text:style-name="P18"><text:span text:style-name="T7">H</text:span></text:p>
          </table:table-cell>
          <table:table-cell table:style-name="Table19.A3" office:value-type="string">
            <text:p text:style-name="P18"><text:span text:style-name="T7">29d12+174 (362)</text:span></text:p>
          </table:table-cell>
          <table:table-cell table:style-name="Table19.A3" office:value-type="string">
            <text:p text:style-name="P18"><text:span text:style-name="T7">31</text:span></text:p>
          </table:table-cell>
          <table:table-cell table:style-name="Table19.A3" office:value-type="string">
            <text:p text:style-name="P18"><text:span text:style-name="T7">10</text:span></text:p>
          </table:table-cell>
          <table:table-cell table:style-name="Table19.A3" office:value-type="string">
            <text:p text:style-name="P18"><text:span text:style-name="T7">23</text:span></text:p>
          </table:table-cell>
          <table:table-cell table:style-name="Table19.A3" office:value-type="string">
            <text:p text:style-name="P18"><text:span text:style-name="T7">20</text:span></text:p>
          </table:table-cell>
          <table:table-cell table:style-name="Table19.A3" office:value-type="string">
            <text:p text:style-name="P18"><text:span text:style-name="T7">21</text:span></text:p>
          </table:table-cell>
          <table:table-cell table:style-name="Table19.A3" office:value-type="string">
            <text:p text:style-name="P18"><text:span text:style-name="T7">20</text:span></text:p>
          </table:table-cell>
          <table:table-cell table:style-name="Table19.A3" office:value-type="string">
            <text:p text:style-name="P18"><text:span text:style-name="T7">+29/+47</text:span></text:p>
          </table:table-cell>
          <table:table-cell table:style-name="Table19.A3" office:value-type="string">
            <text:p text:style-name="P18"><text:span text:style-name="T7">+37</text:span></text:p>
          </table:table-cell>
          <table:table-cell table:style-name="Table19.A3" office:value-type="string">
            <text:p text:style-name="P18"><text:span text:style-name="T7">+22</text:span></text:p>
          </table:table-cell>
          <table:table-cell table:style-name="Table19.A3" office:value-type="string">
            <text:p text:style-name="P18"><text:span text:style-name="T7">+16</text:span></text:p>
          </table:table-cell>
          <table:table-cell table:style-name="Table19.A3" office:value-type="string">
            <text:p text:style-name="P18"><text:span text:style-name="T7">+21</text:span></text:p>
          </table:table-cell>
          <table:table-cell table:style-name="Table19.A3" office:value-type="string">
            <text:p text:style-name="P18"><text:span text:style-name="T7">18d4 (30)</text:span></text:p>
          </table:table-cell>
          <table:table-cell table:style-name="Table19.A3" office:value-type="string">
            <text:p text:style-name="P18"><text:span text:style-name="T7">29</text:span></text:p>
          </table:table-cell>
        </table:table-row>
        <table:table-row table:style-name="Table19.2">
          <table:table-cell table:style-name="Table19.A3" office:value-type="string">
            <text:p text:style-name="P4"><text:span text:style-name="T7">Ancient</text:span></text:p>
          </table:table-cell>
          <table:table-cell table:style-name="Table19.A3" office:value-type="string">
            <text:p text:style-name="P18"><text:span text:style-name="T7">H</text:span></text:p>
          </table:table-cell>
          <table:table-cell table:style-name="Table19.A3" office:value-type="string">
            <text:p text:style-name="P18"><text:span text:style-name="T7">32d12+192 (400)</text:span></text:p>
          </table:table-cell>
          <table:table-cell table:style-name="Table19.A3" office:value-type="string">
            <text:p text:style-name="P18"><text:span text:style-name="T7">33</text:span></text:p>
          </table:table-cell>
          <table:table-cell table:style-name="Table19.A3" office:value-type="string">
            <text:p text:style-name="P18"><text:span text:style-name="T7">10</text:span></text:p>
          </table:table-cell>
          <table:table-cell table:style-name="Table19.A3" office:value-type="string">
            <text:p text:style-name="P18"><text:span text:style-name="T7">23</text:span></text:p>
          </table:table-cell>
          <table:table-cell table:style-name="Table19.A3" office:value-type="string">
            <text:p text:style-name="P18"><text:span text:style-name="T7">20</text:span></text:p>
          </table:table-cell>
          <table:table-cell table:style-name="Table19.A3" office:value-type="string">
            <text:p text:style-name="P18"><text:span text:style-name="T7">21</text:span></text:p>
          </table:table-cell>
          <table:table-cell table:style-name="Table19.A3" office:value-type="string">
            <text:p text:style-name="P18"><text:span text:style-name="T7">20</text:span></text:p>
          </table:table-cell>
          <table:table-cell table:style-name="Table19.A3" office:value-type="string">
            <text:p text:style-name="P18"><text:span text:style-name="T7">+32/+51</text:span></text:p>
          </table:table-cell>
          <table:table-cell table:style-name="Table19.A3" office:value-type="string">
            <text:p text:style-name="P18"><text:span text:style-name="T7">+41</text:span></text:p>
          </table:table-cell>
          <table:table-cell table:style-name="Table19.A3" office:value-type="string">
            <text:p text:style-name="P18"><text:span text:style-name="T7">+24</text:span></text:p>
          </table:table-cell>
          <table:table-cell table:style-name="Table19.A3" office:value-type="string">
            <text:p text:style-name="P18"><text:span text:style-name="T7">+18</text:span></text:p>
          </table:table-cell>
          <table:table-cell table:style-name="Table19.A3" office:value-type="string">
            <text:p text:style-name="P18"><text:span text:style-name="T7">+23</text:span></text:p>
          </table:table-cell>
          <table:table-cell table:style-name="Table19.A3" office:value-type="string">
            <text:p text:style-name="P18"><text:span text:style-name="T7">20d4 (32)</text:span></text:p>
          </table:table-cell>
          <table:table-cell table:style-name="Table19.A3" office:value-type="string">
            <text:p text:style-name="P18"><text:span text:style-name="T7">31</text:span></text:p>
          </table:table-cell>
        </table:table-row>
        <table:table-row table:style-name="Table19.2">
          <table:table-cell table:style-name="Table19.A3" office:value-type="string">
            <text:p text:style-name="P4"><text:span text:style-name="T7">Wyrm</text:span></text:p>
          </table:table-cell>
          <table:table-cell table:style-name="Table19.A3" office:value-type="string">
            <text:p text:style-name="P18"><text:span text:style-name="T7">G</text:span></text:p>
          </table:table-cell>
          <table:table-cell table:style-name="Table19.A3" office:value-type="string">
            <text:p text:style-name="P18"><text:span text:style-name="T7">35d12+245 (472)</text:span></text:p>
          </table:table-cell>
          <table:table-cell table:style-name="Table19.A3" office:value-type="string">
            <text:p text:style-name="P18"><text:span text:style-name="T7">35</text:span></text:p>
          </table:table-cell>
          <table:table-cell table:style-name="Table19.A3" office:value-type="string">
            <text:p text:style-name="P18"><text:span text:style-name="T7">10</text:span></text:p>
          </table:table-cell>
          <table:table-cell table:style-name="Table19.A3" office:value-type="string">
            <text:p text:style-name="P18"><text:span text:style-name="T7">25</text:span></text:p>
          </table:table-cell>
          <table:table-cell table:style-name="Table19.A3" office:value-type="string">
            <text:p text:style-name="P18"><text:span text:style-name="T7">22</text:span></text:p>
          </table:table-cell>
          <table:table-cell table:style-name="Table19.A3" office:value-type="string">
            <text:p text:style-name="P18"><text:span text:style-name="T7">23</text:span></text:p>
          </table:table-cell>
          <table:table-cell table:style-name="Table19.A3" office:value-type="string">
            <text:p text:style-name="P18"><text:span text:style-name="T7">22</text:span></text:p>
          </table:table-cell>
          <table:table-cell table:style-name="Table19.A3" office:value-type="string">
            <text:p text:style-name="P18"><text:span text:style-name="T7">+35/+59</text:span></text:p>
          </table:table-cell>
          <table:table-cell table:style-name="Table19.A3" office:value-type="string">
            <text:p text:style-name="P18"><text:span text:style-name="T7">+43</text:span></text:p>
          </table:table-cell>
          <table:table-cell table:style-name="Table19.A3" office:value-type="string">
            <text:p text:style-name="P18"><text:span text:style-name="T7">+26</text:span></text:p>
          </table:table-cell>
          <table:table-cell table:style-name="Table19.A3" office:value-type="string">
            <text:p text:style-name="P18"><text:span text:style-name="T7">+19</text:span></text:p>
          </table:table-cell>
          <table:table-cell table:style-name="Table19.A3" office:value-type="string">
            <text:p text:style-name="P18"><text:span text:style-name="T7">+25</text:span></text:p>
          </table:table-cell>
          <table:table-cell table:style-name="Table19.A3" office:value-type="string">
            <text:p text:style-name="P18"><text:span text:style-name="T7">22d4 (34)</text:span></text:p>
          </table:table-cell>
          <table:table-cell table:style-name="Table19.A3" office:value-type="string">
            <text:p text:style-name="P18"><text:span text:style-name="T7">33</text:span></text:p>
          </table:table-cell>
        </table:table-row>
        <table:table-row table:style-name="Table19.2">
          <table:table-cell table:style-name="Table19.A14" office:value-type="string">
            <text:p text:style-name="P16"><text:span text:style-name="T7">Great wyrm</text:span></text:p>
          </table:table-cell>
          <table:table-cell table:style-name="Table19.A14" office:value-type="string">
            <text:p text:style-name="P19"><text:span text:style-name="T7">G</text:span></text:p>
          </table:table-cell>
          <table:table-cell table:style-name="Table19.A14" office:value-type="string">
            <text:p text:style-name="P19"><text:span text:style-name="T7">38d12+304 (551)</text:span></text:p>
          </table:table-cell>
          <table:table-cell table:style-name="Table19.A14" office:value-type="string">
            <text:p text:style-name="P19"><text:span text:style-name="T7">37</text:span></text:p>
          </table:table-cell>
          <table:table-cell table:style-name="Table19.A14" office:value-type="string">
            <text:p text:style-name="P19"><text:span text:style-name="T7">10</text:span></text:p>
          </table:table-cell>
          <table:table-cell table:style-name="Table19.A14" office:value-type="string">
            <text:p text:style-name="P19"><text:span text:style-name="T7">27</text:span></text:p>
          </table:table-cell>
          <table:table-cell table:style-name="Table19.A14" office:value-type="string">
            <text:p text:style-name="P19"><text:span text:style-name="T7">22</text:span></text:p>
          </table:table-cell>
          <table:table-cell table:style-name="Table19.A14" office:value-type="string">
            <text:p text:style-name="P19"><text:span text:style-name="T7">23</text:span></text:p>
          </table:table-cell>
          <table:table-cell table:style-name="Table19.A14" office:value-type="string">
            <text:p text:style-name="P19"><text:span text:style-name="T7">22</text:span></text:p>
          </table:table-cell>
          <table:table-cell table:style-name="Table19.A14" office:value-type="string">
            <text:p text:style-name="P19"><text:span text:style-name="T7">+38/+63</text:span></text:p>
          </table:table-cell>
          <table:table-cell table:style-name="Table19.A14" office:value-type="string">
            <text:p text:style-name="P19"><text:span text:style-name="T7">+47</text:span></text:p>
          </table:table-cell>
          <table:table-cell table:style-name="Table19.A14" office:value-type="string">
            <text:p text:style-name="P19"><text:span text:style-name="T7">+29</text:span></text:p>
          </table:table-cell>
          <table:table-cell table:style-name="Table19.A14" office:value-type="string">
            <text:p text:style-name="P19"><text:span text:style-name="T7">+21</text:span></text:p>
          </table:table-cell>
          <table:table-cell table:style-name="Table19.A14" office:value-type="string">
            <text:p text:style-name="P19"><text:span text:style-name="T7">+27</text:span></text:p>
          </table:table-cell>
          <table:table-cell table:style-name="Table19.A14" office:value-type="string">
            <text:p text:style-name="P19"><text:span text:style-name="T7">24d4 (37)</text:span></text:p>
          </table:table-cell>
          <table:table-cell table:style-name="Table19.A14" office:value-type="string">
            <text:p text:style-name="P19"><text:span text:style-name="T7">35</text:span></text:p>
          </table:table-cell>
        </table:table-row>
      </table:table>
      <text:p text:style-name="P7"/>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style-name="Table20.1">
          <table:table-cell table:style-name="Table20.A1" table:number-columns-spanned="7" office:value-type="string">
            <text:h text:style-name="P26" text:outline-level="8"><text:span text:style-name="T1">Copper Dragon Abilities by Age</text:span></text:h>
          </table:table-cell>
          <table:covered-table-cell/>
          <table:covered-table-cell/>
          <table:covered-table-cell/>
          <table:covered-table-cell/>
          <table:covered-table-cell/>
          <table:covered-table-cell/>
        </table:table-row>
        <table:table-row table:style-name="Table20.2">
          <table:table-cell table:style-name="Table20.A2" office:value-type="string">
            <text:p text:style-name="P16"><text:span text:style-name="T11">Age</text:span></text:p>
          </table:table-cell>
          <table:table-cell table:style-name="Table20.A2" office:value-type="string">
            <text:p text:style-name="P16"><text:span text:style-name="T11">Speed</text:span></text:p>
          </table:table-cell>
          <table:table-cell table:style-name="Table20.A2" office:value-type="string">
            <text:p text:style-name="P16"><text:span text:style-name="T11">Initiative</text:span></text:p>
          </table:table-cell>
          <table:table-cell table:style-name="Table20.A2" office:value-type="string">
            <text:p text:style-name="P16"><text:span text:style-name="T11">AC</text:span></text:p>
          </table:table-cell>
          <table:table-cell table:style-name="Table20.A2" office:value-type="string">
            <text:p text:style-name="P16"><text:span text:style-name="T11">Special Abilities</text:span></text:p>
          </table:table-cell>
          <table:table-cell table:style-name="Table20.A2" office:value-type="string">
            <text:p text:style-name="P16"><text:span text:style-name="T11">Caster Level</text:span></text:p>
          </table:table-cell>
          <table:table-cell table:style-name="Table20.A2" office:value-type="string">
            <text:p text:style-name="P16"><text:span text:style-name="T11">SR</text:span></text:p>
          </table:table-cell>
        </table:table-row>
        <table:table-row table:style-name="Table20.2">
          <table:table-cell table:style-name="Table20.A2" office:value-type="string">
            <text:p text:style-name="P4"><text:span text:style-name="T9">Wyrmling</text:span></text:p>
          </table:table-cell>
          <table:table-cell table:style-name="Table20.A2" office:value-type="string">
            <text:p text:style-name="P4"><text:span text:style-name="T9">40 ft., fly 100 ft. (average)</text:span></text:p>
          </table:table-cell>
          <table:table-cell table:style-name="Table20.A2" office:value-type="string">
            <text:p text:style-name="P4"><text:span text:style-name="T9">+0</text:span></text:p>
          </table:table-cell>
          <table:table-cell table:style-name="Table20.A2" office:value-type="string">
            <text:p text:style-name="P4"><text:span text:style-name="T9">16 (+2 size, +4 natural), touch 12, flat-footed 16</text:span></text:p>
          </table:table-cell>
          <table:table-cell table:style-name="Table20.A2" office:value-type="string">
            <text:p text:style-name="P4"><text:span text:style-name="T9">Immunity to acid, spider climb</text:span></text:p>
          </table:table-cell>
          <table:table-cell table:style-name="Table20.A2" office:value-type="string">
            <text:p text:style-name="P4"><text:span text:style-name="T9">—</text:span></text:p>
          </table:table-cell>
          <table:table-cell table:style-name="Table20.A2" office:value-type="string">
            <text:p text:style-name="P4"><text:span text:style-name="T9">—</text:span></text:p>
          </table:table-cell>
        </table:table-row>
        <table:table-row table:style-name="Table20.2">
          <table:table-cell table:style-name="Table20.A2" office:value-type="string">
            <text:p text:style-name="P4"><text:span text:style-name="T9">Very young</text:span></text:p>
          </table:table-cell>
          <table:table-cell table:style-name="Table20.A2" office:value-type="string">
            <text:p text:style-name="P4"><text:span text:style-name="T9">40 ft., fly 100 ft. (average)</text:span></text:p>
          </table:table-cell>
          <table:table-cell table:style-name="Table20.A2" office:value-type="string">
            <text:p text:style-name="P4"><text:span text:style-name="T9">+0</text:span></text:p>
          </table:table-cell>
          <table:table-cell table:style-name="Table20.A2" office:value-type="string">
            <text:p text:style-name="P4"><text:span text:style-name="T9">18 (+1 size, +7 natural), touch 11, flat-footed 18</text:span></text:p>
          </table:table-cell>
          <table:table-cell table:style-name="Table20.A2" office:value-type="string">
            <text:p text:style-name="P22"/>
          </table:table-cell>
          <table:table-cell table:style-name="Table20.A2" office:value-type="string">
            <text:p text:style-name="P4"><text:span text:style-name="T9">—</text:span></text:p>
          </table:table-cell>
          <table:table-cell table:style-name="Table20.A2" office:value-type="string">
            <text:p text:style-name="P4"><text:span text:style-name="T9">—</text:span></text:p>
          </table:table-cell>
        </table:table-row>
        <table:table-row table:style-name="Table20.2">
          <table:table-cell table:style-name="Table20.A2" office:value-type="string">
            <text:p text:style-name="P4"><text:span text:style-name="T9">Young</text:span></text:p>
          </table:table-cell>
          <table:table-cell table:style-name="Table20.A2" office:value-type="string">
            <text:p text:style-name="P4"><text:span text:style-name="T9">40 ft., fly 150 ft. (poor)</text:span></text:p>
          </table:table-cell>
          <table:table-cell table:style-name="Table20.A2" office:value-type="string">
            <text:p text:style-name="P4"><text:span text:style-name="T9">+0</text:span></text:p>
          </table:table-cell>
          <table:table-cell table:style-name="Table20.A2" office:value-type="string">
            <text:p text:style-name="P4"><text:span text:style-name="T9">20 (+10 natural), touch 10, flat-footed 20</text:span></text:p>
          </table:table-cell>
          <table:table-cell table:style-name="Table20.A2" office:value-type="string">
            <text:p text:style-name="P22"/>
          </table:table-cell>
          <table:table-cell table:style-name="Table20.A2" office:value-type="string">
            <text:p text:style-name="P4"><text:span text:style-name="T9">1st</text:span></text:p>
          </table:table-cell>
          <table:table-cell table:style-name="Table20.A2" office:value-type="string">
            <text:p text:style-name="P4"><text:span text:style-name="T9">—</text:span></text:p>
          </table:table-cell>
        </table:table-row>
        <table:table-row table:style-name="Table20.2">
          <table:table-cell table:style-name="Table20.A2" office:value-type="string">
            <text:p text:style-name="P4"><text:span text:style-name="T9">Juvenile</text:span></text:p>
          </table:table-cell>
          <table:table-cell table:style-name="Table20.A2" office:value-type="string">
            <text:p text:style-name="P4"><text:span text:style-name="T9">40 ft., fly 150 ft. (poor)</text:span></text:p>
          </table:table-cell>
          <table:table-cell table:style-name="Table20.A2" office:value-type="string">
            <text:p text:style-name="P4"><text:span text:style-name="T9">+0</text:span></text:p>
          </table:table-cell>
          <table:table-cell table:style-name="Table20.A2" office:value-type="string">
            <text:p text:style-name="P4"><text:span text:style-name="T9">23 (+13 natural), touch 10, flat-footed 23</text:span></text:p>
          </table:table-cell>
          <table:table-cell table:style-name="Table20.A2" office:value-type="string">
            <text:p text:style-name="P22"/>
          </table:table-cell>
          <table:table-cell table:style-name="Table20.A2" office:value-type="string">
            <text:p text:style-name="P4"><text:span text:style-name="T9">3rd</text:span></text:p>
          </table:table-cell>
          <table:table-cell table:style-name="Table20.A2" office:value-type="string">
            <text:p text:style-name="P4"><text:span text:style-name="T9">—</text:span></text:p>
          </table:table-cell>
        </table:table-row>
        <table:table-row table:style-name="Table20.2">
          <table:table-cell table:style-name="Table20.A2" office:value-type="string">
            <text:p text:style-name="P4"><text:span text:style-name="T9">Young adult</text:span></text:p>
          </table:table-cell>
          <table:table-cell table:style-name="Table20.A2" office:value-type="string">
            <text:p text:style-name="P4"><text:span text:style-name="T9">40 ft., fly 150 ft. (poor)</text:span></text:p>
          </table:table-cell>
          <table:table-cell table:style-name="Table20.A2" office:value-type="string">
            <text:p text:style-name="P4"><text:span text:style-name="T9">+0</text:span></text:p>
          </table:table-cell>
          <table:table-cell table:style-name="Table20.A2" office:value-type="string">
            <text:p text:style-name="P4"><text:span text:style-name="T9">25 (–1 size, +16 natural), touch 9, flat-footed 25</text:span></text:p>
          </table:table-cell>
          <table:table-cell table:style-name="Table20.A2" office:value-type="string">
            <text:p text:style-name="P4"><text:span text:style-name="T9">DR 5/magic</text:span></text:p>
          </table:table-cell>
          <table:table-cell table:style-name="Table20.A2" office:value-type="string">
            <text:p text:style-name="P4"><text:span text:style-name="T9">5th</text:span></text:p>
          </table:table-cell>
          <table:table-cell table:style-name="Table20.A2" office:value-type="string">
            <text:p text:style-name="P4"><text:span text:style-name="T9">19</text:span></text:p>
          </table:table-cell>
        </table:table-row>
        <table:table-row table:style-name="Table20.2">
          <table:table-cell table:style-name="Table20.A2" office:value-type="string">
            <text:p text:style-name="P4"><text:span text:style-name="T9">Adult</text:span></text:p>
          </table:table-cell>
          <table:table-cell table:style-name="Table20.A2" office:value-type="string">
            <text:p text:style-name="P4"><text:span text:style-name="T9">40 ft., fly 150 ft. (poor)</text:span></text:p>
          </table:table-cell>
          <table:table-cell table:style-name="Table20.A2" office:value-type="string">
            <text:p text:style-name="P4"><text:span text:style-name="T9">+0</text:span></text:p>
          </table:table-cell>
          <table:table-cell table:style-name="Table20.A2" office:value-type="string">
            <text:p text:style-name="P4"><text:span text:style-name="T9">28 (–1 size, +19 natural), touch 9, flat-footed 28</text:span></text:p>
          </table:table-cell>
          <table:table-cell table:style-name="Table20.A2" office:value-type="string">
            <text:p text:style-name="P4"><text:span text:style-name="T10">Stone shape</text:span></text:p>
          </table:table-cell>
          <table:table-cell table:style-name="Table20.A2" office:value-type="string">
            <text:p text:style-name="P4"><text:span text:style-name="T9">7th</text:span></text:p>
          </table:table-cell>
          <table:table-cell table:style-name="Table20.A2" office:value-type="string">
            <text:p text:style-name="P4"><text:span text:style-name="T9">21</text:span></text:p>
          </table:table-cell>
        </table:table-row>
        <table:table-row table:style-name="Table20.2">
          <table:table-cell table:style-name="Table20.A2" office:value-type="string">
            <text:p text:style-name="P4"><text:span text:style-name="T9">Mature adult</text:span></text:p>
          </table:table-cell>
          <table:table-cell table:style-name="Table20.A2" office:value-type="string">
            <text:p text:style-name="P4"><text:span text:style-name="T9">40 ft., fly 150 ft. (poor)</text:span></text:p>
          </table:table-cell>
          <table:table-cell table:style-name="Table20.A2" office:value-type="string">
            <text:p text:style-name="P4"><text:span text:style-name="T9">+0</text:span></text:p>
          </table:table-cell>
          <table:table-cell table:style-name="Table20.A2" office:value-type="string">
            <text:p text:style-name="P4"><text:span text:style-name="T9">30 (–2 size, +22 natural), touch 8, flat-footed 30</text:span></text:p>
          </table:table-cell>
          <table:table-cell table:style-name="Table20.A2" office:value-type="string">
            <text:p text:style-name="P4"><text:span text:style-name="T9">DR 10/magic</text:span></text:p>
          </table:table-cell>
          <table:table-cell table:style-name="Table20.A2" office:value-type="string">
            <text:p text:style-name="P4"><text:span text:style-name="T9">9th</text:span></text:p>
          </table:table-cell>
          <table:table-cell table:style-name="Table20.A2" office:value-type="string">
            <text:p text:style-name="P4"><text:span text:style-name="T9">23</text:span></text:p>
          </table:table-cell>
        </table:table-row>
        <table:table-row table:style-name="Table20.2">
          <table:table-cell table:style-name="Table20.A2" office:value-type="string">
            <text:p text:style-name="P4"><text:span text:style-name="T9">Old</text:span></text:p>
          </table:table-cell>
          <table:table-cell table:style-name="Table20.A2" office:value-type="string">
            <text:p text:style-name="P4"><text:span text:style-name="T9">40 ft., fly 150 ft. (poor)</text:span></text:p>
          </table:table-cell>
          <table:table-cell table:style-name="Table20.A2" office:value-type="string">
            <text:p text:style-name="P4"><text:span text:style-name="T9">+0</text:span></text:p>
          </table:table-cell>
          <table:table-cell table:style-name="Table20.A2" office:value-type="string">
            <text:p text:style-name="P4"><text:span text:style-name="T9">33 (–2 size, +25 natural), touch 8, flat-footed 33</text:span></text:p>
          </table:table-cell>
          <table:table-cell table:style-name="Table20.A2" office:value-type="string">
            <text:p text:style-name="P4"><text:span text:style-name="T10">Transmute rock to mud/mud to rock</text:span></text:p>
          </table:table-cell>
          <table:table-cell table:style-name="Table20.A2" office:value-type="string">
            <text:p text:style-name="P4"><text:span text:style-name="T9">11th</text:span></text:p>
          </table:table-cell>
          <table:table-cell table:style-name="Table20.A2" office:value-type="string">
            <text:p text:style-name="P4"><text:span text:style-name="T9">25</text:span></text:p>
          </table:table-cell>
        </table:table-row>
        <table:table-row table:style-name="Table20.2">
          <table:table-cell table:style-name="Table20.A2" office:value-type="string">
            <text:p text:style-name="P4"><text:span text:style-name="T9">Very old</text:span></text:p>
          </table:table-cell>
          <table:table-cell table:style-name="Table20.A2" office:value-type="string">
            <text:p text:style-name="P4"><text:span text:style-name="T9">40 ft., fly 150 ft. (poor)</text:span></text:p>
          </table:table-cell>
          <table:table-cell table:style-name="Table20.A2" office:value-type="string">
            <text:p text:style-name="P4"><text:span text:style-name="T9">+0</text:span></text:p>
          </table:table-cell>
          <table:table-cell table:style-name="Table20.A2" office:value-type="string">
            <text:p text:style-name="P4"><text:span text:style-name="T9">36 (–2 size, +28 natural), touch 8, flat-footed 36</text:span></text:p>
          </table:table-cell>
          <table:table-cell table:style-name="Table20.A2" office:value-type="string">
            <text:p text:style-name="P4"><text:span text:style-name="T9">DR 15/magic</text:span></text:p>
          </table:table-cell>
          <table:table-cell table:style-name="Table20.A2" office:value-type="string">
            <text:p text:style-name="P4"><text:span text:style-name="T9">13th</text:span></text:p>
          </table:table-cell>
          <table:table-cell table:style-name="Table20.A2" office:value-type="string">
            <text:p text:style-name="P4"><text:span text:style-name="T9">26</text:span></text:p>
          </table:table-cell>
        </table:table-row>
        <table:table-row table:style-name="Table20.2">
          <table:table-cell table:style-name="Table20.A2" office:value-type="string">
            <text:p text:style-name="P4"><text:span text:style-name="T9">Ancient</text:span></text:p>
          </table:table-cell>
          <table:table-cell table:style-name="Table20.A2" office:value-type="string">
            <text:p text:style-name="P4"><text:span text:style-name="T9">40 ft., fly 150 ft. (poor)</text:span></text:p>
          </table:table-cell>
          <table:table-cell table:style-name="Table20.A2" office:value-type="string">
            <text:p text:style-name="P4"><text:span text:style-name="T9">+0</text:span></text:p>
          </table:table-cell>
          <table:table-cell table:style-name="Table20.A2" office:value-type="string">
            <text:p text:style-name="P4"><text:span text:style-name="T9">39 (–2 size, +31 natural), touch 8, flat-footed 39</text:span></text:p>
          </table:table-cell>
          <table:table-cell table:style-name="Table20.A2" office:value-type="string">
            <text:p text:style-name="P4"><text:span text:style-name="T10">Wall of stone</text:span></text:p>
          </table:table-cell>
          <table:table-cell table:style-name="Table20.A2" office:value-type="string">
            <text:p text:style-name="P4"><text:span text:style-name="T9">15th</text:span></text:p>
          </table:table-cell>
          <table:table-cell table:style-name="Table20.A2" office:value-type="string">
            <text:p text:style-name="P4"><text:span text:style-name="T9">28</text:span></text:p>
          </table:table-cell>
        </table:table-row>
        <table:table-row table:style-name="Table20.2">
          <table:table-cell table:style-name="Table20.A2" office:value-type="string">
            <text:p text:style-name="P4"><text:span text:style-name="T9">Wyrm</text:span></text:p>
          </table:table-cell>
          <table:table-cell table:style-name="Table20.A2" office:value-type="string">
            <text:p text:style-name="P4"><text:span text:style-name="T9">40 ft., fly 200 ft. (clumsy)</text:span></text:p>
          </table:table-cell>
          <table:table-cell table:style-name="Table20.A2" office:value-type="string">
            <text:p text:style-name="P4"><text:span text:style-name="T9">+0</text:span></text:p>
          </table:table-cell>
          <table:table-cell table:style-name="Table20.A2" office:value-type="string">
            <text:p text:style-name="P4"><text:span text:style-name="T9">40 (–4 size, +34 natural), touch 6, flat-footed 40</text:span></text:p>
          </table:table-cell>
          <table:table-cell table:style-name="Table20.A2" office:value-type="string">
            <text:p text:style-name="P4"><text:span text:style-name="T9">DR 20/magic</text:span></text:p>
          </table:table-cell>
          <table:table-cell table:style-name="Table20.A2" office:value-type="string">
            <text:p text:style-name="P4"><text:span text:style-name="T9">17th</text:span></text:p>
          </table:table-cell>
          <table:table-cell table:style-name="Table20.A2" office:value-type="string">
            <text:p text:style-name="P4"><text:span text:style-name="T9">29</text:span></text:p>
          </table:table-cell>
        </table:table-row>
        <table:table-row table:style-name="Table20.2">
          <table:table-cell table:style-name="Table20.A2" office:value-type="string">
            <text:p text:style-name="P4"><text:span text:style-name="T9">Great wyrm</text:span></text:p>
          </table:table-cell>
          <table:table-cell table:style-name="Table20.A2" office:value-type="string">
            <text:p text:style-name="P4"><text:span text:style-name="T9">40 ft., fly 200 ft. (clumsy)</text:span></text:p>
          </table:table-cell>
          <table:table-cell table:style-name="Table20.A2" office:value-type="string">
            <text:p text:style-name="P4"><text:span text:style-name="T9">+0</text:span></text:p>
          </table:table-cell>
          <table:table-cell table:style-name="Table20.A2" office:value-type="string">
            <text:p text:style-name="P4"><text:span text:style-name="T9">43 (–4 size, +37 natural), touch 6, flat-footed 43</text:span></text:p>
          </table:table-cell>
          <table:table-cell table:style-name="Table20.A2" office:value-type="string">
            <text:p text:style-name="P4"><text:span text:style-name="T10">Move earth</text:span></text:p>
          </table:table-cell>
          <table:table-cell table:style-name="Table20.A2" office:value-type="string">
            <text:p text:style-name="P4"><text:span text:style-name="T9">19th</text:span></text:p>
          </table:table-cell>
          <table:table-cell table:style-name="Table20.A2" office:value-type="string">
            <text:p text:style-name="P4"><text:span text:style-name="T9">31</text:span></text:p>
          </table:table-cell>
        </table:table-row>
        <table:table-row table:style-name="Table20.1">
          <table:table-cell table:style-name="Table20.A15" table:number-columns-spanned="7" office:value-type="string">
            <text:p text:style-name="P16"><text:span text:style-name="T9">*Can also cast cleric spells and those from the Chaos, Earth, and Trickery domains as arcane spells.</text:span></text:p>
          </table:table-cell>
          <table:covered-table-cell/>
          <table:covered-table-cell/>
          <table:covered-table-cell/>
          <table:covered-table-cell/>
          <table:covered-table-cell/>
          <table:covered-table-cell/>
        </table:table-row>
      </table:table>
      <text:p text:style-name="P4"><text:span text:style-name="T16">At birth, a copper dragon’s scales have a ruddy brown color with a metallic tint. As the dragon gets older, the scales become finer and more coppery, assuming a soft, warm gloss by young adult age. Very old dragons’ scales pick up a green tint. A copper dragon’s pupils fade with age, and the eyes of great wyrms resemble glowing turquoise orbs.</text:span></text:p>
      <text:p text:style-name="P4"><text:span text:style-name="T22">Combat</text:span></text:p>
      <text:p text:style-name="P4"><text:span text:style-name="T16">A copper dragon appreciates wit and usually doesn’t harm creatures that can relate a joke, humorous story, or riddle the dragon has not heard before. It quickly gets annoyed with anyone who doesn’t laugh at its jokes or accept its tricks with good humor. It likes to taunt and annoy opponents into giving up or acting foolishly.</text:span></text:p>
      <text:p text:style-name="P4"><text:span text:style-name="T16">An angry copper dragon prefers to mire foes using </text:span><text:span text:style-name="T18">transmute rock to mud</text:span><text:span text:style-name="T16">. The dragon pushes trapped opponents into the mud or snatches and carries them aloft. A copper dragon tries to draw airborne enemies into narrow, stony gorges where it can use its spider climb ability and maneuver them into colliding with the walls.</text:span></text:p>
      <text:p text:style-name="P4"><text:span text:style-name="T17">Breath Weapon (Su):</text:span><text:span text:style-name="T16"> A copper dragon has two types of breath weapon, a line of acid and a cone of </text:span><text:span text:style-name="T18">slow </text:span><text:span text:style-name="T16">gas. Creatures within the cone must succeed on a Fortitude save or be slowed for 1d6 rounds plus 1 round per age category of the dragon.</text:span></text:p>
      <text:p text:style-name="P4"><text:span text:style-name="T17">Spider Climb (Ex):</text:span><text:span text:style-name="T16"> A copper dragon can climb on stone surfaces as though using the </text:span><text:span text:style-name="T18">spider climb </text:span><text:span text:style-name="T16">spell.</text:span></text:p>
      <text:p text:style-name="P4"><text:span text:style-name="T17">Spell-Like Abilities:</text:span><text:span text:style-name="T16"> 2/day—</text:span><text:span text:style-name="T18">stone shape </text:span><text:span text:style-name="T16">(adult or older); 1/day—</text:span><text:span text:style-name="T18">transmute rock to mud </text:span><text:span text:style-name="T16">or </text:span><text:span text:style-name="T18">mud to rock </text:span><text:span text:style-name="T16">(old or older), </text:span><text:span text:style-name="T18">wall of stone </text:span><text:span text:style-name="T16">(ancient or older), </text:span><text:span text:style-name="T18">move earth </text:span><text:span text:style-name="T16">(great wyrm).</text:span></text:p>
      <text:p text:style-name="P4"><text:span text:style-name="T17">Skills:</text:span><text:span text:style-name="T16"> Bluff, Hide, and Jump are considered class skills for copper dragons.</text:span></text:p>
      <text:p text:style-name="P5"/>
      <text:p text:style-name="P4"><text:span text:style-name="T20">GOLD DRAGON</text:span></text:p>
      <text:p text:style-name="P4"><text:span text:style-name="T17">Dragon (Fire)</text:span></text:p>
      <text:p text:style-name="P4"><text:span text:style-name="T17">Environment: </text:span><text:span text:style-name="T16">Warm plains</text:span></text:p>
      <text:p text:style-name="P4"><text:span text:style-name="T17">Organization:</text:span><text:span text:style-name="T16"> Wyrmling, very young, young, juvenile, and young adult: solitary or clutch (2–5); adult, mature adult, old, very old, ancient, wyrm, or great wyrm: solitary, pair, or family (1–2 and 2–5 offspring)</text:span></text:p>
      <text:p text:style-name="P4"><text:span text:style-name="T17">Challenge Ratings:</text:span><text:span text:style-name="T16"> Wyrmling 5; very young 7; young 9; juvenile 11; young adult 14; adult 16; mature adult 19; old 21; very old 22; ancient 24; wyrm 25; great wyrm 27</text:span></text:p>
      <text:p text:style-name="P4"><text:span text:style-name="T17">Treasure:</text:span><text:span text:style-name="T16"> Triple standard</text:span></text:p>
      <text:p text:style-name="P4"><text:span text:style-name="T17">Alignment: </text:span><text:span text:style-name="T16">Always lawful good</text:span></text:p>
      <text:p text:style-name="P4"><text:span text:style-name="T17">Advancement: </text:span><text:span text:style-name="T16">Wyrmling 9–10 HD; very young 12–13 HD; young 15–16 HD; juvenile 18–19 HD; young adult 21–22 HD; adult 24–25 HD; mature adult 27–28 HD; old 30–31 HD; very old 33–34 HD; ancient 36–37 HD; wyrm 39–40 HD; great wyrm 42+ HD</text:span></text:p>
      <text:p text:style-name="P4"><text:span text:style-name="T17">Level Adjustment:</text:span><text:span text:style-name="T16"> Wyrmling +4; very young +5; young +6; others —</text:span></text:p>
      <text:p text:style-name="P15"/>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E"/>
        <table:table-column table:style-name="Table21.F"/>
        <table:table-column table:style-name="Table21.J"/>
        <table:table-column table:style-name="Table21.K"/>
        <table:table-column table:style-name="Table21.L"/>
        <table:table-column table:style-name="Table21.M"/>
        <table:table-column table:style-name="Table21.N"/>
        <table:table-column table:style-name="Table21.O"/>
        <table:table-column table:style-name="Table21.P"/>
        <text:soft-page-break/>
        <table:table-row table:style-name="Table21.1">
          <table:table-cell table:style-name="Table21.A1" table:number-columns-spanned="16" office:value-type="string">
            <text:h text:style-name="P26" text:outline-level="8"><text:span text:style-name="T1">Gold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p text:style-name="P16"><text:span text:style-name="T8">Age</text:span></text:p>
          </table:table-cell>
          <table:table-cell table:style-name="Table21.A2" office:value-type="string">
            <text:p text:style-name="P19"><text:span text:style-name="T8">Size</text:span></text:p>
          </table:table-cell>
          <table:table-cell table:style-name="Table21.A2" office:value-type="string">
            <text:p text:style-name="P19"><text:span text:style-name="T8">Hit Dice (hp)</text:span></text:p>
          </table:table-cell>
          <table:table-cell table:style-name="Table21.A2" office:value-type="string">
            <text:p text:style-name="P19"><text:span text:style-name="T8">Str</text:span></text:p>
          </table:table-cell>
          <table:table-cell table:style-name="Table21.A2" office:value-type="string">
            <text:p text:style-name="P19"><text:span text:style-name="T8">Dex</text:span></text:p>
          </table:table-cell>
          <table:table-cell table:style-name="Table21.A2" office:value-type="string">
            <text:p text:style-name="P19"><text:span text:style-name="T8">Con</text:span></text:p>
          </table:table-cell>
          <table:table-cell table:style-name="Table21.A2" office:value-type="string">
            <text:p text:style-name="P19"><text:span text:style-name="T8">Int</text:span></text:p>
          </table:table-cell>
          <table:table-cell table:style-name="Table21.A2" office:value-type="string">
            <text:p text:style-name="P19"><text:span text:style-name="T8">Wis</text:span></text:p>
          </table:table-cell>
          <table:table-cell table:style-name="Table21.A2" office:value-type="string">
            <text:p text:style-name="P19"><text:span text:style-name="T8">Cha</text:span></text:p>
          </table:table-cell>
          <table:table-cell table:style-name="Table21.A2" office:value-type="string">
            <text:p text:style-name="P19"><text:span text:style-name="T8">Base Attack/</text:span></text:p>
            <text:p text:style-name="P19"><text:span text:style-name="T8">Grapple</text:span></text:p>
          </table:table-cell>
          <table:table-cell table:style-name="Table21.A2" office:value-type="string">
            <text:p text:style-name="P19"><text:span text:style-name="T8">Attack</text:span></text:p>
          </table:table-cell>
          <table:table-cell table:style-name="Table21.A2" office:value-type="string">
            <text:p text:style-name="P19"><text:span text:style-name="T8">Fort Save</text:span></text:p>
          </table:table-cell>
          <table:table-cell table:style-name="Table21.A2" office:value-type="string">
            <text:p text:style-name="P19"><text:span text:style-name="T8">Ref Save</text:span></text:p>
          </table:table-cell>
          <table:table-cell table:style-name="Table21.A2" office:value-type="string">
            <text:p text:style-name="P19"><text:span text:style-name="T8">Will Save</text:span></text:p>
          </table:table-cell>
          <table:table-cell table:style-name="Table21.A2" office:value-type="string">
            <text:p text:style-name="P19"><text:span text:style-name="T8">Breath Weapon (DC)</text:span></text:p>
          </table:table-cell>
          <table:table-cell table:style-name="Table21.A2" office:value-type="string">
            <text:p text:style-name="P19"><text:span text:style-name="T8">Frightful Presence DC</text:span></text:p>
          </table:table-cell>
        </table:table-row>
        <table:table-row table:style-name="Table21.2">
          <table:table-cell table:style-name="Table21.A3" office:value-type="string">
            <text:p text:style-name="P16"><text:span text:style-name="T7">Wyrmling</text:span></text:p>
          </table:table-cell>
          <table:table-cell table:style-name="Table21.A3" office:value-type="string">
            <text:p text:style-name="P19"><text:span text:style-name="T7">M</text:span></text:p>
          </table:table-cell>
          <table:table-cell table:style-name="Table21.A3" office:value-type="string">
            <text:p text:style-name="P19"><text:span text:style-name="T7">8d12+16 (68)</text:span></text:p>
          </table:table-cell>
          <table:table-cell table:style-name="Table21.A3" office:value-type="string">
            <text:p text:style-name="P19"><text:span text:style-name="T7">17</text:span></text:p>
          </table:table-cell>
          <table:table-cell table:style-name="Table21.A3" office:value-type="string">
            <text:p text:style-name="P19"><text:span text:style-name="T7">10</text:span></text:p>
          </table:table-cell>
          <table:table-cell table:style-name="Table21.A3" office:value-type="string">
            <text:p text:style-name="P19"><text:span text:style-name="T7">15</text:span></text:p>
          </table:table-cell>
          <table:table-cell table:style-name="Table21.A3" office:value-type="string">
            <text:p text:style-name="P19"><text:span text:style-name="T7">14</text:span></text:p>
          </table:table-cell>
          <table:table-cell table:style-name="Table21.A3" office:value-type="string">
            <text:p text:style-name="P19"><text:span text:style-name="T7">15</text:span></text:p>
          </table:table-cell>
          <table:table-cell table:style-name="Table21.A3" office:value-type="string">
            <text:p text:style-name="P19"><text:span text:style-name="T7">14</text:span></text:p>
          </table:table-cell>
          <table:table-cell table:style-name="Table21.A3" office:value-type="string">
            <text:p text:style-name="P19"><text:span text:style-name="T7">+8/+11</text:span></text:p>
          </table:table-cell>
          <table:table-cell table:style-name="Table21.A3" office:value-type="string">
            <text:p text:style-name="P19"><text:span text:style-name="T7">+11</text:span></text:p>
          </table:table-cell>
          <table:table-cell table:style-name="Table21.A3" office:value-type="string">
            <text:p text:style-name="P19"><text:span text:style-name="T7">+8</text:span></text:p>
          </table:table-cell>
          <table:table-cell table:style-name="Table21.A3" office:value-type="string">
            <text:p text:style-name="P19"><text:span text:style-name="T7">+6</text:span></text:p>
          </table:table-cell>
          <table:table-cell table:style-name="Table21.A3" office:value-type="string">
            <text:p text:style-name="P19"><text:span text:style-name="T7">+8</text:span></text:p>
          </table:table-cell>
          <table:table-cell table:style-name="Table21.A3" office:value-type="string">
            <text:p text:style-name="P19"><text:span text:style-name="T7">2d10 (16)</text:span></text:p>
          </table:table-cell>
          <table:table-cell table:style-name="Table21.A3" office:value-type="string">
            <text:p text:style-name="P19"><text:span text:style-name="T7">—</text:span></text:p>
          </table:table-cell>
        </table:table-row>
        <table:table-row table:style-name="Table21.2">
          <table:table-cell table:style-name="Table21.A3" office:value-type="string">
            <text:p text:style-name="P4"><text:span text:style-name="T7">Very young</text:span></text:p>
          </table:table-cell>
          <table:table-cell table:style-name="Table21.A3" office:value-type="string">
            <text:p text:style-name="P18"><text:span text:style-name="T7">L</text:span></text:p>
          </table:table-cell>
          <table:table-cell table:style-name="Table21.A3" office:value-type="string">
            <text:p text:style-name="P18"><text:span text:style-name="T7">11d12+33 (104)</text:span></text:p>
          </table:table-cell>
          <table:table-cell table:style-name="Table21.A3" office:value-type="string">
            <text:p text:style-name="P18"><text:span text:style-name="T7">21</text:span></text:p>
          </table:table-cell>
          <table:table-cell table:style-name="Table21.A3" office:value-type="string">
            <text:p text:style-name="P18"><text:span text:style-name="T7">10</text:span></text:p>
          </table:table-cell>
          <table:table-cell table:style-name="Table21.A3" office:value-type="string">
            <text:p text:style-name="P18"><text:span text:style-name="T7">17</text:span></text:p>
          </table:table-cell>
          <table:table-cell table:style-name="Table21.A3" office:value-type="string">
            <text:p text:style-name="P18"><text:span text:style-name="T7">16</text:span></text:p>
          </table:table-cell>
          <table:table-cell table:style-name="Table21.A3" office:value-type="string">
            <text:p text:style-name="P18"><text:span text:style-name="T7">17</text:span></text:p>
          </table:table-cell>
          <table:table-cell table:style-name="Table21.A3" office:value-type="string">
            <text:p text:style-name="P18"><text:span text:style-name="T7">16</text:span></text:p>
          </table:table-cell>
          <table:table-cell table:style-name="Table21.A3" office:value-type="string">
            <text:p text:style-name="P18"><text:span text:style-name="T7">+11/+20</text:span></text:p>
          </table:table-cell>
          <table:table-cell table:style-name="Table21.A3" office:value-type="string">
            <text:p text:style-name="P18"><text:span text:style-name="T7">+15</text:span></text:p>
          </table:table-cell>
          <table:table-cell table:style-name="Table21.A3" office:value-type="string">
            <text:p text:style-name="P18"><text:span text:style-name="T7">+10</text:span></text:p>
          </table:table-cell>
          <table:table-cell table:style-name="Table21.A3" office:value-type="string">
            <text:p text:style-name="P18"><text:span text:style-name="T7">+7</text:span></text:p>
          </table:table-cell>
          <table:table-cell table:style-name="Table21.A3" office:value-type="string">
            <text:p text:style-name="P18"><text:span text:style-name="T7">+10</text:span></text:p>
          </table:table-cell>
          <table:table-cell table:style-name="Table21.A3" office:value-type="string">
            <text:p text:style-name="P18"><text:span text:style-name="T7">4d10 (18)</text:span></text:p>
          </table:table-cell>
          <table:table-cell table:style-name="Table21.A3" office:value-type="string">
            <text:p text:style-name="P18"><text:span text:style-name="T7">—</text:span></text:p>
          </table:table-cell>
        </table:table-row>
        <table:table-row table:style-name="Table21.2">
          <table:table-cell table:style-name="Table21.A3" office:value-type="string">
            <text:p text:style-name="P4"><text:span text:style-name="T7">Young</text:span></text:p>
          </table:table-cell>
          <table:table-cell table:style-name="Table21.A3" office:value-type="string">
            <text:p text:style-name="P18"><text:span text:style-name="T7">L</text:span></text:p>
          </table:table-cell>
          <table:table-cell table:style-name="Table21.A3" office:value-type="string">
            <text:p text:style-name="P18"><text:span text:style-name="T7">14d12+42 (133)</text:span></text:p>
          </table:table-cell>
          <table:table-cell table:style-name="Table21.A3" office:value-type="string">
            <text:p text:style-name="P18"><text:span text:style-name="T7">25</text:span></text:p>
          </table:table-cell>
          <table:table-cell table:style-name="Table21.A3" office:value-type="string">
            <text:p text:style-name="P18"><text:span text:style-name="T7">10</text:span></text:p>
          </table:table-cell>
          <table:table-cell table:style-name="Table21.A3" office:value-type="string">
            <text:p text:style-name="P18"><text:span text:style-name="T7">17</text:span></text:p>
          </table:table-cell>
          <table:table-cell table:style-name="Table21.A3" office:value-type="string">
            <text:p text:style-name="P18"><text:span text:style-name="T7">16</text:span></text:p>
          </table:table-cell>
          <table:table-cell table:style-name="Table21.A3" office:value-type="string">
            <text:p text:style-name="P18"><text:span text:style-name="T7">17</text:span></text:p>
          </table:table-cell>
          <table:table-cell table:style-name="Table21.A3" office:value-type="string">
            <text:p text:style-name="P18"><text:span text:style-name="T7">16</text:span></text:p>
          </table:table-cell>
          <table:table-cell table:style-name="Table21.A3" office:value-type="string">
            <text:p text:style-name="P18"><text:span text:style-name="T7">+14/+25</text:span></text:p>
          </table:table-cell>
          <table:table-cell table:style-name="Table21.A3" office:value-type="string">
            <text:p text:style-name="P18"><text:span text:style-name="T7">+20</text:span></text:p>
          </table:table-cell>
          <table:table-cell table:style-name="Table21.A3" office:value-type="string">
            <text:p text:style-name="P18"><text:span text:style-name="T7">+12</text:span></text:p>
          </table:table-cell>
          <table:table-cell table:style-name="Table21.A3" office:value-type="string">
            <text:p text:style-name="P18"><text:span text:style-name="T7">+9</text:span></text:p>
          </table:table-cell>
          <table:table-cell table:style-name="Table21.A3" office:value-type="string">
            <text:p text:style-name="P18"><text:span text:style-name="T7">+12</text:span></text:p>
          </table:table-cell>
          <table:table-cell table:style-name="Table21.A3" office:value-type="string">
            <text:p text:style-name="P18"><text:span text:style-name="T7">6d10 (20)</text:span></text:p>
          </table:table-cell>
          <table:table-cell table:style-name="Table21.A3" office:value-type="string">
            <text:p text:style-name="P18"><text:span text:style-name="T7">—</text:span></text:p>
          </table:table-cell>
        </table:table-row>
        <table:table-row table:style-name="Table21.2">
          <table:table-cell table:style-name="Table21.A3" office:value-type="string">
            <text:p text:style-name="P4"><text:span text:style-name="T7">Juvenile</text:span></text:p>
          </table:table-cell>
          <table:table-cell table:style-name="Table21.A3" office:value-type="string">
            <text:p text:style-name="P18"><text:span text:style-name="T7">L</text:span></text:p>
          </table:table-cell>
          <table:table-cell table:style-name="Table21.A3" office:value-type="string">
            <text:p text:style-name="P18"><text:span text:style-name="T7">17d12+68 (178)</text:span></text:p>
          </table:table-cell>
          <table:table-cell table:style-name="Table21.A3" office:value-type="string">
            <text:p text:style-name="P18"><text:span text:style-name="T7">29</text:span></text:p>
          </table:table-cell>
          <table:table-cell table:style-name="Table21.A3" office:value-type="string">
            <text:p text:style-name="P18"><text:span text:style-name="T7">10</text:span></text:p>
          </table:table-cell>
          <table:table-cell table:style-name="Table21.A3" office:value-type="string">
            <text:p text:style-name="P18"><text:span text:style-name="T7">19</text:span></text:p>
          </table:table-cell>
          <table:table-cell table:style-name="Table21.A3" office:value-type="string">
            <text:p text:style-name="P18"><text:span text:style-name="T7">18</text:span></text:p>
          </table:table-cell>
          <table:table-cell table:style-name="Table21.A3" office:value-type="string">
            <text:p text:style-name="P18"><text:span text:style-name="T7">19</text:span></text:p>
          </table:table-cell>
          <table:table-cell table:style-name="Table21.A3" office:value-type="string">
            <text:p text:style-name="P18"><text:span text:style-name="T7">18</text:span></text:p>
          </table:table-cell>
          <table:table-cell table:style-name="Table21.A3" office:value-type="string">
            <text:p text:style-name="P18"><text:span text:style-name="T7">+17/+30</text:span></text:p>
          </table:table-cell>
          <table:table-cell table:style-name="Table21.A3" office:value-type="string">
            <text:p text:style-name="P18"><text:span text:style-name="T7">+25</text:span></text:p>
          </table:table-cell>
          <table:table-cell table:style-name="Table21.A3" office:value-type="string">
            <text:p text:style-name="P18"><text:span text:style-name="T7">+14</text:span></text:p>
          </table:table-cell>
          <table:table-cell table:style-name="Table21.A3" office:value-type="string">
            <text:p text:style-name="P18"><text:span text:style-name="T7">+10</text:span></text:p>
          </table:table-cell>
          <table:table-cell table:style-name="Table21.A3" office:value-type="string">
            <text:p text:style-name="P18"><text:span text:style-name="T7">+14</text:span></text:p>
          </table:table-cell>
          <table:table-cell table:style-name="Table21.A3" office:value-type="string">
            <text:p text:style-name="P18"><text:span text:style-name="T7">8d10 (22)</text:span></text:p>
          </table:table-cell>
          <table:table-cell table:style-name="Table21.A3" office:value-type="string">
            <text:p text:style-name="P18"><text:span text:style-name="T7">—</text:span></text:p>
          </table:table-cell>
        </table:table-row>
        <table:table-row table:style-name="Table21.2">
          <table:table-cell table:style-name="Table21.A3" office:value-type="string">
            <text:p text:style-name="P4"><text:span text:style-name="T7">Young adult</text:span></text:p>
          </table:table-cell>
          <table:table-cell table:style-name="Table21.A3" office:value-type="string">
            <text:p text:style-name="P18"><text:span text:style-name="T7">H</text:span></text:p>
          </table:table-cell>
          <table:table-cell table:style-name="Table21.A3" office:value-type="string">
            <text:p text:style-name="P18"><text:span text:style-name="T7">20d12+100 (230)</text:span></text:p>
          </table:table-cell>
          <table:table-cell table:style-name="Table21.A3" office:value-type="string">
            <text:p text:style-name="P18"><text:span text:style-name="T7">31</text:span></text:p>
          </table:table-cell>
          <table:table-cell table:style-name="Table21.A3" office:value-type="string">
            <text:p text:style-name="P18"><text:span text:style-name="T7">10</text:span></text:p>
          </table:table-cell>
          <table:table-cell table:style-name="Table21.A3" office:value-type="string">
            <text:p text:style-name="P18"><text:span text:style-name="T7">21</text:span></text:p>
          </table:table-cell>
          <table:table-cell table:style-name="Table21.A3" office:value-type="string">
            <text:p text:style-name="P18"><text:span text:style-name="T7">18</text:span></text:p>
          </table:table-cell>
          <table:table-cell table:style-name="Table21.A3" office:value-type="string">
            <text:p text:style-name="P18"><text:span text:style-name="T7">19</text:span></text:p>
          </table:table-cell>
          <table:table-cell table:style-name="Table21.A3" office:value-type="string">
            <text:p text:style-name="P18"><text:span text:style-name="T7">18</text:span></text:p>
          </table:table-cell>
          <table:table-cell table:style-name="Table21.A3" office:value-type="string">
            <text:p text:style-name="P18"><text:span text:style-name="T7">+20/+38</text:span></text:p>
          </table:table-cell>
          <table:table-cell table:style-name="Table21.A3" office:value-type="string">
            <text:p text:style-name="P18"><text:span text:style-name="T7">+28</text:span></text:p>
          </table:table-cell>
          <table:table-cell table:style-name="Table21.A3" office:value-type="string">
            <text:p text:style-name="P18"><text:span text:style-name="T7">+17</text:span></text:p>
          </table:table-cell>
          <table:table-cell table:style-name="Table21.A3" office:value-type="string">
            <text:p text:style-name="P18"><text:span text:style-name="T7">+12</text:span></text:p>
          </table:table-cell>
          <table:table-cell table:style-name="Table21.A3" office:value-type="string">
            <text:p text:style-name="P18"><text:span text:style-name="T7">+16</text:span></text:p>
          </table:table-cell>
          <table:table-cell table:style-name="Table21.A3" office:value-type="string">
            <text:p text:style-name="P18"><text:span text:style-name="T7">10d10 (25)</text:span></text:p>
          </table:table-cell>
          <table:table-cell table:style-name="Table21.A3" office:value-type="string">
            <text:p text:style-name="P18"><text:span text:style-name="T7">24</text:span></text:p>
          </table:table-cell>
        </table:table-row>
        <table:table-row table:style-name="Table21.2">
          <table:table-cell table:style-name="Table21.A3" office:value-type="string">
            <text:p text:style-name="P4"><text:span text:style-name="T7">Adult</text:span></text:p>
          </table:table-cell>
          <table:table-cell table:style-name="Table21.A3" office:value-type="string">
            <text:p text:style-name="P18"><text:span text:style-name="T7">H</text:span></text:p>
          </table:table-cell>
          <table:table-cell table:style-name="Table21.A3" office:value-type="string">
            <text:p text:style-name="P18"><text:span text:style-name="T7">23d12+115 (264)</text:span></text:p>
          </table:table-cell>
          <table:table-cell table:style-name="Table21.A3" office:value-type="string">
            <text:p text:style-name="P18"><text:span text:style-name="T7">33</text:span></text:p>
          </table:table-cell>
          <table:table-cell table:style-name="Table21.A3" office:value-type="string">
            <text:p text:style-name="P18"><text:span text:style-name="T7">10</text:span></text:p>
          </table:table-cell>
          <table:table-cell table:style-name="Table21.A3" office:value-type="string">
            <text:p text:style-name="P18"><text:span text:style-name="T7">21</text:span></text:p>
          </table:table-cell>
          <table:table-cell table:style-name="Table21.A3" office:value-type="string">
            <text:p text:style-name="P18"><text:span text:style-name="T7">20</text:span></text:p>
          </table:table-cell>
          <table:table-cell table:style-name="Table21.A3" office:value-type="string">
            <text:p text:style-name="P18"><text:span text:style-name="T7">21</text:span></text:p>
          </table:table-cell>
          <table:table-cell table:style-name="Table21.A3" office:value-type="string">
            <text:p text:style-name="P18"><text:span text:style-name="T7">20</text:span></text:p>
          </table:table-cell>
          <table:table-cell table:style-name="Table21.A3" office:value-type="string">
            <text:p text:style-name="P18"><text:span text:style-name="T7">+23/+42</text:span></text:p>
          </table:table-cell>
          <table:table-cell table:style-name="Table21.A3" office:value-type="string">
            <text:p text:style-name="P18"><text:span text:style-name="T7">+32</text:span></text:p>
          </table:table-cell>
          <table:table-cell table:style-name="Table21.A3" office:value-type="string">
            <text:p text:style-name="P18"><text:span text:style-name="T7">+18</text:span></text:p>
          </table:table-cell>
          <table:table-cell table:style-name="Table21.A3" office:value-type="string">
            <text:p text:style-name="P18"><text:span text:style-name="T7">+13</text:span></text:p>
          </table:table-cell>
          <table:table-cell table:style-name="Table21.A3" office:value-type="string">
            <text:p text:style-name="P18"><text:span text:style-name="T7">+18</text:span></text:p>
          </table:table-cell>
          <table:table-cell table:style-name="Table21.A3" office:value-type="string">
            <text:p text:style-name="P18"><text:span text:style-name="T7">12d10 (26)</text:span></text:p>
          </table:table-cell>
          <table:table-cell table:style-name="Table21.A3" office:value-type="string">
            <text:p text:style-name="P18"><text:span text:style-name="T7">26</text:span></text:p>
          </table:table-cell>
        </table:table-row>
        <table:table-row table:style-name="Table21.2">
          <table:table-cell table:style-name="Table21.A3" office:value-type="string">
            <text:p text:style-name="P4"><text:span text:style-name="T7">Mature adult</text:span></text:p>
          </table:table-cell>
          <table:table-cell table:style-name="Table21.A3" office:value-type="string">
            <text:p text:style-name="P18"><text:span text:style-name="T7">H</text:span></text:p>
          </table:table-cell>
          <table:table-cell table:style-name="Table21.A3" office:value-type="string">
            <text:p text:style-name="P18"><text:span text:style-name="T7">26d12+156 (325)</text:span></text:p>
          </table:table-cell>
          <table:table-cell table:style-name="Table21.A3" office:value-type="string">
            <text:p text:style-name="P18"><text:span text:style-name="T7">35</text:span></text:p>
          </table:table-cell>
          <table:table-cell table:style-name="Table21.A3" office:value-type="string">
            <text:p text:style-name="P18"><text:span text:style-name="T7">10</text:span></text:p>
          </table:table-cell>
          <table:table-cell table:style-name="Table21.A3" office:value-type="string">
            <text:p text:style-name="P18"><text:span text:style-name="T7">23</text:span></text:p>
          </table:table-cell>
          <table:table-cell table:style-name="Table21.A3" office:value-type="string">
            <text:p text:style-name="P18"><text:span text:style-name="T7">20</text:span></text:p>
          </table:table-cell>
          <table:table-cell table:style-name="Table21.A3" office:value-type="string">
            <text:p text:style-name="P18"><text:span text:style-name="T7">21</text:span></text:p>
          </table:table-cell>
          <table:table-cell table:style-name="Table21.A3" office:value-type="string">
            <text:p text:style-name="P18"><text:span text:style-name="T7">20</text:span></text:p>
          </table:table-cell>
          <table:table-cell table:style-name="Table21.A3" office:value-type="string">
            <text:p text:style-name="P18"><text:span text:style-name="T7">+26/+46</text:span></text:p>
          </table:table-cell>
          <table:table-cell table:style-name="Table21.A3" office:value-type="string">
            <text:p text:style-name="P18"><text:span text:style-name="T7">+36</text:span></text:p>
          </table:table-cell>
          <table:table-cell table:style-name="Table21.A3" office:value-type="string">
            <text:p text:style-name="P18"><text:span text:style-name="T7">+21</text:span></text:p>
          </table:table-cell>
          <table:table-cell table:style-name="Table21.A3" office:value-type="string">
            <text:p text:style-name="P18"><text:span text:style-name="T7">+15</text:span></text:p>
          </table:table-cell>
          <table:table-cell table:style-name="Table21.A3" office:value-type="string">
            <text:p text:style-name="P18"><text:span text:style-name="T7">+20</text:span></text:p>
          </table:table-cell>
          <table:table-cell table:style-name="Table21.A3" office:value-type="string">
            <text:p text:style-name="P18"><text:span text:style-name="T7">14d10 (29)</text:span></text:p>
          </table:table-cell>
          <table:table-cell table:style-name="Table21.A3" office:value-type="string">
            <text:p text:style-name="P18"><text:span text:style-name="T7">28</text:span></text:p>
          </table:table-cell>
        </table:table-row>
        <table:table-row table:style-name="Table21.2">
          <table:table-cell table:style-name="Table21.A3" office:value-type="string">
            <text:p text:style-name="P4"><text:span text:style-name="T7">Old</text:span></text:p>
          </table:table-cell>
          <table:table-cell table:style-name="Table21.A3" office:value-type="string">
            <text:p text:style-name="P18"><text:span text:style-name="T7">G</text:span></text:p>
          </table:table-cell>
          <table:table-cell table:style-name="Table21.A3" office:value-type="string">
            <text:p text:style-name="P18"><text:span text:style-name="T7">29d12+203 (391)</text:span></text:p>
          </table:table-cell>
          <table:table-cell table:style-name="Table21.A3" office:value-type="string">
            <text:p text:style-name="P18"><text:span text:style-name="T7">39</text:span></text:p>
          </table:table-cell>
          <table:table-cell table:style-name="Table21.A3" office:value-type="string">
            <text:p text:style-name="P18"><text:span text:style-name="T7">10</text:span></text:p>
          </table:table-cell>
          <table:table-cell table:style-name="Table21.A3" office:value-type="string">
            <text:p text:style-name="P18"><text:span text:style-name="T7">25</text:span></text:p>
          </table:table-cell>
          <table:table-cell table:style-name="Table21.A3" office:value-type="string">
            <text:p text:style-name="P18"><text:span text:style-name="T7">24</text:span></text:p>
          </table:table-cell>
          <table:table-cell table:style-name="Table21.A3" office:value-type="string">
            <text:p text:style-name="P18"><text:span text:style-name="T7">25</text:span></text:p>
          </table:table-cell>
          <table:table-cell table:style-name="Table21.A3" office:value-type="string">
            <text:p text:style-name="P18"><text:span text:style-name="T7">24</text:span></text:p>
          </table:table-cell>
          <table:table-cell table:style-name="Table21.A3" office:value-type="string">
            <text:p text:style-name="P18"><text:span text:style-name="T7">+29/+55</text:span></text:p>
          </table:table-cell>
          <table:table-cell table:style-name="Table21.A3" office:value-type="string">
            <text:p text:style-name="P18"><text:span text:style-name="T7">+39</text:span></text:p>
          </table:table-cell>
          <table:table-cell table:style-name="Table21.A3" office:value-type="string">
            <text:p text:style-name="P18"><text:span text:style-name="T7">+23</text:span></text:p>
          </table:table-cell>
          <table:table-cell table:style-name="Table21.A3" office:value-type="string">
            <text:p text:style-name="P18"><text:span text:style-name="T7">+16</text:span></text:p>
          </table:table-cell>
          <table:table-cell table:style-name="Table21.A3" office:value-type="string">
            <text:p text:style-name="P18"><text:span text:style-name="T7">+23</text:span></text:p>
          </table:table-cell>
          <table:table-cell table:style-name="Table21.A3" office:value-type="string">
            <text:p text:style-name="P18"><text:span text:style-name="T7">16d10 (31)</text:span></text:p>
          </table:table-cell>
          <table:table-cell table:style-name="Table21.A3" office:value-type="string">
            <text:p text:style-name="P18"><text:span text:style-name="T7">31</text:span></text:p>
          </table:table-cell>
        </table:table-row>
        <table:table-row table:style-name="Table21.2">
          <table:table-cell table:style-name="Table21.A3" office:value-type="string">
            <text:p text:style-name="P4"><text:span text:style-name="T7">Very old</text:span></text:p>
          </table:table-cell>
          <table:table-cell table:style-name="Table21.A3" office:value-type="string">
            <text:p text:style-name="P18"><text:span text:style-name="T7">G</text:span></text:p>
          </table:table-cell>
          <table:table-cell table:style-name="Table21.A3" office:value-type="string">
            <text:p text:style-name="P18"><text:span text:style-name="T7">32d12+256 (464)</text:span></text:p>
          </table:table-cell>
          <table:table-cell table:style-name="Table21.A3" office:value-type="string">
            <text:p text:style-name="P18"><text:span text:style-name="T7">41</text:span></text:p>
          </table:table-cell>
          <table:table-cell table:style-name="Table21.A3" office:value-type="string">
            <text:p text:style-name="P18"><text:span text:style-name="T7">10</text:span></text:p>
          </table:table-cell>
          <table:table-cell table:style-name="Table21.A3" office:value-type="string">
            <text:p text:style-name="P18"><text:span text:style-name="T7">27</text:span></text:p>
          </table:table-cell>
          <table:table-cell table:style-name="Table21.A3" office:value-type="string">
            <text:p text:style-name="P18"><text:span text:style-name="T7">26</text:span></text:p>
          </table:table-cell>
          <table:table-cell table:style-name="Table21.A3" office:value-type="string">
            <text:p text:style-name="P18"><text:span text:style-name="T7">27</text:span></text:p>
          </table:table-cell>
          <table:table-cell table:style-name="Table21.A3" office:value-type="string">
            <text:p text:style-name="P18"><text:span text:style-name="T7">26</text:span></text:p>
          </table:table-cell>
          <table:table-cell table:style-name="Table21.A3" office:value-type="string">
            <text:p text:style-name="P18"><text:span text:style-name="T7">+32/+59</text:span></text:p>
          </table:table-cell>
          <table:table-cell table:style-name="Table21.A3" office:value-type="string">
            <text:p text:style-name="P18"><text:span text:style-name="T7">+43</text:span></text:p>
          </table:table-cell>
          <table:table-cell table:style-name="Table21.A3" office:value-type="string">
            <text:p text:style-name="P18"><text:span text:style-name="T7">+26</text:span></text:p>
          </table:table-cell>
          <table:table-cell table:style-name="Table21.A3" office:value-type="string">
            <text:p text:style-name="P18"><text:span text:style-name="T7">+18</text:span></text:p>
          </table:table-cell>
          <table:table-cell table:style-name="Table21.A3" office:value-type="string">
            <text:p text:style-name="P18"><text:span text:style-name="T7">+26</text:span></text:p>
          </table:table-cell>
          <table:table-cell table:style-name="Table21.A3" office:value-type="string">
            <text:p text:style-name="P18"><text:span text:style-name="T7">18d10 (34)</text:span></text:p>
          </table:table-cell>
          <table:table-cell table:style-name="Table21.A3" office:value-type="string">
            <text:p text:style-name="P18"><text:span text:style-name="T7">34</text:span></text:p>
          </table:table-cell>
        </table:table-row>
        <table:table-row table:style-name="Table21.2">
          <table:table-cell table:style-name="Table21.A3" office:value-type="string">
            <text:p text:style-name="P4"><text:span text:style-name="T7">Ancient</text:span></text:p>
          </table:table-cell>
          <table:table-cell table:style-name="Table21.A3" office:value-type="string">
            <text:p text:style-name="P18"><text:span text:style-name="T7">G</text:span></text:p>
          </table:table-cell>
          <table:table-cell table:style-name="Table21.A3" office:value-type="string">
            <text:p text:style-name="P18"><text:span text:style-name="T7">35d12+315 (542)</text:span></text:p>
          </table:table-cell>
          <table:table-cell table:style-name="Table21.A3" office:value-type="string">
            <text:p text:style-name="P18"><text:span text:style-name="T7">43</text:span></text:p>
          </table:table-cell>
          <table:table-cell table:style-name="Table21.A3" office:value-type="string">
            <text:p text:style-name="P18"><text:span text:style-name="T7">10</text:span></text:p>
          </table:table-cell>
          <table:table-cell table:style-name="Table21.A3" office:value-type="string">
            <text:p text:style-name="P18"><text:span text:style-name="T7">29</text:span></text:p>
          </table:table-cell>
          <table:table-cell table:style-name="Table21.A3" office:value-type="string">
            <text:p text:style-name="P18"><text:span text:style-name="T7">28</text:span></text:p>
          </table:table-cell>
          <table:table-cell table:style-name="Table21.A3" office:value-type="string">
            <text:p text:style-name="P18"><text:span text:style-name="T7">29</text:span></text:p>
          </table:table-cell>
          <table:table-cell table:style-name="Table21.A3" office:value-type="string">
            <text:p text:style-name="P18"><text:span text:style-name="T7">28</text:span></text:p>
          </table:table-cell>
          <table:table-cell table:style-name="Table21.A3" office:value-type="string">
            <text:p text:style-name="P18"><text:span text:style-name="T7">+35/+63</text:span></text:p>
          </table:table-cell>
          <table:table-cell table:style-name="Table21.A3" office:value-type="string">
            <text:p text:style-name="P18"><text:span text:style-name="T7">+47</text:span></text:p>
          </table:table-cell>
          <table:table-cell table:style-name="Table21.A3" office:value-type="string">
            <text:p text:style-name="P18"><text:span text:style-name="T7">+28</text:span></text:p>
          </table:table-cell>
          <table:table-cell table:style-name="Table21.A3" office:value-type="string">
            <text:p text:style-name="P18"><text:span text:style-name="T7">+19</text:span></text:p>
          </table:table-cell>
          <table:table-cell table:style-name="Table21.A3" office:value-type="string">
            <text:p text:style-name="P18"><text:span text:style-name="T7">+28</text:span></text:p>
          </table:table-cell>
          <table:table-cell table:style-name="Table21.A3" office:value-type="string">
            <text:p text:style-name="P18"><text:span text:style-name="T7">20d10 (36)</text:span></text:p>
          </table:table-cell>
          <table:table-cell table:style-name="Table21.A3" office:value-type="string">
            <text:p text:style-name="P18"><text:span text:style-name="T7">36</text:span></text:p>
          </table:table-cell>
        </table:table-row>
        <table:table-row table:style-name="Table21.2">
          <table:table-cell table:style-name="Table21.A3" office:value-type="string">
            <text:p text:style-name="P4"><text:span text:style-name="T7">Wyrm</text:span></text:p>
          </table:table-cell>
          <table:table-cell table:style-name="Table21.A3" office:value-type="string">
            <text:p text:style-name="P18"><text:span text:style-name="T7">C</text:span></text:p>
          </table:table-cell>
          <table:table-cell table:style-name="Table21.A3" office:value-type="string">
            <text:p text:style-name="P18"><text:span text:style-name="T7">38d12+380 (627)</text:span></text:p>
          </table:table-cell>
          <table:table-cell table:style-name="Table21.A3" office:value-type="string">
            <text:p text:style-name="P18"><text:span text:style-name="T7">45</text:span></text:p>
          </table:table-cell>
          <table:table-cell table:style-name="Table21.A3" office:value-type="string">
            <text:p text:style-name="P18"><text:span text:style-name="T7">10</text:span></text:p>
          </table:table-cell>
          <table:table-cell table:style-name="Table21.A3" office:value-type="string">
            <text:p text:style-name="P18"><text:span text:style-name="T7">31</text:span></text:p>
          </table:table-cell>
          <table:table-cell table:style-name="Table21.A3" office:value-type="string">
            <text:p text:style-name="P18"><text:span text:style-name="T7">30</text:span></text:p>
          </table:table-cell>
          <table:table-cell table:style-name="Table21.A3" office:value-type="string">
            <text:p text:style-name="P18"><text:span text:style-name="T7">31</text:span></text:p>
          </table:table-cell>
          <table:table-cell table:style-name="Table21.A3" office:value-type="string">
            <text:p text:style-name="P18"><text:span text:style-name="T7">30</text:span></text:p>
          </table:table-cell>
          <table:table-cell table:style-name="Table21.A3" office:value-type="string">
            <text:p text:style-name="P18"><text:span text:style-name="T7">+38/+71</text:span></text:p>
          </table:table-cell>
          <table:table-cell table:style-name="Table21.A3" office:value-type="string">
            <text:p text:style-name="P18"><text:span text:style-name="T7">+47</text:span></text:p>
          </table:table-cell>
          <table:table-cell table:style-name="Table21.A3" office:value-type="string">
            <text:p text:style-name="P18"><text:span text:style-name="T7">+31</text:span></text:p>
          </table:table-cell>
          <table:table-cell table:style-name="Table21.A3" office:value-type="string">
            <text:p text:style-name="P18"><text:span text:style-name="T7">+21</text:span></text:p>
          </table:table-cell>
          <table:table-cell table:style-name="Table21.A3" office:value-type="string">
            <text:p text:style-name="P18"><text:span text:style-name="T7">+31</text:span></text:p>
          </table:table-cell>
          <table:table-cell table:style-name="Table21.A3" office:value-type="string">
            <text:p text:style-name="P18"><text:span text:style-name="T7">22d10 (39)</text:span></text:p>
          </table:table-cell>
          <table:table-cell table:style-name="Table21.A3" office:value-type="string">
            <text:p text:style-name="P18"><text:span text:style-name="T7">39</text:span></text:p>
          </table:table-cell>
        </table:table-row>
        <table:table-row table:style-name="Table21.2">
          <table:table-cell table:style-name="Table21.A14" office:value-type="string">
            <text:p text:style-name="P16"><text:span text:style-name="T7">Great wyrm</text:span></text:p>
          </table:table-cell>
          <table:table-cell table:style-name="Table21.A14" office:value-type="string">
            <text:p text:style-name="P19"><text:span text:style-name="T7">C</text:span></text:p>
          </table:table-cell>
          <table:table-cell table:style-name="Table21.A14" office:value-type="string">
            <text:p text:style-name="P19"><text:span text:style-name="T7">41d12+451 (717)</text:span></text:p>
          </table:table-cell>
          <table:table-cell table:style-name="Table21.A14" office:value-type="string">
            <text:p text:style-name="P19"><text:span text:style-name="T7">47</text:span></text:p>
          </table:table-cell>
          <table:table-cell table:style-name="Table21.A14" office:value-type="string">
            <text:p text:style-name="P19"><text:span text:style-name="T7">10</text:span></text:p>
          </table:table-cell>
          <table:table-cell table:style-name="Table21.A14" office:value-type="string">
            <text:p text:style-name="P19"><text:span text:style-name="T7">33</text:span></text:p>
          </table:table-cell>
          <table:table-cell table:style-name="Table21.A14" office:value-type="string">
            <text:p text:style-name="P19"><text:span text:style-name="T7">32</text:span></text:p>
          </table:table-cell>
          <table:table-cell table:style-name="Table21.A14" office:value-type="string">
            <text:p text:style-name="P19"><text:span text:style-name="T7">33</text:span></text:p>
          </table:table-cell>
          <table:table-cell table:style-name="Table21.A14" office:value-type="string">
            <text:p text:style-name="P19"><text:span text:style-name="T7">32</text:span></text:p>
          </table:table-cell>
          <table:table-cell table:style-name="Table21.A14" office:value-type="string">
            <text:p text:style-name="P19"><text:span text:style-name="T7">+41/+75</text:span></text:p>
          </table:table-cell>
          <table:table-cell table:style-name="Table21.A14" office:value-type="string">
            <text:p text:style-name="P19"><text:span text:style-name="T7">+51</text:span></text:p>
          </table:table-cell>
          <table:table-cell table:style-name="Table21.A14" office:value-type="string">
            <text:p text:style-name="P19"><text:span text:style-name="T7">+33</text:span></text:p>
          </table:table-cell>
          <table:table-cell table:style-name="Table21.A14" office:value-type="string">
            <text:p text:style-name="P19"><text:span text:style-name="T7">+22</text:span></text:p>
          </table:table-cell>
          <table:table-cell table:style-name="Table21.A14" office:value-type="string">
            <text:p text:style-name="P19"><text:span text:style-name="T7">+33</text:span></text:p>
          </table:table-cell>
          <table:table-cell table:style-name="Table21.A14" office:value-type="string">
            <text:p text:style-name="P19"><text:span text:style-name="T7">24d10 (41)</text:span></text:p>
          </table:table-cell>
          <table:table-cell table:style-name="Table21.A14" office:value-type="string">
            <text:p text:style-name="P19"><text:span text:style-name="T7">41</text:span></text:p>
          </table:table-cell>
        </table:table-row>
      </table:table>
      <text:p text:style-name="P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style-name="Table22.1">
          <table:table-cell table:style-name="Table22.A1" table:number-columns-spanned="7" office:value-type="string">
            <text:p text:style-name="P16"><text:span text:style-name="T4">Gold Dragon Abilities by Age</text:span></text:p>
          </table:table-cell>
          <table:covered-table-cell/>
          <table:covered-table-cell/>
          <table:covered-table-cell/>
          <table:covered-table-cell/>
          <table:covered-table-cell/>
          <table:covered-table-cell/>
        </table:table-row>
        <table:table-row table:style-name="Table22.2">
          <table:table-cell table:style-name="Table22.A2" office:value-type="string">
            <text:p text:style-name="P16"><text:span text:style-name="T11">Age</text:span></text:p>
          </table:table-cell>
          <table:table-cell table:style-name="Table22.A2" office:value-type="string">
            <text:p text:style-name="P16"><text:span text:style-name="T11">Speed</text:span></text:p>
          </table:table-cell>
          <table:table-cell table:style-name="Table22.A2" office:value-type="string">
            <text:p text:style-name="P16"><text:span text:style-name="T11">Initiative</text:span></text:p>
          </table:table-cell>
          <table:table-cell table:style-name="Table22.A2" office:value-type="string">
            <text:p text:style-name="P16"><text:span text:style-name="T11">AC</text:span></text:p>
          </table:table-cell>
          <table:table-cell table:style-name="Table22.A2" office:value-type="string">
            <text:p text:style-name="P16"><text:span text:style-name="T11">Special Abilities</text:span></text:p>
          </table:table-cell>
          <table:table-cell table:style-name="Table22.A2" office:value-type="string">
            <text:p text:style-name="P16"><text:span text:style-name="T11">Caster Level</text:span></text:p>
          </table:table-cell>
          <table:table-cell table:style-name="Table22.A2" office:value-type="string">
            <text:p text:style-name="P16"><text:span text:style-name="T11">SR</text:span></text:p>
          </table:table-cell>
        </table:table-row>
        <table:table-row table:style-name="Table22.2">
          <table:table-cell table:style-name="Table22.A2" office:value-type="string">
            <text:p text:style-name="P4"><text:span text:style-name="T9">Wyrmling</text:span></text:p>
          </table:table-cell>
          <table:table-cell table:style-name="Table22.A2" office:value-type="string">
            <text:p text:style-name="P4"><text:span text:style-name="T9">60 ft., fly 200 ft. (poor),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17 (+7 natural), touch 10, flat-footed 17</text:span></text:p>
          </table:table-cell>
          <table:table-cell table:style-name="Table22.A2" office:value-type="string">
            <text:p text:style-name="P4"><text:span text:style-name="T9">Alternate form, immunity to fire, vulnerability to cold, water breathing</text:span></text:p>
          </table:table-cell>
          <table:table-cell table:style-name="Table22.A2" office:value-type="string">
            <text:p text:style-name="P4"><text:span text:style-name="T9">—</text:span></text:p>
          </table:table-cell>
          <table:table-cell table:style-name="Table22.A2" office:value-type="string">
            <text:p text:style-name="P4"><text:span text:style-name="T9">—</text:span></text:p>
          </table:table-cell>
        </table:table-row>
        <table:table-row table:style-name="Table22.2">
          <table:table-cell table:style-name="Table22.A2" office:value-type="string">
            <text:p text:style-name="P4"><text:span text:style-name="T9">Very young</text:span></text:p>
          </table:table-cell>
          <table:table-cell table:style-name="Table22.A2" office:value-type="string">
            <text:p text:style-name="P4"><text:span text:style-name="T9">60 ft., fly 200 ft. (poor),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19 (–1 size, +10 natural), touch 9, flat-footed 19</text:span></text:p>
          </table:table-cell>
          <table:table-cell table:style-name="Table22.A2" office:value-type="string">
            <text:p text:style-name="P22"/>
          </table:table-cell>
          <table:table-cell table:style-name="Table22.A2" office:value-type="string">
            <text:p text:style-name="P4"><text:span text:style-name="T9">—</text:span></text:p>
          </table:table-cell>
          <table:table-cell table:style-name="Table22.A2" office:value-type="string">
            <text:p text:style-name="P4"><text:span text:style-name="T9">—</text:span></text:p>
          </table:table-cell>
        </table:table-row>
        <table:table-row table:style-name="Table22.2">
          <table:table-cell table:style-name="Table22.A2" office:value-type="string">
            <text:p text:style-name="P4"><text:span text:style-name="T9">Young</text:span></text:p>
          </table:table-cell>
          <table:table-cell table:style-name="Table22.A2" office:value-type="string">
            <text:p text:style-name="P4"><text:span text:style-name="T9">60 ft., fly 200 ft. (poor),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22 (–1 size, +13 natural), touch 9, flat-footed 22</text:span></text:p>
          </table:table-cell>
          <table:table-cell table:style-name="Table22.A2" office:value-type="string">
            <text:p text:style-name="P4"><text:span text:style-name="T9">1st</text:span></text:p>
          </table:table-cell>
          <table:table-cell table:style-name="Table22.A2" office:value-type="string">
            <text:p text:style-name="P4"><text:span text:style-name="T9">—</text:span></text:p>
          </table:table-cell>
          <table:table-cell table:style-name="Table22.A2" office:value-type="string">
            <text:p text:style-name="P22"/>
          </table:table-cell>
        </table:table-row>
        <table:table-row table:style-name="Table22.2">
          <table:table-cell table:style-name="Table22.A2" office:value-type="string">
            <text:p text:style-name="P4"><text:span text:style-name="T9">Juvenile</text:span></text:p>
          </table:table-cell>
          <table:table-cell table:style-name="Table22.A2" office:value-type="string">
            <text:p text:style-name="P4"><text:span text:style-name="T9">60 ft., fly 200 ft. (poor),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25 (–1 size, +16 natural), touch 9, flat-footed 25</text:span></text:p>
          </table:table-cell>
          <table:table-cell table:style-name="Table22.A2" office:value-type="string">
            <text:p text:style-name="P4"><text:span text:style-name="T10">Bless</text:span></text:p>
          </table:table-cell>
          <table:table-cell table:style-name="Table22.A2" office:value-type="string">
            <text:p text:style-name="P4"><text:span text:style-name="T9">3rd</text:span></text:p>
          </table:table-cell>
          <table:table-cell table:style-name="Table22.A2" office:value-type="string">
            <text:p text:style-name="P4"><text:span text:style-name="T9">—</text:span></text:p>
          </table:table-cell>
        </table:table-row>
        <table:table-row table:style-name="Table22.2">
          <table:table-cell table:style-name="Table22.A2" office:value-type="string">
            <text:p text:style-name="P4"><text:span text:style-name="T9">Young adult</text:span></text:p>
          </table:table-cell>
          <table:table-cell table:style-name="Table22.A2" office:value-type="string">
            <text:p text:style-name="P4"><text:span text:style-name="T9">60 ft., fly 200 ft. (poor),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27 (–2 size, +19 natural), touch 8, flat-footed 27</text:span></text:p>
          </table:table-cell>
          <table:table-cell table:style-name="Table22.A2" office:value-type="string">
            <text:p text:style-name="P4"><text:span text:style-name="T9">DR 5/magic</text:span></text:p>
          </table:table-cell>
          <table:table-cell table:style-name="Table22.A2" office:value-type="string">
            <text:p text:style-name="P4"><text:span text:style-name="T9">5th</text:span></text:p>
          </table:table-cell>
          <table:table-cell table:style-name="Table22.A2" office:value-type="string">
            <text:p text:style-name="P4"><text:span text:style-name="T9">21</text:span></text:p>
          </table:table-cell>
        </table:table-row>
        <table:table-row table:style-name="Table22.2">
          <table:table-cell table:style-name="Table22.A2" office:value-type="string">
            <text:p text:style-name="P4"><text:span text:style-name="T9">Adult</text:span></text:p>
          </table:table-cell>
          <table:table-cell table:style-name="Table22.A2" office:value-type="string">
            <text:p text:style-name="P4"><text:span text:style-name="T9">60 ft., fly 200 ft. (poor),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30 (–2 size, +22 natural), touch 8, flat-footed 30</text:span></text:p>
          </table:table-cell>
          <table:table-cell table:style-name="Table22.A2" office:value-type="string">
            <text:p text:style-name="P4"><text:span text:style-name="T10">Luck bonus</text:span></text:p>
          </table:table-cell>
          <table:table-cell table:style-name="Table22.A2" office:value-type="string">
            <text:p text:style-name="P4"><text:span text:style-name="T9">7th</text:span></text:p>
          </table:table-cell>
          <table:table-cell table:style-name="Table22.A2" office:value-type="string">
            <text:p text:style-name="P4"><text:span text:style-name="T9">23</text:span></text:p>
          </table:table-cell>
        </table:table-row>
        <table:table-row table:style-name="Table22.2">
          <table:table-cell table:style-name="Table22.A2" office:value-type="string">
            <text:p text:style-name="P4"><text:span text:style-name="T9">Mature adult</text:span></text:p>
          </table:table-cell>
          <table:table-cell table:style-name="Table22.A2" office:value-type="string">
            <text:p text:style-name="P4"><text:span text:style-name="T9">60 ft., fly 200 ft. (poor),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33 (–2 size, +25 natural), touch 8, flat-footed 33</text:span></text:p>
          </table:table-cell>
          <table:table-cell table:style-name="Table22.A2" office:value-type="string">
            <text:p text:style-name="P4"><text:span text:style-name="T9">DR 10/magic</text:span></text:p>
          </table:table-cell>
          <table:table-cell table:style-name="Table22.A2" office:value-type="string">
            <text:p text:style-name="P4"><text:span text:style-name="T9">9th</text:span></text:p>
          </table:table-cell>
          <table:table-cell table:style-name="Table22.A2" office:value-type="string">
            <text:p text:style-name="P4"><text:span text:style-name="T9">25</text:span></text:p>
          </table:table-cell>
        </table:table-row>
        <table:table-row table:style-name="Table22.2">
          <table:table-cell table:style-name="Table22.A2" office:value-type="string">
            <text:p text:style-name="P4"><text:span text:style-name="T9">Old</text:span></text:p>
          </table:table-cell>
          <table:table-cell table:style-name="Table22.A2" office:value-type="string">
            <text:p text:style-name="P4"><text:span text:style-name="T9">60 ft., fly 250 ft. (clumsy),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34 (–4 size, +28 natural), touch 6, flat-footed 34</text:span></text:p>
          </table:table-cell>
          <table:table-cell table:style-name="Table22.A2" office:value-type="string">
            <text:p text:style-name="P4"><text:span text:style-name="T10">Geas/quest, detect gems</text:span></text:p>
          </table:table-cell>
          <table:table-cell table:style-name="Table22.A2" office:value-type="string">
            <text:p text:style-name="P4"><text:span text:style-name="T9">11th</text:span></text:p>
          </table:table-cell>
          <table:table-cell table:style-name="Table22.A2" office:value-type="string">
            <text:p text:style-name="P4"><text:span text:style-name="T9">27</text:span></text:p>
          </table:table-cell>
        </table:table-row>
        <table:table-row table:style-name="Table22.2">
          <table:table-cell table:style-name="Table22.A2" office:value-type="string">
            <text:p text:style-name="P4"><text:span text:style-name="T9">Very old</text:span></text:p>
          </table:table-cell>
          <table:table-cell table:style-name="Table22.A2" office:value-type="string">
            <text:p text:style-name="P4"><text:span text:style-name="T9">60 ft., fly 250 ft. (clumsy),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37 (–4 size, +31 natural), touch 6, flat-footed 37</text:span></text:p>
          </table:table-cell>
          <table:table-cell table:style-name="Table22.A2" office:value-type="string">
            <text:p text:style-name="P4"><text:span text:style-name="T9">DR 15/magic</text:span></text:p>
          </table:table-cell>
          <table:table-cell table:style-name="Table22.A2" office:value-type="string">
            <text:p text:style-name="P4"><text:span text:style-name="T9">13th</text:span></text:p>
          </table:table-cell>
          <table:table-cell table:style-name="Table22.A2" office:value-type="string">
            <text:p text:style-name="P4"><text:span text:style-name="T9">28</text:span></text:p>
          </table:table-cell>
        </table:table-row>
        <table:table-row table:style-name="Table22.2">
          <table:table-cell table:style-name="Table22.A2" office:value-type="string">
            <text:p text:style-name="P4"><text:span text:style-name="T9">Ancient</text:span></text:p>
          </table:table-cell>
          <table:table-cell table:style-name="Table22.A2" office:value-type="string">
            <text:p text:style-name="P4"><text:span text:style-name="T9">60 ft., fly 250 ft. (clumsy),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40 (–4 size, +34 natural), touch 6, flat-footed 40</text:span></text:p>
          </table:table-cell>
          <table:table-cell table:style-name="Table22.A2" office:value-type="string">
            <text:p text:style-name="P4"><text:span text:style-name="T10">Sunburst </text:span><text:span text:style-name="T9">15th</text:span></text:p>
          </table:table-cell>
          <table:table-cell table:style-name="Table22.A2" office:value-type="string">
            <text:p text:style-name="P4"><text:span text:style-name="T9">30</text:span></text:p>
          </table:table-cell>
          <table:table-cell table:style-name="Table22.A2" office:value-type="string">
            <text:p text:style-name="P22"/>
          </table:table-cell>
        </table:table-row>
        <table:table-row table:style-name="Table22.2">
          <table:table-cell table:style-name="Table22.A2" office:value-type="string">
            <text:p text:style-name="P4"><text:span text:style-name="T9">Wyrm</text:span></text:p>
          </table:table-cell>
          <table:table-cell table:style-name="Table22.A2" office:value-type="string">
            <text:p text:style-name="P4"><text:span text:style-name="T9">60 ft., fly 250 ft. (clumsy),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39 (–8 size, +37 natural), touch 2, flat-footed 39</text:span></text:p>
          </table:table-cell>
          <table:table-cell table:style-name="Table22.A2" office:value-type="string">
            <text:p text:style-name="P4"><text:span text:style-name="T9">DR 20/magic</text:span></text:p>
          </table:table-cell>
          <table:table-cell table:style-name="Table22.A2" office:value-type="string">
            <text:p text:style-name="P4"><text:span text:style-name="T9">17th</text:span></text:p>
          </table:table-cell>
          <table:table-cell table:style-name="Table22.A2" office:value-type="string">
            <text:p text:style-name="P4"><text:span text:style-name="T9">31</text:span></text:p>
          </table:table-cell>
        </table:table-row>
        <table:table-row table:style-name="Table22.2">
          <table:table-cell table:style-name="Table22.A2" office:value-type="string">
            <text:p text:style-name="P4"><text:span text:style-name="T9">Great wyrm</text:span></text:p>
          </table:table-cell>
          <table:table-cell table:style-name="Table22.A2" office:value-type="string">
            <text:p text:style-name="P4"><text:span text:style-name="T9">60 ft., fly 250 ft. (clumsy), swim 60 ft.</text:span></text:p>
          </table:table-cell>
          <table:table-cell table:style-name="Table22.A2" office:value-type="string">
            <text:p text:style-name="P4"><text:span text:style-name="T9">+0</text:span></text:p>
          </table:table-cell>
          <table:table-cell table:style-name="Table22.A2" office:value-type="string">
            <text:p text:style-name="P4"><text:span text:style-name="T9">42 (–8 size, +40 natural), touch 2, flat-footed 42</text:span></text:p>
          </table:table-cell>
          <table:table-cell table:style-name="Table22.A2" office:value-type="string">
            <text:p text:style-name="P4"><text:span text:style-name="T10">Foresight</text:span></text:p>
          </table:table-cell>
          <table:table-cell table:style-name="Table22.A2" office:value-type="string">
            <text:p text:style-name="P4"><text:span text:style-name="T9">19th</text:span></text:p>
          </table:table-cell>
          <table:table-cell table:style-name="Table22.A2" office:value-type="string">
            <text:p text:style-name="P4"><text:span text:style-name="T9">33</text:span></text:p>
          </table:table-cell>
        </table:table-row>
        <table:table-row table:style-name="Table22.1">
          <table:table-cell table:style-name="Table22.A15" table:number-columns-spanned="7" office:value-type="string">
            <text:p text:style-name="P16"><text:span text:style-name="T9">*Can also cast cleric spells and those from the Law, Luck, and Good domains as arcane spells.</text:span></text:p>
          </table:table-cell>
          <table:covered-table-cell/>
          <table:covered-table-cell/>
          <table:covered-table-cell/>
          <table:covered-table-cell/>
          <table:covered-table-cell/>
          <table:covered-table-cell/>
        </table:table-row>
      </table:table>
      <text:p text:style-name="P4"><text:span text:style-name="T16">On hatching, a gold dragon’s scales are dark yellow with golden metallic flecks.</text:span></text:p>
      <text:p text:style-name="P4"><text:span text:style-name="T16">The flecks get larger as the dragon matures until, at the adult stage, the scales are completely golden. Gold dragons’ faces are bewhiskered and sagacious; as they age, their pupils fade until the eyes resemble pools of molten gold.</text:span></text:p>
      <text:p text:style-name="P4"><text:span text:style-name="T22">Combat</text:span></text:p>
      <text:p text:style-name="P4"><text:span text:style-name="T16">Gold dragons usually parley before fighting. When conversing with intelligent creatures, they use Intimidate and Sense Motive to gain the upper hand. In combat, they employ </text:span><text:span text:style-name="T18">bless </text:span><text:span text:style-name="T16">and their </text:span><text:span text:style-name="T18">luck bonus; </text:span><text:span text:style-name="T16">older dragons use their </text:span><text:span text:style-name="T18">luck bonus </text:span><text:span text:style-name="T16">at the start of each day. They make heavy use of spells in combat. Among their favorites are </text:span><text:span text:style-name="T18">cloudkill, delayed blast fireball, fire shield, globe of invulnerability, maze, sleep, slow, </text:span><text:span text:style-name="T16">and </text:span><text:span text:style-name="T18">stinking cloud.</text:span></text:p>
      <text:p text:style-name="P4"><text:span text:style-name="T17">Breath Weapon (Su): </text:span><text:span text:style-name="T16">A gold dragon has two types of breath weapon, a cone of fire and a cone of weakening gas. Creatures within a cone of weakening gas must succeed on a Fortitude save or take 1 point of Strength damage per age category of the dragon.</text:span></text:p>
      <text:p text:style-name="P4"><text:span text:style-name="T17">Alternate Form (Su):</text:span><text:span text:style-name="T16"> A gold dragon can assume any animal or humanoid form of Medium size or smaller as a standard action three times per day. This ability functions as a </text:span><text:span text:style-name="T18">polymorph </text:span><text:span text:style-name="T16">spell cast on itself at its caster level, except that the dragon does not regain hit points for changing form and can only assume the form of an animal or humanoid. The dragon can remain in its animal or humanoid form until it chooses to assume a new one or return to its natural form.</text:span></text:p>
      <text:p text:style-name="P4"><text:span text:style-name="T17">Water Breathing (Ex):</text:span><text:span text:style-name="T16"> A gold dragon can breathe underwater indefinitely and can freely use its breath weapon, spells, and other abilities while submerged (the cone of fire becomes a cone of superheated steam underwater).</text:span></text:p>
      <text:p text:style-name="P4"><text:span text:style-name="T19">Luck Bonus </text:span><text:span text:style-name="T17">(Sp):</text:span><text:span text:style-name="T16"> Once per day an adult or older gold dragon can touch a gem, usually one embedded in the dragon’s hide, and enspell it to bring good luck. As long as the dragon carries the gem, it and every good creature in a 10-foot radius per age category of the dragon receives a +1 luck bonus on all saving throws and similar rolls, as for a </text:span><text:span text:style-name="T18">stone of good luck</text:span><text:span text:style-name="T16">. If the dragon gives an enspelled gem to another creature, only that bearer gets the bonus. The effect lasts 1d3 hours plus 3 hours per age category of the dragon but ends if the gem is destroyed. This ability is the equivalent of a 2nd-level spell.</text:span></text:p>
      <text:p text:style-name="P4"><text:span text:style-name="T19">Detect Gems </text:span><text:span text:style-name="T17">(Sp):</text:span><text:span text:style-name="T16"> An old or older gold dragon can use this ability three times per day. This is a divination effect similar to a </text:span><text:span text:style-name="T18">detect magic </text:span><text:span text:style-name="T16">spell, except that it finds only gems. The dragon can scan a 60-degree arc each round: By concentrating for 1 round it knows if there are any gems within the arc; 2 rounds of concentration reveal the exact number of gems; and 3 rounds reveal their exact location, type, and value. This ability is the equivalent of a 2ndlevel spell.</text:span></text:p>
      <text:p text:style-name="P4"><text:span text:style-name="T17">Other Spell-Like Abilities:</text:span><text:span text:style-name="T16"> 3/day—</text:span><text:span text:style-name="T18">bless </text:span><text:span text:style-name="T16">(juvenile or older); 1/day—</text:span><text:span text:style-name="T18">geas/quest </text:span><text:span text:style-name="T16">(old or older), </text:span><text:span text:style-name="T18">sunburst </text:span><text:span text:style-name="T16">(ancient or older), </text:span><text:span text:style-name="T18">foresight </text:span><text:span text:style-name="T16">(great wyrm).</text:span></text:p>
      <text:p text:style-name="P4"><text:span text:style-name="T17">Skills: </text:span><text:span text:style-name="T16">Disguise, Heal, and Swim are considered class skills for gold dragons.</text:span></text:p>
      <text:p text:style-name="P12"/>
      <text:p text:style-name="P4"><text:span text:style-name="T20">SILVER DRAGON</text:span></text:p>
      <text:p text:style-name="P4"><text:span text:style-name="T17">Dragon (Cold)</text:span></text:p>
      <text:p text:style-name="P4"><text:span text:style-name="T17">Environment:</text:span><text:span text:style-name="T16"> Temperate mountains</text:span></text:p>
      <text:p text:style-name="P24"><text:span text:style-name="T3">Organization:</text:span><text:span text:style-name="T2"> Wyrmling, very young, young, juvenile, and young adult: solitary or clutch (2–5); adult, mature adult, old, very old, ancient, wyrm, or great wyrm: solitary, pair, or family (1–2 and 2–5 offspring)</text:span></text:p>
      <text:p text:style-name="P4"><text:span text:style-name="T17">Challenge Ratings:</text:span><text:span text:style-name="T16"> Wyrmling 4; very young 5; young 7; juvenile 10; young adult 13; adult 15; mature adult 18; old 20; very old 21; ancient 23; wyrm 24; great wyrm 26</text:span></text:p>
      <text:p text:style-name="P4"><text:span text:style-name="T17">Treasure:</text:span><text:span text:style-name="T16"> Triple standard</text:span></text:p>
      <text:p text:style-name="P4"><text:span text:style-name="T17">Alignment:</text:span><text:span text:style-name="T16"> Always lawful good</text:span></text:p>
      <text:p text:style-name="P4"><text:span text:style-name="T17">Advancement:</text:span><text:span text:style-name="T16"> Wyrmling 8–9 HD; very young 11–12 HD; young 14–15 HD; juvenile 17–18 HD; young adult 20–21 HD; adult 23–24 HD; mature adult 26–27 HD; old 29–30 HD; very old 32–33 HD; ancient 35–36 HD; wyrm 38–39 HD; great wyrm 41+ HD</text:span></text:p>
      <text:p text:style-name="P4"><text:span text:style-name="T17">Level Adjustment:</text:span><text:span text:style-name="T16"> Wyrmling +4; very young +4; young +5; others —</text:span></text:p>
      <text:p text:style-name="P15"/>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E"/>
        <table:table-column table:style-name="Table23.F"/>
        <table:table-column table:style-name="Table23.J"/>
        <table:table-column table:style-name="Table23.K"/>
        <table:table-column table:style-name="Table23.L"/>
        <table:table-column table:style-name="Table23.M"/>
        <table:table-column table:style-name="Table23.N"/>
        <table:table-column table:style-name="Table23.O"/>
        <table:table-column table:style-name="Table23.P"/>
        <text:soft-page-break/>
        <table:table-row table:style-name="Table23.1">
          <table:table-cell table:style-name="Table23.A1" table:number-columns-spanned="16" office:value-type="string">
            <text:h text:style-name="P26" text:outline-level="8"><text:span text:style-name="T1">Silver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2">
          <table:table-cell table:style-name="Table23.A2" office:value-type="string">
            <text:p text:style-name="P16"><text:span text:style-name="T8">Age</text:span></text:p>
          </table:table-cell>
          <table:table-cell table:style-name="Table23.A2" office:value-type="string">
            <text:p text:style-name="P19"><text:span text:style-name="T8">Size</text:span></text:p>
          </table:table-cell>
          <table:table-cell table:style-name="Table23.A2" office:value-type="string">
            <text:p text:style-name="P19"><text:span text:style-name="T8">Hit Dice (hp)</text:span></text:p>
          </table:table-cell>
          <table:table-cell table:style-name="Table23.A2" office:value-type="string">
            <text:p text:style-name="P19"><text:span text:style-name="T8">Str</text:span></text:p>
          </table:table-cell>
          <table:table-cell table:style-name="Table23.A2" office:value-type="string">
            <text:p text:style-name="P19"><text:span text:style-name="T8">Dex</text:span></text:p>
          </table:table-cell>
          <table:table-cell table:style-name="Table23.A2" office:value-type="string">
            <text:p text:style-name="P19"><text:span text:style-name="T8">Con</text:span></text:p>
          </table:table-cell>
          <table:table-cell table:style-name="Table23.A2" office:value-type="string">
            <text:p text:style-name="P19"><text:span text:style-name="T8">Int</text:span></text:p>
          </table:table-cell>
          <table:table-cell table:style-name="Table23.A2" office:value-type="string">
            <text:p text:style-name="P19"><text:span text:style-name="T8">Wis</text:span></text:p>
          </table:table-cell>
          <table:table-cell table:style-name="Table23.A2" office:value-type="string">
            <text:p text:style-name="P19"><text:span text:style-name="T8">Cha</text:span></text:p>
          </table:table-cell>
          <table:table-cell table:style-name="Table23.A2" office:value-type="string">
            <text:p text:style-name="P19"><text:span text:style-name="T8">Base Attack/</text:span></text:p>
            <text:p text:style-name="P19"><text:span text:style-name="T8">Grapple</text:span></text:p>
          </table:table-cell>
          <table:table-cell table:style-name="Table23.A2" office:value-type="string">
            <text:p text:style-name="P19"><text:span text:style-name="T8">Attack</text:span></text:p>
          </table:table-cell>
          <table:table-cell table:style-name="Table23.A2" office:value-type="string">
            <text:p text:style-name="P19"><text:span text:style-name="T8">Fort Save</text:span></text:p>
          </table:table-cell>
          <table:table-cell table:style-name="Table23.A2" office:value-type="string">
            <text:p text:style-name="P19"><text:span text:style-name="T8">Ref Save</text:span></text:p>
          </table:table-cell>
          <table:table-cell table:style-name="Table23.A2" office:value-type="string">
            <text:p text:style-name="P19"><text:span text:style-name="T8">Will Save</text:span></text:p>
          </table:table-cell>
          <table:table-cell table:style-name="Table23.A2" office:value-type="string">
            <text:p text:style-name="P19"><text:span text:style-name="T8">Breath Weapon (DC)</text:span></text:p>
          </table:table-cell>
          <table:table-cell table:style-name="Table23.A2" office:value-type="string">
            <text:p text:style-name="P19"><text:span text:style-name="T8">Frightful Presence DC</text:span></text:p>
          </table:table-cell>
        </table:table-row>
        <table:table-row table:style-name="Table23.2">
          <table:table-cell table:style-name="Table23.A3" office:value-type="string">
            <text:p text:style-name="P16"><text:span text:style-name="T7">Wyrmling</text:span></text:p>
          </table:table-cell>
          <table:table-cell table:style-name="Table23.A3" office:value-type="string">
            <text:p text:style-name="P19"><text:span text:style-name="T7">S</text:span></text:p>
          </table:table-cell>
          <table:table-cell table:style-name="Table23.A3" office:value-type="string">
            <text:p text:style-name="P19"><text:span text:style-name="T7">7d12+7 (52)</text:span></text:p>
          </table:table-cell>
          <table:table-cell table:style-name="Table23.A3" office:value-type="string">
            <text:p text:style-name="P19"><text:span text:style-name="T7">13</text:span></text:p>
          </table:table-cell>
          <table:table-cell table:style-name="Table23.A3" office:value-type="string">
            <text:p text:style-name="P19"><text:span text:style-name="T7">10</text:span></text:p>
          </table:table-cell>
          <table:table-cell table:style-name="Table23.A3" office:value-type="string">
            <text:p text:style-name="P19"><text:span text:style-name="T7">13</text:span></text:p>
          </table:table-cell>
          <table:table-cell table:style-name="Table23.A3" office:value-type="string">
            <text:p text:style-name="P19"><text:span text:style-name="T7">14</text:span></text:p>
          </table:table-cell>
          <table:table-cell table:style-name="Table23.A3" office:value-type="string">
            <text:p text:style-name="P19"><text:span text:style-name="T7">15</text:span></text:p>
          </table:table-cell>
          <table:table-cell table:style-name="Table23.A3" office:value-type="string">
            <text:p text:style-name="P19"><text:span text:style-name="T7">14</text:span></text:p>
          </table:table-cell>
          <table:table-cell table:style-name="Table23.A3" office:value-type="string">
            <text:p text:style-name="P19"><text:span text:style-name="T7">+7/+4</text:span></text:p>
          </table:table-cell>
          <table:table-cell table:style-name="Table23.A3" office:value-type="string">
            <text:p text:style-name="P19"><text:span text:style-name="T7">+9</text:span></text:p>
          </table:table-cell>
          <table:table-cell table:style-name="Table23.A3" office:value-type="string">
            <text:p text:style-name="P19"><text:span text:style-name="T7">+6</text:span></text:p>
          </table:table-cell>
          <table:table-cell table:style-name="Table23.A3" office:value-type="string">
            <text:p text:style-name="P19"><text:span text:style-name="T7">+5</text:span></text:p>
          </table:table-cell>
          <table:table-cell table:style-name="Table23.A3" office:value-type="string">
            <text:p text:style-name="P19"><text:span text:style-name="T7">+7</text:span></text:p>
          </table:table-cell>
          <table:table-cell table:style-name="Table23.A3" office:value-type="string">
            <text:p text:style-name="P19"><text:span text:style-name="T7">2d8 (14)</text:span></text:p>
          </table:table-cell>
          <table:table-cell table:style-name="Table23.A3" office:value-type="string">
            <text:p text:style-name="P19"><text:span text:style-name="T7">—</text:span></text:p>
          </table:table-cell>
        </table:table-row>
        <table:table-row table:style-name="Table23.2">
          <table:table-cell table:style-name="Table23.A3" office:value-type="string">
            <text:p text:style-name="P4"><text:span text:style-name="T7">Very young</text:span></text:p>
          </table:table-cell>
          <table:table-cell table:style-name="Table23.A3" office:value-type="string">
            <text:p text:style-name="P18"><text:span text:style-name="T7">M</text:span></text:p>
          </table:table-cell>
          <table:table-cell table:style-name="Table23.A3" office:value-type="string">
            <text:p text:style-name="P18"><text:span text:style-name="T7">10d12+20 (85)</text:span></text:p>
          </table:table-cell>
          <table:table-cell table:style-name="Table23.A3" office:value-type="string">
            <text:p text:style-name="P18"><text:span text:style-name="T7">15</text:span></text:p>
          </table:table-cell>
          <table:table-cell table:style-name="Table23.A3" office:value-type="string">
            <text:p text:style-name="P18"><text:span text:style-name="T7">10</text:span></text:p>
          </table:table-cell>
          <table:table-cell table:style-name="Table23.A3" office:value-type="string">
            <text:p text:style-name="P18"><text:span text:style-name="T7">15</text:span></text:p>
          </table:table-cell>
          <table:table-cell table:style-name="Table23.A3" office:value-type="string">
            <text:p text:style-name="P18"><text:span text:style-name="T7">14</text:span></text:p>
          </table:table-cell>
          <table:table-cell table:style-name="Table23.A3" office:value-type="string">
            <text:p text:style-name="P18"><text:span text:style-name="T7">15</text:span></text:p>
          </table:table-cell>
          <table:table-cell table:style-name="Table23.A3" office:value-type="string">
            <text:p text:style-name="P18"><text:span text:style-name="T7">14</text:span></text:p>
          </table:table-cell>
          <table:table-cell table:style-name="Table23.A3" office:value-type="string">
            <text:p text:style-name="P18"><text:span text:style-name="T7">+10/+12</text:span></text:p>
          </table:table-cell>
          <table:table-cell table:style-name="Table23.A3" office:value-type="string">
            <text:p text:style-name="P18"><text:span text:style-name="T7">+12</text:span></text:p>
          </table:table-cell>
          <table:table-cell table:style-name="Table23.A3" office:value-type="string">
            <text:p text:style-name="P18"><text:span text:style-name="T7">+9</text:span></text:p>
          </table:table-cell>
          <table:table-cell table:style-name="Table23.A3" office:value-type="string">
            <text:p text:style-name="P18"><text:span text:style-name="T7">+7</text:span></text:p>
          </table:table-cell>
          <table:table-cell table:style-name="Table23.A3" office:value-type="string">
            <text:p text:style-name="P18"><text:span text:style-name="T7">+9</text:span></text:p>
          </table:table-cell>
          <table:table-cell table:style-name="Table23.A3" office:value-type="string">
            <text:p text:style-name="P18"><text:span text:style-name="T7">4d8 (17)</text:span></text:p>
          </table:table-cell>
          <table:table-cell table:style-name="Table23.A3" office:value-type="string">
            <text:p text:style-name="P18"><text:span text:style-name="T7">—</text:span></text:p>
          </table:table-cell>
        </table:table-row>
        <table:table-row table:style-name="Table23.2">
          <table:table-cell table:style-name="Table23.A3" office:value-type="string">
            <text:p text:style-name="P4"><text:span text:style-name="T7">Young</text:span></text:p>
          </table:table-cell>
          <table:table-cell table:style-name="Table23.A3" office:value-type="string">
            <text:p text:style-name="P18"><text:span text:style-name="T7">M</text:span></text:p>
          </table:table-cell>
          <table:table-cell table:style-name="Table23.A3" office:value-type="string">
            <text:p text:style-name="P18"><text:span text:style-name="T7">13d12+26 (110)</text:span></text:p>
          </table:table-cell>
          <table:table-cell table:style-name="Table23.A3" office:value-type="string">
            <text:p text:style-name="P18"><text:span text:style-name="T7">17</text:span></text:p>
          </table:table-cell>
          <table:table-cell table:style-name="Table23.A3" office:value-type="string">
            <text:p text:style-name="P18"><text:span text:style-name="T7">10</text:span></text:p>
          </table:table-cell>
          <table:table-cell table:style-name="Table23.A3" office:value-type="string">
            <text:p text:style-name="P18"><text:span text:style-name="T7">15</text:span></text:p>
          </table:table-cell>
          <table:table-cell table:style-name="Table23.A3" office:value-type="string">
            <text:p text:style-name="P18"><text:span text:style-name="T7">16</text:span></text:p>
          </table:table-cell>
          <table:table-cell table:style-name="Table23.A3" office:value-type="string">
            <text:p text:style-name="P18"><text:span text:style-name="T7">17</text:span></text:p>
          </table:table-cell>
          <table:table-cell table:style-name="Table23.A3" office:value-type="string">
            <text:p text:style-name="P18"><text:span text:style-name="T7">16</text:span></text:p>
          </table:table-cell>
          <table:table-cell table:style-name="Table23.A3" office:value-type="string">
            <text:p text:style-name="P18"><text:span text:style-name="T7">+13/+16</text:span></text:p>
          </table:table-cell>
          <table:table-cell table:style-name="Table23.A3" office:value-type="string">
            <text:p text:style-name="P18"><text:span text:style-name="T7">+16</text:span></text:p>
          </table:table-cell>
          <table:table-cell table:style-name="Table23.A3" office:value-type="string">
            <text:p text:style-name="P18"><text:span text:style-name="T7">+10</text:span></text:p>
          </table:table-cell>
          <table:table-cell table:style-name="Table23.A3" office:value-type="string">
            <text:p text:style-name="P18"><text:span text:style-name="T7">+8</text:span></text:p>
          </table:table-cell>
          <table:table-cell table:style-name="Table23.A3" office:value-type="string">
            <text:p text:style-name="P18"><text:span text:style-name="T7">+11</text:span></text:p>
          </table:table-cell>
          <table:table-cell table:style-name="Table23.A3" office:value-type="string">
            <text:p text:style-name="P18"><text:span text:style-name="T7">6d8 (18)</text:span></text:p>
          </table:table-cell>
          <table:table-cell table:style-name="Table23.A3" office:value-type="string">
            <text:p text:style-name="P18"><text:span text:style-name="T7">—</text:span></text:p>
          </table:table-cell>
        </table:table-row>
        <table:table-row table:style-name="Table23.2">
          <table:table-cell table:style-name="Table23.A3" office:value-type="string">
            <text:p text:style-name="P4"><text:span text:style-name="T7">Juvenile</text:span></text:p>
          </table:table-cell>
          <table:table-cell table:style-name="Table23.A3" office:value-type="string">
            <text:p text:style-name="P18"><text:span text:style-name="T7">L</text:span></text:p>
          </table:table-cell>
          <table:table-cell table:style-name="Table23.A3" office:value-type="string">
            <text:p text:style-name="P18"><text:span text:style-name="T7">16d12+48 (152)</text:span></text:p>
          </table:table-cell>
          <table:table-cell table:style-name="Table23.A3" office:value-type="string">
            <text:p text:style-name="P18"><text:span text:style-name="T7">19</text:span></text:p>
          </table:table-cell>
          <table:table-cell table:style-name="Table23.A3" office:value-type="string">
            <text:p text:style-name="P18"><text:span text:style-name="T7">10</text:span></text:p>
          </table:table-cell>
          <table:table-cell table:style-name="Table23.A3" office:value-type="string">
            <text:p text:style-name="P18"><text:span text:style-name="T7">17</text:span></text:p>
          </table:table-cell>
          <table:table-cell table:style-name="Table23.A3" office:value-type="string">
            <text:p text:style-name="P18"><text:span text:style-name="T7">18</text:span></text:p>
          </table:table-cell>
          <table:table-cell table:style-name="Table23.A3" office:value-type="string">
            <text:p text:style-name="P18"><text:span text:style-name="T7">19</text:span></text:p>
          </table:table-cell>
          <table:table-cell table:style-name="Table23.A3" office:value-type="string">
            <text:p text:style-name="P18"><text:span text:style-name="T7">18</text:span></text:p>
          </table:table-cell>
          <table:table-cell table:style-name="Table23.A3" office:value-type="string">
            <text:p text:style-name="P18"><text:span text:style-name="T7">+16/+24</text:span></text:p>
          </table:table-cell>
          <table:table-cell table:style-name="Table23.A3" office:value-type="string">
            <text:p text:style-name="P18"><text:span text:style-name="T7">+19</text:span></text:p>
          </table:table-cell>
          <table:table-cell table:style-name="Table23.A3" office:value-type="string">
            <text:p text:style-name="P18"><text:span text:style-name="T7">+13</text:span></text:p>
          </table:table-cell>
          <table:table-cell table:style-name="Table23.A3" office:value-type="string">
            <text:p text:style-name="P18"><text:span text:style-name="T7">+10</text:span></text:p>
          </table:table-cell>
          <table:table-cell table:style-name="Table23.A3" office:value-type="string">
            <text:p text:style-name="P18"><text:span text:style-name="T7">+14</text:span></text:p>
          </table:table-cell>
          <table:table-cell table:style-name="Table23.A3" office:value-type="string">
            <text:p text:style-name="P18"><text:span text:style-name="T7">8d8 (21)</text:span></text:p>
          </table:table-cell>
          <table:table-cell table:style-name="Table23.A3" office:value-type="string">
            <text:p text:style-name="P18"><text:span text:style-name="T7">—</text:span></text:p>
          </table:table-cell>
        </table:table-row>
        <table:table-row table:style-name="Table23.2">
          <table:table-cell table:style-name="Table23.A3" office:value-type="string">
            <text:p text:style-name="P4"><text:span text:style-name="T7">Young adult</text:span></text:p>
          </table:table-cell>
          <table:table-cell table:style-name="Table23.A3" office:value-type="string">
            <text:p text:style-name="P18"><text:span text:style-name="T7">L</text:span></text:p>
          </table:table-cell>
          <table:table-cell table:style-name="Table23.A3" office:value-type="string">
            <text:p text:style-name="P18"><text:span text:style-name="T7">19d12+76 (199)</text:span></text:p>
          </table:table-cell>
          <table:table-cell table:style-name="Table23.A3" office:value-type="string">
            <text:p text:style-name="P18"><text:span text:style-name="T7">23</text:span></text:p>
          </table:table-cell>
          <table:table-cell table:style-name="Table23.A3" office:value-type="string">
            <text:p text:style-name="P18"><text:span text:style-name="T7">10</text:span></text:p>
          </table:table-cell>
          <table:table-cell table:style-name="Table23.A3" office:value-type="string">
            <text:p text:style-name="P18"><text:span text:style-name="T7">19</text:span></text:p>
          </table:table-cell>
          <table:table-cell table:style-name="Table23.A3" office:value-type="string">
            <text:p text:style-name="P18"><text:span text:style-name="T7">18</text:span></text:p>
          </table:table-cell>
          <table:table-cell table:style-name="Table23.A3" office:value-type="string">
            <text:p text:style-name="P18"><text:span text:style-name="T7">19</text:span></text:p>
          </table:table-cell>
          <table:table-cell table:style-name="Table23.A3" office:value-type="string">
            <text:p text:style-name="P18"><text:span text:style-name="T7">18</text:span></text:p>
          </table:table-cell>
          <table:table-cell table:style-name="Table23.A3" office:value-type="string">
            <text:p text:style-name="P18"><text:span text:style-name="T7">+19/+29</text:span></text:p>
          </table:table-cell>
          <table:table-cell table:style-name="Table23.A3" office:value-type="string">
            <text:p text:style-name="P18"><text:span text:style-name="T7">+24</text:span></text:p>
          </table:table-cell>
          <table:table-cell table:style-name="Table23.A3" office:value-type="string">
            <text:p text:style-name="P18"><text:span text:style-name="T7">+15</text:span></text:p>
          </table:table-cell>
          <table:table-cell table:style-name="Table23.A3" office:value-type="string">
            <text:p text:style-name="P18"><text:span text:style-name="T7">+11</text:span></text:p>
          </table:table-cell>
          <table:table-cell table:style-name="Table23.A3" office:value-type="string">
            <text:p text:style-name="P18"><text:span text:style-name="T7">+15</text:span></text:p>
          </table:table-cell>
          <table:table-cell table:style-name="Table23.A3" office:value-type="string">
            <text:p text:style-name="P18"><text:span text:style-name="T7">10d8 (23)</text:span></text:p>
          </table:table-cell>
          <table:table-cell table:style-name="Table23.A3" office:value-type="string">
            <text:p text:style-name="P18"><text:span text:style-name="T7">23</text:span></text:p>
          </table:table-cell>
        </table:table-row>
        <table:table-row table:style-name="Table23.2">
          <table:table-cell table:style-name="Table23.A3" office:value-type="string">
            <text:p text:style-name="P4"><text:span text:style-name="T7">Adult</text:span></text:p>
          </table:table-cell>
          <table:table-cell table:style-name="Table23.A3" office:value-type="string">
            <text:p text:style-name="P18"><text:span text:style-name="T7">H</text:span></text:p>
          </table:table-cell>
          <table:table-cell table:style-name="Table23.A3" office:value-type="string">
            <text:p text:style-name="P18"><text:span text:style-name="T7">22d12+110 (253)</text:span></text:p>
          </table:table-cell>
          <table:table-cell table:style-name="Table23.A3" office:value-type="string">
            <text:p text:style-name="P18"><text:span text:style-name="T7">27</text:span></text:p>
          </table:table-cell>
          <table:table-cell table:style-name="Table23.A3" office:value-type="string">
            <text:p text:style-name="P18"><text:span text:style-name="T7">10</text:span></text:p>
          </table:table-cell>
          <table:table-cell table:style-name="Table23.A3" office:value-type="string">
            <text:p text:style-name="P18"><text:span text:style-name="T7">21</text:span></text:p>
          </table:table-cell>
          <table:table-cell table:style-name="Table23.A3" office:value-type="string">
            <text:p text:style-name="P18"><text:span text:style-name="T7">20</text:span></text:p>
          </table:table-cell>
          <table:table-cell table:style-name="Table23.A3" office:value-type="string">
            <text:p text:style-name="P18"><text:span text:style-name="T7">21</text:span></text:p>
          </table:table-cell>
          <table:table-cell table:style-name="Table23.A3" office:value-type="string">
            <text:p text:style-name="P18"><text:span text:style-name="T7">20</text:span></text:p>
          </table:table-cell>
          <table:table-cell table:style-name="Table23.A3" office:value-type="string">
            <text:p text:style-name="P18"><text:span text:style-name="T7">+22/+38</text:span></text:p>
          </table:table-cell>
          <table:table-cell table:style-name="Table23.A3" office:value-type="string">
            <text:p text:style-name="P18"><text:span text:style-name="T7">+28</text:span></text:p>
          </table:table-cell>
          <table:table-cell table:style-name="Table23.A3" office:value-type="string">
            <text:p text:style-name="P18"><text:span text:style-name="T7">+18</text:span></text:p>
          </table:table-cell>
          <table:table-cell table:style-name="Table23.A3" office:value-type="string">
            <text:p text:style-name="P18"><text:span text:style-name="T7">+13</text:span></text:p>
          </table:table-cell>
          <table:table-cell table:style-name="Table23.A3" office:value-type="string">
            <text:p text:style-name="P18"><text:span text:style-name="T7">+18</text:span></text:p>
          </table:table-cell>
          <table:table-cell table:style-name="Table23.A3" office:value-type="string">
            <text:p text:style-name="P18"><text:span text:style-name="T7">12d8 (26)</text:span></text:p>
          </table:table-cell>
          <table:table-cell table:style-name="Table23.A3" office:value-type="string">
            <text:p text:style-name="P18"><text:span text:style-name="T7">26</text:span></text:p>
          </table:table-cell>
        </table:table-row>
        <table:table-row table:style-name="Table23.2">
          <table:table-cell table:style-name="Table23.A3" office:value-type="string">
            <text:p text:style-name="P4"><text:span text:style-name="T7">Mature adult</text:span></text:p>
          </table:table-cell>
          <table:table-cell table:style-name="Table23.A3" office:value-type="string">
            <text:p text:style-name="P18"><text:span text:style-name="T7">H</text:span></text:p>
          </table:table-cell>
          <table:table-cell table:style-name="Table23.A3" office:value-type="string">
            <text:p text:style-name="P18"><text:span text:style-name="T7">25d12+125 (287)</text:span></text:p>
          </table:table-cell>
          <table:table-cell table:style-name="Table23.A3" office:value-type="string">
            <text:p text:style-name="P18"><text:span text:style-name="T7">29</text:span></text:p>
          </table:table-cell>
          <table:table-cell table:style-name="Table23.A3" office:value-type="string">
            <text:p text:style-name="P18"><text:span text:style-name="T7">10</text:span></text:p>
          </table:table-cell>
          <table:table-cell table:style-name="Table23.A3" office:value-type="string">
            <text:p text:style-name="P18"><text:span text:style-name="T7">21</text:span></text:p>
          </table:table-cell>
          <table:table-cell table:style-name="Table23.A3" office:value-type="string">
            <text:p text:style-name="P18"><text:span text:style-name="T7">20</text:span></text:p>
          </table:table-cell>
          <table:table-cell table:style-name="Table23.A3" office:value-type="string">
            <text:p text:style-name="P18"><text:span text:style-name="T7">21</text:span></text:p>
          </table:table-cell>
          <table:table-cell table:style-name="Table23.A3" office:value-type="string">
            <text:p text:style-name="P18"><text:span text:style-name="T7">20</text:span></text:p>
          </table:table-cell>
          <table:table-cell table:style-name="Table23.A3" office:value-type="string">
            <text:p text:style-name="P18"><text:span text:style-name="T7">+25/+42</text:span></text:p>
          </table:table-cell>
          <table:table-cell table:style-name="Table23.A3" office:value-type="string">
            <text:p text:style-name="P18"><text:span text:style-name="T7">+32</text:span></text:p>
          </table:table-cell>
          <table:table-cell table:style-name="Table23.A3" office:value-type="string">
            <text:p text:style-name="P18"><text:span text:style-name="T7">+19</text:span></text:p>
          </table:table-cell>
          <table:table-cell table:style-name="Table23.A3" office:value-type="string">
            <text:p text:style-name="P18"><text:span text:style-name="T7">+14</text:span></text:p>
          </table:table-cell>
          <table:table-cell table:style-name="Table23.A3" office:value-type="string">
            <text:p text:style-name="P18"><text:span text:style-name="T7">+19</text:span></text:p>
          </table:table-cell>
          <table:table-cell table:style-name="Table23.A3" office:value-type="string">
            <text:p text:style-name="P18"><text:span text:style-name="T7">14d8 (27)</text:span></text:p>
          </table:table-cell>
          <table:table-cell table:style-name="Table23.A3" office:value-type="string">
            <text:p text:style-name="P18"><text:span text:style-name="T7">27</text:span></text:p>
          </table:table-cell>
        </table:table-row>
        <table:table-row table:style-name="Table23.2">
          <table:table-cell table:style-name="Table23.A3" office:value-type="string">
            <text:p text:style-name="P4"><text:span text:style-name="T7">Old</text:span></text:p>
          </table:table-cell>
          <table:table-cell table:style-name="Table23.A3" office:value-type="string">
            <text:p text:style-name="P18"><text:span text:style-name="T7">H</text:span></text:p>
          </table:table-cell>
          <table:table-cell table:style-name="Table23.A3" office:value-type="string">
            <text:p text:style-name="P18"><text:span text:style-name="T7">28d12+168 (350)</text:span></text:p>
          </table:table-cell>
          <table:table-cell table:style-name="Table23.A3" office:value-type="string">
            <text:p text:style-name="P18"><text:span text:style-name="T7">31</text:span></text:p>
          </table:table-cell>
          <table:table-cell table:style-name="Table23.A3" office:value-type="string">
            <text:p text:style-name="P18"><text:span text:style-name="T7">10</text:span></text:p>
          </table:table-cell>
          <table:table-cell table:style-name="Table23.A3" office:value-type="string">
            <text:p text:style-name="P18"><text:span text:style-name="T7">23</text:span></text:p>
          </table:table-cell>
          <table:table-cell table:style-name="Table23.A3" office:value-type="string">
            <text:p text:style-name="P18"><text:span text:style-name="T7">22</text:span></text:p>
          </table:table-cell>
          <table:table-cell table:style-name="Table23.A3" office:value-type="string">
            <text:p text:style-name="P18"><text:span text:style-name="T7">23</text:span></text:p>
          </table:table-cell>
          <table:table-cell table:style-name="Table23.A3" office:value-type="string">
            <text:p text:style-name="P18"><text:span text:style-name="T7">22</text:span></text:p>
          </table:table-cell>
          <table:table-cell table:style-name="Table23.A3" office:value-type="string">
            <text:p text:style-name="P18"><text:span text:style-name="T7">+28/+46</text:span></text:p>
          </table:table-cell>
          <table:table-cell table:style-name="Table23.A3" office:value-type="string">
            <text:p text:style-name="P18"><text:span text:style-name="T7">+36</text:span></text:p>
          </table:table-cell>
          <table:table-cell table:style-name="Table23.A3" office:value-type="string">
            <text:p text:style-name="P18"><text:span text:style-name="T7">+22</text:span></text:p>
          </table:table-cell>
          <table:table-cell table:style-name="Table23.A3" office:value-type="string">
            <text:p text:style-name="P18"><text:span text:style-name="T7">+16</text:span></text:p>
          </table:table-cell>
          <table:table-cell table:style-name="Table23.A3" office:value-type="string">
            <text:p text:style-name="P18"><text:span text:style-name="T7">+22</text:span></text:p>
          </table:table-cell>
          <table:table-cell table:style-name="Table23.A3" office:value-type="string">
            <text:p text:style-name="P18"><text:span text:style-name="T7">16d8 (30)</text:span></text:p>
          </table:table-cell>
          <table:table-cell table:style-name="Table23.A3" office:value-type="string">
            <text:p text:style-name="P18"><text:span text:style-name="T7">30</text:span></text:p>
          </table:table-cell>
        </table:table-row>
        <table:table-row table:style-name="Table23.2">
          <table:table-cell table:style-name="Table23.A3" office:value-type="string">
            <text:p text:style-name="P4"><text:span text:style-name="T7">Very old</text:span></text:p>
          </table:table-cell>
          <table:table-cell table:style-name="Table23.A3" office:value-type="string">
            <text:p text:style-name="P18"><text:span text:style-name="T7">H</text:span></text:p>
          </table:table-cell>
          <table:table-cell table:style-name="Table23.A3" office:value-type="string">
            <text:p text:style-name="P18"><text:span text:style-name="T7">31d12+186 (387)</text:span></text:p>
          </table:table-cell>
          <table:table-cell table:style-name="Table23.A3" office:value-type="string">
            <text:p text:style-name="P18"><text:span text:style-name="T7">33</text:span></text:p>
          </table:table-cell>
          <table:table-cell table:style-name="Table23.A3" office:value-type="string">
            <text:p text:style-name="P18"><text:span text:style-name="T7">10</text:span></text:p>
          </table:table-cell>
          <table:table-cell table:style-name="Table23.A3" office:value-type="string">
            <text:p text:style-name="P18"><text:span text:style-name="T7">23</text:span></text:p>
          </table:table-cell>
          <table:table-cell table:style-name="Table23.A3" office:value-type="string">
            <text:p text:style-name="P18"><text:span text:style-name="T7">24</text:span></text:p>
          </table:table-cell>
          <table:table-cell table:style-name="Table23.A3" office:value-type="string">
            <text:p text:style-name="P18"><text:span text:style-name="T7">25</text:span></text:p>
          </table:table-cell>
          <table:table-cell table:style-name="Table23.A3" office:value-type="string">
            <text:p text:style-name="P18"><text:span text:style-name="T7">24</text:span></text:p>
          </table:table-cell>
          <table:table-cell table:style-name="Table23.A3" office:value-type="string">
            <text:p text:style-name="P18"><text:span text:style-name="T7">+31/+50</text:span></text:p>
          </table:table-cell>
          <table:table-cell table:style-name="Table23.A3" office:value-type="string">
            <text:p text:style-name="P18"><text:span text:style-name="T7">+40</text:span></text:p>
          </table:table-cell>
          <table:table-cell table:style-name="Table23.A3" office:value-type="string">
            <text:p text:style-name="P18"><text:span text:style-name="T7">+23</text:span></text:p>
          </table:table-cell>
          <table:table-cell table:style-name="Table23.A3" office:value-type="string">
            <text:p text:style-name="P18"><text:span text:style-name="T7">+17</text:span></text:p>
          </table:table-cell>
          <table:table-cell table:style-name="Table23.A3" office:value-type="string">
            <text:p text:style-name="P18"><text:span text:style-name="T7">+24</text:span></text:p>
          </table:table-cell>
          <table:table-cell table:style-name="Table23.A3" office:value-type="string">
            <text:p text:style-name="P18"><text:span text:style-name="T7">18d8 (31)</text:span></text:p>
          </table:table-cell>
          <table:table-cell table:style-name="Table23.A3" office:value-type="string">
            <text:p text:style-name="P18"><text:span text:style-name="T7">32</text:span></text:p>
          </table:table-cell>
        </table:table-row>
        <table:table-row table:style-name="Table23.2">
          <table:table-cell table:style-name="Table23.A3" office:value-type="string">
            <text:p text:style-name="P4"><text:span text:style-name="T7">Ancient</text:span></text:p>
          </table:table-cell>
          <table:table-cell table:style-name="Table23.A3" office:value-type="string">
            <text:p text:style-name="P18"><text:span text:style-name="T7">G</text:span></text:p>
          </table:table-cell>
          <table:table-cell table:style-name="Table23.A3" office:value-type="string">
            <text:p text:style-name="P18"><text:span text:style-name="T7">34d12+238 (459)</text:span></text:p>
          </table:table-cell>
          <table:table-cell table:style-name="Table23.A3" office:value-type="string">
            <text:p text:style-name="P18"><text:span text:style-name="T7">35</text:span></text:p>
          </table:table-cell>
          <table:table-cell table:style-name="Table23.A3" office:value-type="string">
            <text:p text:style-name="P18"><text:span text:style-name="T7">10</text:span></text:p>
          </table:table-cell>
          <table:table-cell table:style-name="Table23.A3" office:value-type="string">
            <text:p text:style-name="P18"><text:span text:style-name="T7">25</text:span></text:p>
          </table:table-cell>
          <table:table-cell table:style-name="Table23.A3" office:value-type="string">
            <text:p text:style-name="P18"><text:span text:style-name="T7">26</text:span></text:p>
          </table:table-cell>
          <table:table-cell table:style-name="Table23.A3" office:value-type="string">
            <text:p text:style-name="P18"><text:span text:style-name="T7">27</text:span></text:p>
          </table:table-cell>
          <table:table-cell table:style-name="Table23.A3" office:value-type="string">
            <text:p text:style-name="P18"><text:span text:style-name="T7">26</text:span></text:p>
          </table:table-cell>
          <table:table-cell table:style-name="Table23.A3" office:value-type="string">
            <text:p text:style-name="P18"><text:span text:style-name="T7">+34/+58</text:span></text:p>
          </table:table-cell>
          <table:table-cell table:style-name="Table23.A3" office:value-type="string">
            <text:p text:style-name="P18"><text:span text:style-name="T7">+42</text:span></text:p>
          </table:table-cell>
          <table:table-cell table:style-name="Table23.A3" office:value-type="string">
            <text:p text:style-name="P18"><text:span text:style-name="T7">+26</text:span></text:p>
          </table:table-cell>
          <table:table-cell table:style-name="Table23.A3" office:value-type="string">
            <text:p text:style-name="P18"><text:span text:style-name="T7">+19</text:span></text:p>
          </table:table-cell>
          <table:table-cell table:style-name="Table23.A3" office:value-type="string">
            <text:p text:style-name="P18"><text:span text:style-name="T7">+27</text:span></text:p>
          </table:table-cell>
          <table:table-cell table:style-name="Table23.A3" office:value-type="string">
            <text:p text:style-name="P18"><text:span text:style-name="T7">20d8 (34)</text:span></text:p>
          </table:table-cell>
          <table:table-cell table:style-name="Table23.A3" office:value-type="string">
            <text:p text:style-name="P18"><text:span text:style-name="T7">35</text:span></text:p>
          </table:table-cell>
        </table:table-row>
        <table:table-row table:style-name="Table23.2">
          <table:table-cell table:style-name="Table23.A3" office:value-type="string">
            <text:p text:style-name="P4"><text:span text:style-name="T7">Wyrm</text:span></text:p>
          </table:table-cell>
          <table:table-cell table:style-name="Table23.A3" office:value-type="string">
            <text:p text:style-name="P18"><text:span text:style-name="T7">G</text:span></text:p>
          </table:table-cell>
          <table:table-cell table:style-name="Table23.A3" office:value-type="string">
            <text:p text:style-name="P18"><text:span text:style-name="T7">37d12+333 (573)</text:span></text:p>
          </table:table-cell>
          <table:table-cell table:style-name="Table23.A3" office:value-type="string">
            <text:p text:style-name="P18"><text:span text:style-name="T7">39</text:span></text:p>
          </table:table-cell>
          <table:table-cell table:style-name="Table23.A3" office:value-type="string">
            <text:p text:style-name="P18"><text:span text:style-name="T7">10</text:span></text:p>
          </table:table-cell>
          <table:table-cell table:style-name="Table23.A3" office:value-type="string">
            <text:p text:style-name="P18"><text:span text:style-name="T7">29</text:span></text:p>
          </table:table-cell>
          <table:table-cell table:style-name="Table23.A3" office:value-type="string">
            <text:p text:style-name="P18"><text:span text:style-name="T7">28</text:span></text:p>
          </table:table-cell>
          <table:table-cell table:style-name="Table23.A3" office:value-type="string">
            <text:p text:style-name="P18"><text:span text:style-name="T7">29</text:span></text:p>
          </table:table-cell>
          <table:table-cell table:style-name="Table23.A3" office:value-type="string">
            <text:p text:style-name="P18"><text:span text:style-name="T7">28</text:span></text:p>
          </table:table-cell>
          <table:table-cell table:style-name="Table23.A3" office:value-type="string">
            <text:p text:style-name="P18"><text:span text:style-name="T7">+37/+63</text:span></text:p>
          </table:table-cell>
          <table:table-cell table:style-name="Table23.A3" office:value-type="string">
            <text:p text:style-name="P18"><text:span text:style-name="T7">+47</text:span></text:p>
          </table:table-cell>
          <table:table-cell table:style-name="Table23.A3" office:value-type="string">
            <text:p text:style-name="P18"><text:span text:style-name="T7">+29</text:span></text:p>
          </table:table-cell>
          <table:table-cell table:style-name="Table23.A3" office:value-type="string">
            <text:p text:style-name="P18"><text:span text:style-name="T7">+20</text:span></text:p>
          </table:table-cell>
          <table:table-cell table:style-name="Table23.A3" office:value-type="string">
            <text:p text:style-name="P18"><text:span text:style-name="T7">+29</text:span></text:p>
          </table:table-cell>
          <table:table-cell table:style-name="Table23.A3" office:value-type="string">
            <text:p text:style-name="P18"><text:span text:style-name="T7">22d8 (37)</text:span></text:p>
          </table:table-cell>
          <table:table-cell table:style-name="Table23.A3" office:value-type="string">
            <text:p text:style-name="P18"><text:span text:style-name="T7">37</text:span></text:p>
          </table:table-cell>
        </table:table-row>
        <table:table-row table:style-name="Table23.2">
          <table:table-cell table:style-name="Table23.A14" office:value-type="string">
            <text:p text:style-name="P16"><text:span text:style-name="T7">Great wyrm</text:span></text:p>
          </table:table-cell>
          <table:table-cell table:style-name="Table23.A14" office:value-type="string">
            <text:p text:style-name="P19"><text:span text:style-name="T7">C</text:span></text:p>
          </table:table-cell>
          <table:table-cell table:style-name="Table23.A14" office:value-type="string">
            <text:p text:style-name="P19"><text:span text:style-name="T7">40d12+400 (660)</text:span></text:p>
          </table:table-cell>
          <table:table-cell table:style-name="Table23.A14" office:value-type="string">
            <text:p text:style-name="P19"><text:span text:style-name="T7">43</text:span></text:p>
          </table:table-cell>
          <table:table-cell table:style-name="Table23.A14" office:value-type="string">
            <text:p text:style-name="P19"><text:span text:style-name="T7">10</text:span></text:p>
          </table:table-cell>
          <table:table-cell table:style-name="Table23.A14" office:value-type="string">
            <text:p text:style-name="P19"><text:span text:style-name="T7">31</text:span></text:p>
          </table:table-cell>
          <table:table-cell table:style-name="Table23.A14" office:value-type="string">
            <text:p text:style-name="P19"><text:span text:style-name="T7">30</text:span></text:p>
          </table:table-cell>
          <table:table-cell table:style-name="Table23.A14" office:value-type="string">
            <text:p text:style-name="P19"><text:span text:style-name="T7">31</text:span></text:p>
          </table:table-cell>
          <table:table-cell table:style-name="Table23.A14" office:value-type="string">
            <text:p text:style-name="P19"><text:span text:style-name="T7">30</text:span></text:p>
          </table:table-cell>
          <table:table-cell table:style-name="Table23.A14" office:value-type="string">
            <text:p text:style-name="P19"><text:span text:style-name="T7">+40/+72</text:span></text:p>
          </table:table-cell>
          <table:table-cell table:style-name="Table23.A14" office:value-type="string">
            <text:p text:style-name="P19"><text:span text:style-name="T7">+48</text:span></text:p>
          </table:table-cell>
          <table:table-cell table:style-name="Table23.A14" office:value-type="string">
            <text:p text:style-name="P19"><text:span text:style-name="T7">+32</text:span></text:p>
          </table:table-cell>
          <table:table-cell table:style-name="Table23.A14" office:value-type="string">
            <text:p text:style-name="P19"><text:span text:style-name="T7">+22</text:span></text:p>
          </table:table-cell>
          <table:table-cell table:style-name="Table23.A14" office:value-type="string">
            <text:p text:style-name="P19"><text:span text:style-name="T7">+32</text:span></text:p>
          </table:table-cell>
          <table:table-cell table:style-name="Table23.A14" office:value-type="string">
            <text:p text:style-name="P19"><text:span text:style-name="T7">24d8 (40)</text:span></text:p>
          </table:table-cell>
          <table:table-cell table:style-name="Table23.A14" office:value-type="string">
            <text:p text:style-name="P19"><text:span text:style-name="T7">40</text:span></text:p>
          </table:table-cell>
        </table:table-row>
      </table:table>
      <text:p text:style-name="P7"/>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table:number-columns-spanned="7" office:value-type="string">
            <text:h text:style-name="P26" text:outline-level="8"><text:span text:style-name="T1">Silver Dragon Abilities by Age</text:span></text:h>
          </table:table-cell>
          <table:covered-table-cell/>
          <table:covered-table-cell/>
          <table:covered-table-cell/>
          <table:covered-table-cell/>
          <table:covered-table-cell/>
          <table:covered-table-cell/>
        </table:table-row>
        <table:table-row table:style-name="Table24.2">
          <table:table-cell table:style-name="Table24.A2" office:value-type="string">
            <text:p text:style-name="P16"><text:span text:style-name="T11">Age</text:span></text:p>
          </table:table-cell>
          <table:table-cell table:style-name="Table24.A2" office:value-type="string">
            <text:p text:style-name="P16"><text:span text:style-name="T11">Speed</text:span></text:p>
          </table:table-cell>
          <table:table-cell table:style-name="Table24.A2" office:value-type="string">
            <text:p text:style-name="P16"><text:span text:style-name="T11">Initiative</text:span></text:p>
          </table:table-cell>
          <table:table-cell table:style-name="Table24.A2" office:value-type="string">
            <text:p text:style-name="P16"><text:span text:style-name="T11">AC</text:span></text:p>
          </table:table-cell>
          <table:table-cell table:style-name="Table24.A2" office:value-type="string">
            <text:p text:style-name="P16"><text:span text:style-name="T11">Special Abilities</text:span></text:p>
          </table:table-cell>
          <table:table-cell table:style-name="Table24.A2" office:value-type="string">
            <text:p text:style-name="P16"><text:span text:style-name="T11">Caster Level</text:span></text:p>
          </table:table-cell>
          <table:table-cell table:style-name="Table24.A2" office:value-type="string">
            <text:p text:style-name="P16"><text:span text:style-name="T11">SR</text:span></text:p>
          </table:table-cell>
        </table:table-row>
        <table:table-row table:style-name="Table24.2">
          <table:table-cell table:style-name="Table24.A2" office:value-type="string">
            <text:p text:style-name="P4"><text:span text:style-name="T9">Wyrmling</text:span></text:p>
          </table:table-cell>
          <table:table-cell table:style-name="Table24.A2" office:value-type="string">
            <text:p text:style-name="P4"><text:span text:style-name="T9">40 ft., fly 100 ft. (average)</text:span></text:p>
          </table:table-cell>
          <table:table-cell table:style-name="Table24.A2" office:value-type="string">
            <text:p text:style-name="P4"><text:span text:style-name="T9">+0</text:span></text:p>
          </table:table-cell>
          <table:table-cell table:style-name="Table24.A2" office:value-type="string">
            <text:p text:style-name="P4"><text:span text:style-name="T9">17 (+1 size, +6 natural), touch 11, flat-footed 17</text:span></text:p>
          </table:table-cell>
          <table:table-cell table:style-name="Table24.A2" office:value-type="string">
            <text:p text:style-name="P4"><text:span text:style-name="T9">Alternate form, immunity to acid and cold, cloudwalking, vulnerability to fire</text:span></text:p>
          </table:table-cell>
          <table:table-cell table:style-name="Table24.A2" office:value-type="string">
            <text:p text:style-name="P4"><text:span text:style-name="T9">—</text:span></text:p>
          </table:table-cell>
          <table:table-cell table:style-name="Table24.A2" office:value-type="string">
            <text:p text:style-name="P4"><text:span text:style-name="T9">—</text:span></text:p>
          </table:table-cell>
        </table:table-row>
        <table:table-row table:style-name="Table24.2">
          <table:table-cell table:style-name="Table24.A2" office:value-type="string">
            <text:p text:style-name="P4"><text:span text:style-name="T9">Very young</text:span></text:p>
          </table:table-cell>
          <table:table-cell table:style-name="Table24.A2" office:value-type="string">
            <text:p text:style-name="P4"><text:span text:style-name="T9">40 ft., fly 150 ft. (poor)</text:span></text:p>
          </table:table-cell>
          <table:table-cell table:style-name="Table24.A2" office:value-type="string">
            <text:p text:style-name="P4"><text:span text:style-name="T9">+0</text:span></text:p>
          </table:table-cell>
          <table:table-cell table:style-name="Table24.A2" office:value-type="string">
            <text:p text:style-name="P4"><text:span text:style-name="T9">19 (+9 natural), touch 10, flat-footed 19</text:span></text:p>
          </table:table-cell>
          <table:table-cell table:style-name="Table24.A2" office:value-type="string">
            <text:p text:style-name="P22"/>
          </table:table-cell>
          <table:table-cell table:style-name="Table24.A2" office:value-type="string">
            <text:p text:style-name="P4"><text:span text:style-name="T9">—</text:span></text:p>
          </table:table-cell>
          <table:table-cell table:style-name="Table24.A2" office:value-type="string">
            <text:p text:style-name="P4"><text:span text:style-name="T9">—</text:span></text:p>
          </table:table-cell>
        </table:table-row>
        <table:table-row table:style-name="Table24.2">
          <table:table-cell table:style-name="Table24.A2" office:value-type="string">
            <text:p text:style-name="P4"><text:span text:style-name="T9">Young</text:span></text:p>
          </table:table-cell>
          <table:table-cell table:style-name="Table24.A2" office:value-type="string">
            <text:p text:style-name="P4"><text:span text:style-name="T9">40 ft., fly 150 ft. (poor)</text:span></text:p>
          </table:table-cell>
          <table:table-cell table:style-name="Table24.A2" office:value-type="string">
            <text:p text:style-name="P4"><text:span text:style-name="T9">+0</text:span></text:p>
          </table:table-cell>
          <table:table-cell table:style-name="Table24.A2" office:value-type="string">
            <text:p text:style-name="P4"><text:span text:style-name="T9">22 (+12 natural), touch 10, flat-footed 22</text:span></text:p>
          </table:table-cell>
          <table:table-cell table:style-name="Table24.A2" office:value-type="string">
            <text:p text:style-name="P22"/>
          </table:table-cell>
          <table:table-cell table:style-name="Table24.A2" office:value-type="string">
            <text:p text:style-name="P4"><text:span text:style-name="T9">1st</text:span></text:p>
          </table:table-cell>
          <table:table-cell table:style-name="Table24.A2" office:value-type="string">
            <text:p text:style-name="P4"><text:span text:style-name="T9">—</text:span></text:p>
          </table:table-cell>
        </table:table-row>
        <table:table-row table:style-name="Table24.2">
          <table:table-cell table:style-name="Table24.A2" office:value-type="string">
            <text:p text:style-name="P4"><text:span text:style-name="T9">Juvenile</text:span></text:p>
          </table:table-cell>
          <table:table-cell table:style-name="Table24.A2" office:value-type="string">
            <text:p text:style-name="P4"><text:span text:style-name="T9">40 ft., fly 150 ft. (poor)</text:span></text:p>
          </table:table-cell>
          <table:table-cell table:style-name="Table24.A2" office:value-type="string">
            <text:p text:style-name="P4"><text:span text:style-name="T9">+0</text:span></text:p>
          </table:table-cell>
          <table:table-cell table:style-name="Table24.A2" office:value-type="string">
            <text:p text:style-name="P4"><text:span text:style-name="T9">24 (–1 size, +15 natural), touch 9, flat-footed 24</text:span></text:p>
          </table:table-cell>
          <table:table-cell table:style-name="Table24.A2" office:value-type="string">
            <text:p text:style-name="P4"><text:span text:style-name="T10">Feather fall</text:span></text:p>
          </table:table-cell>
          <table:table-cell table:style-name="Table24.A2" office:value-type="string">
            <text:p text:style-name="P4"><text:span text:style-name="T9">3rd</text:span></text:p>
          </table:table-cell>
          <table:table-cell table:style-name="Table24.A2" office:value-type="string">
            <text:p text:style-name="P4"><text:span text:style-name="T9">—</text:span></text:p>
          </table:table-cell>
        </table:table-row>
        <table:table-row table:style-name="Table24.2">
          <table:table-cell table:style-name="Table24.A2" office:value-type="string">
            <text:p text:style-name="P4"><text:span text:style-name="T9">Young adult</text:span></text:p>
          </table:table-cell>
          <table:table-cell table:style-name="Table24.A2" office:value-type="string">
            <text:p text:style-name="P4"><text:span text:style-name="T9">40 ft., fly 150 ft. (poor)</text:span></text:p>
          </table:table-cell>
          <table:table-cell table:style-name="Table24.A2" office:value-type="string">
            <text:p text:style-name="P4"><text:span text:style-name="T9">+0</text:span></text:p>
          </table:table-cell>
          <table:table-cell table:style-name="Table24.A2" office:value-type="string">
            <text:p text:style-name="P4"><text:span text:style-name="T9">27 (–1 size, +18 natural), touch 9, flat-footed 27</text:span></text:p>
          </table:table-cell>
          <table:table-cell table:style-name="Table24.A2" office:value-type="string">
            <text:p text:style-name="P4"><text:span text:style-name="T9">DR 5/magic</text:span></text:p>
          </table:table-cell>
          <table:table-cell table:style-name="Table24.A2" office:value-type="string">
            <text:p text:style-name="P4"><text:span text:style-name="T9">5th</text:span></text:p>
          </table:table-cell>
          <table:table-cell table:style-name="Table24.A2" office:value-type="string">
            <text:p text:style-name="P4"><text:span text:style-name="T9">20</text:span></text:p>
          </table:table-cell>
        </table:table-row>
        <table:table-row table:style-name="Table24.2">
          <table:table-cell table:style-name="Table24.A2" office:value-type="string">
            <text:p text:style-name="P4"><text:span text:style-name="T9">Adult</text:span></text:p>
          </table:table-cell>
          <table:table-cell table:style-name="Table24.A2" office:value-type="string">
            <text:p text:style-name="P4"><text:span text:style-name="T9">40 ft., fly 150 ft. (poor)</text:span></text:p>
          </table:table-cell>
          <table:table-cell table:style-name="Table24.A2" office:value-type="string">
            <text:p text:style-name="P4"><text:span text:style-name="T9">+0</text:span></text:p>
          </table:table-cell>
          <table:table-cell table:style-name="Table24.A2" office:value-type="string">
            <text:p text:style-name="P4"><text:span text:style-name="T9">29 (–2 size, +21 natural), touch 8, flat-footed 29</text:span></text:p>
          </table:table-cell>
          <table:table-cell table:style-name="Table24.A2" office:value-type="string">
            <text:p text:style-name="P4"><text:span text:style-name="T10">Fog cloud</text:span></text:p>
          </table:table-cell>
          <table:table-cell table:style-name="Table24.A2" office:value-type="string">
            <text:p text:style-name="P4"><text:span text:style-name="T9">7th</text:span></text:p>
          </table:table-cell>
          <table:table-cell table:style-name="Table24.A2" office:value-type="string">
            <text:p text:style-name="P4"><text:span text:style-name="T9">22</text:span></text:p>
          </table:table-cell>
        </table:table-row>
        <table:table-row table:style-name="Table24.2">
          <table:table-cell table:style-name="Table24.A2" office:value-type="string">
            <text:p text:style-name="P4"><text:span text:style-name="T9">Mature adult</text:span></text:p>
          </table:table-cell>
          <table:table-cell table:style-name="Table24.A2" office:value-type="string">
            <text:p text:style-name="P4"><text:span text:style-name="T9">40 ft., fly 150 ft. (poor)</text:span></text:p>
          </table:table-cell>
          <table:table-cell table:style-name="Table24.A2" office:value-type="string">
            <text:p text:style-name="P4"><text:span text:style-name="T9">+0</text:span></text:p>
          </table:table-cell>
          <table:table-cell table:style-name="Table24.A2" office:value-type="string">
            <text:p text:style-name="P4"><text:span text:style-name="T9">32 (–2 size, +24 natural), touch 8, flat-footed 32</text:span></text:p>
          </table:table-cell>
          <table:table-cell table:style-name="Table24.A2" office:value-type="string">
            <text:p text:style-name="P4"><text:span text:style-name="T9">DR 10/magic</text:span></text:p>
          </table:table-cell>
          <table:table-cell table:style-name="Table24.A2" office:value-type="string">
            <text:p text:style-name="P4"><text:span text:style-name="T9">9th</text:span></text:p>
          </table:table-cell>
          <table:table-cell table:style-name="Table24.A2" office:value-type="string">
            <text:p text:style-name="P4"><text:span text:style-name="T9">24</text:span></text:p>
          </table:table-cell>
        </table:table-row>
        <table:table-row table:style-name="Table24.2">
          <table:table-cell table:style-name="Table24.A2" office:value-type="string">
            <text:p text:style-name="P4"><text:span text:style-name="T9">Old</text:span></text:p>
          </table:table-cell>
          <table:table-cell table:style-name="Table24.A2" office:value-type="string">
            <text:p text:style-name="P4"><text:span text:style-name="T9">40 ft., fly 150 ft. (poor)</text:span></text:p>
          </table:table-cell>
          <table:table-cell table:style-name="Table24.A2" office:value-type="string">
            <text:p text:style-name="P4"><text:span text:style-name="T9">+0</text:span></text:p>
          </table:table-cell>
          <table:table-cell table:style-name="Table24.A2" office:value-type="string">
            <text:p text:style-name="P4"><text:span text:style-name="T9">35 (–2 size, +27 natural), touch 8, flat-footed 35</text:span></text:p>
          </table:table-cell>
          <table:table-cell table:style-name="Table24.A2" office:value-type="string">
            <text:p text:style-name="P4"><text:span text:style-name="T10">Control winds</text:span></text:p>
          </table:table-cell>
          <table:table-cell table:style-name="Table24.A2" office:value-type="string">
            <text:p text:style-name="P4"><text:span text:style-name="T9">11th</text:span></text:p>
          </table:table-cell>
          <table:table-cell table:style-name="Table24.A2" office:value-type="string">
            <text:p text:style-name="P4"><text:span text:style-name="T9">26</text:span></text:p>
          </table:table-cell>
        </table:table-row>
        <table:table-row table:style-name="Table24.2">
          <table:table-cell table:style-name="Table24.A2" office:value-type="string">
            <text:p text:style-name="P4"><text:span text:style-name="T9">Very old</text:span></text:p>
          </table:table-cell>
          <table:table-cell table:style-name="Table24.A2" office:value-type="string">
            <text:p text:style-name="P4"><text:span text:style-name="T9">40 ft., fly 150 ft. (poor)</text:span></text:p>
          </table:table-cell>
          <table:table-cell table:style-name="Table24.A2" office:value-type="string">
            <text:p text:style-name="P4"><text:span text:style-name="T9">+0</text:span></text:p>
          </table:table-cell>
          <table:table-cell table:style-name="Table24.A2" office:value-type="string">
            <text:p text:style-name="P4"><text:span text:style-name="T9">38 (–2 size, +30 natural), touch 8, flat-footed 38</text:span></text:p>
          </table:table-cell>
          <table:table-cell table:style-name="Table24.A2" office:value-type="string">
            <text:p text:style-name="P4"><text:span text:style-name="T9">DR 15/magic</text:span></text:p>
          </table:table-cell>
          <table:table-cell table:style-name="Table24.A2" office:value-type="string">
            <text:p text:style-name="P4"><text:span text:style-name="T9">13th</text:span></text:p>
          </table:table-cell>
          <table:table-cell table:style-name="Table24.A2" office:value-type="string">
            <text:p text:style-name="P4"><text:span text:style-name="T9">27</text:span></text:p>
          </table:table-cell>
        </table:table-row>
        <table:table-row table:style-name="Table24.2">
          <table:table-cell table:style-name="Table24.A2" office:value-type="string">
            <text:p text:style-name="P4"><text:span text:style-name="T9">Ancient</text:span></text:p>
          </table:table-cell>
          <table:table-cell table:style-name="Table24.A2" office:value-type="string">
            <text:p text:style-name="P4"><text:span text:style-name="T9">40 ft., fly 200 ft. (clumsy)</text:span></text:p>
          </table:table-cell>
          <table:table-cell table:style-name="Table24.A2" office:value-type="string">
            <text:p text:style-name="P4"><text:span text:style-name="T9">+0</text:span></text:p>
          </table:table-cell>
          <table:table-cell table:style-name="Table24.A2" office:value-type="string">
            <text:p text:style-name="P4"><text:span text:style-name="T9">39 (–4 size, +33 natural), touch 6, flat-footed 39</text:span></text:p>
          </table:table-cell>
          <table:table-cell table:style-name="Table24.A2" office:value-type="string">
            <text:p text:style-name="P4"><text:span text:style-name="T10">Control weather</text:span></text:p>
          </table:table-cell>
          <table:table-cell table:style-name="Table24.A2" office:value-type="string">
            <text:p text:style-name="P4"><text:span text:style-name="T9">15th</text:span></text:p>
          </table:table-cell>
          <table:table-cell table:style-name="Table24.A2" office:value-type="string">
            <text:p text:style-name="P4"><text:span text:style-name="T9">29</text:span></text:p>
          </table:table-cell>
        </table:table-row>
        <table:table-row table:style-name="Table24.2">
          <table:table-cell table:style-name="Table24.A2" office:value-type="string">
            <text:p text:style-name="P4"><text:span text:style-name="T9">Wyrm</text:span></text:p>
          </table:table-cell>
          <table:table-cell table:style-name="Table24.A2" office:value-type="string">
            <text:p text:style-name="P4"><text:span text:style-name="T9">40 ft., fly 200 ft. (clumsy)</text:span></text:p>
          </table:table-cell>
          <table:table-cell table:style-name="Table24.A2" office:value-type="string">
            <text:p text:style-name="P4"><text:span text:style-name="T9">+0</text:span></text:p>
          </table:table-cell>
          <table:table-cell table:style-name="Table24.A2" office:value-type="string">
            <text:p text:style-name="P4"><text:span text:style-name="T9">42 (–4 size, +36 natural), touch 6, flat-footed 42</text:span></text:p>
          </table:table-cell>
          <table:table-cell table:style-name="Table24.A2" office:value-type="string">
            <text:p text:style-name="P4"><text:span text:style-name="T9">DR 20/magic</text:span></text:p>
          </table:table-cell>
          <table:table-cell table:style-name="Table24.A2" office:value-type="string">
            <text:p text:style-name="P4"><text:span text:style-name="T9">17th</text:span></text:p>
          </table:table-cell>
          <table:table-cell table:style-name="Table24.A2" office:value-type="string">
            <text:p text:style-name="P4"><text:span text:style-name="T9">30</text:span></text:p>
          </table:table-cell>
        </table:table-row>
        <table:table-row table:style-name="Table24.2">
          <table:table-cell table:style-name="Table24.A2" office:value-type="string">
            <text:p text:style-name="P4"><text:span text:style-name="T9">Great wyrm</text:span></text:p>
          </table:table-cell>
          <table:table-cell table:style-name="Table24.A2" office:value-type="string">
            <text:p text:style-name="P4"><text:span text:style-name="T9">40 ft., fly 200 ft. (clumsy)</text:span></text:p>
          </table:table-cell>
          <table:table-cell table:style-name="Table24.A2" office:value-type="string">
            <text:p text:style-name="P4"><text:span text:style-name="T9">+0</text:span></text:p>
          </table:table-cell>
          <table:table-cell table:style-name="Table24.A2" office:value-type="string">
            <text:p text:style-name="P4"><text:span text:style-name="T9">41 (–8 size, +39 natural), touch 2, flat-footed 41</text:span></text:p>
          </table:table-cell>
          <table:table-cell table:style-name="Table24.A2" office:value-type="string">
            <text:p text:style-name="P4"><text:span text:style-name="T10">Reverse gravity</text:span></text:p>
          </table:table-cell>
          <table:table-cell table:style-name="Table24.A2" office:value-type="string">
            <text:p text:style-name="P4"><text:span text:style-name="T9">19th</text:span></text:p>
          </table:table-cell>
          <table:table-cell table:style-name="Table24.A2" office:value-type="string">
            <text:p text:style-name="P4"><text:span text:style-name="T9">32</text:span></text:p>
          </table:table-cell>
        </table:table-row>
        <table:table-row table:style-name="Table24.1">
          <table:table-cell table:style-name="Table24.A15" table:number-columns-spanned="7" office:value-type="string">
            <text:p text:style-name="P16"><text:span text:style-name="T9">*Can also cast cleric spells and those from the Air, Good, Law, and Sun domains as arcane spells.</text:span></text:p>
          </table:table-cell>
          <table:covered-table-cell/>
          <table:covered-table-cell/>
          <table:covered-table-cell/>
          <table:covered-table-cell/>
          <table:covered-table-cell/>
          <table:covered-table-cell/>
        </table:table-row>
      </table:table>
      <text:p text:style-name="P4"><text:span text:style-name="T16">A silver wyrmling’s scales are blue-gray with silver highlights. As the dragon approaches adulthood, its color gradually brightens until the individual scales are scarcely visible.</text:span></text:p>
      <text:p text:style-name="P4"><text:span text:style-name="T22">Combat</text:span></text:p>
      <text:p text:style-name="P4"><text:span text:style-name="T16">Silver dragons are not violent and avoid combat except when faced with highly evil or aggressive foes. If necessary, they use </text:span><text:span text:style-name="T18">fog cloud </text:span><text:span text:style-name="T16">or </text:span><text:span text:style-name="T18">control weather </text:span><text:span text:style-name="T16">to blind or confuse opponents before attacking. When angry, they use </text:span><text:span text:style-name="T18">reverse gravity </text:span><text:span text:style-name="T16">to fling enemies helplessly into the air, where they can be snatched. Against flying opponents, a silver dragon hides in clouds (creating some with </text:span><text:span text:style-name="T18">control weather </text:span><text:span text:style-name="T16">on clear days), then jumps to the attack when it has the advantage.</text:span></text:p>
      <text:p text:style-name="P4"><text:span text:style-name="T17">Breath Weapon (Su): </text:span><text:span text:style-name="T16">A silver dragon has two types of breath weapon, a cone of cold and a cone of paralyzing gas. Creatures within a cone of paralyzing gas must succeed on a Fortitude save or be paralyzed for 1d6 rounds plus 1 round per age category of the dragon.</text:span></text:p>
      <text:p text:style-name="P4"><text:span text:style-name="T17">Alternate Form (Su):</text:span><text:span text:style-name="T16"> A silver dragon can assume any animal or humanoid form of Medium size or smaller as a standard action three times per day. This ability functions as a </text:span><text:span text:style-name="T18">polymorph </text:span><text:span text:style-name="T16">spell cast on itself at its caster level, except that the dragon does not regain hit points for changing form and can only assume the form of an anirmal or humanoid. The dragon can remain in its animal or humanoid form until it chooses to assume a new one or return to its natural form.</text:span></text:p>
      <text:p text:style-name="P4"><text:span text:style-name="T17">Cloudwalking (Su):</text:span><text:span text:style-name="T16"> A silver dragon can tread on clouds or fog as though on solid ground. The ability functions continuously but can be negated or resumed at will.</text:span></text:p>
      <text:p text:style-name="P4"><text:span text:style-name="T17">Spell-Like Abilities: </text:span><text:span text:style-name="T16">3/day—</text:span><text:span text:style-name="T18">fog cloud </text:span><text:span text:style-name="T16">(adult or older), </text:span><text:span text:style-name="T18">control winds </text:span><text:span text:style-name="T16">(old or older); 2/day—</text:span><text:span text:style-name="T18">feather fall </text:span><text:span text:style-name="T16">(juvenile or older); 1/day— </text:span><text:span text:style-name="T18">control weather </text:span><text:span text:style-name="T16">(ancient or older), </text:span><text:span text:style-name="T18">reverse gravity </text:span><text:span text:style-name="T16">(great wyrm).</text:span></text:p>
      <text:p text:style-name="P4"><text:span text:style-name="T17">Skills: </text:span><text:span text:style-name="T16">Bluff, Disguise, and Jump are considered class skills for silver dragons.</text:span></text:p>
      <text:p text:style-name="P10"/>
      <text:p text:style-name="P4"><text:span text:style-name="T15">DRAGON TURTLE</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6"><text:span text:style-name="T4"><text:s/></text:span></text:p>
          </table:table-cell>
          <table:table-cell table:style-name="Table25.A1" office:value-type="string">
            <text:p text:style-name="P16"><text:span text:style-name="T5">Huge Dragon (Aquatic)</text:span></text:p>
          </table:table-cell>
        </table:table-row>
        <table:table-row table:style-name="Table25.1">
          <table:table-cell table:style-name="Table25.A2" office:value-type="string">
            <text:p text:style-name="P16"><text:span text:style-name="T4">Hit Dice:</text:span></text:p>
          </table:table-cell>
          <table:table-cell table:style-name="Table25.A2" office:value-type="string">
            <text:p text:style-name="P16"><text:span text:style-name="T5">12d12+60 (138 hp)</text:span></text:p>
          </table:table-cell>
        </table:table-row>
        <table:table-row table:style-name="Table25.1">
          <table:table-cell table:style-name="Table25.A2" office:value-type="string">
            <text:p text:style-name="P4"><text:span text:style-name="T4">Initiative:</text:span></text:p>
          </table:table-cell>
          <table:table-cell table:style-name="Table25.A2" office:value-type="string">
            <text:p text:style-name="P4"><text:span text:style-name="T5">+0</text:span></text:p>
          </table:table-cell>
        </table:table-row>
        <table:table-row table:style-name="Table25.1">
          <table:table-cell table:style-name="Table25.A2" office:value-type="string">
            <text:p text:style-name="P4"><text:span text:style-name="T4">Speed:</text:span></text:p>
          </table:table-cell>
          <table:table-cell table:style-name="Table25.A2" office:value-type="string">
            <text:p text:style-name="P4"><text:span text:style-name="T5">20 ft. (4 squares), swim 30 ft.</text:span></text:p>
          </table:table-cell>
        </table:table-row>
        <table:table-row table:style-name="Table25.1">
          <table:table-cell table:style-name="Table25.A2" office:value-type="string">
            <text:p text:style-name="P4"><text:span text:style-name="T4">Armor Class:</text:span></text:p>
          </table:table-cell>
          <table:table-cell table:style-name="Table25.A2" office:value-type="string">
            <text:p text:style-name="P4"><text:span text:style-name="T5">25 (–2 size, +17 natural), touch 8, flat-footed 25</text:span></text:p>
          </table:table-cell>
        </table:table-row>
        <table:table-row table:style-name="Table25.1">
          <table:table-cell table:style-name="Table25.A2" office:value-type="string">
            <text:p text:style-name="P4"><text:span text:style-name="T4">Base Attack/Grapple:</text:span></text:p>
          </table:table-cell>
          <table:table-cell table:style-name="Table25.A2" office:value-type="string">
            <text:p text:style-name="P4"><text:span text:style-name="T5">+12/+28</text:span></text:p>
          </table:table-cell>
        </table:table-row>
        <table:table-row table:style-name="Table25.1">
          <table:table-cell table:style-name="Table25.A2" office:value-type="string">
            <text:p text:style-name="P4"><text:span text:style-name="T4">Attack:</text:span></text:p>
          </table:table-cell>
          <table:table-cell table:style-name="Table25.A2" office:value-type="string">
            <text:p text:style-name="P4"><text:span text:style-name="T5">Bite +18 melee (4d6+8)</text:span></text:p>
          </table:table-cell>
        </table:table-row>
        <table:table-row table:style-name="Table25.1">
          <table:table-cell table:style-name="Table25.A2" office:value-type="string">
            <text:p text:style-name="P4"><text:span text:style-name="T4">Full Attack:</text:span></text:p>
          </table:table-cell>
          <table:table-cell table:style-name="Table25.A2" office:value-type="string">
            <text:p text:style-name="P4"><text:span text:style-name="T5">Bite +18 melee (4d6+8) and 2 claws +13 melee (2d8+4)</text:span></text:p>
          </table:table-cell>
        </table:table-row>
        <table:table-row table:style-name="Table25.1">
          <table:table-cell table:style-name="Table25.A2" office:value-type="string">
            <text:p text:style-name="P4"><text:span text:style-name="T4">Space/Reach:</text:span></text:p>
          </table:table-cell>
          <table:table-cell table:style-name="Table25.A2" office:value-type="string">
            <text:p text:style-name="P4"><text:span text:style-name="T5">15 ft./10 ft.</text:span></text:p>
          </table:table-cell>
        </table:table-row>
        <table:table-row table:style-name="Table25.1">
          <table:table-cell table:style-name="Table25.A2" office:value-type="string">
            <text:p text:style-name="P4"><text:span text:style-name="T4">Special Attacks:</text:span></text:p>
          </table:table-cell>
          <table:table-cell table:style-name="Table25.A2" office:value-type="string">
            <text:p text:style-name="P4"><text:span text:style-name="T5">Breath weapon, snatch, capsize</text:span></text:p>
          </table:table-cell>
        </table:table-row>
        <table:table-row table:style-name="Table25.1">
          <table:table-cell table:style-name="Table25.A2" office:value-type="string">
            <text:p text:style-name="P4"><text:span text:style-name="T4">Special Qualities:</text:span></text:p>
          </table:table-cell>
          <table:table-cell table:style-name="Table25.A2" office:value-type="string">
            <text:p text:style-name="P4"><text:span text:style-name="T5">Darkvision 60 ft., immunity to fire, </text:span><text:span text:style-name="T6">sleep, </text:span><text:span text:style-name="T5">and paralysis, low-light vision, scent</text:span></text:p>
          </table:table-cell>
        </table:table-row>
        <table:table-row table:style-name="Table25.1">
          <table:table-cell table:style-name="Table25.A2" office:value-type="string">
            <text:p text:style-name="P4"><text:span text:style-name="T4">Saves:</text:span></text:p>
          </table:table-cell>
          <table:table-cell table:style-name="Table25.A2" office:value-type="string">
            <text:p text:style-name="P4"><text:span text:style-name="T5">Fort +13, Ref +8, Will +9</text:span></text:p>
          </table:table-cell>
        </table:table-row>
        <table:table-row table:style-name="Table25.1">
          <table:table-cell table:style-name="Table25.A2" office:value-type="string">
            <text:p text:style-name="P4"><text:span text:style-name="T4">Abilities:</text:span></text:p>
          </table:table-cell>
          <table:table-cell table:style-name="Table25.A2" office:value-type="string">
            <text:p text:style-name="P4"><text:span text:style-name="T5">Str 27, Dex 10, Con 21, Int 12, Wis 13, Cha 12</text:span></text:p>
          </table:table-cell>
        </table:table-row>
        <table:table-row table:style-name="Table25.1">
          <table:table-cell table:style-name="Table25.A2" office:value-type="string">
            <text:p text:style-name="P4"><text:span text:style-name="T4">Skills:</text:span></text:p>
          </table:table-cell>
          <table:table-cell table:style-name="Table25.A2" office:value-type="string">
            <text:p text:style-name="P4"><text:span text:style-name="T5">Diplomacy +3, Hide +7*, Intimidate +16, Listen +16, Search +16, Sense Motive +16, Spot +16, Survival +16 (+18 following tracks), Swim +21</text:span></text:p>
          </table:table-cell>
        </table:table-row>
        <table:table-row table:style-name="Table25.1">
          <table:table-cell table:style-name="Table25.A2" office:value-type="string">
            <text:p text:style-name="P4"><text:span text:style-name="T4">Feats:</text:span></text:p>
          </table:table-cell>
          <table:table-cell table:style-name="Table25.A2" office:value-type="string">
            <text:p text:style-name="P4"><text:span text:style-name="T5">Blind-Fight, Cleave, Improved Bull Rush, Power Attack, Snatch</text:span></text:p>
          </table:table-cell>
        </table:table-row>
        <table:table-row table:style-name="Table25.1">
          <table:table-cell table:style-name="Table25.A2" office:value-type="string">
            <text:p text:style-name="P4"><text:span text:style-name="T4">Environment:</text:span></text:p>
          </table:table-cell>
          <table:table-cell table:style-name="Table25.A2" office:value-type="string">
            <text:p text:style-name="P4"><text:span text:style-name="T5">Temperate aquatic</text:span></text:p>
          </table:table-cell>
        </table:table-row>
        <table:table-row table:style-name="Table25.1">
          <table:table-cell table:style-name="Table25.A2" office:value-type="string">
            <text:p text:style-name="P4"><text:span text:style-name="T4">Organization:</text:span></text:p>
          </table:table-cell>
          <table:table-cell table:style-name="Table25.A2" office:value-type="string">
            <text:p text:style-name="P4"><text:span text:style-name="T5">Solitary</text:span></text:p>
          </table:table-cell>
        </table:table-row>
        <table:table-row table:style-name="Table25.1">
          <table:table-cell table:style-name="Table25.A2" office:value-type="string">
            <text:p text:style-name="P4"><text:span text:style-name="T4">Challenge Rating:</text:span></text:p>
          </table:table-cell>
          <table:table-cell table:style-name="Table25.A2" office:value-type="string">
            <text:p text:style-name="P4"><text:span text:style-name="T5">9</text:span></text:p>
          </table:table-cell>
        </table:table-row>
        <table:table-row table:style-name="Table25.1">
          <table:table-cell table:style-name="Table25.A2" office:value-type="string">
            <text:p text:style-name="P4"><text:span text:style-name="T4">Treasure:</text:span></text:p>
          </table:table-cell>
          <table:table-cell table:style-name="Table25.A2" office:value-type="string">
            <text:p text:style-name="P4"><text:span text:style-name="T5">Triple standard</text:span></text:p>
          </table:table-cell>
        </table:table-row>
        <table:table-row table:style-name="Table25.1">
          <table:table-cell table:style-name="Table25.A2" office:value-type="string">
            <text:p text:style-name="P4"><text:span text:style-name="T4">Alignment:</text:span></text:p>
          </table:table-cell>
          <table:table-cell table:style-name="Table25.A2" office:value-type="string">
            <text:p text:style-name="P4"><text:span text:style-name="T5">Usually neutral</text:span></text:p>
          </table:table-cell>
        </table:table-row>
        <table:table-row table:style-name="Table25.1">
          <table:table-cell table:style-name="Table25.A2" office:value-type="string">
            <text:p text:style-name="P4"><text:span text:style-name="T4">Advancement:</text:span></text:p>
          </table:table-cell>
          <table:table-cell table:style-name="Table25.A2" office:value-type="string">
            <text:p text:style-name="P4"><text:span text:style-name="T5">13–24 HD (Huge); 25–36 HD (Gargantuan)</text:span></text:p>
          </table:table-cell>
        </table:table-row>
        <table:table-row table:style-name="Table25.1">
          <table:table-cell table:style-name="Table25.A22" office:value-type="string">
            <text:p text:style-name="P16"><text:span text:style-name="T4">Level Adjustment:</text:span></text:p>
          </table:table-cell>
          <table:table-cell table:style-name="Table25.A22" office:value-type="string">
            <text:p text:style-name="P16"><text:span text:style-name="T5">—</text:span></text:p>
          </table:table-cell>
        </table:table-row>
      </table:table>
      <text:p text:style-name="P4"><text:span text:style-name="T16">Its rough, deep green shell is much the same color as the deep water the monster favors, and the silver highlights that line the shell resemble light dancing on open water. The turtle’s legs, tail, and head are a lighter green, flecked with golden highlights. An adult dragon turtle can measure from 20 to 30 feet from snout to tail, with a shell from 15 to 25 feet in diameter, and can weigh 8,000 to 32,000 pounds.</text:span></text:p>
      <text:p text:style-name="P4"><text:span text:style-name="T16">Dragon turtles speak Aquan, Draconic, and Common.</text:span></text:p>
      <text:p text:style-name="P4"><text:span text:style-name="T20">COMBAT</text:span></text:p>
      <text:p text:style-name="P4"><text:span text:style-name="T16">Dragon turtles are fierce fighters and generally attack any creature that threatens their territory or looks like a potential meal.</text:span></text:p>
      <text:p text:style-name="P4"><text:span text:style-name="T17">Breath Weapon (Su):</text:span><text:span text:style-name="T16"> Cloud of superheated steam 20 feet high, 25 feet wide, and 50 feet long, once every 1d4 rounds, damage 12d6 fire, Reflex DC 21 half; effective both on the surface and underwater. The save DC is Constitution-based.</text:span></text:p>
      <text:p text:style-name="P4"><text:span text:style-name="T17">Capsize (Ex): </text:span><text:span text:style-name="T16">A submerged dragon turtle that surfaces under a boat or ship less than 20 feet long capsizes the vessel 95% of the time. It has a 50% chance to capsize a vessel from 20 to 60 feet long and a 20% chance to capsize one over 60 feet long. </text:span></text:p>
      <text:p text:style-name="P4"><text:span text:style-name="T17">Skills:</text:span><text:span text:style-name="T16"> A dragon turtle has a +8 racial bonus on any Swim check to perform some special action or avoid a hazard. It can always choose to take 10 on a Swim check, even if distracted or endangered.</text:span></text:p>
      <text:p text:style-name="P4"><text:span text:style-name="T16">It can use the run action while swimming, provided it swims in a straight line.</text:span></text:p>
      <text:p text:style-name="P4"><text:span text:style-name="T16">*Dragon turtles have a +8 racial bonus on Hide checks when submerged.</text:span></text:p>
      <text:p text:style-name="P6"/>
      <text:p text:style-name="P4"><text:span text:style-name="T15">DRAGONNE</text:span></text:p>
      <table:table table:name="Table26" table:style-name="Table26">
        <table:table-column table:style-name="Table26.A"/>
        <table:table-column table:style-name="Table26.B"/>
        <table:table-row table:style-name="Table26.1">
          <table:table-cell table:style-name="Table26.A1" office:value-type="string">
            <text:p text:style-name="P16"><text:span text:style-name="T4"><text:s/></text:span></text:p>
          </table:table-cell>
          <table:table-cell table:style-name="Table26.A1" office:value-type="string">
            <text:p text:style-name="P16"><text:span text:style-name="T5">Large Magical Beast</text:span></text:p>
          </table:table-cell>
        </table:table-row>
        <table:table-row table:style-name="Table26.1">
          <table:table-cell table:style-name="Table26.A2" office:value-type="string">
            <text:p text:style-name="P16"><text:span text:style-name="T4">Hit Dice:</text:span></text:p>
          </table:table-cell>
          <table:table-cell table:style-name="Table26.A2" office:value-type="string">
            <text:p text:style-name="P16"><text:span text:style-name="T5">9d10+27 (76 hp)</text:span></text:p>
          </table:table-cell>
        </table:table-row>
        <table:table-row table:style-name="Table26.1">
          <table:table-cell table:style-name="Table26.A2" office:value-type="string">
            <text:p text:style-name="P4"><text:span text:style-name="T4">Initiative:</text:span></text:p>
          </table:table-cell>
          <table:table-cell table:style-name="Table26.A2" office:value-type="string">
            <text:p text:style-name="P4"><text:span text:style-name="T5">+6</text:span></text:p>
          </table:table-cell>
        </table:table-row>
        <table:table-row table:style-name="Table26.1">
          <table:table-cell table:style-name="Table26.A2" office:value-type="string">
            <text:p text:style-name="P4"><text:span text:style-name="T4">Speed:</text:span></text:p>
          </table:table-cell>
          <table:table-cell table:style-name="Table26.A2" office:value-type="string">
            <text:p text:style-name="P4"><text:span text:style-name="T5">40 ft. (8 squares), fly 30 ft. (poor)</text:span></text:p>
          </table:table-cell>
        </table:table-row>
        <table:table-row table:style-name="Table26.1">
          <table:table-cell table:style-name="Table26.A2" office:value-type="string">
            <text:p text:style-name="P4"><text:span text:style-name="T4">Armor Class:</text:span></text:p>
          </table:table-cell>
          <table:table-cell table:style-name="Table26.A2" office:value-type="string">
            <text:p text:style-name="P4"><text:span text:style-name="T5">18 (–1 size, +2 Dex, +7 natural), touch 11, flat-footed 16</text:span></text:p>
          </table:table-cell>
        </table:table-row>
        <table:table-row table:style-name="Table26.1">
          <table:table-cell table:style-name="Table26.A2" office:value-type="string">
            <text:p text:style-name="P4"><text:span text:style-name="T4">Base Attack/Grapple:</text:span></text:p>
          </table:table-cell>
          <table:table-cell table:style-name="Table26.A2" office:value-type="string">
            <text:p text:style-name="P4"><text:span text:style-name="T5">+9/+17</text:span></text:p>
          </table:table-cell>
        </table:table-row>
        <table:table-row table:style-name="Table26.1">
          <table:table-cell table:style-name="Table26.A2" office:value-type="string">
            <text:p text:style-name="P4"><text:span text:style-name="T4">Attack:</text:span></text:p>
          </table:table-cell>
          <table:table-cell table:style-name="Table26.A2" office:value-type="string">
            <text:p text:style-name="P4"><text:span text:style-name="T5">Bite +12 melee (2d6+4)</text:span></text:p>
          </table:table-cell>
        </table:table-row>
        <table:table-row table:style-name="Table26.1">
          <table:table-cell table:style-name="Table26.A2" office:value-type="string">
            <text:p text:style-name="P4"><text:span text:style-name="T4">Full Attack:</text:span></text:p>
          </table:table-cell>
          <table:table-cell table:style-name="Table26.A2" office:value-type="string">
            <text:p text:style-name="P4"><text:span text:style-name="T5">Bite +12 melee (2d6+4) and 2 claws +7 melee (2d4+2)</text:span></text:p>
          </table:table-cell>
        </table:table-row>
        <table:table-row table:style-name="Table26.1">
          <table:table-cell table:style-name="Table26.A2" office:value-type="string">
            <text:p text:style-name="P4"><text:span text:style-name="T4">Space/Reach:</text:span></text:p>
          </table:table-cell>
          <table:table-cell table:style-name="Table26.A2" office:value-type="string">
            <text:p text:style-name="P4"><text:span text:style-name="T5">10 ft./5 ft.</text:span></text:p>
          </table:table-cell>
        </table:table-row>
        <table:table-row table:style-name="Table26.1">
          <table:table-cell table:style-name="Table26.A2" office:value-type="string">
            <text:p text:style-name="P4"><text:span text:style-name="T4">Special Attacks:</text:span></text:p>
          </table:table-cell>
          <table:table-cell table:style-name="Table26.A2" office:value-type="string">
            <text:p text:style-name="P4"><text:span text:style-name="T5">Pounce, roar</text:span></text:p>
          </table:table-cell>
        </table:table-row>
        <table:table-row table:style-name="Table26.1">
          <table:table-cell table:style-name="Table26.A2" office:value-type="string">
            <text:p text:style-name="P4"><text:span text:style-name="T4">Special Qualities:</text:span></text:p>
          </table:table-cell>
          <table:table-cell table:style-name="Table26.A2" office:value-type="string">
            <text:p text:style-name="P4"><text:span text:style-name="T5">Darkvision 60 ft., low-light vision, scent</text:span></text:p>
          </table:table-cell>
        </table:table-row>
        <table:table-row table:style-name="Table26.1">
          <table:table-cell table:style-name="Table26.A2" office:value-type="string">
            <text:p text:style-name="P4"><text:span text:style-name="T4">Saves:</text:span></text:p>
          </table:table-cell>
          <table:table-cell table:style-name="Table26.A2" office:value-type="string">
            <text:p text:style-name="P4"><text:span text:style-name="T5">Fort +9, Ref +8, Will +4</text:span></text:p>
          </table:table-cell>
        </table:table-row>
        <table:table-row table:style-name="Table26.1">
          <table:table-cell table:style-name="Table26.A2" office:value-type="string">
            <text:p text:style-name="P4"><text:span text:style-name="T4">Abilities:</text:span></text:p>
          </table:table-cell>
          <table:table-cell table:style-name="Table26.A2" office:value-type="string">
            <text:p text:style-name="P4"><text:span text:style-name="T5">Str 19, Dex 15, Con 17, Int 6, Wis 12, Cha 12</text:span></text:p>
          </table:table-cell>
        </table:table-row>
        <table:table-row table:style-name="Table26.1">
          <table:table-cell table:style-name="Table26.A2" office:value-type="string">
            <text:p text:style-name="P4"><text:span text:style-name="T4">Skills:</text:span></text:p>
          </table:table-cell>
          <table:table-cell table:style-name="Table26.A2" office:value-type="string">
            <text:p text:style-name="P4"><text:span text:style-name="T5">Listen +11, Spot +11</text:span></text:p>
          </table:table-cell>
        </table:table-row>
        <table:table-row table:style-name="Table26.1">
          <table:table-cell table:style-name="Table26.A2" office:value-type="string">
            <text:p text:style-name="P4"><text:span text:style-name="T4">Feats:</text:span></text:p>
          </table:table-cell>
          <table:table-cell table:style-name="Table26.A2" office:value-type="string">
            <text:p text:style-name="P4"><text:span text:style-name="T5">Blind-Fight, Combat Reflexes, Improved Initiative, Track</text:span></text:p>
          </table:table-cell>
        </table:table-row>
        <table:table-row table:style-name="Table26.1">
          <table:table-cell table:style-name="Table26.A2" office:value-type="string">
            <text:p text:style-name="P4"><text:span text:style-name="T4">Environment:</text:span></text:p>
          </table:table-cell>
          <table:table-cell table:style-name="Table26.A2" office:value-type="string">
            <text:p text:style-name="P4"><text:span text:style-name="T5">Temperate deserts</text:span></text:p>
          </table:table-cell>
        </table:table-row>
        <table:table-row table:style-name="Table26.1">
          <table:table-cell table:style-name="Table26.A2" office:value-type="string">
            <text:p text:style-name="P4"><text:span text:style-name="T4">Organization:</text:span></text:p>
          </table:table-cell>
          <table:table-cell table:style-name="Table26.A2" office:value-type="string">
            <text:p text:style-name="P4"><text:span text:style-name="T5">Solitary, pair, or pride (5–10)</text:span></text:p>
          </table:table-cell>
        </table:table-row>
        <table:table-row table:style-name="Table26.1">
          <table:table-cell table:style-name="Table26.A2" office:value-type="string">
            <text:p text:style-name="P4"><text:span text:style-name="T4">Challenge Rating:</text:span></text:p>
          </table:table-cell>
          <table:table-cell table:style-name="Table26.A2" office:value-type="string">
            <text:p text:style-name="P4"><text:span text:style-name="T5">7</text:span></text:p>
          </table:table-cell>
        </table:table-row>
        <table:table-row table:style-name="Table26.1">
          <table:table-cell table:style-name="Table26.A2" office:value-type="string">
            <text:p text:style-name="P4"><text:span text:style-name="T4">Treasure:</text:span></text:p>
          </table:table-cell>
          <table:table-cell table:style-name="Table26.A2" office:value-type="string">
            <text:p text:style-name="P4"><text:span text:style-name="T5">Double standard</text:span></text:p>
          </table:table-cell>
        </table:table-row>
        <table:table-row table:style-name="Table26.1">
          <table:table-cell table:style-name="Table26.A2" office:value-type="string">
            <text:p text:style-name="P4"><text:span text:style-name="T4">Alignment:</text:span></text:p>
          </table:table-cell>
          <table:table-cell table:style-name="Table26.A2" office:value-type="string">
            <text:p text:style-name="P4"><text:span text:style-name="T5">Usually neutral</text:span></text:p>
          </table:table-cell>
        </table:table-row>
        <table:table-row table:style-name="Table26.1">
          <table:table-cell table:style-name="Table26.A2" office:value-type="string">
            <text:p text:style-name="P4"><text:span text:style-name="T4">Advancement:</text:span></text:p>
          </table:table-cell>
          <table:table-cell table:style-name="Table26.A2" office:value-type="string">
            <text:p text:style-name="P4"><text:span text:style-name="T5">10–12 HD (Large); 13–27 HD (Huge)</text:span></text:p>
          </table:table-cell>
        </table:table-row>
        <table:table-row table:style-name="Table26.1">
          <table:table-cell table:style-name="Table26.A22" office:value-type="string">
            <text:p text:style-name="P16"><text:span text:style-name="T4">Level Adjustment:</text:span></text:p>
          </table:table-cell>
          <table:table-cell table:style-name="Table26.A22" office:value-type="string">
            <text:p text:style-name="P16"><text:span text:style-name="T5">+4 (cohort)</text:span></text:p>
          </table:table-cell>
        </table:table-row>
      </table:table>
      <text:p text:style-name="P4"><text:span text:style-name="T16">A dragonne possesses huge claws and fangs, and large eyes, usually the color of its scales. A dragonne is about 12 feet long and weighs about 700 pounds.</text:span></text:p>
      <text:p text:style-name="P4"><text:span text:style-name="T16">Dragonnes speak Draconic.</text:span></text:p>
      <text:p text:style-name="P4"><text:span text:style-name="T20">COMBAT</text:span></text:p>
      <text:p text:style-name="P4"><text:span text:style-name="T16">A dragonne’s wings are useful only for short flights, carrying the creature for 10 to 30 minutes at a time. Nevertheless, it uses its wings effectively in battle. If opponents attempt to charge or encircle it, the dragonne simply takes to the air and finds a more defensible position.</text:span></text:p>
      <text:p text:style-name="P4"><text:span text:style-name="T17">Pounce (Ex): </text:span><text:span text:style-name="T16">If a dragonne charges, it can make a full attack in the same round.</text:span></text:p>
      <text:p text:style-name="P4"><text:span text:style-name="T17">Roar (Su):</text:span><text:span text:style-name="T16"> A dragonne can loose a devastating roar every 1d4 rounds. All creatures except dragonnes within 120 feet must succeed on a DC 15 Will save or become fatigued. Those within 30 feet who fail their saves become exhausted. The save DC is Charisma-based.</text:span></text:p>
      <text:p text:style-name="P4"><text:span text:style-name="T17">Skills: </text:span><text:span text:style-name="T16">Dragonnes have a +4 racial bonus on Listen and Spot checks. </text:span></text:p>
      <text:p text:style-name="P4"><text:span text:style-name="T17">Carrying Capacity:</text:span><text:span text:style-name="T16"> A light load for a dragonne is up to 348 pounds; a medium load, 349–699 pounds, and a heavy load, 700–1,050 pounds.</text:span></text:p>
      <text:p text:style-name="P6"/>
      <text:h text:style-name="P1" text:outline-level="2"><text:span text:style-name="T12">DRIDER</text:span></text:h>
      <table:table table:name="Table27" table:style-name="Table27">
        <table:table-column table:style-name="Table27.A"/>
        <table:table-column table:style-name="Table27.B"/>
        <text:soft-page-break/>
        <table:table-row table:style-name="Table27.1">
          <table:table-cell table:style-name="Table27.A1" office:value-type="string">
            <text:p text:style-name="P16"><text:span text:style-name="T4"><text:s/></text:span></text:p>
          </table:table-cell>
          <table:table-cell table:style-name="Table27.A1" office:value-type="string">
            <text:p text:style-name="P16"><text:span text:style-name="T5">Large Aberration</text:span></text:p>
          </table:table-cell>
        </table:table-row>
        <table:table-row table:style-name="Table27.1">
          <table:table-cell table:style-name="Table27.A2" office:value-type="string">
            <text:p text:style-name="P16"><text:span text:style-name="T4">Hit Dice:</text:span></text:p>
          </table:table-cell>
          <table:table-cell table:style-name="Table27.A2" office:value-type="string">
            <text:p text:style-name="P16"><text:span text:style-name="T5">6d8+18 (45 hp)</text:span></text:p>
          </table:table-cell>
        </table:table-row>
        <table:table-row table:style-name="Table27.1">
          <table:table-cell table:style-name="Table27.A2" office:value-type="string">
            <text:p text:style-name="P4"><text:span text:style-name="T4">Initiative:</text:span></text:p>
          </table:table-cell>
          <table:table-cell table:style-name="Table27.A2" office:value-type="string">
            <text:p text:style-name="P4"><text:span text:style-name="T5">+2</text:span></text:p>
          </table:table-cell>
        </table:table-row>
        <table:table-row table:style-name="Table27.1">
          <table:table-cell table:style-name="Table27.A2" office:value-type="string">
            <text:p text:style-name="P4"><text:span text:style-name="T4">Speed:</text:span></text:p>
          </table:table-cell>
          <table:table-cell table:style-name="Table27.A2" office:value-type="string">
            <text:p text:style-name="P4"><text:span text:style-name="T5">30 ft. (6 squares), climb 15 ft.</text:span></text:p>
          </table:table-cell>
        </table:table-row>
        <table:table-row table:style-name="Table27.1">
          <table:table-cell table:style-name="Table27.A2" office:value-type="string">
            <text:p text:style-name="P4"><text:span text:style-name="T4">Armor Class:</text:span></text:p>
          </table:table-cell>
          <table:table-cell table:style-name="Table27.A2" office:value-type="string">
            <text:p text:style-name="P4"><text:span text:style-name="T5">17 (–1 size, +2 Dex, +6 natural), touch 11, flat-footed 15</text:span></text:p>
          </table:table-cell>
        </table:table-row>
        <table:table-row table:style-name="Table27.1">
          <table:table-cell table:style-name="Table27.A2" office:value-type="string">
            <text:p text:style-name="P4"><text:span text:style-name="T4">Base Attack/Grapple:</text:span></text:p>
          </table:table-cell>
          <table:table-cell table:style-name="Table27.A2" office:value-type="string">
            <text:p text:style-name="P4"><text:span text:style-name="T5">+4/+10</text:span></text:p>
          </table:table-cell>
        </table:table-row>
        <table:table-row table:style-name="Table27.1">
          <table:table-cell table:style-name="Table27.A2" office:value-type="string">
            <text:p text:style-name="P4"><text:span text:style-name="T4">Attack:</text:span></text:p>
          </table:table-cell>
          <table:table-cell table:style-name="Table27.A2" office:value-type="string">
            <text:p text:style-name="P4"><text:span text:style-name="T5">Dagger +5 melee (1d6+2/19–20) or bite +6 melee (1d4+1 plus poison) or shortbow +5 ranged (1d8/x3)</text:span></text:p>
          </table:table-cell>
        </table:table-row>
        <table:table-row table:style-name="Table27.1">
          <table:table-cell table:style-name="Table27.A2" office:value-type="string">
            <text:p text:style-name="P4"><text:span text:style-name="T4">Full Attack:</text:span></text:p>
          </table:table-cell>
          <table:table-cell table:style-name="Table27.A2" office:value-type="string">
            <text:p text:style-name="P4"><text:span text:style-name="T5">2 daggers +3 melee (1d6+2/19–20, 1d6+1/19–20) and bite +1 melee (1d4+1 plus poison); or shortbow +5 ranged (1d8/x3)</text:span></text:p>
          </table:table-cell>
        </table:table-row>
        <table:table-row table:style-name="Table27.1">
          <table:table-cell table:style-name="Table27.A2" office:value-type="string">
            <text:p text:style-name="P4"><text:span text:style-name="T4">Space/Reach:</text:span></text:p>
          </table:table-cell>
          <table:table-cell table:style-name="Table27.A2" office:value-type="string">
            <text:p text:style-name="P4"><text:span text:style-name="T5">10 ft./5 ft.</text:span></text:p>
          </table:table-cell>
        </table:table-row>
        <table:table-row table:style-name="Table27.1">
          <table:table-cell table:style-name="Table27.A2" office:value-type="string">
            <text:p text:style-name="P4"><text:span text:style-name="T4">Special Attacks:</text:span></text:p>
          </table:table-cell>
          <table:table-cell table:style-name="Table27.A2" office:value-type="string">
            <text:p text:style-name="P4"><text:span text:style-name="T5">Spells, spell-like abilities, poison</text:span></text:p>
          </table:table-cell>
        </table:table-row>
        <table:table-row table:style-name="Table27.1">
          <table:table-cell table:style-name="Table27.A2" office:value-type="string">
            <text:p text:style-name="P4"><text:span text:style-name="T4">Special Qualities:</text:span></text:p>
          </table:table-cell>
          <table:table-cell table:style-name="Table27.A2" office:value-type="string">
            <text:p text:style-name="P4"><text:span text:style-name="T5">Darkvision 60 ft., spell resistance 17</text:span></text:p>
          </table:table-cell>
        </table:table-row>
        <table:table-row table:style-name="Table27.1">
          <table:table-cell table:style-name="Table27.A2" office:value-type="string">
            <text:p text:style-name="P4"><text:span text:style-name="T4">Saves:</text:span></text:p>
          </table:table-cell>
          <table:table-cell table:style-name="Table27.A2" office:value-type="string">
            <text:p text:style-name="P4"><text:span text:style-name="T5">Fort +5, Ref +4, Will +8</text:span></text:p>
          </table:table-cell>
        </table:table-row>
        <table:table-row table:style-name="Table27.1">
          <table:table-cell table:style-name="Table27.A2" office:value-type="string">
            <text:p text:style-name="P4"><text:span text:style-name="T4">Abilities:</text:span></text:p>
          </table:table-cell>
          <table:table-cell table:style-name="Table27.A2" office:value-type="string">
            <text:p text:style-name="P4"><text:span text:style-name="T5">Str 15, Dex 15, Con 16, Int 15, Wis 16, Cha 16</text:span></text:p>
          </table:table-cell>
        </table:table-row>
        <table:table-row table:style-name="Table27.1">
          <table:table-cell table:style-name="Table27.A2" office:value-type="string">
            <text:p text:style-name="P4"><text:span text:style-name="T4">Skills:</text:span></text:p>
          </table:table-cell>
          <table:table-cell table:style-name="Table27.A2" office:value-type="string">
            <text:p text:style-name="P4"><text:span text:style-name="T5">Climb +14, Concentration +9, Hide +10, Listen +9, Move Silently +12, Spot +9</text:span></text:p>
          </table:table-cell>
        </table:table-row>
        <table:table-row table:style-name="Table27.1">
          <table:table-cell table:style-name="Table27.A2" office:value-type="string">
            <text:p text:style-name="P4"><text:span text:style-name="T4">Feats:</text:span></text:p>
          </table:table-cell>
          <table:table-cell table:style-name="Table27.A2" office:value-type="string">
            <text:p text:style-name="P4"><text:span text:style-name="T5">Combat Casting, Two-Weapon Fighting, Weapon Focus (bite)</text:span></text:p>
          </table:table-cell>
        </table:table-row>
        <table:table-row table:style-name="Table27.1">
          <table:table-cell table:style-name="Table27.A2" office:value-type="string">
            <text:p text:style-name="P4"><text:span text:style-name="T4">Environment:</text:span></text:p>
          </table:table-cell>
          <table:table-cell table:style-name="Table27.A2" office:value-type="string">
            <text:p text:style-name="P4"><text:span text:style-name="T5">Underground</text:span></text:p>
          </table:table-cell>
        </table:table-row>
        <table:table-row table:style-name="Table27.1">
          <table:table-cell table:style-name="Table27.A2" office:value-type="string">
            <text:p text:style-name="P4"><text:span text:style-name="T4">Organization:</text:span></text:p>
          </table:table-cell>
          <table:table-cell table:style-name="Table27.A2" office:value-type="string">
            <text:p text:style-name="P4"><text:span text:style-name="T5">Solitary, pair, or troupe (1–2 plus 7–12 Medium monstrous spiders)</text:span></text:p>
          </table:table-cell>
        </table:table-row>
        <table:table-row table:style-name="Table27.1">
          <table:table-cell table:style-name="Table27.A2" office:value-type="string">
            <text:p text:style-name="P4"><text:span text:style-name="T4">Challenge Rating:</text:span></text:p>
          </table:table-cell>
          <table:table-cell table:style-name="Table27.A2" office:value-type="string">
            <text:p text:style-name="P4"><text:span text:style-name="T5">7</text:span></text:p>
          </table:table-cell>
        </table:table-row>
        <table:table-row table:style-name="Table27.1">
          <table:table-cell table:style-name="Table27.A2" office:value-type="string">
            <text:p text:style-name="P4"><text:span text:style-name="T4">Treasure:</text:span></text:p>
          </table:table-cell>
          <table:table-cell table:style-name="Table27.A2" office:value-type="string">
            <text:p text:style-name="P4"><text:span text:style-name="T5">Double standard</text:span></text:p>
          </table:table-cell>
        </table:table-row>
        <table:table-row table:style-name="Table27.1">
          <table:table-cell table:style-name="Table27.A2" office:value-type="string">
            <text:p text:style-name="P4"><text:span text:style-name="T4">Alignment:</text:span></text:p>
          </table:table-cell>
          <table:table-cell table:style-name="Table27.A2" office:value-type="string">
            <text:p text:style-name="P4"><text:span text:style-name="T5">Always chaotic evil</text:span></text:p>
          </table:table-cell>
        </table:table-row>
        <table:table-row table:style-name="Table27.1">
          <table:table-cell table:style-name="Table27.A2" office:value-type="string">
            <text:p text:style-name="P4"><text:span text:style-name="T4">Advancement:</text:span></text:p>
          </table:table-cell>
          <table:table-cell table:style-name="Table27.A2" office:value-type="string">
            <text:p text:style-name="P4"><text:span text:style-name="T5">By character class</text:span></text:p>
          </table:table-cell>
        </table:table-row>
        <table:table-row table:style-name="Table27.1">
          <table:table-cell table:style-name="Table27.A22" office:value-type="string">
            <text:p text:style-name="P16"><text:span text:style-name="T4">Level Adjustment:</text:span></text:p>
          </table:table-cell>
          <table:table-cell table:style-name="Table27.A22" office:value-type="string">
            <text:p text:style-name="P16"><text:span text:style-name="T5">+4</text:span></text:p>
          </table:table-cell>
        </table:table-row>
      </table:table>
      <text:p text:style-name="P4"><text:span text:style-name="T16">Driders speak Elven, Common, and Undercommon.</text:span></text:p>
      <text:p text:style-name="P4"><text:span text:style-name="T20">COMBAT</text:span></text:p>
      <text:p text:style-name="P4"><text:span text:style-name="T16">Driders seldom pass up an opportunity to attack other creatures, especially from ambush. They usually begin with a spell assault and often levitate out of the enemy’s reach.</text:span></text:p>
      <text:p text:style-name="P4"><text:span text:style-name="T17">Poison (Ex):</text:span><text:span text:style-name="T16"> Injury, Fortitude DC 16, initial and secondary damage 1d6 Str. The save DC is Constitution based.</text:span></text:p>
      <text:p text:style-name="P4"><text:span text:style-name="T17">Spell-Like Abilities: </text:span><text:span text:style-name="T16">1/day—</text:span><text:span text:style-name="T18">dancing lights </text:span><text:span text:style-name="T16">(DC 13), </text:span><text:span text:style-name="T18">clairaudience/clairvoyance, darkness, detect good, detect law, detect magic, dispel magic, faerie fire, levitate, suggestion </text:span><text:span text:style-name="T16">(DC 16). Caster level 6th. The save DCs are Charisma-based.</text:span></text:p>
      <text:p text:style-name="P4"><text:span text:style-name="T17">Spells:</text:span><text:span text:style-name="T16"> Driders cast spells as 6th-level clerics, wizards, or sorcerers. Drider clerics can choose from the following domains: Chaos, Destruction, Evil, and Trickery. The typical spells prepared shown here are for a drider sorcerer.</text:span></text:p>
      <text:p text:style-name="P4"><text:span text:style-name="T18">Typical Sorcerer Spells Known </text:span><text:span text:style-name="T16">(6/7/6/4, base save DC 13 + spell level): 0—</text:span><text:span text:style-name="T18">daze, detect magic, ghost sound, mage hand, ray of frost, read magic, resistance; </text:span><text:span text:style-name="T16">1st—</text:span><text:span text:style-name="T18">mage armor, magic missile, ray of enfeeblement, silent image; </text:span><text:span text:style-name="T16">2nd— </text:span><text:span text:style-name="T18">invisibility, web; </text:span><text:span text:style-name="T16">3rd—</text:span><text:span text:style-name="T18">lightning bolt</text:span><text:span text:style-name="T16">.</text:span></text:p>
      <text:p text:style-name="P4"><text:span text:style-name="T17">Skills: </text:span><text:span text:style-name="T16">A drider has a +4 racial bonus on Hide and Move Silently checks. It has a +8 racial bonus on Climb checks and can always choose to take 10 on a Climb check, even if rushed or threatened.</text:span></text:p>
      <text:p text:style-name="P6"/>
      <text:p text:style-name="P4"><text:span text:style-name="T15">DRYAD</text:span></text:p>
      <table:table table:name="Table28" table:style-name="Table28">
        <table:table-column table:style-name="Table28.A"/>
        <table:table-column table:style-name="Table28.B"/>
        <table:table-row table:style-name="Table28.1">
          <table:table-cell table:style-name="Table28.A1" office:value-type="string">
            <text:p text:style-name="P16"><text:span text:style-name="T4"><text:s/></text:span></text:p>
          </table:table-cell>
          <table:table-cell table:style-name="Table28.A1" office:value-type="string">
            <text:p text:style-name="P16"><text:span text:style-name="T5">Medium Fey</text:span></text:p>
          </table:table-cell>
        </table:table-row>
        <table:table-row table:style-name="Table28.1">
          <table:table-cell table:style-name="Table28.A2" office:value-type="string">
            <text:p text:style-name="P16"><text:span text:style-name="T4">Hit Dice:</text:span></text:p>
          </table:table-cell>
          <table:table-cell table:style-name="Table28.A2" office:value-type="string">
            <text:p text:style-name="P16"><text:span text:style-name="T5">4d6 (14 hp)</text:span></text:p>
          </table:table-cell>
        </table:table-row>
        <table:table-row table:style-name="Table28.1">
          <table:table-cell table:style-name="Table28.A2" office:value-type="string">
            <text:p text:style-name="P4"><text:span text:style-name="T4">Initiative:</text:span></text:p>
          </table:table-cell>
          <table:table-cell table:style-name="Table28.A2" office:value-type="string">
            <text:p text:style-name="P4"><text:span text:style-name="T5">+4</text:span></text:p>
          </table:table-cell>
        </table:table-row>
        <table:table-row table:style-name="Table28.1">
          <table:table-cell table:style-name="Table28.A2" office:value-type="string">
            <text:p text:style-name="P4"><text:span text:style-name="T4">Speed:</text:span></text:p>
          </table:table-cell>
          <table:table-cell table:style-name="Table28.A2" office:value-type="string">
            <text:p text:style-name="P4"><text:span text:style-name="T5">30 ft. (6 squares)</text:span></text:p>
          </table:table-cell>
        </table:table-row>
        <table:table-row table:style-name="Table28.1">
          <table:table-cell table:style-name="Table28.A2" office:value-type="string">
            <text:p text:style-name="P4"><text:span text:style-name="T4">Armor Class:</text:span></text:p>
          </table:table-cell>
          <table:table-cell table:style-name="Table28.A2" office:value-type="string">
            <text:p text:style-name="P4"><text:span text:style-name="T5">17 (+4 Dex, +3 natural), touch 14, flat-footed 13</text:span></text:p>
          </table:table-cell>
        </table:table-row>
        <table:table-row table:style-name="Table28.1">
          <table:table-cell table:style-name="Table28.A2" office:value-type="string">
            <text:p text:style-name="P4"><text:span text:style-name="T4">Base Attack/Grapple:</text:span></text:p>
          </table:table-cell>
          <table:table-cell table:style-name="Table28.A2" office:value-type="string">
            <text:p text:style-name="P4"><text:span text:style-name="T5">+2/+2</text:span></text:p>
          </table:table-cell>
        </table:table-row>
        <table:table-row table:style-name="Table28.1">
          <table:table-cell table:style-name="Table28.A2" office:value-type="string">
            <text:p text:style-name="P4"><text:span text:style-name="T4">Attack:</text:span></text:p>
          </table:table-cell>
          <table:table-cell table:style-name="Table28.A2" office:value-type="string">
            <text:p text:style-name="P4"><text:span text:style-name="T5">Dagger +6 melee (1d4/19–20) or masterwork longbow +7 ranged (1d8/x3)</text:span></text:p>
          </table:table-cell>
        </table:table-row>
        <table:table-row table:style-name="Table28.1">
          <table:table-cell table:style-name="Table28.A2" office:value-type="string">
            <text:p text:style-name="P4"><text:span text:style-name="T4">Full Attack:</text:span></text:p>
          </table:table-cell>
          <table:table-cell table:style-name="Table28.A2" office:value-type="string">
            <text:p text:style-name="P4"><text:span text:style-name="T5">Dagger +6 melee (1d4/19–20) or masterwork longbow +7 ranged (1d8/x3)</text:span></text:p>
          </table:table-cell>
        </table:table-row>
        <table:table-row table:style-name="Table28.1">
          <table:table-cell table:style-name="Table28.A2" office:value-type="string">
            <text:p text:style-name="P4"><text:span text:style-name="T4">Space/Reach:</text:span></text:p>
          </table:table-cell>
          <table:table-cell table:style-name="Table28.A2" office:value-type="string">
            <text:p text:style-name="P4"><text:span text:style-name="T5">5 ft./5 ft.</text:span></text:p>
          </table:table-cell>
        </table:table-row>
        <table:table-row table:style-name="Table28.1">
          <table:table-cell table:style-name="Table28.A2" office:value-type="string">
            <text:p text:style-name="P4"><text:span text:style-name="T4">Special Attacks:</text:span></text:p>
          </table:table-cell>
          <table:table-cell table:style-name="Table28.A2" office:value-type="string">
            <text:p text:style-name="P4"><text:span text:style-name="T5">Spell-like abilities</text:span></text:p>
          </table:table-cell>
        </table:table-row>
        <table:table-row table:style-name="Table28.1">
          <table:table-cell table:style-name="Table28.A2" office:value-type="string">
            <text:p text:style-name="P4"><text:span text:style-name="T4">Special Qualities:</text:span></text:p>
          </table:table-cell>
          <table:table-cell table:style-name="Table28.A2" office:value-type="string">
            <text:p text:style-name="P4"><text:span text:style-name="T5">Damage reduction 5/cold iron, tree dependent, wild empathy</text:span></text:p>
          </table:table-cell>
        </table:table-row>
        <table:table-row table:style-name="Table28.1">
          <table:table-cell table:style-name="Table28.A2" office:value-type="string">
            <text:p text:style-name="P4"><text:span text:style-name="T4">Saves:</text:span></text:p>
          </table:table-cell>
          <table:table-cell table:style-name="Table28.A2" office:value-type="string">
            <text:p text:style-name="P4"><text:span text:style-name="T5">Fort +3, Ref +8, Will +6</text:span></text:p>
          </table:table-cell>
        </table:table-row>
        <table:table-row table:style-name="Table28.1">
          <table:table-cell table:style-name="Table28.A2" office:value-type="string">
            <text:p text:style-name="P4"><text:span text:style-name="T4">Abilities:</text:span></text:p>
          </table:table-cell>
          <table:table-cell table:style-name="Table28.A2" office:value-type="string">
            <text:p text:style-name="P4"><text:span text:style-name="T5">Str 10, Dex 19, Con 11, Int 14, Wis 15, Cha 18</text:span></text:p>
          </table:table-cell>
        </table:table-row>
        <table:table-row table:style-name="Table28.1">
          <table:table-cell table:style-name="Table28.A2" office:value-type="string">
            <text:p text:style-name="P4"><text:span text:style-name="T4">Skills:</text:span></text:p>
          </table:table-cell>
          <table:table-cell table:style-name="Table28.A2" office:value-type="string">
            <text:p text:style-name="P4"><text:span text:style-name="T5">Escape Artist +11, Handle Animal +11, Hide +11, Knowledge (nature) +11, Listen +9, Move Silently +11, Ride +6, Spot +9, Survival +9, Use Rope +4 (+6 with bindings)</text:span></text:p>
          </table:table-cell>
        </table:table-row>
        <table:table-row table:style-name="Table28.1">
          <table:table-cell table:style-name="Table28.A2" office:value-type="string">
            <text:p text:style-name="P4"><text:span text:style-name="T4">Feats:</text:span></text:p>
          </table:table-cell>
          <table:table-cell table:style-name="Table28.A2" office:value-type="string">
            <text:p text:style-name="P4"><text:span text:style-name="T5">Great Fortitude, Weapon Finesse</text:span></text:p>
          </table:table-cell>
        </table:table-row>
        <table:table-row table:style-name="Table28.1">
          <table:table-cell table:style-name="Table28.A2" office:value-type="string">
            <text:p text:style-name="P4"><text:span text:style-name="T4">Environment:</text:span></text:p>
          </table:table-cell>
          <table:table-cell table:style-name="Table28.A2" office:value-type="string">
            <text:p text:style-name="P4"><text:span text:style-name="T5">Temperate forests</text:span></text:p>
          </table:table-cell>
        </table:table-row>
        <table:table-row table:style-name="Table28.1">
          <table:table-cell table:style-name="Table28.A2" office:value-type="string">
            <text:p text:style-name="P4"><text:span text:style-name="T4">Organization:</text:span></text:p>
          </table:table-cell>
          <table:table-cell table:style-name="Table28.A2" office:value-type="string">
            <text:p text:style-name="P4"><text:span text:style-name="T5">Solitary or grove (4–7)</text:span></text:p>
          </table:table-cell>
        </table:table-row>
        <table:table-row table:style-name="Table28.1">
          <table:table-cell table:style-name="Table28.A2" office:value-type="string">
            <text:p text:style-name="P4"><text:span text:style-name="T4">Challenge Rating:</text:span></text:p>
          </table:table-cell>
          <table:table-cell table:style-name="Table28.A2" office:value-type="string">
            <text:p text:style-name="P4"><text:span text:style-name="T5">3</text:span></text:p>
          </table:table-cell>
        </table:table-row>
        <table:table-row table:style-name="Table28.1">
          <table:table-cell table:style-name="Table28.A2" office:value-type="string">
            <text:p text:style-name="P4"><text:span text:style-name="T4">Treasure:</text:span></text:p>
          </table:table-cell>
          <table:table-cell table:style-name="Table28.A2" office:value-type="string">
            <text:p text:style-name="P4"><text:span text:style-name="T5">Standard</text:span></text:p>
          </table:table-cell>
        </table:table-row>
        <table:table-row table:style-name="Table28.1">
          <table:table-cell table:style-name="Table28.A2" office:value-type="string">
            <text:p text:style-name="P4"><text:span text:style-name="T4">Alignment:</text:span></text:p>
          </table:table-cell>
          <table:table-cell table:style-name="Table28.A2" office:value-type="string">
            <text:p text:style-name="P4"><text:span text:style-name="T5">Usually chaotic good</text:span></text:p>
          </table:table-cell>
        </table:table-row>
        <table:table-row table:style-name="Table28.1">
          <table:table-cell table:style-name="Table28.A2" office:value-type="string">
            <text:p text:style-name="P4"><text:span text:style-name="T4">Advancement:</text:span></text:p>
          </table:table-cell>
          <table:table-cell table:style-name="Table28.A2" office:value-type="string">
            <text:p text:style-name="P4"><text:span text:style-name="T5">By character class</text:span></text:p>
          </table:table-cell>
        </table:table-row>
        <table:table-row table:style-name="Table28.1">
          <table:table-cell table:style-name="Table28.A22" office:value-type="string">
            <text:p text:style-name="P16"><text:span text:style-name="T4">Level Adjustment:</text:span></text:p>
          </table:table-cell>
          <table:table-cell table:style-name="Table28.A22" office:value-type="string">
            <text:p text:style-name="P16"><text:span text:style-name="T5">—</text:span></text:p>
          </table:table-cell>
        </table:table-row>
      </table:table>
      <text:p text:style-name="P4"><text:span text:style-name="T16">A dryad’s delicate features are much like a female elf ’s, though her flesh is like bark or fine wood, and her hair is like a canopy of leaves that changes color with the seasons. </text:span></text:p>
      <text:p text:style-name="P4"><text:span text:style-name="T16">Although they are generally solitary, up to seven dryads have been encountered in one place on rare occasions.</text:span></text:p>
      <text:p text:style-name="P4"><text:span text:style-name="T16">Dryads speak Common, Elven, and Sylvan.</text:span></text:p>
      <text:p text:style-name="P4"><text:span text:style-name="T20">COMBAT</text:span></text:p>
      <text:p text:style-name="P4"><text:span text:style-name="T16">Shy, intelligent, and resolute, dryads are as elusive as they are alluring—they avoid physical combat and are rarely seen unless they wish to be. If threatened, or in need of an ally, a dryad uses </text:span><text:span text:style-name="T18">charm person </text:span><text:span text:style-name="T16">or </text:span><text:span text:style-name="T18">suggestion, </text:span><text:span text:style-name="T16">attempting to gain control of the attacker(s) who could help the most against the rest. Any attack on her tree, however, provokes the dryad into a frenzied defense.</text:span></text:p>
      <text:p text:style-name="P4"><text:span text:style-name="T17">Spell-Like Abilities:</text:span><text:span text:style-name="T16"> At will—</text:span><text:span text:style-name="T18">entangle </text:span><text:span text:style-name="T16">(DC 13), </text:span><text:span text:style-name="T18">speak with plants, tree shape; </text:span><text:span text:style-name="T16">3/day— </text:span><text:span text:style-name="T18">charm person </text:span><text:span text:style-name="T16">(DC 13), </text:span><text:span text:style-name="T18">deep slumber </text:span><text:span text:style-name="T16">(DC 15), </text:span><text:span text:style-name="T18">tree stride; </text:span><text:span text:style-name="T16">1/day—</text:span><text:span text:style-name="T18">suggestion </text:span><text:span text:style-name="T16">(DC 15)</text:span><text:span text:style-name="T18">. </text:span><text:span text:style-name="T16">Caster level 6th. The save DCs are Wisdom-based.</text:span></text:p>
      <text:p text:style-name="P4"><text:span text:style-name="T17">Tree Dependent (Su): </text:span><text:span text:style-name="T16">Each dryad is mystically bound to a single, enormous oak tree and must never stray more than 300 yards from it. Any who do become ill and die within 4d6 hours. A dryad’s oak does not radiate magic. </text:span></text:p>
      <text:p text:style-name="P4"><text:span text:style-name="T17">Wild Empathy (Ex):</text:span><text:span text:style-name="T16"> This power works like the druid’s wild empathy class feature, except that the dryad has a +6 racial bonus on the check.</text:span></text:p>
      <text:p text:style-name="P6"/>
      <text:p text:style-name="P4"><text:span text:style-name="T15">DWARF</text:span></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6"><text:span text:style-name="T4"><text:s/></text:span></text:p>
          </table:table-cell>
          <table:table-cell table:style-name="Table29.A1" office:value-type="string">
            <text:p text:style-name="P16"><text:span text:style-name="T4">Dwarf, 1st-Level Warrior</text:span></text:p>
          </table:table-cell>
          <table:table-cell table:style-name="Table29.A1" office:value-type="string">
            <text:p text:style-name="P16"><text:span text:style-name="T4">Duergar, 1st-Level Warrior</text:span></text:p>
          </table:table-cell>
        </table:table-row>
        <table:table-row table:style-name="Table29.1">
          <table:table-cell table:style-name="Table29.A2" office:value-type="string">
            <text:p text:style-name="P16"><text:span text:style-name="T4"><text:s/></text:span></text:p>
          </table:table-cell>
          <table:table-cell table:style-name="Table29.A2" office:value-type="string">
            <text:p text:style-name="P16"><text:span text:style-name="T5">Medium Humanoid (Dwarf)</text:span></text:p>
          </table:table-cell>
          <table:table-cell table:style-name="Table29.A2" office:value-type="string">
            <text:p text:style-name="P16"><text:span text:style-name="T5">Medium Humanoid (Dwarf)</text:span></text:p>
          </table:table-cell>
        </table:table-row>
        <table:table-row table:style-name="Table29.1">
          <table:table-cell table:style-name="Table29.A2" office:value-type="string">
            <text:p text:style-name="P4"><text:span text:style-name="T4">Hit Dice:</text:span></text:p>
          </table:table-cell>
          <table:table-cell table:style-name="Table29.A2" office:value-type="string">
            <text:p text:style-name="P4"><text:span text:style-name="T5">1d8+2 (6 hp)</text:span></text:p>
          </table:table-cell>
          <table:table-cell table:style-name="Table29.A2" office:value-type="string">
            <text:p text:style-name="P4"><text:span text:style-name="T5">1d8+5 (9 hp)</text:span></text:p>
          </table:table-cell>
        </table:table-row>
        <table:table-row table:style-name="Table29.1">
          <table:table-cell table:style-name="Table29.A2" office:value-type="string">
            <text:p text:style-name="P4"><text:span text:style-name="T4">Initiative:</text:span></text:p>
          </table:table-cell>
          <table:table-cell table:style-name="Table29.A2" office:value-type="string">
            <text:p text:style-name="P4"><text:span text:style-name="T5">+0</text:span></text:p>
          </table:table-cell>
          <table:table-cell table:style-name="Table29.A2" office:value-type="string">
            <text:p text:style-name="P4"><text:span text:style-name="T5">+0</text:span></text:p>
          </table:table-cell>
        </table:table-row>
        <table:table-row table:style-name="Table29.1">
          <table:table-cell table:style-name="Table29.A2" office:value-type="string">
            <text:p text:style-name="P4"><text:span text:style-name="T4">Speed:</text:span></text:p>
          </table:table-cell>
          <table:table-cell table:style-name="Table29.A2" office:value-type="string">
            <text:p text:style-name="P4"><text:span text:style-name="T5">20 ft. in scale mail (4 squares); base speed 20 ft.</text:span></text:p>
          </table:table-cell>
          <table:table-cell table:style-name="Table29.A2" office:value-type="string">
            <text:p text:style-name="P4"><text:span text:style-name="T5">20 ft. in chainmail (4 squares); base speed 20 ft.</text:span></text:p>
          </table:table-cell>
        </table:table-row>
        <table:table-row table:style-name="Table29.1">
          <table:table-cell table:style-name="Table29.A2" office:value-type="string">
            <text:p text:style-name="P4"><text:span text:style-name="T4">Armor Class:</text:span></text:p>
          </table:table-cell>
          <table:table-cell table:style-name="Table29.A2" office:value-type="string">
            <text:p text:style-name="P4"><text:span text:style-name="T5">16 (+4 scale mail, +2 heavy shield), touch 10, flat-footed 16</text:span></text:p>
          </table:table-cell>
          <table:table-cell table:style-name="Table29.A2" office:value-type="string">
            <text:p text:style-name="P4"><text:span text:style-name="T5">17 (+5 chainmail, +2 heavy shield), touch 10, flat-footed 17</text:span></text:p>
          </table:table-cell>
        </table:table-row>
        <table:table-row table:style-name="Table29.1">
          <table:table-cell table:style-name="Table29.A2" office:value-type="string">
            <text:p text:style-name="P4"><text:span text:style-name="T4">Base Attack/Grapple:</text:span></text:p>
          </table:table-cell>
          <table:table-cell table:style-name="Table29.A2" office:value-type="string">
            <text:p text:style-name="P4"><text:span text:style-name="T5">+1/+2</text:span></text:p>
          </table:table-cell>
          <table:table-cell table:style-name="Table29.A2" office:value-type="string">
            <text:p text:style-name="P4"><text:span text:style-name="T5">+1/+2</text:span></text:p>
          </table:table-cell>
        </table:table-row>
        <table:table-row table:style-name="Table29.1">
          <table:table-cell table:style-name="Table29.A2" office:value-type="string">
            <text:p text:style-name="P4"><text:span text:style-name="T4">Attack:</text:span></text:p>
          </table:table-cell>
          <table:table-cell table:style-name="Table29.A2" office:value-type="string">
            <text:p text:style-name="P4"><text:span text:style-name="T5">Dwarven waraxe +3 melee (1d10+1/x3) or shortbow +1 ranged (1d6/x3)</text:span></text:p>
          </table:table-cell>
          <table:table-cell table:style-name="Table29.A2" office:value-type="string">
            <text:p text:style-name="P4"><text:span text:style-name="T5">Warhammer +2 melee (1d8+1/x3) or light crossbow +1 ranged (1d8/19–20)</text:span></text:p>
          </table:table-cell>
        </table:table-row>
        <table:table-row table:style-name="Table29.1">
          <table:table-cell table:style-name="Table29.A2" office:value-type="string">
            <text:p text:style-name="P4"><text:span text:style-name="T4">Full Attack:</text:span></text:p>
          </table:table-cell>
          <table:table-cell table:style-name="Table29.A2" office:value-type="string">
            <text:p text:style-name="P4"><text:span text:style-name="T5">Dwarven waraxe +3 melee (1d10+1/x3) or shortbow +1 ranged (1d6/x3)</text:span></text:p>
          </table:table-cell>
          <table:table-cell table:style-name="Table29.A2" office:value-type="string">
            <text:p text:style-name="P4"><text:span text:style-name="T5">Warhammer +2 melee (1d8+1/x3) or light crossbow +1 ranged (1d8/19–20)</text:span></text:p>
          </table:table-cell>
        </table:table-row>
        <table:table-row table:style-name="Table29.1">
          <table:table-cell table:style-name="Table29.A2" office:value-type="string">
            <text:p text:style-name="P4"><text:span text:style-name="T4">Space/Reach:</text:span></text:p>
          </table:table-cell>
          <table:table-cell table:style-name="Table29.A2" office:value-type="string">
            <text:p text:style-name="P4"><text:span text:style-name="T5">5 ft./5 ft.</text:span></text:p>
          </table:table-cell>
          <table:table-cell table:style-name="Table29.A2" office:value-type="string">
            <text:p text:style-name="P4"><text:span text:style-name="T5">5 ft./5 ft.</text:span></text:p>
          </table:table-cell>
        </table:table-row>
        <table:table-row table:style-name="Table29.1">
          <table:table-cell table:style-name="Table29.A2" office:value-type="string">
            <text:p text:style-name="P4"><text:span text:style-name="T4">Special Attacks:</text:span></text:p>
          </table:table-cell>
          <table:table-cell table:style-name="Table29.A2" office:value-type="string">
            <text:p text:style-name="P4"><text:span text:style-name="T5">Dwarf traits</text:span></text:p>
          </table:table-cell>
          <table:table-cell table:style-name="Table29.A2" office:value-type="string">
            <text:p text:style-name="P4"><text:span text:style-name="T5">Duergar traits, spell-like abilities</text:span></text:p>
          </table:table-cell>
        </table:table-row>
        <table:table-row table:style-name="Table29.1">
          <table:table-cell table:style-name="Table29.A2" office:value-type="string">
            <text:p text:style-name="P4"><text:span text:style-name="T4">Special Qualities:</text:span></text:p>
          </table:table-cell>
          <table:table-cell table:style-name="Table29.A2" office:value-type="string">
            <text:p text:style-name="P4"><text:span text:style-name="T5">Darkvision 60 ft., dwarf traits</text:span></text:p>
          </table:table-cell>
          <table:table-cell table:style-name="Table29.A2" office:value-type="string">
            <text:p text:style-name="P4"><text:span text:style-name="T5">Darkvision 60 ft., duergar traits</text:span></text:p>
          </table:table-cell>
        </table:table-row>
        <table:table-row table:style-name="Table29.1">
          <table:table-cell table:style-name="Table29.A2" office:value-type="string">
            <text:p text:style-name="P4"><text:span text:style-name="T4">Saves:</text:span></text:p>
          </table:table-cell>
          <table:table-cell table:style-name="Table29.A2" office:value-type="string">
            <text:p text:style-name="P4"><text:span text:style-name="T5">Fort +4*, Ref +0*, Will –1*</text:span></text:p>
          </table:table-cell>
          <table:table-cell table:style-name="Table29.A2" office:value-type="string">
            <text:p text:style-name="P4"><text:span text:style-name="T5">Fort +4*, Ref +0*, Will –1*</text:span></text:p>
          </table:table-cell>
        </table:table-row>
        <table:table-row table:style-name="Table29.1">
          <table:table-cell table:style-name="Table29.A2" office:value-type="string">
            <text:p text:style-name="P4"><text:span text:style-name="T4">Abilities:</text:span></text:p>
          </table:table-cell>
          <table:table-cell table:style-name="Table29.A2" office:value-type="string">
            <text:p text:style-name="P4"><text:span text:style-name="T5">Str 13, Dex 11, Con 14, Int 10, Wis 9, Cha 6</text:span></text:p>
          </table:table-cell>
          <table:table-cell table:style-name="Table29.A2" office:value-type="string">
            <text:p text:style-name="P4"><text:span text:style-name="T5">Str 13, Dex 11, Con 14, Int 10, Wis 9, Cha 4</text:span></text:p>
          </table:table-cell>
        </table:table-row>
        <table:table-row table:style-name="Table29.1">
          <table:table-cell table:style-name="Table29.A2" office:value-type="string">
            <text:p text:style-name="P4"><text:span text:style-name="T4">Skills:</text:span></text:p>
          </table:table-cell>
          <table:table-cell table:style-name="Table29.A2" office:value-type="string">
            <text:p text:style-name="P4"><text:span text:style-name="T5">Appraise +2, Craft (blacksmithing) +2, Craft (stonemasonry) +2, Listen +2, Spot +2</text:span></text:p>
          </table:table-cell>
          <table:table-cell table:style-name="Table29.A2" office:value-type="string">
            <text:p text:style-name="P4"><text:span text:style-name="T5">Appraise +2, Craft (blacksmithing) +2, Craft (stonemasonry) +2, Listen +3, Move Silently –4, Spot +2</text:span></text:p>
          </table:table-cell>
        </table:table-row>
        <text:soft-page-break/>
        <table:table-row table:style-name="Table29.1">
          <table:table-cell table:style-name="Table29.A2" office:value-type="string">
            <text:p text:style-name="P4"><text:span text:style-name="T4">Feats:</text:span></text:p>
          </table:table-cell>
          <table:table-cell table:style-name="Table29.A2" office:value-type="string">
            <text:p text:style-name="P4"><text:span text:style-name="T5">Weapon Focus (dwarven waraxe)</text:span></text:p>
          </table:table-cell>
          <table:table-cell table:style-name="Table29.A2" office:value-type="string">
            <text:p text:style-name="P4"><text:span text:style-name="T5">Toughness</text:span></text:p>
          </table:table-cell>
        </table:table-row>
        <table:table-row table:style-name="Table29.1">
          <table:table-cell table:style-name="Table29.A2" office:value-type="string">
            <text:p text:style-name="P4"><text:span text:style-name="T4">Environment:</text:span></text:p>
          </table:table-cell>
          <table:table-cell table:style-name="Table29.A2" office:value-type="string">
            <text:p text:style-name="P4"><text:span text:style-name="T5">Temperate mountains </text:span></text:p>
            <text:p text:style-name="P4"><text:span text:style-name="T5">(Deep: Underground)</text:span></text:p>
          </table:table-cell>
          <table:table-cell table:style-name="Table29.A2" office:value-type="string">
            <text:p text:style-name="P4"><text:span text:style-name="T5">Underground</text:span></text:p>
          </table:table-cell>
        </table:table-row>
        <table:table-row table:style-name="Table29.1">
          <table:table-cell table:style-name="Table29.A2" office:value-type="string">
            <text:p text:style-name="P4"><text:span text:style-name="T4">Organization:</text:span></text:p>
          </table:table-cell>
          <table:table-cell table:style-name="Table29.A2" office:value-type="string">
            <text:p text:style-name="P4"><text:span text:style-name="T5">Team (2–4), squad (11–20 plus 2 3rd-level sergeants and 1 leader of 3rd–6th level), or clan (30–100 plus 30% noncombatants plus 1 3rd-level sergeant per 10 adults, 5 5th-level lieutenants, and 3 7th-level captains)</text:span></text:p>
          </table:table-cell>
          <table:table-cell table:style-name="Table29.A2" office:value-type="string">
            <text:p text:style-name="P4"><text:span text:style-name="T5">Team (2–4), squad (9–16 plus 3 3rd-level sergeants and 1 leader of 3rd–8th level) or clan (20–80 plus 25% noncombatants plus 1 3rd-level sergeant per 5 adults, 3–6 6th-level lieutenants, and 1–4 9th-level captains)</text:span></text:p>
          </table:table-cell>
        </table:table-row>
        <table:table-row table:style-name="Table29.1">
          <table:table-cell table:style-name="Table29.A2" office:value-type="string">
            <text:p text:style-name="P4"><text:span text:style-name="T13">Challenge Rating:</text:span></text:p>
          </table:table-cell>
          <table:table-cell table:style-name="Table29.A2" office:value-type="string">
            <text:p text:style-name="P4"><text:span text:style-name="T14">½</text:span></text:p>
          </table:table-cell>
          <table:table-cell table:style-name="Table29.A2" office:value-type="string">
            <text:p text:style-name="P4"><text:span text:style-name="T14">1</text:span></text:p>
          </table:table-cell>
        </table:table-row>
        <table:table-row table:style-name="Table29.1">
          <table:table-cell table:style-name="Table29.A2" office:value-type="string">
            <text:p text:style-name="P4"><text:span text:style-name="T4">Treasure:</text:span></text:p>
          </table:table-cell>
          <table:table-cell table:style-name="Table29.A2" office:value-type="string">
            <text:p text:style-name="P4"><text:span text:style-name="T5">Standard coins; double goods; standard items</text:span></text:p>
          </table:table-cell>
          <table:table-cell table:style-name="Table29.A2" office:value-type="string">
            <text:p text:style-name="P4"><text:span text:style-name="T5">Standard coins, double goods, standard items</text:span></text:p>
          </table:table-cell>
        </table:table-row>
        <table:table-row table:style-name="Table29.1">
          <table:table-cell table:style-name="Table29.A2" office:value-type="string">
            <text:p text:style-name="P4"><text:span text:style-name="T4">Alignment:</text:span></text:p>
          </table:table-cell>
          <table:table-cell table:style-name="Table29.A2" office:value-type="string">
            <text:p text:style-name="P4"><text:span text:style-name="T5">Often lawful good </text:span></text:p>
            <text:p text:style-name="P4"><text:span text:style-name="T5">(Deep: Usually lawful neutral or neutral)</text:span></text:p>
          </table:table-cell>
          <table:table-cell table:style-name="Table29.A2" office:value-type="string">
            <text:p text:style-name="P4"><text:span text:style-name="T5">Often lawful evil</text:span></text:p>
          </table:table-cell>
        </table:table-row>
        <table:table-row table:style-name="Table29.1">
          <table:table-cell table:style-name="Table29.A2" office:value-type="string">
            <text:p text:style-name="P4"><text:span text:style-name="T4">Advancement:</text:span></text:p>
          </table:table-cell>
          <table:table-cell table:style-name="Table29.A2" office:value-type="string">
            <text:p text:style-name="P4"><text:span text:style-name="T5">By character class</text:span></text:p>
          </table:table-cell>
          <table:table-cell table:style-name="Table29.A2" office:value-type="string">
            <text:p text:style-name="P4"><text:span text:style-name="T5">By character class</text:span></text:p>
          </table:table-cell>
        </table:table-row>
        <table:table-row table:style-name="Table29.1">
          <table:table-cell table:style-name="Table29.A23" office:value-type="string">
            <text:p text:style-name="P16"><text:span text:style-name="T13">Level Adjustment:</text:span></text:p>
          </table:table-cell>
          <table:table-cell table:style-name="Table29.A23" office:value-type="string">
            <text:p text:style-name="P16"><text:span text:style-name="T14">+0</text:span></text:p>
          </table:table-cell>
          <table:table-cell table:style-name="Table29.A23" office:value-type="string">
            <text:p text:style-name="P16"><text:span text:style-name="T14">+1</text:span></text:p>
          </table:table-cell>
        </table:table-row>
      </table:table>
      <text:p text:style-name="P4"><text:span text:style-name="T16">Dwarves favor earth tones in their clothing and prefer simple and functional garb. The skin can be very dark, but it is always some shade of tan or brown. Hair color can be black, gray, or brown. Dwarves average 4 feet tall and weigh as much as adult humans.</text:span></text:p>
      <text:p text:style-name="P4"><text:span text:style-name="T16">Dwarves speak Dwarven. Most who travel outside dwarven lands (as traders, mercenaries, or adventurers) know the Common tongue, while warriors in the dwarven cities usually learn Goblin to better interrogate and spy on those evil denizens of the deep caves.</text:span></text:p>
      <text:p text:style-name="P4"><text:span text:style-name="T16">Most dwarves encountered outside their home are warriors.</text:span></text:p>
      <text:p text:style-name="P4"><text:span text:style-name="T20">COMBAT</text:span></text:p>
      <text:p text:style-name="P4"><text:span text:style-name="T16">Dwarves are experts in combat, effectively using their environment and executing well-planned group attacks. They rarely use magic in fights, since they have few wizards or sorcerers (but dwarven clerics throw themselves into battle as heartily as their fellow warriors). If they have time to prepare, they may build deadfalls or other traps involving stone. In addition to the dwarven waraxe and thrown hammer, dwarves also use warhammers, picks, shortbows, heavy crossbows, and maces.</text:span></text:p>
      <text:p text:style-name="P4"><text:span text:style-name="T17">Dwarf Traits (Ex):</text:span><text:span text:style-name="T16"> Dwarves possess the following racial traits.</text:span></text:p>
      <text:p text:style-name="P4"><text:span text:style-name="T16">— +2 Constitution, –2 Charisma.</text:span></text:p>
      <text:p text:style-name="P4"><text:span text:style-name="T16">—Medium size.</text:span></text:p>
      <text:p text:style-name="P4"><text:span text:style-name="T16">—A dwarf ’s base land speed is 20 feet. However, dwarves can move at this speed even when wearing medium or heavy armor or when carrying a medium or heavy load.</text:span></text:p>
      <text:p text:style-name="P4"><text:span text:style-name="T16">—Darkvision out to to 60 feet.</text:span></text:p>
      <text:p text:style-name="P4"><text:span text:style-name="T16">—Stonecunning: This ability grants a dwarf a +2 racial bonus on Search checks to notice unusual stonework, such as sliding walls, stonework traps, new construction (even when built to match the old), unsafe stone surfaces, shaky stone ceilings, and the like. Something that isn’t stone but that is disguised as stone also counts as unusual stonework. A dwarf who merely comes within 10 feet of unusual stonework can make a Search check as if he were actively searching, and a dwarf can use the Search skill to find stonework traps as a rogue can. A dwarf can also intuit depth, sensing his approximate depth underground as naturally as a human can sense which way is up. Dwarves have a sixth sense about stonework, an innate ability that they get plenty of opportunity to practice and hone in their underground homes.</text:span></text:p>
      <text:p text:style-name="P4"><text:span text:style-name="T16">—Weapon Familiarity: Dwarves treat dwarven waraxes and dwarven urgroshes as martial weapons, rather than exotic weapons.</text:span></text:p>
      <text:p text:style-name="P4"><text:span text:style-name="T16">—Stability: Dwarves are exceptionally stable on their feet. A dwarf has a +4 bonus on ability checks made to resist being bull rushed or tripped when standing on the ground (but not when climbing, flying, riding, or otherwise not standing firmly on the ground).</text:span></text:p>
      <text:p text:style-name="P4"><text:span text:style-name="T16">— +2 racial bonus on saving throws against poison. *Not reflected in the saving throw numbers given here.</text:span></text:p>
      <text:p text:style-name="P4"><text:span text:style-name="T16">— +2 racial bonus on saving throws against spells and spell-like effects. *Not reflected in the saving throw numbers given here.</text:span></text:p>
      <text:p text:style-name="P4"><text:span text:style-name="T16">— +1 racial bonus on attack rolls against orcs (including halforcs) and goblinoids (including goblins, hobgoblins, and bugbears).</text:span></text:p>
      <text:p text:style-name="P4"><text:span text:style-name="T16">— +4 dodge bonus to Armor Class against creatures of the giant type (such as ogres, trolls, and hill giants).</text:span></text:p>
      <text:p text:style-name="P4"><text:span text:style-name="T16">— +2 racial bonus on Appraise checks that are related to stone or metal items.</text:span></text:p>
      <text:p text:style-name="P4"><text:span text:style-name="T16">— +2 racial bonus on Craft checks that are related to stone or metal.</text:span></text:p>
      <text:p text:style-name="P4"><text:span text:style-name="T16">—Automatic Languages: Common, Dwarven. Bonus Languages: Giant, Gnome, Goblin, Orc, Terran, Undercommon.</text:span></text:p>
      <text:p text:style-name="P4"><text:span text:style-name="T16">—Favored Class: Fighter.</text:span></text:p>
      <text:p text:style-name="P4"><text:span text:style-name="T16">The dwarf warrior presented here had the following ability scores before racial adjustments: Str 13, Dex 11, Con 12, Int 10, Wis 9, Cha 8.</text:span></text:p>
      <text:p text:style-name="P4"><text:span text:style-name="T20">SUBRACES</text:span></text:p>
      <text:p text:style-name="P4"><text:span text:style-name="T16">The information above is for hill dwarves, the most common variety.</text:span></text:p>
      <text:p text:style-name="P4"><text:span text:style-name="T16">There are three other major dwarven subraces, which differ from hill dwarves as follows.</text:span></text:p>
      <text:h text:style-name="P23" text:outline-level="7"><text:span text:style-name="T23">Deep Dwarf</text:span></text:h>
      <text:p text:style-name="P4"><text:span text:style-name="T16">These dwarves live far underground and tend to be more standoffish with non-dwarves.</text:span></text:p>
      <text:p text:style-name="P4"><text:span text:style-name="T16">Deep dwarves are the same height as other dwarves, but leaner. <text:s/>Their skin sometimes has a reddish tinge, and their large eyes lack the brightness of those of their kindred, being a washed-out blue. Their hair color ranges from bright red to straw blond. They have little contact with surface dwellers, relying on hill dwarves or mountain dwarves to trade goods for them.</text:span></text:p>
      <text:p text:style-name="P4"><text:span text:style-name="T16">Deep dwarves speak Dwarven and Goblin, and occasionally Draconic or Undercommon.</text:span></text:p>
      <text:p text:style-name="P4"><text:span text:style-name="T17">Deep Dwarf Traits (Ex):</text:span><text:span text:style-name="T16"> These traits are in addition to the hill dwarf traits, except where noted.</text:span></text:p>
      <text:p text:style-name="P4"><text:span text:style-name="T16">—Racial bonus on saves against spells and spell-like abilities increases to +3.</text:span></text:p>
      <text:p text:style-name="P4"><text:span text:style-name="T16">—Racial bonus on Fortitude saves against poisons increases to +3.</text:span></text:p>
      <text:p text:style-name="P4"><text:span text:style-name="T16">—Darkvision out to 90 feet.</text:span></text:p>
      <text:p text:style-name="P4"><text:span text:style-name="T16">—Light Sensitivity: Deep dwarves are dazzled in bright sunlight or within the radius of a </text:span><text:span text:style-name="T18">daylight </text:span><text:span text:style-name="T16">spell.</text:span></text:p>
      <text:h text:style-name="P23" text:outline-level="7"><text:span text:style-name="T23">Duergar</text:span></text:h>
      <text:p text:style-name="P4"><text:span text:style-name="T16">Sometimes called gray dwarves, these evil beings dwell in the underground.</text:span></text:p>
      <text:p text:style-name="P4"><text:span text:style-name="T16">Most duergar are bald (even the females), and they dress in drab clothing that is designed to blend into stone. In their lairs they may wear jewelry, but it is always kept dull. They war with other dwarves, even allying with other underground creatures from time to time.</text:span></text:p>
      <text:p text:style-name="P4"><text:span text:style-name="T16">Duergar speak Dwarven and Undercommon.</text:span></text:p>
      <text:p text:style-name="P4"><text:span text:style-name="T17">Duergar Traits (Ex):</text:span><text:span text:style-name="T16"> These traits are in addition to the hill dwarf traits, except where noted.</text:span></text:p>
      <text:p text:style-name="P4"><text:span text:style-name="T16">— –4 Charisma instead of –2.</text:span></text:p>
      <text:p text:style-name="P4"><text:span text:style-name="T16">—Darkvision out to 120 feet.</text:span></text:p>
      <text:p text:style-name="P4"><text:span text:style-name="T16">—Immunity to paralysis, phantasms, and poison. This trait replaces the hill dwarf ’s +2 racial bonus on saving throws against poison.</text:span></text:p>
      <text:p text:style-name="P4"><text:span text:style-name="T16">— +2 racial bonus on saves against spells and spell-like abilities.</text:span></text:p>
      <text:p text:style-name="P4"><text:span text:style-name="T16">—Spell-Like Abilities: 1/day—</text:span><text:span text:style-name="T18">enlarge person </text:span><text:span text:style-name="T16">and </text:span><text:span text:style-name="T18">invisibility </text:span><text:span text:style-name="T16">as a wizard of twice the duergar’s class level (minimum caster level 3rd); these abilities affect only the duergar and whatever it carries.</text:span></text:p>
      <text:p text:style-name="P4"><text:span text:style-name="T16">—Light Sensitivity: Duergar are dazzled in bright sunlight or within the radius of a </text:span><text:span text:style-name="T18">daylight </text:span><text:span text:style-name="T16">spell.</text:span></text:p>
      <text:p text:style-name="P4"><text:span text:style-name="T16">— +4 racial bonus on Move Silently checks.</text:span></text:p>
      <text:p text:style-name="P4"><text:span text:style-name="T16">— +1 racial bonus on Listen and Spot checks.</text:span></text:p>
      <text:p text:style-name="P4"><text:soft-page-break/><text:span text:style-name="T16">—Automatic Languages: Common, Dwarven, Undercommon.</text:span></text:p>
      <text:p text:style-name="P4"><text:span text:style-name="T16">Bonus Languages: Draconic, Giant, Goblin, Orc, Terran. This trait replaces the hill dwarf ’s automatic and bonus languages.</text:span></text:p>
      <text:p text:style-name="P4"><text:span text:style-name="T16">—Favored Class: Fighter.</text:span></text:p>
      <text:p text:style-name="P4"><text:span text:style-name="T16">—Level adjustment +1</text:span></text:p>
      <text:p text:style-name="P4"><text:span text:style-name="T16">—Unlike other dwarves, duergar do not have weapon familiarity with the dwarven waraxe and dwarven urgrosh.</text:span></text:p>
      <text:p text:style-name="P4"><text:span text:style-name="T16">The duergar warrior presented here had the following ability scores before racial adjustments: Str 13, Dex 11, Con 12, Int 10, Wis 9, Cha 8.</text:span></text:p>
      <text:p text:style-name="P4"><text:span text:style-name="T17">Challenge Rating:</text:span><text:span text:style-name="T16"> Duergar with levels in NPC classes have a CR equal to their character level. Duergar with levels in PC classes have a CR equal to their character level +1.</text:span></text:p>
      <text:h text:style-name="P23" text:outline-level="7"><text:span text:style-name="T23">Mountain Dwarf</text:span></text:h>
      <text:p text:style-name="P4"><text:span text:style-name="T16">Mountain dwarves live deeper under the mountains than hill dwarves but generally not as far underground as deep dwarves. They average about 4-1/2 feet tall and have lighter skin and hair than hill dwarves, but the same general appear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AGON, TRUE</dc:title>
    <meta:initial-creator>AKSmith</meta:initial-creator>
    <meta:creation-date>2003-07-01T11:03:00</meta:creation-date>
    <dc:date>2003-07-03T09:35:00</dc:date>
    <meta:editing-cycles>4</meta:editing-cycles>
    <meta:editing-duration>PT2S</meta:editing-duration>
    <meta:document-statistic meta:table-count="29" meta:image-count="0" meta:object-count="0" meta:page-count="17" meta:paragraph-count="3707" meta:word-count="15145" meta:character-count="79470" meta:non-whitespace-character-count="68165"/>
    <meta:generator>LibreOffice/5.4.6.2$Linux_X86_64 LibreOffice_project/40m0$Build-2</meta:generator>
    <meta:user-defined meta:name="Company">Wizards of the Coast</meta:user-defined>
    <meta:user-defined meta:name="Operator">AKSmith</meta:user-defined>
  </office:meta>
</office:document-meta>
</file>